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DejaVu Sans" svg:font-family="'DejaVu Sans'" style:font-family-generic="swiss" style:font-pitch="variable"/>
    <style:font-face style:name="DejaVu Sans Mono" svg:font-family="'DejaVu Sans Mono'" style:font-family-generic="modern" style:font-pitch="fixed"/>
    <style:font-face style:name="DejaVu Sans Mono1" svg:font-family="'DejaVu Sans Mono'" style:font-adornments="標準" style:font-family-generic="modern" style:font-pitch="fixed"/>
    <style:font-face style:name="DejaVu Sans Mono2" svg:font-family="'DejaVu Sans Mono'" style:font-adornments="標準" style:font-family-generic="modern" style:font-pitch="variable"/>
    <style:font-face style:name="DejaVu Sans Mono3" svg:font-family="'DejaVu Sans Mono'" style:font-adornments="Semibold" style:font-family-generic="modern" style:font-pitch="variable"/>
    <style:font-face style:name="DejaVu Sans Mono4" svg:font-family="'DejaVu Sans Mono'" style:font-adornments="Semibold" style:font-family-generic="modern" style:font-pitch="fixed"/>
    <style:font-face style:name="DejaVu Sans Mono5" svg:font-family="'DejaVu Sans Mono'" style:font-family-generic="modern" style:font-pitch="variable"/>
    <style:font-face style:name="DejaVu Sans Mono6" svg:font-family="'DejaVu Sans Mono'" style:font-adornments="細字" style:font-family-generic="modern" style:font-pitch="variable"/>
    <style:font-face style:name="DejaVu Sans Mono7" svg:font-family="'DejaVu Sans Mono'" style:font-adornments="細字" style:font-family-generic="modern" style:font-pitch="fixed"/>
    <style:font-face style:name="DejaVu Sans1" svg:font-family="'DejaVu Sans'" style:font-family-generic="system" style:font-pitch="variable"/>
    <style:font-face style:name="Liberation Sans" svg:font-family="'Liberation Sans'" style:font-adornments="Semibold" style:font-family-generic="swis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ans3" svg:font-family="'Liberation Sans'" style:font-family-generic="swiss"/>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1" svg:font-family="'Noto Sans'" style:font-family-generic="swiss" style:font-pitch="variable"/>
    <style:font-face style:name="Noto Sans2" svg:font-family="'Noto Sans'" style:font-family-generic="system"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Black1" svg:font-family="'Source Sans Pro Black'" style:font-family-generic="swiss" style:font-pitch="variable"/>
    <style:font-face style:name="Source Sans Pro Light" svg:font-family="'Source Sans Pro Light'" style:font-family-generic="swiss" style:font-pitch="variable"/>
    <style:font-face style:name="Source Sans Pro Light1" svg:font-family="'Source Sans Pro Light'" style:font-adornments="細字" style:font-family-generic="swiss" style:font-pitch="variable"/>
    <style:font-face style:name="Source Sans Pro Light2" svg:font-family="'Source Sans Pro Light'" style:font-adornments="Semibold" style:font-family-generic="swiss" style:font-pitch="variable"/>
    <style:font-face style:name="Source Sans Pro Light3" svg:font-family="'Source Sans Pro Light'" style:font-family-generic="modern" style:font-pitch="variable"/>
    <style:font-face style:name="Source Sans Pro Light4" svg:font-family="'Source Sans Pro Light'" style:font-adornments="Regular" style:font-family-generic="swiss" style:font-pitch="variable"/>
    <style:font-face style:name="Source Sans Pro Light5" svg:font-family="'Source Sans Pro Light'" style:font-adornments="細字" style:font-family-generic="modern" style:font-pitch="variable"/>
    <style:font-face style:name="Source Sans Pro Light6" svg:font-family="'Source Sans Pro Light'" style:font-family-generic="swiss"/>
    <style:font-face style:name="Source Sans Pro Semibold" svg:font-family="'Source Sans Pro Semibold'" style:font-adornments="Semibold" style:font-family-generic="swiss" style:font-pitch="variable"/>
    <style:font-face style:name="Source Sans Pro Semibold1" svg:font-family="'Source Sans Pro Semibold'" style:font-family-generic="swiss" style:font-pitch="variable"/>
    <style:font-face style:name="Source Sans Pro Semibold2" svg:font-family="'Source Sans Pro Semibold'" style:font-adornments="Semibold" style:font-family-generic="modern" style:font-pitch="variable"/>
    <style:font-face style:name="Source Sans Pro1" svg:font-family="'Source Sans Pro'" style:font-family-generic="swiss" style:font-pitch="variable"/>
    <style:font-face style:name="Source Sans Pro2" svg:font-family="'Source Sans Pro'" style:font-adornments="標準" style:font-family-generic="modern" style:font-pitch="variable"/>
    <style:font-face style:name="Source Sans Pro3" svg:font-family="'Source Sans Pro'" style:font-adornments="Semibold"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fo:min-height="7.826cm"/>
      <style:paragraph-properties style:writing-mode="lr-tb"/>
    </style:style>
    <style:style style:name="gr3" style:family="graphic" style:parent-style-name="standard">
      <style:graphic-properties draw:stroke="none" draw:fill="none" fo:min-height="4.086cm"/>
      <style:paragraph-properties style:writing-mode="lr-tb"/>
    </style:style>
    <style:style style:name="gr4" style:family="graphic" style:parent-style-name="standard">
      <style:graphic-properties draw:textarea-horizontal-align="justify" draw:textarea-vertical-align="middle" draw:auto-grow-height="false" fo:min-height="1.35cm" fo:min-width="4.3cm"/>
      <style:paragraph-properties style:writing-mode="lr-tb"/>
    </style:style>
    <style:style style:name="gr5" style:family="graphic" style:parent-style-name="standard">
      <style:graphic-properties draw:stroke="none" draw:fill="none" draw:textarea-horizontal-align="justify" draw:textarea-vertical-align="middle" draw:auto-grow-height="false" fo:min-height="1.35cm" fo:min-width="4.3cm"/>
      <style:paragraph-properties style:writing-mode="lr-tb"/>
    </style:style>
    <style:style style:name="gr6" style:family="graphic" style:parent-style-name="objectwithoutfill">
      <style:graphic-properties svg:stroke-width="0.035cm" draw:marker-start-width="0.253cm" draw:marker-end="Rounded_20_large_20_Arrow" draw:marker-end-width="0.253cm" draw:fill="none" draw:textarea-vertical-align="middle" fo:padding-top="0.043cm" fo:padding-bottom="0.043cm" fo:padding-left="0.168cm" fo:padding-right="0.168cm"/>
    </style:style>
    <style:style style:name="gr7" style:family="graphic" style:parent-style-name="standard">
      <style:graphic-properties draw:stroke="none" draw:fill="none" draw:fill-color="#ffffff" draw:textarea-horizontal-align="justify" draw:textarea-vertical-align="middle" draw:auto-grow-height="false" fo:min-height="1.55cm" fo:min-width="4.3cm"/>
      <style:paragraph-properties style:writing-mode="lr-tb"/>
    </style:style>
    <style:style style:name="gr8" style:family="graphic" style:parent-style-name="standard">
      <style:graphic-properties draw:stroke="none" draw:fill="none" draw:fill-color="#ffffff" draw:textarea-horizontal-align="justify" draw:textarea-vertical-align="middle" draw:auto-grow-height="false" fo:min-height="1.55cm" fo:min-width="5cm"/>
      <style:paragraph-properties style:writing-mode="lr-tb"/>
    </style:style>
    <style:style style:name="gr9" style:family="graphic" style:parent-style-name="objectwithoutfill">
      <style:graphic-properties svg:stroke-width="0.035cm" svg:stroke-color="#999999" draw:marker-start-width="0.253cm" draw:marker-end="Rounded_20_large_20_Arrow" draw:marker-end-width="0.253cm" draw:fill="none" draw:textarea-vertical-align="middle" fo:padding-top="0.043cm" fo:padding-bottom="0.043cm" fo:padding-left="0.168cm" fo:padding-right="0.168cm"/>
    </style:style>
    <style:style style:name="gr10" style:family="graphic" style:parent-style-name="objectwithoutfill">
      <style:graphic-properties svg:stroke-width="0.035cm" svg:stroke-color="#ff0000" draw:marker-start-width="0.253cm" draw:marker-end="Rounded_20_large_20_Arrow" draw:marker-end-width="0.253cm" draw:fill="none" draw:textarea-vertical-align="middle" fo:padding-top="0.043cm" fo:padding-bottom="0.043cm" fo:padding-left="0.168cm" fo:padding-right="0.168cm"/>
    </style:style>
    <style:style style:name="gr11" style:family="graphic" style:parent-style-name="standard">
      <style:graphic-properties svg:stroke-color="#c9211e" draw:fill-color="#ff0000" draw:textarea-horizontal-align="justify" draw:textarea-vertical-align="middle" draw:auto-grow-height="false" fo:min-height="1.35cm" fo:min-width="4.3cm"/>
      <style:paragraph-properties style:writing-mode="lr-tb"/>
    </style:style>
    <style:style style:name="gr12" style:family="graphic" style:parent-style-name="standard">
      <style:graphic-properties draw:fill-color="#dddddd" draw:textarea-horizontal-align="justify" draw:textarea-vertical-align="middle" draw:auto-grow-height="false" fo:min-height="1.35cm" fo:min-width="4.3cm"/>
      <style:paragraph-properties style:writing-mode="lr-tb"/>
    </style:style>
    <style:style style:name="gr13" style:family="graphic" style:parent-style-name="objectwithoutfill">
      <style:graphic-properties svg:stroke-width="0.035cm" svg:stroke-color="#808080" draw:marker-start-width="0.253cm" draw:marker-end="Rounded_20_large_20_Arrow" draw:marker-end-width="0.253cm" draw:fill="none" draw:textarea-vertical-align="middle" fo:padding-top="0.043cm" fo:padding-bottom="0.043cm" fo:padding-left="0.168cm" fo:padding-right="0.168cm"/>
    </style:style>
    <style:style style:name="gr14" style:family="graphic" style:parent-style-name="objectwithoutfill">
      <style:graphic-properties svg:stroke-width="0.035cm" svg:stroke-color="#2c3e50" draw:marker-start-width="0.253cm" draw:marker-end="Rounded_20_large_20_Arrow" draw:marker-end-width="0.253cm" draw:fill="none" draw:textarea-vertical-align="middle" fo:padding-top="0.043cm" fo:padding-bottom="0.043cm" fo:padding-left="0.168cm" fo:padding-right="0.168cm"/>
    </style:style>
    <style:style style:name="gr15" style:family="graphic" style:parent-style-name="standard">
      <style:graphic-properties svg:stroke-color="#2a6099" draw:fill-color="#729fcf" draw:textarea-horizontal-align="justify" draw:textarea-vertical-align="middle" draw:auto-grow-height="false" fo:min-height="1.35cm" fo:min-width="4.3cm"/>
      <style:paragraph-properties style:writing-mode="lr-tb"/>
    </style:style>
    <style:style style:name="gr16" style:family="graphic" style:parent-style-name="standard">
      <style:graphic-properties svg:stroke-color="#8d281e" draw:fill-color="#ff0000" draw:textarea-horizontal-align="justify" draw:textarea-vertical-align="middle" draw:auto-grow-height="false" fo:min-height="1.35cm" fo:min-width="4.3cm"/>
      <style:paragraph-properties style:writing-mode="lr-tb"/>
    </style:style>
    <style:style style:name="gr17" style:family="graphic" style:parent-style-name="standard">
      <style:graphic-properties draw:stroke="none" draw:fill="none" fo:min-height="13.322cm"/>
      <style:paragraph-properties style:writing-mode="lr-tb"/>
    </style:style>
    <style:style style:name="gr18" style:family="graphic" style:parent-style-name="standard">
      <style:graphic-properties draw:stroke="none" draw:fill="none" fo:min-height="6.35cm"/>
      <style:paragraph-properties style:writing-mode="lr-tb"/>
    </style:style>
    <style:style style:name="gr19" style:family="graphic" style:parent-style-name="standard">
      <style:graphic-properties draw:stroke="none" draw:fill="none" fo:min-height="5.897cm"/>
      <style:paragraph-properties style:writing-mode="lr-tb"/>
    </style:style>
    <style:style style:name="gr20" style:family="graphic" style:parent-style-name="standard">
      <style:graphic-properties draw:stroke="none" draw:fill="none" fo:min-height="5.16cm"/>
      <style:paragraph-properties style:writing-mode="lr-tb"/>
    </style:style>
    <style:style style:name="gr21" style:family="graphic" style:parent-style-name="standard">
      <style:graphic-properties draw:stroke="none" draw:fill="none" fo:min-height="7.668cm"/>
      <style:paragraph-properties style:writing-mode="lr-tb"/>
    </style:style>
    <style:style style:name="gr22" style:family="graphic" style:parent-style-name="standard">
      <style:graphic-properties draw:stroke="none" draw:fill="none" fo:min-height="5.952cm"/>
      <style:paragraph-properties style:writing-mode="lr-tb"/>
    </style:style>
    <style:style style:name="gr23" style:family="graphic" style:parent-style-name="standard">
      <style:graphic-properties draw:stroke="none" draw:fill="none" fo:min-height="9.15cm"/>
      <style:paragraph-properties style:writing-mode="lr-tb"/>
    </style:style>
    <style:style style:name="gr24" style:family="graphic" style:parent-style-name="standard">
      <style:graphic-properties draw:stroke="none" draw:fill="none" fo:min-height="8.433cm"/>
      <style:paragraph-properties style:writing-mode="lr-tb"/>
    </style:style>
    <style:style style:name="gr25" style:family="graphic" style:parent-style-name="standard">
      <style:graphic-properties draw:stroke="none" draw:fill="none" fo:min-height="10.319cm"/>
      <style:paragraph-properties style:writing-mode="lr-tb"/>
    </style:style>
    <style:style style:name="gr26" style:family="graphic" style:parent-style-name="standard">
      <style:graphic-properties draw:stroke="none" draw:fill="none" fo:min-height="8.534cm"/>
      <style:paragraph-properties style:writing-mode="lr-tb"/>
    </style:style>
    <style:style style:name="gr27" style:family="graphic" style:parent-style-name="standard">
      <style:graphic-properties draw:stroke="none" draw:fill="none" fo:min-height="4.268cm"/>
      <style:paragraph-properties style:writing-mode="lr-tb"/>
    </style:style>
    <style:style style:name="gr28" style:family="graphic" style:parent-style-name="standard">
      <style:graphic-properties draw:stroke="none" draw:fill="none" fo:min-height="3.75cm"/>
      <style:paragraph-properties style:writing-mode="lr-tb"/>
    </style:style>
    <style:style style:name="gr29" style:family="graphic" style:parent-style-name="objectwithoutfill">
      <style:graphic-properties svg:stroke-width="0.018cm" draw:marker-start="Стили_20_стрелок_20_2" draw:marker-start-width="0.227cm" draw:marker-end="Стили_20_стрелок_20_1" draw:marker-end-width="0.027cm" draw:fill="none" draw:textarea-vertical-align="middle" fo:padding-top="0.034cm" fo:padding-bottom="0.034cm" fo:padding-left="0.159cm" fo:padding-right="0.159cm"/>
    </style:style>
    <style:style style:name="gr30" style:family="graphic" style:parent-style-name="standard">
      <style:graphic-properties draw:stroke="none" draw:fill="none" fo:min-height="4.423cm"/>
      <style:paragraph-properties style:writing-mode="lr-tb"/>
    </style:style>
    <style:style style:name="gr31" style:family="graphic" style:parent-style-name="standard">
      <style:graphic-properties draw:stroke="none" draw:fill="none" fo:min-height="7.55cm"/>
      <style:paragraph-properties style:writing-mode="lr-tb"/>
    </style:style>
    <style:style style:name="gr32" style:family="graphic" style:parent-style-name="standard">
      <style:graphic-properties draw:stroke="none" draw:fill="none" fo:min-height="3.686cm"/>
      <style:paragraph-properties style:writing-mode="lr-tb"/>
    </style:style>
    <style:style style:name="gr33" style:family="graphic" style:parent-style-name="standard">
      <style:graphic-properties draw:stroke="none" draw:fill="none" fo:min-height="12.996cm"/>
      <style:paragraph-properties style:writing-mode="lr-tb"/>
    </style:style>
    <style:style style:name="gr34" style:family="graphic" style:parent-style-name="standard">
      <style:graphic-properties draw:stroke="none" draw:fill="none" fo:min-height="8.95cm"/>
      <style:paragraph-properties style:writing-mode="lr-tb"/>
    </style:style>
    <style:style style:name="gr35" style:family="graphic" style:parent-style-name="standard">
      <style:graphic-properties draw:stroke="none" draw:fill="none" fo:min-height="7.35cm"/>
      <style:paragraph-properties style:writing-mode="lr-tb"/>
    </style:style>
    <style:style style:name="gr36" style:family="graphic" style:parent-style-name="standard">
      <style:graphic-properties draw:stroke="none" draw:fill="none" fo:min-height="8.845cm"/>
      <style:paragraph-properties style:writing-mode="lr-tb"/>
    </style:style>
    <style:style style:name="gr37" style:family="graphic" style:parent-style-name="standard">
      <style:graphic-properties draw:stroke="none" draw:fill="none" fo:min-height="2.15cm"/>
      <style:paragraph-properties style:writing-mode="lr-tb"/>
    </style:style>
    <style:style style:name="gr38" style:family="graphic" style:parent-style-name="standard">
      <style:graphic-properties draw:stroke="none" draw:fill="none" fo:min-height="6.634cm"/>
      <style:paragraph-properties style:writing-mode="lr-tb"/>
    </style:style>
    <style:style style:name="gr39" style:family="graphic" style:parent-style-name="standard">
      <style:graphic-properties draw:stroke="none" draw:fill="none" fo:min-height="12.53cm"/>
      <style:paragraph-properties style:writing-mode="lr-tb"/>
    </style:style>
    <style:style style:name="gr40" style:family="graphic" style:parent-style-name="standard">
      <style:graphic-properties draw:stroke="none" draw:fill="none" fo:min-height="7.823cm"/>
      <style:paragraph-properties style:writing-mode="lr-tb"/>
    </style:style>
    <style:style style:name="gr41" style:family="graphic" style:parent-style-name="standard">
      <style:graphic-properties draw:stroke="none" draw:fill="none" fo:min-height="8.108cm"/>
      <style:paragraph-properties style:writing-mode="lr-tb"/>
    </style:style>
    <style:style style:name="gr42" style:family="graphic" style:parent-style-name="standard">
      <style:graphic-properties draw:stroke="none" draw:fill="none" fo:min-height="9.582cm"/>
      <style:paragraph-properties style:writing-mode="lr-tb"/>
    </style:style>
    <style:style style:name="gr43" style:family="graphic" style:parent-style-name="standard">
      <style:graphic-properties draw:stroke="none" draw:fill="none" fo:min-height="10.034cm"/>
      <style:paragraph-properties style:writing-mode="lr-tb"/>
    </style:style>
    <style:style style:name="gr44" style:family="graphic" style:parent-style-name="standard">
      <style:graphic-properties draw:stroke="none" draw:fill="none" fo:min-height="14.175cm"/>
      <style:paragraph-properties style:writing-mode="lr-tb"/>
    </style:style>
    <style:style style:name="gr45" style:family="graphic" style:parent-style-name="standard">
      <style:graphic-properties draw:stroke="none" draw:fill="none" fo:min-height="14.881cm"/>
      <style:paragraph-properties style:writing-mode="lr-tb"/>
    </style:style>
    <style:style style:name="gr46" style:family="graphic" style:parent-style-name="standard">
      <style:graphic-properties draw:stroke="none" draw:fill="none" fo:min-height="14.345cm"/>
      <style:paragraph-properties style:writing-mode="lr-tb"/>
    </style:style>
    <style:style style:name="gr47" style:family="graphic" style:parent-style-name="standard">
      <style:graphic-properties draw:stroke="none" draw:fill="none" fo:min-height="6.538cm"/>
      <style:paragraph-properties style:writing-mode="lr-tb"/>
    </style:style>
    <style:style style:name="gr48" style:family="graphic" style:parent-style-name="standard">
      <style:graphic-properties draw:stroke="none" draw:fill="none" fo:min-height="10.433cm"/>
      <style:paragraph-properties style:writing-mode="lr-tb"/>
    </style:style>
    <style:style style:name="gr49" style:family="graphic" style:parent-style-name="standard">
      <style:graphic-properties draw:stroke="none" draw:fill="none" fo:min-height="7.905cm"/>
      <style:paragraph-properties style:writing-mode="lr-tb"/>
    </style:style>
    <style:style style:name="gr50" style:family="graphic" style:parent-style-name="standard">
      <style:graphic-properties draw:stroke="none" draw:fill="none" fo:min-height="6.41cm"/>
      <style:paragraph-properties style:writing-mode="lr-tb"/>
    </style:style>
    <style:style style:name="gr51" style:family="graphic" style:parent-style-name="standard">
      <style:graphic-properties draw:stroke="none" draw:fill="none" fo:min-height="1.475cm"/>
      <style:paragraph-properties style:writing-mode="lr-tb"/>
    </style:style>
    <style:style style:name="gr52" style:family="graphic" style:parent-style-name="standard">
      <style:graphic-properties draw:stroke="none" draw:fill="none" fo:min-height="4.245cm"/>
      <style:paragraph-properties style:writing-mode="lr-tb"/>
    </style:style>
    <style:style style:name="gr53" style:family="graphic" style:parent-style-name="standard">
      <style:graphic-properties draw:stroke="none" draw:fill="none" fo:min-height="11.056cm"/>
      <style:paragraph-properties style:writing-mode="lr-tb"/>
    </style:style>
    <style:style style:name="gr54" style:family="graphic" style:parent-style-name="standard">
      <style:graphic-properties draw:stroke="none" draw:fill="none" fo:min-height="4.75cm"/>
      <style:paragraph-properties style:writing-mode="lr-tb"/>
    </style:style>
    <style:style style:name="gr55" style:family="graphic" style:parent-style-name="standard">
      <style:graphic-properties draw:stroke="none" draw:fill="none" fo:min-height="7.371cm"/>
      <style:paragraph-properties style:writing-mode="lr-tb"/>
    </style:style>
    <style:style style:name="gr56" style:family="graphic" style:parent-style-name="standard">
      <style:graphic-properties draw:stroke="none" draw:fill="none" fo:min-height="8.813cm"/>
      <style:paragraph-properties style:writing-mode="lr-tb"/>
    </style:style>
    <style:style style:name="gr57" style:family="graphic" style:parent-style-name="standard">
      <style:graphic-properties draw:stroke="none" draw:fill="none" fo:min-height="12.761cm"/>
      <style:paragraph-properties style:writing-mode="lr-tb"/>
    </style:style>
    <style:style style:name="gr58" style:family="graphic" style:parent-style-name="standard">
      <style:graphic-properties draw:stroke="none" draw:fill="none" fo:min-height="6.381cm"/>
      <style:paragraph-properties style:writing-mode="lr-tb"/>
    </style:style>
    <style:style style:name="gr59" style:family="graphic" style:parent-style-name="standard">
      <style:graphic-properties draw:stroke="none" draw:fill="none" fo:min-height="9.861cm"/>
      <style:paragraph-properties style:writing-mode="lr-tb"/>
    </style:style>
    <style:style style:name="gr60" style:family="graphic" style:parent-style-name="standard">
      <style:graphic-properties draw:stroke="none" draw:fill="none" fo:min-height="5.221cm"/>
      <style:paragraph-properties style:writing-mode="lr-tb"/>
    </style:style>
    <style:style style:name="gr61" style:family="graphic" style:parent-style-name="standard">
      <style:graphic-properties draw:stroke="none" draw:fill="none" fo:min-height="8.519cm"/>
      <style:paragraph-properties style:writing-mode="lr-tb"/>
    </style:style>
    <style:style style:name="gr62" style:family="graphic" style:parent-style-name="standard">
      <style:graphic-properties draw:stroke="none" draw:fill="none" fo:min-height="2.949cm"/>
      <style:paragraph-properties style:writing-mode="lr-tb"/>
    </style:style>
    <style:style style:name="gr63" style:family="graphic" style:parent-style-name="standard">
      <style:graphic-properties draw:stroke="none" draw:fill="none" fo:min-height="4.634cm"/>
      <style:paragraph-properties style:writing-mode="lr-tb"/>
    </style:style>
    <style:style style:name="gr64" style:family="graphic" style:parent-style-name="standard">
      <style:graphic-properties draw:stroke="none" draw:fill="none" fo:min-height="10.919cm"/>
      <style:paragraph-properties style:writing-mode="lr-tb"/>
    </style:style>
    <style:style style:name="gr65" style:family="graphic" style:parent-style-name="standard">
      <style:graphic-properties draw:stroke="none" draw:fill="none" fo:min-height="19.163cm"/>
      <style:paragraph-properties style:writing-mode="lr-tb"/>
    </style:style>
    <style:style style:name="gr66" style:family="graphic" style:parent-style-name="standard">
      <style:graphic-properties draw:stroke="none" draw:fill="none" fo:min-height="12.75cm"/>
      <style:paragraph-properties style:writing-mode="lr-tb"/>
    </style:style>
    <style:style style:name="gr67" style:family="graphic" style:parent-style-name="standard">
      <style:graphic-properties draw:stroke="none" draw:fill="none" fo:min-height="2.212cm"/>
      <style:paragraph-properties style:writing-mode="lr-tb"/>
    </style:style>
    <style:style style:name="gr68" style:family="graphic" style:parent-style-name="standard">
      <style:graphic-properties draw:textarea-horizontal-align="justify" draw:textarea-vertical-align="middle" draw:auto-grow-height="false" fo:min-height="1.75cm" fo:min-width="1.7cm"/>
      <style:paragraph-properties style:writing-mode="lr-tb"/>
    </style:style>
    <style:style style:name="gr69" style:family="graphic" style:parent-style-name="standard">
      <style:graphic-properties draw:fill-color="#81aca6" draw:textarea-horizontal-align="justify" draw:textarea-vertical-align="middle" draw:auto-grow-height="false" fo:min-height="1.75cm" fo:min-width="1.7cm"/>
      <style:paragraph-properties style:writing-mode="lr-tb"/>
    </style:style>
    <style:style style:name="gr70" style:family="graphic" style:parent-style-name="standard">
      <style:graphic-properties draw:fill-color="#81aca6" draw:textarea-horizontal-align="justify" draw:textarea-vertical-align="middle" draw:auto-grow-height="false" fo:min-height="1.75cm" fo:min-width="3.9cm"/>
      <style:paragraph-properties style:writing-mode="lr-tb"/>
    </style:style>
    <style:style style:name="gr71" style:family="graphic" style:parent-style-name="standard">
      <style:graphic-properties draw:fill-color="#cccccc" draw:textarea-horizontal-align="justify" draw:textarea-vertical-align="middle" draw:auto-grow-height="false" fo:min-height="1.75cm" fo:min-width="1.7cm"/>
      <style:paragraph-properties style:writing-mode="lr-tb"/>
    </style:style>
    <style:style style:name="gr72" style:family="graphic" style:parent-style-name="standard">
      <style:graphic-properties draw:stroke="none" svg:stroke-width="0cm" draw:fill="none" draw:textarea-horizontal-align="justify" draw:textarea-vertical-align="middle" draw:auto-grow-height="false" fo:min-height="1.75cm" fo:min-width="1.7cm"/>
      <style:paragraph-properties style:writing-mode="lr-tb"/>
    </style:style>
    <style:style style:name="gr73" style:family="graphic" style:parent-style-name="standard">
      <style:graphic-properties draw:stroke="none" draw:fill="none" fo:min-height="25.634cm"/>
      <style:paragraph-properties style:writing-mode="lr-tb"/>
    </style:style>
    <style:style style:name="gr74" style:family="graphic" style:parent-style-name="standard">
      <style:graphic-properties draw:stroke="none" draw:fill="none" fo:min-height="7.897cm"/>
      <style:paragraph-properties style:writing-mode="lr-tb"/>
    </style:style>
    <style:style style:name="gr75" style:family="graphic" style:parent-style-name="standard">
      <style:graphic-properties draw:stroke="none" draw:fill="none" fo:min-height="12.017cm"/>
      <style:paragraph-properties style:writing-mode="lr-tb"/>
    </style:style>
    <style:style style:name="gr76" style:family="graphic" style:parent-style-name="standard">
      <style:graphic-properties draw:stroke="none" draw:fill="none" fo:min-height="9.614cm"/>
      <style:paragraph-properties style:writing-mode="lr-tb"/>
    </style:style>
    <style:style style:name="gr77" style:family="graphic" style:parent-style-name="standard">
      <style:graphic-properties draw:stroke="none" draw:fill="none" fo:min-height="4.414cm"/>
      <style:paragraph-properties style:writing-mode="lr-tb"/>
    </style:style>
    <style:style style:name="gr78" style:family="graphic" style:parent-style-name="standard">
      <style:graphic-properties draw:stroke="none" draw:fill="none" fo:min-height="3.206cm"/>
      <style:paragraph-properties style:writing-mode="lr-tb"/>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fo:min-height="13.364cm"/>
      <style:paragraph-properties style:writing-mode="lr-tb"/>
    </style:style>
    <style:style style:name="pr7" style:family="presentation" style:parent-style-name="Alizarin-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style:font-name="Source Sans Pro Light" fo:font-weight="normal" style:font-weight-asian="normal" style:font-weight-complex="normal"/>
    </style:style>
    <style:style style:name="P4" style:family="paragraph">
      <loext:graphic-properties draw:fill-color="#ffffff"/>
      <style:paragraph-properties style:writing-mode="lr-tb"/>
      <style:text-properties fo:font-size="20pt"/>
    </style:style>
    <style:style style:name="P5" style:family="paragraph">
      <style:paragraph-properties style:writing-mode="lr-tb"/>
      <style:text-properties style:font-name="Source Sans Pro Light"/>
    </style:style>
    <style:style style:name="P6" style:family="paragraph">
      <loext:graphic-properties draw:fill="none"/>
      <style:paragraph-properties style:writing-mode="lr-tb"/>
      <style:text-properties style:font-name="DejaVu Sans Mono"/>
    </style:style>
    <style:style style:name="P7" style:family="paragraph">
      <style:paragraph-properties style:writing-mode="lr-tb"/>
      <style:text-properties style:font-name="Source Sans Pro1" fo:font-weight="normal" style:font-weight-asian="normal" style:font-weight-complex="normal"/>
    </style:style>
    <style:style style:name="P8" style:family="paragraph">
      <style:paragraph-properties style:writing-mode="lr-tb"/>
      <style:text-properties style:font-name="DejaVu Sans Mono" fo:font-style="italic" fo:font-weight="normal" style:font-style-asian="italic" style:font-weight-asian="normal" style:font-style-complex="italic" style:font-weight-complex="normal"/>
    </style:style>
    <style:style style:name="P9" style:family="paragraph">
      <style:paragraph-properties fo:text-align="start" style:text-autospace="ideograph-alpha" style:punctuation-wrap="hanging">
        <style:tab-stops/>
      </style:paragraph-properties>
    </style:style>
    <style:style style:name="P10" style:family="paragraph">
      <style:paragraph-properties style:writing-mode="lr-tb"/>
      <style:text-properties style:font-name="Source Sans Pro Light" fo:font-style="normal" fo:font-weight="normal" style:font-style-asian="normal" style:font-weight-asian="normal" style:font-style-complex="normal" style:font-weight-complex="normal"/>
    </style:style>
    <style:style style:name="P11" style:family="paragraph">
      <style:paragraph-properties fo:margin-left="0cm" fo:margin-right="0cm" fo:margin-top="0cm" fo:margin-bottom="0.403cm" fo:text-indent="0cm" style:text-autospace="ideograph-alpha" style:punctuation-wrap="hanging"/>
    </style:style>
    <style:style style:name="P12" style:family="paragraph">
      <style:paragraph-properties fo:text-align="center" style:writing-mode="lr-tb"/>
      <style:text-properties style:font-name="DejaVu Sans Mono"/>
    </style:style>
    <style:style style:name="P13" style:family="paragraph">
      <loext:graphic-properties draw:fill="none"/>
      <style:paragraph-properties fo:text-align="center" style:writing-mode="lr-tb"/>
      <style:text-properties style:font-name="DejaVu Sans Mono"/>
    </style:style>
    <style:style style:name="P14" style:family="paragraph">
      <loext:graphic-properties draw:fill="none"/>
      <style:paragraph-properties fo:text-align="center"/>
    </style:style>
    <style:style style:name="P15" style:family="paragraph">
      <style:paragraph-properties fo:text-align="start" style:writing-mode="lr-tb"/>
      <style:text-properties style:font-name="DejaVu Sans Mono"/>
    </style:style>
    <style:style style:name="P16" style:family="paragraph">
      <loext:graphic-properties draw:fill="none" draw:fill-color="#ffffff"/>
      <style:paragraph-properties fo:text-align="start" style:writing-mode="lr-tb"/>
      <style:text-properties style:font-name="DejaVu Sans Mono"/>
    </style:style>
    <style:style style:name="P17" style:family="paragraph">
      <style:paragraph-properties style:writing-mode="lr-tb"/>
      <style:text-properties style:font-name="DejaVu Sans Mono"/>
    </style:style>
    <style:style style:name="P18" style:family="paragraph">
      <style:paragraph-properties fo:text-align="start" style:writing-mode="lr-tb"/>
      <style:text-properties style:font-name="DejaVu Sans Mono" fo:font-size="18pt"/>
    </style:style>
    <style:style style:name="P19" style:family="paragraph">
      <loext:graphic-properties draw:fill="none" draw:fill-color="#ffffff"/>
      <style:paragraph-properties fo:text-align="start" style:writing-mode="lr-tb"/>
      <style:text-properties style:font-name="DejaVu Sans Mono" fo:font-size="18pt"/>
    </style:style>
    <style:style style:name="P20" style:family="paragraph">
      <style:paragraph-properties fo:text-align="center" style:writing-mode="lr-tb"/>
      <style:text-properties style:font-name="DejaVu Sans Mono" fo:font-size="18pt"/>
    </style:style>
    <style:style style:name="P21" style:family="paragraph">
      <loext:graphic-properties draw:fill-color="#ff0000"/>
      <style:paragraph-properties fo:text-align="center" style:writing-mode="lr-tb"/>
      <style:text-properties style:font-name="DejaVu Sans Mono" fo:font-size="18pt"/>
    </style:style>
    <style:style style:name="P22" style:family="paragraph">
      <loext:graphic-properties draw:fill-color="#dddddd"/>
      <style:paragraph-properties fo:text-align="center" style:writing-mode="lr-tb"/>
      <style:text-properties style:font-name="DejaVu Sans Mono" fo:font-size="18pt"/>
    </style:style>
    <style:style style:name="P23" style:family="paragraph">
      <style:paragraph-properties style:writing-mode="lr-tb"/>
      <style:text-properties style:font-name="DejaVu Sans Mono" fo:font-style="italic" style:font-style-asian="italic" style:font-style-complex="italic"/>
    </style:style>
    <style:style style:name="P24" style:family="paragraph">
      <loext:graphic-properties draw:fill-color="#729fcf"/>
      <style:paragraph-properties fo:text-align="center" style:writing-mode="lr-tb"/>
      <style:text-properties style:font-name="DejaVu Sans Mono" fo:font-size="18pt"/>
    </style:style>
    <style:style style:name="P25" style:family="paragraph">
      <style:paragraph-properties fo:margin-left="0cm" fo:margin-right="0cm" fo:margin-top="0cm" fo:margin-bottom="0cm" fo:line-height="100%" fo:text-indent="0cm" style:text-autospace="ideograph-alpha" style:punctuation-wrap="hanging">
        <style:tab-stops/>
      </style:paragraph-properties>
    </style:style>
    <style:style style:name="P26" style:family="paragraph">
      <style:paragraph-properties style:writing-mode="lr-tb"/>
      <style:text-properties style:font-name="Liberation Sans2"/>
    </style:style>
    <style:style style:name="P27" style:family="paragraph">
      <loext:graphic-properties draw:fill="none"/>
      <style:paragraph-properties style:writing-mode="lr-tb"/>
      <style:text-properties fo:font-size="13pt" style:font-size-asian="13pt" style:font-size-complex="13pt"/>
    </style:style>
    <style:style style:name="P28" style:family="paragraph">
      <loext:graphic-properties draw:fill="none"/>
      <style:paragraph-properties style:writing-mode="lr-tb"/>
      <style:text-properties style:font-name="DejaVu Sans Mono" fo:font-size="18pt"/>
    </style:style>
    <style:style style:name="P29" style:family="paragraph">
      <loext:graphic-properties draw:fill="none"/>
      <style:paragraph-properties style:writing-mode="lr-tb"/>
      <style:text-properties style:font-name="DejaVu Sans Mono" fo:font-size="12pt" style:font-size-asian="12pt" style:font-size-complex="12pt"/>
    </style:style>
    <style:style style:name="P30" style:family="paragraph">
      <loext:graphic-properties draw:fill="none"/>
      <style:paragraph-properties style:writing-mode="lr-tb"/>
      <style:text-properties style:font-name="DejaVu Sans Mono" fo:font-size="13pt" style:font-size-asian="13pt" style:font-size-complex="13pt"/>
    </style:style>
    <style:style style:name="P31" style:family="paragraph">
      <style:paragraph-properties fo:text-align="center"/>
    </style:style>
    <style:style style:name="P32" style:family="paragraph">
      <loext:graphic-properties draw:fill="none"/>
      <style:paragraph-properties style:writing-mode="lr-tb"/>
      <style:text-properties style:font-name="DejaVu Sans Mono" fo:font-size="9pt" style:font-size-asian="10.5pt" style:font-size-complex="10.5pt"/>
    </style:style>
    <style:style style:name="P33" style:family="paragraph">
      <loext:graphic-properties draw:fill="none"/>
      <style:paragraph-properties style:writing-mode="lr-tb"/>
      <style:text-properties style:font-name="DejaVu Sans Mono" fo:font-size="9pt" style:font-size-asian="10pt" style:font-size-complex="10pt"/>
    </style:style>
    <style:style style:name="P34" style:family="paragraph">
      <style:paragraph-properties style:writing-mode="lr-tb"/>
      <style:text-properties style:font-name="Source Sans Pro Light4"/>
    </style:style>
    <style:style style:name="P35" style:family="paragraph">
      <style:paragraph-properties fo:margin-left="0cm" fo:margin-right="0cm" fo:margin-top="0cm" fo:margin-bottom="0.403cm" fo:text-align="start" fo:text-indent="0cm" style:text-autospace="ideograph-alpha" style:punctuation-wrap="hanging"/>
    </style:style>
    <style:style style:name="P36" style:family="paragraph">
      <style:paragraph-properties fo:text-align="start"/>
    </style:style>
    <style:style style:name="P37" style:family="paragraph">
      <loext:graphic-properties draw:fill="none"/>
      <style:paragraph-properties style:writing-mode="lr-tb"/>
      <style:text-properties style:font-name="DejaVu Sans Mono" fo:font-size="16pt" style:font-size-asian="16pt" style:font-size-complex="16pt"/>
    </style:style>
    <style:style style:name="P38" style:family="paragraph">
      <loext:graphic-properties draw:fill="none"/>
      <style:paragraph-properties style:writing-mode="lr-tb"/>
      <style:text-properties style:font-name="DejaVu Sans Mono" fo:font-size="14pt" style:font-size-asian="14pt" style:font-size-complex="14pt"/>
    </style:style>
    <style:style style:name="P39" style:family="paragraph">
      <loext:graphic-properties draw:fill="none"/>
      <style:paragraph-properties fo:text-align="center" style:writing-mode="lr-tb"/>
      <style:text-properties style:font-name="DejaVu Sans Mono" fo:font-size="18pt"/>
    </style:style>
    <style:style style:name="P40" style:family="paragraph">
      <loext:graphic-properties draw:fill="none"/>
      <style:paragraph-properties style:writing-mode="lr-tb"/>
      <style:text-properties style:font-name="DejaVu Sans Mono" fo:font-size="15pt" style:font-size-asian="15pt" style:font-size-complex="15pt"/>
    </style:style>
    <style:style style:name="P41" style:family="paragraph">
      <style:paragraph-properties fo:text-align="center" style:writing-mode="lr-tb"/>
    </style:style>
    <style:style style:name="P42" style:family="paragraph">
      <loext:graphic-properties draw:fill-color="#81aca6"/>
      <style:paragraph-properties fo:text-align="center" style:writing-mode="lr-tb"/>
    </style:style>
    <style:style style:name="P43" style:family="paragraph">
      <loext:graphic-properties draw:fill-color="#cccccc"/>
      <style:paragraph-properties fo:text-align="center" style:writing-mode="lr-tb"/>
    </style:style>
    <style:style style:name="P44" style:family="paragraph">
      <loext:graphic-properties draw:fill="none"/>
      <style:paragraph-properties fo:text-align="center" style:writing-mode="lr-tb"/>
    </style:style>
    <style:style style:name="P45" style:family="paragraph">
      <loext:graphic-properties draw:fill="none"/>
      <style:paragraph-properties style:writing-mode="lr-tb"/>
      <style:text-properties style:font-name="DejaVu Sans Mono" fo:font-size="15pt"/>
    </style:style>
    <style:style style:name="P46" style:family="paragraph">
      <style:paragraph-properties fo:margin-left="0cm" fo:margin-right="0cm" fo:margin-top="0cm" fo:margin-bottom="0.4cm" fo:text-indent="0cm" style:text-autospace="ideograph-alpha" style:punctuation-wrap="hanging"/>
    </style:style>
    <style:style style:name="P47" style:family="paragraph">
      <style:paragraph-properties fo:margin-left="0cm" fo:margin-right="0cm" fo:margin-top="0cm" fo:margin-bottom="0.403cm" fo:text-align="start" fo:text-indent="0cm" style:text-autospace="ideograph-alpha" style:punctuation-wrap="hanging">
        <style:tab-stops/>
      </style:paragraph-properties>
    </style:style>
    <style:style style:name="P48" style:family="paragraph">
      <style:paragraph-properties fo:text-align="start">
        <style:tab-stops/>
      </style:paragraph-properties>
    </style:style>
    <style:style style:name="T1" style:family="text">
      <style:text-properties style:font-name="Source Sans Pro Light" fo:font-weight="normal" style:font-weight-asian="normal" style:font-weight-complex="normal"/>
    </style:style>
    <style:style style:name="T2" style:family="text">
      <style:text-properties fo:font-variant="normal" fo:text-transform="none" fo:color="#1c1c1c" loext:opacity="100%" style:text-outline="false" style:text-line-through-style="none" style:text-line-through-type="none" style:font-name="Source Sans Pro Light" fo:font-size="26pt" fo:font-style="normal" fo:text-shadow="none" style:text-underline-style="none" fo:font-weight="normal" style:letter-kerning="true" style:font-weight-asian="normal" style:font-weight-complex="normal" style:text-emphasize="none" style:font-relief="none" style:text-overline-style="none" style:text-overline-color="font-color"/>
    </style:style>
    <style:style style:name="T3" style:family="text">
      <style:text-properties style:font-name="Source Sans Pro Light" fo:font-weight="normal" style:font-name-asian="Liberation Sans3" style:font-weight-asian="normal" style:font-name-complex="Liberation Sans3" style:font-weight-complex="normal"/>
    </style:style>
    <style:style style:name="T4" style:family="text">
      <style:text-properties style:font-name="Source Sans Pro Light"/>
    </style:style>
    <style:style style:name="T5" style:family="text">
      <style:text-properties style:font-name="DejaVu Sans Mono"/>
    </style:style>
    <style:style style:name="T6" style:family="text">
      <style:text-properties fo:font-variant="normal" fo:text-transform="none" fo:color="#1c1c1c" loext:opacity="100%" style:text-outline="false" style:text-line-through-style="none" style:text-line-through-type="none" style:font-name="Source Sans Pro Light" fo:font-size="26pt" fo:font-style="normal" fo:text-shadow="none" style:text-underline-style="none" fo:font-weight="bold" style:letter-kerning="true" style:font-weight-asian="bold" style:font-weight-complex="bold" style:text-emphasize="none" style:font-relief="none" style:text-overline-style="none" style:text-overline-color="font-color"/>
    </style:style>
    <style:style style:name="T7" style:family="text">
      <style:text-properties style:font-name="DejaVu Sans Mono" fo:font-style="italic" fo:font-weight="normal" style:font-style-asian="italic" style:font-weight-asian="normal" style:font-style-complex="italic" style:font-weight-complex="normal"/>
    </style:style>
    <style:style style:name="T8" style:family="text">
      <style:text-properties style:font-name="DejaVu Sans Mono" fo:font-weight="normal" style:font-weight-asian="normal" style:font-weight-complex="normal"/>
    </style:style>
    <style:style style:name="T9" style:family="text">
      <style:text-properties style:font-name="DejaVu Sans Mono" fo:font-style="italic" fo:font-weight="bold" style:font-style-asian="italic" style:font-weight-asian="bold" style:font-style-complex="italic" style:font-weight-complex="bold"/>
    </style:style>
    <style:style style:name="T10" style:family="text">
      <style:text-properties style:font-name="Source Sans Pro Light" fo:font-style="normal" fo:font-weight="normal" style:font-style-asian="normal" style:font-weight-asian="normal" style:font-style-complex="normal" style:font-weight-complex="normal"/>
    </style:style>
    <style:style style:name="T11" style:family="text">
      <style:text-properties fo:font-variant="normal" fo:text-transform="none" fo:color="#1c1c1c" loext:opacity="100%" style:text-outline="false" style:text-line-through-style="none" style:text-line-through-type="none" style:font-name="Source Sans Pro Light" fo:font-size="22pt" fo:font-style="normal" fo:text-shadow="none" style:text-underline-style="none" fo:font-weight="normal" style:letter-kerning="true" style:font-style-asian="normal" style:font-weight-asian="normal" style:font-style-complex="normal" style:font-weight-complex="normal" style:text-emphasize="none" style:font-relief="none" style:text-overline-style="none" style:text-overline-color="font-color"/>
    </style:style>
    <style:style style:name="T12" style:family="text">
      <style:text-properties style:font-name="DejaVu Sans Mono" fo:font-style="italic" fo:font-weight="normal" style:font-style-asian="normal" style:font-weight-asian="normal" style:font-style-complex="normal" style:font-weight-complex="normal"/>
    </style:style>
    <style:style style:name="T13" style:family="text">
      <style:text-properties style:font-name="DejaVu Sans Mono" fo:font-style="normal" fo:font-weight="normal" style:font-style-asian="normal" style:font-weight-asian="normal" style:font-style-complex="normal" style:font-weight-complex="normal"/>
    </style:style>
    <style:style style:name="T14" style:family="text">
      <style:text-properties style:font-name="Source Sans Pro Light" fo:font-style="italic" fo:font-weight="normal" style:font-style-asian="normal" style:font-weight-asian="normal" style:font-style-complex="normal" style:font-weight-complex="normal"/>
    </style:style>
    <style:style style:name="T15" style:family="text">
      <style:text-properties fo:font-variant="normal" fo:text-transform="none" fo:color="#1c1c1c" loext:opacity="100%" style:text-outline="false" style:text-line-through-style="none" style:text-line-through-type="none" style:font-name="Source Sans Pro Light" fo:font-size="26pt" fo:font-style="normal" fo:text-shadow="none" style:text-underline-style="none" fo:font-weight="600" style:letter-kerning="true" style:text-emphasize="none" style:font-relief="none" style:text-overline-style="none" style:text-overline-color="font-color"/>
    </style:style>
    <style:style style:name="T16" style:family="text">
      <style:text-properties style:font-name="Source Sans Pro Light" fo:font-style="italic" style:font-style-asian="italic" style:font-style-complex="italic"/>
    </style:style>
    <style:style style:name="T17" style:family="text">
      <style:text-properties fo:font-variant="normal" fo:text-transform="none" fo:color="#1c1c1c" loext:opacity="100%" style:text-outline="false" style:text-line-through-style="none" style:text-line-through-type="none" style:font-name="Source Sans Pro Light" fo:font-size="22pt" fo:font-style="normal" fo:text-shadow="none" style:text-underline-style="none" fo:font-weight="250" style:letter-kerning="true" style:text-emphasize="none" style:font-relief="none" style:text-overline-style="none" style:text-overline-color="font-color"/>
    </style:style>
    <style:style style:name="T18" style:family="text">
      <style:text-properties style:font-name="DejaVu Sans Mono" fo:font-size="18pt"/>
    </style:style>
    <style:style style:name="T19" style:family="text">
      <style:text-properties style:font-name="DejaVu Sans Mono" fo:font-style="italic" style:font-style-asian="italic" style:font-style-complex="italic"/>
    </style:style>
    <style:style style:name="T20" style:family="text">
      <style:text-properties fo:color="#ff0000" loext:opacity="100%" style:font-name="DejaVu Sans Mono"/>
    </style:style>
    <style:style style:name="T21" style:family="text">
      <style:text-properties fo:font-variant="normal" fo:text-transform="none" fo:color="#1c1c1c" loext:opacity="100%" style:text-outline="false" style:text-line-through-style="none" style:text-line-through-type="none" style:font-name="DejaVu Sans Mono" fo:font-size="26pt" fo:font-style="normal" fo:text-shadow="none" style:text-underline-style="none" fo:font-weight="600" style:letter-kerning="true" style:text-emphasize="none" style:font-relief="none" style:text-overline-style="none" style:text-overline-color="font-color"/>
    </style:style>
    <style:style style:name="T22" style:family="text">
      <style:text-properties style:use-window-font-color="true" loext:opacity="0%" style:font-name="DejaVu Sans Mono"/>
    </style:style>
    <style:style style:name="T23" style:family="text">
      <style:text-properties fo:font-variant="normal" fo:text-transform="none" fo:color="#1c1c1c" loext:opacity="100%" style:text-outline="false" style:text-line-through-style="none" style:text-line-through-type="none" style:font-name="Liberation Sans2" fo:font-size="26pt" fo:font-style="normal" fo:text-shadow="none" style:text-underline-style="none" fo:font-weight="600" style:letter-kerning="true" style:text-emphasize="none" style:font-relief="none" style:text-overline-style="none" style:text-overline-color="font-color"/>
    </style:style>
    <style:style style:name="T24" style:family="text">
      <style:text-properties fo:font-variant="normal" fo:text-transform="none" fo:color="#ff0000" loext:opacity="100%" style:text-outline="false" style:text-line-through-style="none" style:text-line-through-type="none" style:font-name="DejaVu Sans Mono" fo:font-size="26pt" fo:font-style="normal" fo:text-shadow="none" style:text-underline-style="none" fo:font-weight="600" style:letter-kerning="true" style:text-emphasize="none" style:font-relief="none" style:text-overline-style="none" style:text-overline-color="font-color"/>
    </style:style>
    <style:style style:name="T25" style:family="text">
      <style:text-properties style:font-name="DejaVu Sans Mono" fo:font-size="13pt" style:font-size-asian="13pt" style:font-size-complex="13pt"/>
    </style:style>
    <style:style style:name="T26" style:family="text">
      <style:text-properties fo:color="#ff0000" loext:opacity="100%" style:font-name="DejaVu Sans Mono" fo:font-size="13pt" style:font-size-asian="13pt" style:font-size-complex="13pt"/>
    </style:style>
    <style:style style:name="T27" style:family="text">
      <style:text-properties style:font-name="DejaVu Sans Mono" fo:font-size="12pt" style:font-size-asian="16pt" style:font-size-complex="16pt"/>
    </style:style>
    <style:style style:name="T28" style:family="text">
      <style:text-properties style:use-window-font-color="true" loext:opacity="0%" style:font-name="DejaVu Sans Mono" fo:font-size="12pt" style:font-size-asian="16pt" style:font-size-complex="16pt"/>
    </style:style>
    <style:style style:name="T29" style:family="text">
      <style:text-properties fo:color="#ff0000" loext:opacity="100%" style:font-name="DejaVu Sans Mono" fo:font-size="18pt"/>
    </style:style>
    <style:style style:name="T30" style:family="text">
      <style:text-properties style:font-name="DejaVu Sans Mono" fo:font-size="12pt" style:font-size-asian="12pt" style:font-size-complex="12pt"/>
    </style:style>
    <style:style style:name="T31" style:family="text">
      <style:text-properties fo:color="#ff0000" loext:opacity="100%" style:font-name="DejaVu Sans Mono" fo:font-size="12pt" style:font-size-asian="12pt" style:font-size-complex="12pt"/>
    </style:style>
    <style:style style:name="T32" style:family="text">
      <style:text-properties fo:color="#c9211e" loext:opacity="100%" style:font-name="DejaVu Sans Mono"/>
    </style:style>
    <style:style style:name="T33" style:family="text">
      <style:text-properties fo:font-variant="normal" fo:text-transform="none" style:use-window-font-color="true" loext:opacity="0%" style:text-outline="false" style:text-line-through-style="none" style:text-line-through-type="none" style:font-name="DejaVu Sans Mono" fo:font-size="18pt" fo:font-style="normal" fo:text-shadow="none" style:text-underline-style="none" fo:font-weight="normal" style:letter-kerning="true" style:text-emphasize="none" style:font-relief="none" style:text-overline-style="none" style:text-overline-color="font-color"/>
    </style:style>
    <style:style style:name="T34" style:family="text">
      <style:text-properties style:font-name="DejaVu Sans Mono" fo:font-size="9pt" style:font-size-asian="10.5pt" style:font-size-complex="10.5pt"/>
    </style:style>
    <style:style style:name="T35" style:family="text">
      <style:text-properties fo:color="#ff0000" loext:opacity="100%" style:font-name="DejaVu Sans Mono" fo:font-size="9pt" style:font-size-asian="10.5pt" style:font-size-complex="10.5pt"/>
    </style:style>
    <style:style style:name="T36" style:family="text">
      <style:text-properties style:font-name="DejaVu Sans Mono" fo:font-size="12pt" style:font-size-asian="14pt" style:font-size-complex="14pt"/>
    </style:style>
    <style:style style:name="T37" style:family="text">
      <style:text-properties fo:color="#ff0000" loext:opacity="100%" style:font-name="DejaVu Sans Mono" fo:font-size="12pt" style:font-size-asian="14pt" style:font-size-complex="14pt"/>
    </style:style>
    <style:style style:name="T38" style:family="text">
      <style:text-properties style:font-name="DejaVu Sans Mono" fo:font-size="16pt" style:font-size-asian="20pt" style:font-size-complex="20pt"/>
    </style:style>
    <style:style style:name="T39" style:family="text">
      <style:text-properties fo:color="#ff0000" loext:opacity="100%" style:font-name="DejaVu Sans Mono" fo:font-size="16pt" style:font-size-asian="20pt" style:font-size-complex="20pt"/>
    </style:style>
    <style:style style:name="T40" style:family="text">
      <style:text-properties style:font-name="DejaVu Sans Mono" fo:font-size="14pt" style:font-size-asian="20pt" style:font-size-complex="20pt"/>
    </style:style>
    <style:style style:name="T41" style:family="text">
      <style:text-properties style:font-name="DejaVu Sans Mono" fo:font-size="15pt" style:font-size-asian="21pt" style:font-size-complex="21pt"/>
    </style:style>
    <style:style style:name="T42" style:family="text">
      <style:text-properties style:font-name="Source Sans Pro Light4"/>
    </style:style>
    <style:style style:name="T43" style:family="text">
      <style:text-properties style:font-name="Source Sans Pro Light" fo:font-weight="normal" style:font-name-asian="Source Sans Pro Light6" style:font-weight-asian="normal" style:font-name-complex="Source Sans Pro Light6" style:font-weight-complex="normal"/>
    </style:style>
    <style:style style:name="T44" style:family="text">
      <style:text-properties style:font-name="DejaVu Sans Mono" fo:font-weight="normal" style:font-name-asian="Source Sans Pro Light6" style:font-weight-asian="normal" style:font-name-complex="Source Sans Pro Light6" style:font-weight-complex="normal"/>
    </style:style>
    <style:style style:name="T45" style:family="text">
      <style:text-properties fo:font-variant="normal" fo:text-transform="none" fo:color="#1c1c1c" loext:opacity="100%" style:text-outline="false" style:text-line-through-style="none" style:text-line-through-type="none" style:font-name="Source Sans Pro Light" fo:font-size="26pt" fo:font-style="normal" fo:text-shadow="none" style:text-underline-style="none" fo:font-weight="normal" style:letter-kerning="true" style:font-name-asian="Source Sans Pro Light6" style:font-weight-asian="normal" style:font-name-complex="Source Sans Pro Light6" style:font-weight-complex="normal" style:text-emphasize="none" style:font-relief="none" style:text-overline-style="none" style:text-overline-color="font-color"/>
    </style:style>
    <style:style style:name="T46" style:family="text">
      <style:text-properties fo:font-variant="normal" fo:text-transform="none" style:use-window-font-color="true" loext:opacity="0%" style:text-outline="false" style:text-line-through-style="none" style:text-line-through-type="none" style:font-name="DejaVu Sans Mono" fo:font-size="15pt" fo:font-style="normal" fo:text-shadow="none" style:text-underline-style="none" fo:font-weight="normal" style:letter-kerning="true" style:font-size-asian="21pt" style:font-size-complex="21pt" style:text-emphasize="none" style:font-relief="none" style:text-overline-style="none" style:text-overline-color="font-color"/>
    </style:style>
    <style:style style:name="T47" style:family="text">
      <style:text-properties style:font-name="DejaVu Sans Mono" fo:font-size="18pt" style:font-size-asian="24pt" style:font-size-complex="24pt"/>
    </style:style>
    <style:style style:name="T48" style:family="text">
      <style:text-properties fo:color="#c9211e" loext:opacity="100%" style:font-name="DejaVu Sans Mono" fo:font-size="15pt" style:font-size-asian="21pt" style:font-size-complex="21pt"/>
    </style:style>
    <style:style style:name="T49" style:family="text">
      <style:text-properties style:font-name="DejaVu Sans Mono" fo:font-size="16pt" style:font-size-asian="16pt" style:font-size-complex="16pt"/>
    </style:style>
    <style:style style:name="T50" style:family="text">
      <style:text-properties fo:font-variant="normal" fo:text-transform="none" style:use-window-font-color="true" loext:opacity="0%" style:text-outline="false" style:text-line-through-style="none" style:text-line-through-type="none" style:font-name="DejaVu Sans Mono"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51" style:family="text">
      <style:text-properties fo:color="#c9211e" loext:opacity="100%" style:font-name="DejaVu Sans Mono" fo:font-size="16pt" style:font-size-asian="16pt" style:font-size-complex="16pt"/>
    </style:style>
    <style:style style:name="T52" style:family="text">
      <style:text-properties style:font-name="DejaVu Sans Mono" fo:font-size="14pt" style:font-size-asian="14pt" style:font-size-complex="14pt"/>
    </style:style>
    <style:style style:name="T53" style:family="text">
      <style:text-properties fo:color="#c9211e" loext:opacity="100%" style:font-name="DejaVu Sans Mono" fo:font-size="14pt" style:font-size-asian="14pt" style:font-size-complex="14pt"/>
    </style:style>
    <style:style style:name="T54" style:family="text">
      <style:text-properties style:use-window-font-color="true" loext:opacity="0%" style:font-name="DejaVu Sans Mono" fo:font-size="14pt" style:font-size-asian="14pt" style:font-size-complex="14pt"/>
    </style:style>
    <style:style style:name="T55" style:family="text">
      <style:text-properties fo:color="#c9211e" loext:opacity="100%" style:font-name="Source Sans Pro Light"/>
    </style:style>
    <style:style style:name="T56" style:family="text">
      <style:text-properties style:font-name="DejaVu Sans Mono" fo:font-size="15pt" style:font-size-asian="15pt" style:font-size-complex="15pt"/>
    </style:style>
    <style:style style:name="T57" style:family="text">
      <style:text-properties fo:font-variant="normal" fo:text-transform="none" fo:color="#1c1c1c" loext:opacity="100%" style:text-outline="false" style:text-line-through-style="none" style:text-line-through-type="none" style:font-name="Source Sans Pro Light4" fo:font-size="18pt" fo:font-style="normal" fo:text-shadow="none" style:text-underline-style="none" fo:font-weight="250" style:letter-kerning="true" style:text-emphasize="none" style:font-relief="none" style:text-overline-style="none" style:text-overline-color="font-color"/>
    </style:style>
    <style:style style:name="T58" style:family="text">
      <style:text-properties style:font-name="DejaVu Sans Mono" fo:font-size="11pt" style:font-size-asian="15pt" style:font-size-complex="15pt"/>
    </style:style>
    <style:style style:name="T59" style:family="text">
      <style:text-properties fo:font-variant="normal" fo:text-transform="none" fo:color="#1c1c1c" loext:opacity="100%" style:text-outline="false" style:text-line-through-style="none" style:text-line-through-type="none" style:font-name="Source Sans Pro Light4" fo:font-size="26pt" fo:font-style="normal" fo:text-shadow="none" style:text-underline-style="none" fo:font-weight="600" style:letter-kerning="true" style:text-emphasize="none" style:font-relief="none" style:text-overline-style="none" style:text-overline-color="font-color"/>
    </style:style>
    <style:style style:name="T60" style:family="text">
      <style:text-properties style:use-window-font-color="true" loext:opacity="0%" style:font-name="Source Sans Pro Light"/>
    </style:style>
    <style:style style:name="T61" style:family="text">
      <style:text-properties style:font-name="DejaVu Sans Mono" fo:font-size="15pt"/>
    </style:style>
    <style:style style:name="T62" style:family="text">
      <style:text-properties fo:font-variant="normal" fo:text-transform="none" fo:color="#1c1c1c" loext:opacity="100%" style:text-outline="false" style:text-line-through-style="none" style:text-line-through-type="none" style:font-name="Source Sans Pro Light4" fo:font-size="22pt" fo:font-style="normal" fo:text-shadow="none" style:text-underline-style="none" fo:font-weight="250" style:letter-kerning="true"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2.5cm" svg:x="1cm" svg:y="9.25cm" presentation:class="title" presentation:user-transformed="true">
          <draw:text-box>
            <text:p>Compilation Process</text:p>
          </draw:text-box>
        </draw:frame>
        <draw:frame presentation:style-name="pr2" draw:text-style-name="P2" draw:layer="layout" svg:width="25.5cm" svg:height="7cm" svg:x="1.5cm" svg:y="13cm" presentation:class="subtitle" presentation:user-transformed="true">
          <draw:text-box>
            <text:p>Ivan Sorokin</text:p>
            <text:p>Сорокин Иван Владимирович</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Introduction</text:p>
          </draw:text-box>
        </draw:frame>
        <draw:frame presentation:style-name="pr5" draw:text-style-name="P3" draw:layer="layout" svg:width="25.5cm" svg:height="13.8cm" svg:x="1cm" svg:y="4.4cm" presentation:class="outline" presentation:user-transformed="true">
          <draw:text-box>
            <text:list text:style-name="L3">
              <text:list-item>
                <text:p><text:span text:style-name="T1">In this lecture we’ll discuss how programs consisting of multiple files are built.</text:span></text:p>
              </text:list-item>
              <text:list-item>
                <text:p><text:span text:style-name="T1">Normally this topic is not covered well in literature:</text:span></text:p>
                <text:list>
                  <text:list-item>
                    <text:p><text:span text:style-name="T1">For books for beginners this topic is considered too advanced.</text:span></text:p>
                  </text:list-item>
                  <text:list-item>
                    <text:p><text:span text:style-name="T1">Advanced books assume that the reader already familiar with the topic.</text:span></text:p>
                  </text:list-item>
                </text:list>
              </text:list-item>
              <text:list-item>
                <text:p><text:span text:style-name="T2">Still students often face </text:span><text:span text:style-name="T1">related problems:</text:span></text:p>
                <text:list>
                  <text:list-item>
                    <text:p><text:span text:style-name="T1">The compiler shows an absolutely correct error message, but because the student doesn’t have a mental model of how the program is built, he doesn’t know what is needed to fix it.</text:span></text:p>
                  </text:list-item>
                </text:list>
              </text:list-item>
              <text:list-item>
                <text:p><text:span text:style-name="T1">The questions related to program compilation are a good fit for the exam:</text:span></text:p>
                <text:list>
                  <text:list-item>
                    <text:p><text:span text:style-name="T1">If you don’t know </text:span><text:span text:style-name="T3">— it is improssible to guess.</text:span></text:p>
                  </text:list-item>
                </text:list>
              </text:list-item>
              <text:list-item>
                <text:p><text:span text:style-name="T3">Even real and big programs have defects like the ones that we’ll discuss today.</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g++ command</text:p>
          </draw:text-box>
        </draw:frame>
        <draw:frame presentation:style-name="pr5" draw:text-style-name="P5" draw:layer="layout" svg:width="25.5cm" svg:height="13cm" svg:x="1cm" svg:y="5.5cm" presentation:class="outline" presentation:user-transformed="true">
          <draw:text-box>
            <text:list text:style-name="L4">
              <text:list-item>
                <text:p><text:span text:style-name="T4">The command g++ is commonly used to compile programs.</text:span></text:p>
              </text:list-item>
            </text:list>
          </draw:text-box>
        </draw:frame>
        <draw:frame draw:style-name="gr2" draw:text-style-name="P6" draw:layer="layout" svg:width="12.838cm" svg:height="8.076cm" svg:x="0.6cm" svg:y="7.8cm">
          <draw:text-box>
            <text:p><text:span text:style-name="T5">// hello.cpp</text:span></text:p>
            <text:p><text:span text:style-name="T5">#include &lt;stdio.h&gt;</text:span></text:p>
            <text:p><text:span text:style-name="T5"/></text:p>
            <text:p><text:span text:style-name="T5">int main()</text:span></text:p>
            <text:p><text:span text:style-name="T5">{</text:span></text:p>
            <text:p><text:span text:style-name="T5"><text:s text:c="4"/></text:span><text:span text:style-name="T5">puts("Hello, world!");</text:span></text:p>
            <text:p><text:span text:style-name="T5">}</text:span></text:p>
          </draw:text-box>
        </draw:frame>
        <draw:frame draw:style-name="gr3" draw:text-style-name="P6" draw:layer="layout" svg:width="10.294cm" svg:height="4.336cm" svg:x="14.6cm" svg:y="8.264cm">
          <draw:text-box>
            <text:p><text:span text:style-name="T5">$ g++ hello.cpp</text:span></text:p>
            <text:p><text:span text:style-name="T5">$ ./a.out</text:span></text:p>
            <text:p><text:span text:style-name="T5">Hello world!</text:span></text:p>
          </draw:text-box>
        </draw:frame>
        <presentation:notes draw:style-name="dp2">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g++ command</text:p>
          </draw:text-box>
        </draw:frame>
        <draw:frame presentation:style-name="pr5" draw:text-style-name="P7" draw:layer="layout" svg:width="25.5cm" svg:height="13cm" svg:x="1cm" svg:y="5.5cm" presentation:class="outline" presentation:user-transformed="true">
          <draw:text-box>
            <text:p><text:span text:style-name="T2">The </text:span><text:span text:style-name="T6">g++</text:span><text:span text:style-name="T2"> command doesn’t translate the program on its own. Instead it just runs other commands.</text:span><text:span text:style-name="T2"><text:line-break/></text:span><text:span text:style-name="T2"><text:line-break/></text:span><text:span text:style-name="T2">One can use </text:span><text:span text:style-name="T7">strace -f -e trace=execve</text:span><text:span text:style-name="T1"> to see what really is run.</text:span></text:p>
            <text:p><text:span text:style-name="T8"/></text:p>
            <text:p><text:span text:style-name="T7">$ </text:span><text:span text:style-name="T9">g++</text:span><text:span text:style-name="T7"> hello.cpp</text:span></text:p>
            <text:p><text:span text:style-name="T7"><text:s text:c="4"/></text:span><text:span text:style-name="T7">cc1plus ... hello.cpp -o hello.s</text:span></text:p>
            <text:p><text:span text:style-name="T7"><text:s text:c="4"/></text:span><text:span text:style-name="T9">as</text:span><text:span text:style-name="T7"> hello.s -o hello.o </text:span></text:p>
            <text:p><text:span text:style-name="T7"><text:s text:c="4"/></text:span><text:span text:style-name="T7">collect2 hello.o -o hello</text:span></text:p>
            <text:p><text:span text:style-name="T7"><text:s text:c="8"/></text:span><text:span text:style-name="T9">ld</text:span><text:span text:style-name="T7"> hello.o -o hello</text:span></text:p>
          </draw:text-box>
        </draw:frame>
        <presentation:notes draw:style-name="dp2">
          <draw:page-thumbnail draw:style-name="gr1"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Step-by-step compilation (1)</text:p>
          </draw:text-box>
        </draw:frame>
        <draw:frame presentation:style-name="pr5" draw:text-style-name="P8" draw:layer="layout" svg:width="25.5cm" svg:height="13cm" svg:x="1cm" svg:y="5.5cm" presentation:class="outline" presentation:user-transformed="true">
          <draw:text-box>
            <text:list text:style-name="L4">
              <text:list-item>
                <text:p><text:span text:style-name="T7">$ cat hello.cpp</text:span></text:p>
              </text:list-item>
              <text:list-item>
                <text:p><text:span text:style-name="T7">#include &lt;stdio.h&gt;</text:span></text:p>
              </text:list-item>
              <text:list-item>
                <text:p><text:span text:style-name="T7"/></text:p>
              </text:list-item>
              <text:list-item>
                <text:p><text:span text:style-name="T7">int main()</text:span></text:p>
              </text:list-item>
              <text:list-item>
                <text:p><text:span text:style-name="T7">{</text:span></text:p>
              </text:list-item>
              <text:list-item>
                <text:p><text:span text:style-name="T7"><text:s text:c="4"/></text:span><text:span text:style-name="T7">puts("Hello, world!");</text:span></text:p>
              </text:list-item>
              <text:list-item>
                <text:p><text:span text:style-name="T7">}</text:span></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 text:style-name="P9">Step-by-step compilation (2)</text:p>
          </draw:text-box>
        </draw:frame>
        <draw:frame presentation:style-name="pr5" draw:text-style-name="P8" draw:layer="layout" svg:width="13.814cm" svg:height="13cm" svg:x="0.986cm" svg:y="5.5cm" presentation:class="outline" presentation:user-transformed="true">
          <draw:text-box>
            <text:list text:style-name="L4">
              <text:list-item>
                <text:p><text:span text:style-name="T7">$ g++ -E -P hello.cpp &gt; hello.i</text:span></text:p>
              </text:list-item>
              <text:list-item>
                <text:p><text:span text:style-name="T7">$ cat hello.i</text:span></text:p>
              </text:list-item>
              <text:list-item>
                <text:p><text:span text:style-name="T7">extern "C" {</text:span></text:p>
              </text:list-item>
              <text:list-item>
                <text:p><text:span text:style-name="T7">typedef long unsigned int size_t;</text:span></text:p>
              </text:list-item>
              <text:list-item>
                <text:p><text:span text:style-name="T7">typedef __builtin_va_list __gnuc_va_list;</text:span></text:p>
              </text:list-item>
              <text:list-item>
                <text:p><text:span text:style-name="T7">// ... 330 lines ...</text:span></text:p>
              </text:list-item>
              <text:list-item>
                <text:p><text:span text:style-name="T7">extern int __uflow (FILE *);</text:span></text:p>
              </text:list-item>
              <text:list-item>
                <text:p><text:span text:style-name="T7">extern int __overflow (FILE *, int);</text:span></text:p>
              </text:list-item>
              <text:list-item>
                <text:p><text:span text:style-name="T7">}</text:span></text:p>
              </text:list-item>
              <text:list-item>
                <text:p><text:span text:style-name="T7">int main()</text:span></text:p>
              </text:list-item>
              <text:list-item>
                <text:p><text:span text:style-name="T7">{</text:span></text:p>
              </text:list-item>
              <text:list-item>
                <text:p><text:span text:style-name="T7"><text:s text:c="4"/></text:span><text:span text:style-name="T7">puts("Hello, world!");</text:span></text:p>
              </text:list-item>
              <text:list-item>
                <text:p><text:span text:style-name="T7">}</text:span></text:p>
              </text:list-item>
            </text:list>
          </draw:text-box>
        </draw:frame>
        <draw:frame presentation:style-name="pr5" draw:text-style-name="P10" draw:layer="layout" svg:width="11.8cm" svg:height="13cm" svg:x="15.2cm" svg:y="5.4cm" presentation:class="outline" presentation:user-transformed="true">
          <draw:text-box>
            <text:list text:style-name="L3">
              <text:list-item>
                <text:p><text:span text:style-name="T10">The preprocessing is the first step of the compilation.</text:span></text:p>
              </text:list-item>
            </text:list>
            <text:list text:style-name="L4">
              <text:list-item>
                <text:list>
                  <text:list-item>
                    <text:p><text:span text:style-name="T11">Preprocessor is done by the </text:span><text:span text:style-name="T10">command </text:span><text:span text:style-name="T12">g++ -E</text:span></text:p>
                  </text:list-item>
                </text:list>
              </text:list-item>
            </text:list>
            <text:list text:style-name="L3">
              <text:list-item>
                <text:p><text:span text:style-name="T10">It handles all things that start with </text:span><text:span text:style-name="T13">#</text:span><text:span text:style-name="T10"> (so-called preprocessor directives).</text:span></text:p>
                <text:list>
                  <text:list-item>
                    <text:p><text:span text:style-name="T10">For example the preprocessor expands the </text:span><text:span text:style-name="T13">#include</text:span><text:span text:style-name="T10"> directive to the text of the file.</text:span></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 text:style-name="P9">Step-by-step compilation (3)</text:p>
          </draw:text-box>
        </draw:frame>
        <draw:frame presentation:style-name="pr5" draw:text-style-name="P1" draw:layer="layout" svg:width="13.8cm" svg:height="13cm" svg:x="1cm" svg:y="5.5cm" presentation:class="outline" presentation:user-transformed="true">
          <draw:text-box>
            <text:list text:style-name="L4">
              <text:list-item>
                <text:p text:style-name="P11"><text:span text:style-name="T7">$ g++ -S -masm=intel -O2 hello.i</text:span></text:p>
              </text:list-item>
              <text:list-item>
                <text:p text:style-name="P11"><text:span text:style-name="T7">$ cat hello.s</text:span></text:p>
              </text:list-item>
              <text:list-item>
                <text:p text:style-name="P11"><text:span text:style-name="T7"><text:s text:c="8"/></text:span><text:span text:style-name="T7">.text</text:span></text:p>
              </text:list-item>
              <text:list-item>
                <text:p text:style-name="P11"><text:span text:style-name="T7"><text:s text:c="8"/></text:span><text:span text:style-name="T7">.section <text:s text:c="7"/>.rodata</text:span></text:p>
              </text:list-item>
              <text:list-item>
                <text:p text:style-name="P11"><text:span text:style-name="T7">.LC0:</text:span></text:p>
              </text:list-item>
              <text:list-item>
                <text:p text:style-name="P11"><text:span text:style-name="T7"><text:s text:c="8"/></text:span><text:span text:style-name="T7">.string "Hello, world!"</text:span></text:p>
              </text:list-item>
              <text:list-item>
                <text:p text:style-name="P11"><text:span text:style-name="T7"><text:s text:c="8"/></text:span><text:span text:style-name="T7">.section <text:s text:c="7"/>.text</text:span></text:p>
              </text:list-item>
              <text:list-item>
                <text:p text:style-name="P11"><text:span text:style-name="T7"><text:s text:c="8"/></text:span><text:span text:style-name="T7">.globl <text:s/>main</text:span></text:p>
              </text:list-item>
              <text:list-item>
                <text:p text:style-name="P11"><text:span text:style-name="T7">main:</text:span></text:p>
              </text:list-item>
              <text:list-item>
                <text:p text:style-name="P11"><text:span text:style-name="T7"><text:s text:c="8"/></text:span><text:span text:style-name="T7">sub <text:s text:c="4"/>rsp, 8</text:span></text:p>
              </text:list-item>
              <text:list-item>
                <text:p text:style-name="P11"><text:span text:style-name="T7"><text:s text:c="8"/></text:span><text:span text:style-name="T7">lea <text:s text:c="4"/>rdi, .LC0[rip]</text:span></text:p>
              </text:list-item>
              <text:list-item>
                <text:p text:style-name="P11"><text:span text:style-name="T7"><text:s text:c="8"/></text:span><text:span text:style-name="T7">call <text:s text:c="3"/>puts@PLT</text:span></text:p>
              </text:list-item>
              <text:list-item>
                <text:p text:style-name="P11"><text:span text:style-name="T7"><text:s text:c="8"/></text:span><text:span text:style-name="T7">xor <text:s text:c="4"/>eax, eax</text:span></text:p>
              </text:list-item>
              <text:list-item>
                <text:p text:style-name="P11"><text:span text:style-name="T7"><text:s text:c="8"/></text:span><text:span text:style-name="T7">add <text:s text:c="4"/>rsp, 8</text:span></text:p>
              </text:list-item>
              <text:list-item>
                <text:p text:style-name="P11"><text:span text:style-name="T7"><text:s text:c="8"/></text:span><text:span text:style-name="T7">ret</text:span></text:p>
              </text:list-item>
              <text:list-item>
                <text:p text:style-name="P11"><text:span text:style-name="T7"/></text:p>
              </text:list-item>
            </text:list>
          </draw:text-box>
        </draw:frame>
        <draw:frame presentation:style-name="pr5" draw:text-style-name="P10" draw:layer="layout" svg:width="11.8cm" svg:height="13cm" svg:x="15.207cm" svg:y="5.4cm" presentation:class="outline" presentation:user-transformed="true">
          <draw:text-box>
            <text:list text:style-name="L3">
              <text:list-item>
                <text:p><text:span text:style-name="T10">The second step of the compilation is called translation.</text:span></text:p>
              </text:list-item>
            </text:list>
            <text:list text:style-name="L4">
              <text:list-item>
                <text:list>
                  <text:list-item>
                    <text:p><text:span text:style-name="T11">The translation is done by the </text:span><text:span text:style-name="T10">command </text:span><text:span text:style-name="T12">g++ -S</text:span></text:p>
                  </text:list-item>
                </text:list>
              </text:list-item>
            </text:list>
            <text:list text:style-name="L3">
              <text:list-item>
                <text:p><text:span text:style-name="T10">It translates the text of the C++ program to the assembly language.</text:span></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 text:style-name="P9">Step-by-step compilation (4)</text:p>
          </draw:text-box>
        </draw:frame>
        <draw:frame presentation:style-name="pr5" draw:text-style-name="P1" draw:layer="layout" svg:width="16.2cm" svg:height="14.4cm" svg:x="1cm" svg:y="4.4cm" presentation:class="outline" presentation:user-transformed="true">
          <draw:text-box>
            <text:list text:style-name="L4">
              <text:list-item>
                <text:p text:style-name="P11"><text:span text:style-name="T7">$ as -o hello.o hello.s</text:span></text:p>
              </text:list-item>
              <text:list-item>
                <text:p text:style-name="P11"><text:span text:style-name="T7">$ xxd hello.o</text:span></text:p>
              </text:list-item>
              <text:list-item>
                <text:p text:style-name="P11"><text:span text:style-name="T7">00000000: 7f45 4c46 0201 0100 0000 0000 0000 0000 <text:s/>.ELF............</text:span></text:p>
              </text:list-item>
              <text:list-item>
                <text:p text:style-name="P11"><text:span text:style-name="T7">00000010: 0100 3e00 0100 0000 0000 0000 0000 0000 <text:s/>..&gt;.............</text:span></text:p>
              </text:list-item>
              <text:list-item>
                <text:p text:style-name="P11"><text:span text:style-name="T7">00000020: 0000 0000 0000 0000 3002 0000 0000 0000 <text:s/>........0.......</text:span></text:p>
              </text:list-item>
              <text:list-item>
                <text:p text:style-name="P11"><text:span text:style-name="T7">00000030: 0000 0000 4000 0000 0000 4000 0e00 0d00 <text:s/>....@.....@.....</text:span></text:p>
              </text:list-item>
              <text:list-item>
                <text:p text:style-name="P11"><text:span text:style-name="T7">00000040: 4865 6c6c 6f2c 2077 6f72 6c64 2100 0000 <text:s/>Hello, world!...</text:span></text:p>
              </text:list-item>
              <text:list-item>
                <text:p text:style-name="P11"><text:span text:style-name="T7">00000050: 4883 ec08 488d 3d00 0000 00e8 0000 0000 <text:s/>H...H.=.........</text:span></text:p>
              </text:list-item>
              <text:list-item>
                <text:p text:style-name="P11"><text:span text:style-name="T7">00000060: 31c0 4883 c408 c300 4743 433a 2028 5562 <text:s/>1.H.....GCC: (Ub</text:span></text:p>
              </text:list-item>
              <text:list-item>
                <text:p text:style-name="P11"><text:span text:style-name="T7">00000070: 756e 7475 2031 312e 342e 302d 3175 6275 <text:s/>untu 11.4.0-1ubu</text:span></text:p>
              </text:list-item>
              <text:list-item>
                <text:p text:style-name="P11"><text:span text:style-name="T7">00000080: 6e74 7531 7e32 322e 3034 2920 3131 2e34 <text:s/>ntu1~22.04) 11.4</text:span></text:p>
              </text:list-item>
              <text:list-item>
                <text:p text:style-name="P11"><text:span text:style-name="T7">00000090: 2e30 0000 0000 0000 1400 0000 0000 0000 <text:s/>.0..............</text:span></text:p>
              </text:list-item>
              <text:list-item>
                <text:p text:style-name="P11"><text:span text:style-name="T7">000000a0: 017a 5200 0178 1001 1b0c 0708 9001 0000 <text:s/>.zR..x..........</text:span></text:p>
              </text:list-item>
              <text:list-item>
                <text:p text:style-name="P11"><text:span text:style-name="T7">000000b0: 1400 0000 1c00 0000 0000 0000 1700 0000 <text:s/>................</text:span></text:p>
              </text:list-item>
              <text:list-item>
                <text:p text:style-name="P11"><text:span text:style-name="T7">000000c0: 0044 0e10 520e 0800 0000 0000 0000 0000 <text:s/>.D..R...........</text:span></text:p>
              </text:list-item>
              <text:list-item>
                <text:p text:style-name="P11"><text:span text:style-name="T7">000000d0: 0000 0000 0000 0000 0000 0000 0000 0000 <text:s/>.............…</text:span></text:p>
              </text:list-item>
              <text:list-item>
                <text:p text:style-name="P11"><text:span text:style-name="T7">...</text:span></text:p>
              </text:list-item>
            </text:list>
          </draw:text-box>
        </draw:frame>
        <draw:frame presentation:style-name="pr5" draw:text-style-name="P10" draw:layer="layout" svg:width="10.007cm" svg:height="13cm" svg:x="17cm" svg:y="5.4cm" presentation:class="outline" presentation:user-transformed="true">
          <draw:text-box>
            <text:list text:style-name="L3">
              <text:list-item>
                <text:p><text:span text:style-name="T10">The third step of the compilation is called assembling.</text:span></text:p>
              </text:list-item>
            </text:list>
            <text:list text:style-name="L4">
              <text:list-item>
                <text:list>
                  <text:list-item>
                    <text:p><text:span text:style-name="T11">The translation is done by the </text:span><text:span text:style-name="T10">command </text:span><text:span text:style-name="T14">as</text:span></text:p>
                  </text:list-item>
                </text:list>
              </text:list-item>
            </text:list>
            <text:list text:style-name="L3">
              <text:list-item>
                <text:p><text:span text:style-name="T10">It translates the assembly program to the machine code.</text:span></text:p>
                <text:list>
                  <text:list-item>
                    <text:p><text:span text:style-name="T10">The result of assembly is a binary file called object file.</text:span></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 text:style-name="P9">Step-by-step compilation (5)</text:p>
          </draw:text-box>
        </draw:frame>
        <draw:frame presentation:style-name="pr5" draw:text-style-name="P1" draw:layer="layout" svg:width="25.5cm" svg:height="13cm" svg:x="1cm" svg:y="5.5cm" presentation:class="outline" presentation:user-transformed="true">
          <draw:text-box>
            <text:list text:style-name="L4">
              <text:list-item>
                <text:p text:style-name="P11"><text:span text:style-name="T7">$ objdump -drC -Mintel hello.o</text:span></text:p>
              </text:list-item>
              <text:list-item>
                <text:p text:style-name="P11"><text:span text:style-name="T7">hello.o: <text:s text:c="4"/>file format elf64-x86-64</text:span></text:p>
              </text:list-item>
              <text:list-item>
                <text:p text:style-name="P11"><text:span text:style-name="T7"/></text:p>
              </text:list-item>
              <text:list-item>
                <text:p text:style-name="P11"><text:span text:style-name="T7">Disassembly of section .text.startup:</text:span></text:p>
              </text:list-item>
              <text:list-item>
                <text:p text:style-name="P11"><text:span text:style-name="T7"/></text:p>
              </text:list-item>
              <text:list-item>
                <text:p text:style-name="P11"><text:span text:style-name="T7">0000000000000000 &lt;main&gt;:</text:span></text:p>
              </text:list-item>
              <text:list-item>
                <text:p text:style-name="P11"><text:span text:style-name="T7"><text:s text:c="3"/></text:span><text:span text:style-name="T7">0: <text:s text:c="2"/>48 83 ec 08 <text:s text:c="12"/>sub <text:s text:c="3"/>rsp,0x8</text:span></text:p>
              </text:list-item>
              <text:list-item>
                <text:p text:style-name="P11"><text:span text:style-name="T7"><text:s text:c="3"/></text:span><text:span text:style-name="T7">4: <text:s text:c="2"/>48 8d 3d 00 00 00 00 <text:s text:c="3"/>lea <text:s text:c="3"/>rdi,[rip+0x0] <text:s text:c="7"/># b &lt;main+0xb&gt;</text:span></text:p>
              </text:list-item>
              <text:list-item>
                <text:p text:style-name="P11"><text:span text:style-name="T7"><text:s text:c="24"/></text:span><text:span text:style-name="T7">7: R_X86_64_PC32 <text:s text:c="7"/>.LC0-0x4</text:span></text:p>
              </text:list-item>
              <text:list-item>
                <text:p text:style-name="P11"><text:span text:style-name="T7"><text:s text:c="3"/></text:span><text:span text:style-name="T7">b: <text:s text:c="2"/>e8 00 00 00 00 <text:s text:c="9"/>call <text:s text:c="2"/>10 &lt;main+0x10&gt;</text:span></text:p>
              </text:list-item>
              <text:list-item>
                <text:p text:style-name="P11"><text:span text:style-name="T7"><text:s text:c="24"/></text:span><text:span text:style-name="T7">c: R_X86_64_PLT32 <text:s text:c="6"/>puts-0x4</text:span></text:p>
              </text:list-item>
              <text:list-item>
                <text:p text:style-name="P11"><text:span text:style-name="T7"><text:s text:c="2"/></text:span><text:span text:style-name="T7">10: <text:s text:c="2"/>31 c0 <text:s text:c="18"/>xor <text:s text:c="3"/>eax,eax</text:span></text:p>
              </text:list-item>
              <text:list-item>
                <text:p text:style-name="P11"><text:span text:style-name="T7"><text:s text:c="2"/></text:span><text:span text:style-name="T7">12: <text:s text:c="2"/>48 83 c4 08 <text:s text:c="12"/>add <text:s text:c="3"/>rsp,0x8</text:span></text:p>
              </text:list-item>
              <text:list-item>
                <text:p text:style-name="P11"><text:span text:style-name="T7"><text:s text:c="2"/></text:span><text:span text:style-name="T7">16: <text:s text:c="2"/>c3 <text:s text:c="21"/>ret</text:span></text:p>
              </text:list-item>
            </text:list>
          </draw:text-box>
        </draw:frame>
        <draw:frame presentation:style-name="pr5" draw:text-style-name="P10" draw:layer="layout" svg:width="10.007cm" svg:height="13cm" svg:x="17.001cm" svg:y="5.4cm" presentation:class="outline" presentation:user-transformed="true">
          <draw:text-box>
            <text:list text:style-name="L3">
              <text:list-item>
                <text:p><text:span text:style-name="T10">The content of the object file can be examined by a command </text:span><text:span text:style-name="T13">objdump</text:span><text:span text:style-name="T10">.</text:span></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 text:style-name="P9">Step-by-step compilation (6)</text:p>
          </draw:text-box>
        </draw:frame>
        <draw:frame presentation:style-name="pr5" draw:text-style-name="P1" draw:layer="layout" svg:width="14.2cm" svg:height="13cm" svg:x="1cm" svg:y="5.5cm" presentation:class="outline" presentation:user-transformed="true">
          <draw:text-box>
            <text:list text:style-name="L4">
              <text:list-item>
                <text:p text:style-name="P11"><text:span text:style-name="T7">$ g++ -o hello hello.o</text:span></text:p>
              </text:list-item>
              <text:list-item>
                <text:p text:style-name="P11"><text:span text:style-name="T7">$ ./hello</text:span></text:p>
              </text:list-item>
              <text:list-item>
                <text:p text:style-name="P11"><text:span text:style-name="T7">Hello, world!</text:span></text:p>
              </text:list-item>
              <text:list-item>
                <text:p text:style-name="P11"><text:span text:style-name="T7"/></text:p>
              </text:list-item>
            </text:list>
          </draw:text-box>
        </draw:frame>
        <draw:frame presentation:style-name="pr5" draw:text-style-name="P10" draw:layer="layout" svg:width="10.007cm" svg:height="13cm" svg:x="17.001cm" svg:y="5.4cm" presentation:class="outline" presentation:user-transformed="true">
          <draw:text-box>
            <text:list text:style-name="L3">
              <text:list-item>
                <text:p><text:span text:style-name="T10">Finally the fourth and the last step of the compilation is linking.</text:span></text:p>
                <text:list>
                  <text:list-item>
                    <text:p><text:span text:style-name="T10">It takes the object files and produces the final executable binary.</text:span></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Object file vs executable files</text:p>
          </draw:text-box>
        </draw:frame>
        <draw:frame presentation:style-name="pr5" draw:text-style-name="P3" draw:layer="layout" svg:width="25.5cm" svg:height="13cm" svg:x="1cm" svg:y="5.5cm" presentation:class="outline" presentation:user-transformed="true">
          <draw:text-box>
            <text:list text:style-name="L3">
              <text:list-item>
                <text:p><text:span text:style-name="T1">Both are binary</text:span></text:p>
              </text:list-item>
              <text:list-item>
                <text:p><text:span text:style-name="T1">Object files are designed to be an input for the linker. Executable files are designed to load and run efficiently.</text:span></text:p>
                <text:list>
                  <text:list-item>
                    <text:p><text:span text:style-name="T1">On Windows they have different formats: COFF for object files and PE for executables.</text:span></text:p>
                  </text:list-item>
                  <text:list-item>
                    <text:p><text:span text:style-name="T1">Still they have lots in common and on Linux the same file format (ELF) is used for both. Still some content is specific for each:</text:span></text:p>
                    <text:list>
                      <text:list-item>
                        <text:p><text:span text:style-name="T1">Object files are normally relocatable. Executable files are commonly (but not always) non-relocatable.</text:span></text:p>
                      </text:list-item>
                      <text:list-item>
                        <text:p><text:span text:style-name="T1">In executable files the linker inserts data for dynamic library loading like GOT and PLT. Object files don’t need them.</text:span></text:p>
                      </text:list-item>
                    </text:list>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 text:style-name="P9">Multiple Translation Units (1)</text:p>
          </draw:text-box>
        </draw:frame>
        <draw:frame presentation:style-name="pr5" draw:text-style-name="P5" draw:layer="layout" svg:width="25.5cm" svg:height="13cm" svg:x="1cm" svg:y="5.5cm" presentation:class="outline">
          <draw:text-box>
            <text:list text:style-name="L3">
              <text:list-item>
                <text:p><text:span text:style-name="T4">All the information above was about the programs consisting of one file.</text:span></text:p>
              </text:list-item>
              <text:list-item>
                <text:p text:style-name="P11"><text:span text:style-name="T15">Let us have a look at what the compilation of programs </text:span><text:span text:style-name="T4">consisting of multiple files looks like.</text:span></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2"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Multiple Translation Units (2)</text:p>
          </draw:text-box>
        </draw:frame>
        <draw:custom-shape draw:style-name="gr4" draw:text-style-name="P12" draw:layer="layout" svg:width="4.8cm" svg:height="1.6cm" svg:x="21.2cm" svg:y="4.2cm">
          <text:p text:style-name="P12"><text:span text:style-name="T5">z.cpp</text:span></text:p>
          <draw:enhanced-geometry svg:viewBox="0 0 21600 21600" draw:type="rectangle" draw:enhanced-path="M 0 0 L 21600 0 21600 21600 0 21600 0 0 Z N"/>
        </draw:custom-shape>
        <draw:custom-shape draw:style-name="gr5" draw:text-style-name="P13" draw:layer="layout" svg:width="4.8cm" svg:height="1.6cm" svg:x="15.8cm" svg:y="4.2cm">
          <text:p text:style-name="P12"><text:span text:style-name="T5">...</text:span></text:p>
          <draw:enhanced-geometry svg:viewBox="0 0 21600 21600" draw:type="rectangle" draw:enhanced-path="M 0 0 L 21600 0 21600 21600 0 21600 0 0 Z N"/>
        </draw:custom-shape>
        <draw:custom-shape draw:style-name="gr4" draw:text-style-name="P12" draw:layer="layout" svg:width="4.8cm" svg:height="1.6cm" svg:x="10.9cm" svg:y="4.2cm">
          <text:p text:style-name="P12"><text:span text:style-name="T5">b.cpp</text:span></text:p>
          <draw:enhanced-geometry svg:viewBox="0 0 21600 21600" draw:type="rectangle" draw:enhanced-path="M 0 0 L 21600 0 21600 21600 0 21600 0 0 Z N"/>
        </draw:custom-shape>
        <draw:custom-shape draw:style-name="gr4" draw:text-style-name="P12" draw:layer="layout" svg:width="4.8cm" svg:height="1.6cm" svg:x="5.7cm" svg:y="4.2cm">
          <text:p text:style-name="P12"><text:span text:style-name="T5">a.cpp</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3" presentation:class="page"/>
          <draw:frame presentation:style-name="pr7" draw:text-style-name="P2"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Multiple Translation Units (3)</text:p>
          </draw:text-box>
        </draw:frame>
        <draw:custom-shape draw:style-name="gr4" draw:text-style-name="P12" draw:layer="layout" svg:width="4.8cm" svg:height="1.6cm" svg:x="21.2cm" svg:y="4.2cm">
          <text:p text:style-name="P12"><text:span text:style-name="T5">z.cpp</text:span></text:p>
          <draw:enhanced-geometry svg:viewBox="0 0 21600 21600" draw:type="rectangle" draw:enhanced-path="M 0 0 L 21600 0 21600 21600 0 21600 0 0 Z N"/>
        </draw:custom-shape>
        <draw:line draw:style-name="gr6" draw:text-style-name="P14" draw:layer="layout" svg:x1="23.6cm" svg:y1="5.8cm" svg:x2="23.6cm" svg:y2="7.2cm">
          <text:p/>
        </draw:line>
        <draw:custom-shape draw:style-name="gr7" draw:text-style-name="P16" draw:layer="layout" svg:width="4.8cm" svg:height="1.8cm" svg:x="0.3cm" svg:y="5.6cm">
          <text:p text:style-name="P15"><text:span text:style-name="T5">$ g++ -E -P</text:span></text:p>
          <draw:enhanced-geometry svg:viewBox="0 0 21600 21600" draw:type="rectangle" draw:enhanced-path="M 0 0 L 21600 0 21600 21600 0 21600 0 0 Z N"/>
        </draw:custom-shape>
        <draw:custom-shape draw:style-name="gr4" draw:text-style-name="P12" draw:layer="layout" svg:width="4.8cm" svg:height="1.6cm" svg:x="21.2cm" svg:y="7.2cm">
          <text:p text:style-name="P12"><text:span text:style-name="T5">z.i</text:span></text:p>
          <draw:enhanced-geometry svg:viewBox="0 0 21600 21600" draw:type="rectangle" draw:enhanced-path="M 0 0 L 21600 0 21600 21600 0 21600 0 0 Z N"/>
        </draw:custom-shape>
        <draw:custom-shape draw:style-name="gr5" draw:text-style-name="P13" draw:layer="layout" svg:width="4.8cm" svg:height="1.6cm" svg:x="15.8cm" svg:y="7.2cm">
          <text:p text:style-name="P12"><text:span text:style-name="T5">...</text:span></text:p>
          <draw:enhanced-geometry svg:viewBox="0 0 21600 21600" draw:type="rectangle" draw:enhanced-path="M 0 0 L 21600 0 21600 21600 0 21600 0 0 Z N"/>
        </draw:custom-shape>
        <draw:custom-shape draw:style-name="gr5" draw:text-style-name="P13" draw:layer="layout" svg:width="4.8cm" svg:height="1.6cm" svg:x="15.8cm" svg:y="4.2cm">
          <text:p text:style-name="P12"><text:span text:style-name="T5">...</text:span></text:p>
          <draw:enhanced-geometry svg:viewBox="0 0 21600 21600" draw:type="rectangle" draw:enhanced-path="M 0 0 L 21600 0 21600 21600 0 21600 0 0 Z N"/>
        </draw:custom-shape>
        <draw:custom-shape draw:style-name="gr4" draw:text-style-name="P12" draw:layer="layout" svg:width="4.8cm" svg:height="1.6cm" svg:x="10.9cm" svg:y="4.2cm">
          <text:p text:style-name="P12"><text:span text:style-name="T5">b.cpp</text:span></text:p>
          <draw:enhanced-geometry svg:viewBox="0 0 21600 21600" draw:type="rectangle" draw:enhanced-path="M 0 0 L 21600 0 21600 21600 0 21600 0 0 Z N"/>
        </draw:custom-shape>
        <draw:line draw:style-name="gr6" draw:text-style-name="P14" draw:layer="layout" svg:x1="13.3cm" svg:y1="5.8cm" svg:x2="13.3cm" svg:y2="7.2cm">
          <text:p/>
        </draw:line>
        <draw:custom-shape draw:style-name="gr4" draw:text-style-name="P12" draw:layer="layout" svg:width="4.8cm" svg:height="1.6cm" svg:x="10.9cm" svg:y="7.2cm">
          <text:p text:style-name="P12"><text:span text:style-name="T5">b.i</text:span></text:p>
          <draw:enhanced-geometry svg:viewBox="0 0 21600 21600" draw:type="rectangle" draw:enhanced-path="M 0 0 L 21600 0 21600 21600 0 21600 0 0 Z N"/>
        </draw:custom-shape>
        <draw:custom-shape draw:style-name="gr4" draw:text-style-name="P12" draw:layer="layout" svg:width="4.8cm" svg:height="1.6cm" svg:x="5.7cm" svg:y="4.2cm">
          <text:p text:style-name="P12"><text:span text:style-name="T5">a.cpp</text:span></text:p>
          <draw:enhanced-geometry svg:viewBox="0 0 21600 21600" draw:type="rectangle" draw:enhanced-path="M 0 0 L 21600 0 21600 21600 0 21600 0 0 Z N"/>
        </draw:custom-shape>
        <draw:line draw:style-name="gr6" draw:text-style-name="P14" draw:layer="layout" svg:x1="8.1cm" svg:y1="5.8cm" svg:x2="8.1cm" svg:y2="7.2cm">
          <text:p/>
        </draw:line>
        <draw:custom-shape draw:style-name="gr4" draw:text-style-name="P12" draw:layer="layout" svg:width="4.8cm" svg:height="1.6cm" svg:x="5.7cm" svg:y="7.2cm">
          <text:p text:style-name="P12"><text:span text:style-name="T5">a.i</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4" presentation:class="page"/>
          <draw:frame presentation:style-name="pr7" draw:text-style-name="P2"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Multiple Translation Units (4)</text:p>
          </draw:text-box>
        </draw:frame>
        <draw:custom-shape draw:style-name="gr4" draw:text-style-name="P12" draw:layer="layout" svg:width="4.8cm" svg:height="1.6cm" svg:x="21.2cm" svg:y="4.2cm">
          <text:p text:style-name="P12"><text:span text:style-name="T5">z.cpp</text:span></text:p>
          <draw:enhanced-geometry svg:viewBox="0 0 21600 21600" draw:type="rectangle" draw:enhanced-path="M 0 0 L 21600 0 21600 21600 0 21600 0 0 Z N"/>
        </draw:custom-shape>
        <draw:line draw:style-name="gr6" draw:text-style-name="P14" draw:layer="layout" svg:x1="23.6cm" svg:y1="5.8cm" svg:x2="23.6cm" svg:y2="7.2cm">
          <text:p/>
        </draw:line>
        <draw:custom-shape draw:style-name="gr7" draw:text-style-name="P16" draw:layer="layout" svg:width="4.8cm" svg:height="1.8cm" svg:x="0.3cm" svg:y="5.6cm">
          <text:p text:style-name="P15"><text:span text:style-name="T5">$ g++ -E -P</text:span></text:p>
          <draw:enhanced-geometry svg:viewBox="0 0 21600 21600" draw:type="rectangle" draw:enhanced-path="M 0 0 L 21600 0 21600 21600 0 21600 0 0 Z N"/>
        </draw:custom-shape>
        <draw:custom-shape draw:style-name="gr7" draw:text-style-name="P16" draw:layer="layout" svg:width="4.8cm" svg:height="1.8cm" svg:x="0.3cm" svg:y="8.7cm">
          <text:p text:style-name="P15"><text:span text:style-name="T5">$ g++ -S</text:span></text:p>
          <draw:enhanced-geometry svg:viewBox="0 0 21600 21600" draw:type="rectangle" draw:enhanced-path="M 0 0 L 21600 0 21600 21600 0 21600 0 0 Z N"/>
        </draw:custom-shape>
        <draw:line draw:style-name="gr6" draw:text-style-name="P14" draw:layer="layout" svg:x1="23.6cm" svg:y1="8.8cm" svg:x2="23.6cm" svg:y2="10.2cm">
          <text:p/>
        </draw:line>
        <draw:custom-shape draw:style-name="gr4" draw:text-style-name="P12" draw:layer="layout" svg:width="4.8cm" svg:height="1.6cm" svg:x="21.2cm" svg:y="7.2cm">
          <text:p text:style-name="P12"><text:span text:style-name="T5">z.i</text:span></text:p>
          <draw:enhanced-geometry svg:viewBox="0 0 21600 21600" draw:type="rectangle" draw:enhanced-path="M 0 0 L 21600 0 21600 21600 0 21600 0 0 Z N"/>
        </draw:custom-shape>
        <draw:custom-shape draw:style-name="gr4" draw:text-style-name="P12" draw:layer="layout" svg:width="4.8cm" svg:height="1.6cm" svg:x="21.2cm" svg:y="10.2cm">
          <text:p text:style-name="P12"><text:span text:style-name="T5">z.s</text:span></text:p>
          <draw:enhanced-geometry svg:viewBox="0 0 21600 21600" draw:type="rectangle" draw:enhanced-path="M 0 0 L 21600 0 21600 21600 0 21600 0 0 Z N"/>
        </draw:custom-shape>
        <draw:custom-shape draw:style-name="gr5" draw:text-style-name="P13" draw:layer="layout" svg:width="4.8cm" svg:height="1.6cm" svg:x="15.8cm" svg:y="7.2cm">
          <text:p text:style-name="P12"><text:span text:style-name="T5">...</text:span></text:p>
          <draw:enhanced-geometry svg:viewBox="0 0 21600 21600" draw:type="rectangle" draw:enhanced-path="M 0 0 L 21600 0 21600 21600 0 21600 0 0 Z N"/>
        </draw:custom-shape>
        <draw:custom-shape draw:style-name="gr5" draw:text-style-name="P13" draw:layer="layout" svg:width="4.8cm" svg:height="1.6cm" svg:x="15.8cm" svg:y="4.2cm">
          <text:p text:style-name="P12"><text:span text:style-name="T5">...</text:span></text:p>
          <draw:enhanced-geometry svg:viewBox="0 0 21600 21600" draw:type="rectangle" draw:enhanced-path="M 0 0 L 21600 0 21600 21600 0 21600 0 0 Z N"/>
        </draw:custom-shape>
        <draw:custom-shape draw:style-name="gr5" draw:text-style-name="P13" draw:layer="layout" svg:width="4.8cm" svg:height="1.6cm" svg:x="15.8cm" svg:y="10.2cm">
          <text:p text:style-name="P12"><text:span text:style-name="T5">...</text:span></text:p>
          <draw:enhanced-geometry svg:viewBox="0 0 21600 21600" draw:type="rectangle" draw:enhanced-path="M 0 0 L 21600 0 21600 21600 0 21600 0 0 Z N"/>
        </draw:custom-shape>
        <draw:custom-shape draw:style-name="gr4" draw:text-style-name="P12" draw:layer="layout" svg:width="4.8cm" svg:height="1.6cm" svg:x="10.9cm" svg:y="4.2cm">
          <text:p text:style-name="P12"><text:span text:style-name="T5">b.cpp</text:span></text:p>
          <draw:enhanced-geometry svg:viewBox="0 0 21600 21600" draw:type="rectangle" draw:enhanced-path="M 0 0 L 21600 0 21600 21600 0 21600 0 0 Z N"/>
        </draw:custom-shape>
        <draw:line draw:style-name="gr6" draw:text-style-name="P14" draw:layer="layout" svg:x1="13.3cm" svg:y1="5.8cm" svg:x2="13.3cm" svg:y2="7.2cm">
          <text:p/>
        </draw:line>
        <draw:line draw:style-name="gr6" draw:text-style-name="P14" draw:layer="layout" svg:x1="13.3cm" svg:y1="8.8cm" svg:x2="13.3cm" svg:y2="10.2cm">
          <text:p/>
        </draw:line>
        <draw:custom-shape draw:style-name="gr4" draw:text-style-name="P12" draw:layer="layout" svg:width="4.8cm" svg:height="1.6cm" svg:x="10.9cm" svg:y="7.2cm">
          <text:p text:style-name="P12"><text:span text:style-name="T5">b.i</text:span></text:p>
          <draw:enhanced-geometry svg:viewBox="0 0 21600 21600" draw:type="rectangle" draw:enhanced-path="M 0 0 L 21600 0 21600 21600 0 21600 0 0 Z N"/>
        </draw:custom-shape>
        <draw:custom-shape draw:style-name="gr4" draw:text-style-name="P12" draw:layer="layout" svg:width="4.8cm" svg:height="1.6cm" svg:x="10.9cm" svg:y="10.2cm">
          <text:p text:style-name="P12"><text:span text:style-name="T5">b.s</text:span></text:p>
          <draw:enhanced-geometry svg:viewBox="0 0 21600 21600" draw:type="rectangle" draw:enhanced-path="M 0 0 L 21600 0 21600 21600 0 21600 0 0 Z N"/>
        </draw:custom-shape>
        <draw:custom-shape draw:style-name="gr4" draw:text-style-name="P12" draw:layer="layout" svg:width="4.8cm" svg:height="1.6cm" svg:x="5.7cm" svg:y="4.2cm">
          <text:p text:style-name="P12"><text:span text:style-name="T5">a.cpp</text:span></text:p>
          <draw:enhanced-geometry svg:viewBox="0 0 21600 21600" draw:type="rectangle" draw:enhanced-path="M 0 0 L 21600 0 21600 21600 0 21600 0 0 Z N"/>
        </draw:custom-shape>
        <draw:line draw:style-name="gr6" draw:text-style-name="P14" draw:layer="layout" svg:x1="8.1cm" svg:y1="5.8cm" svg:x2="8.1cm" svg:y2="7.2cm">
          <text:p/>
        </draw:line>
        <draw:line draw:style-name="gr6" draw:text-style-name="P14" draw:layer="layout" svg:x1="8.1cm" svg:y1="8.8cm" svg:x2="8.1cm" svg:y2="10.2cm">
          <text:p/>
        </draw:line>
        <draw:custom-shape draw:style-name="gr4" draw:text-style-name="P12" draw:layer="layout" svg:width="4.8cm" svg:height="1.6cm" svg:x="5.7cm" svg:y="7.2cm">
          <text:p text:style-name="P12"><text:span text:style-name="T5">a.i</text:span></text:p>
          <draw:enhanced-geometry svg:viewBox="0 0 21600 21600" draw:type="rectangle" draw:enhanced-path="M 0 0 L 21600 0 21600 21600 0 21600 0 0 Z N"/>
        </draw:custom-shape>
        <draw:custom-shape draw:style-name="gr4" draw:text-style-name="P12" draw:layer="layout" svg:width="4.8cm" svg:height="1.6cm" svg:x="5.7cm" svg:y="10.2cm">
          <text:p text:style-name="P12"><text:span text:style-name="T5">a.s</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5" presentation:class="page"/>
          <draw:frame presentation:style-name="pr7" draw:text-style-name="P2"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Multiple Translation Units (5)</text:p>
          </draw:text-box>
        </draw:frame>
        <draw:custom-shape draw:style-name="gr4" draw:text-style-name="P12" draw:layer="layout" svg:width="4.8cm" svg:height="1.6cm" svg:x="21.2cm" svg:y="4.2cm">
          <text:p text:style-name="P12"><text:span text:style-name="T5">z.cpp</text:span></text:p>
          <draw:enhanced-geometry svg:viewBox="0 0 21600 21600" draw:type="rectangle" draw:enhanced-path="M 0 0 L 21600 0 21600 21600 0 21600 0 0 Z N"/>
        </draw:custom-shape>
        <draw:line draw:style-name="gr6" draw:text-style-name="P14" draw:layer="layout" svg:x1="23.6cm" svg:y1="5.8cm" svg:x2="23.6cm" svg:y2="7.2cm">
          <text:p/>
        </draw:line>
        <draw:custom-shape draw:style-name="gr7" draw:text-style-name="P16" draw:layer="layout" svg:width="4.8cm" svg:height="1.8cm" svg:x="0.3cm" svg:y="5.6cm">
          <text:p text:style-name="P15"><text:span text:style-name="T5">$ g++ -E -P</text:span></text:p>
          <draw:enhanced-geometry svg:viewBox="0 0 21600 21600" draw:type="rectangle" draw:enhanced-path="M 0 0 L 21600 0 21600 21600 0 21600 0 0 Z N"/>
        </draw:custom-shape>
        <draw:custom-shape draw:style-name="gr7" draw:text-style-name="P16" draw:layer="layout" svg:width="4.8cm" svg:height="1.8cm" svg:x="0.3cm" svg:y="8.7cm">
          <text:p text:style-name="P15"><text:span text:style-name="T5">$ g++ -S</text:span></text:p>
          <draw:enhanced-geometry svg:viewBox="0 0 21600 21600" draw:type="rectangle" draw:enhanced-path="M 0 0 L 21600 0 21600 21600 0 21600 0 0 Z N"/>
        </draw:custom-shape>
        <draw:custom-shape draw:style-name="gr8" draw:text-style-name="P16" draw:layer="layout" svg:width="5.5cm" svg:height="1.8cm" svg:x="0.4cm" svg:y="11.7cm">
          <text:p text:style-name="P15"><text:span text:style-name="T5">$ g++ -c (as)</text:span></text:p>
          <draw:enhanced-geometry svg:viewBox="0 0 21600 21600" draw:type="rectangle" draw:enhanced-path="M 0 0 L 21600 0 21600 21600 0 21600 0 0 Z N"/>
        </draw:custom-shape>
        <draw:line draw:style-name="gr6" draw:text-style-name="P14" draw:layer="layout" svg:x1="23.6cm" svg:y1="11.8cm" svg:x2="23.6cm" svg:y2="13.2cm">
          <text:p/>
        </draw:line>
        <draw:line draw:style-name="gr6" draw:text-style-name="P14" draw:layer="layout" svg:x1="23.6cm" svg:y1="8.8cm" svg:x2="23.6cm" svg:y2="10.2cm">
          <text:p/>
        </draw:line>
        <draw:custom-shape draw:style-name="gr4" draw:text-style-name="P12" draw:layer="layout" svg:width="4.8cm" svg:height="1.6cm" svg:x="21.2cm" svg:y="7.2cm">
          <text:p text:style-name="P12"><text:span text:style-name="T5">z.i</text:span></text:p>
          <draw:enhanced-geometry svg:viewBox="0 0 21600 21600" draw:type="rectangle" draw:enhanced-path="M 0 0 L 21600 0 21600 21600 0 21600 0 0 Z N"/>
        </draw:custom-shape>
        <draw:custom-shape draw:style-name="gr4" draw:text-style-name="P12" draw:layer="layout" svg:width="4.8cm" svg:height="1.6cm" svg:x="21.2cm" svg:y="10.2cm">
          <text:p text:style-name="P12"><text:span text:style-name="T5">z.s</text:span></text:p>
          <draw:enhanced-geometry svg:viewBox="0 0 21600 21600" draw:type="rectangle" draw:enhanced-path="M 0 0 L 21600 0 21600 21600 0 21600 0 0 Z N"/>
        </draw:custom-shape>
        <draw:custom-shape draw:style-name="gr4" draw:text-style-name="P12" draw:layer="layout" svg:width="4.8cm" svg:height="1.6cm" svg:x="21.2cm" svg:y="13.2cm">
          <text:p text:style-name="P12"><text:span text:style-name="T5">z.o</text:span></text:p>
          <draw:enhanced-geometry svg:viewBox="0 0 21600 21600" draw:type="rectangle" draw:enhanced-path="M 0 0 L 21600 0 21600 21600 0 21600 0 0 Z N"/>
        </draw:custom-shape>
        <draw:custom-shape draw:style-name="gr5" draw:text-style-name="P13" draw:layer="layout" svg:width="4.8cm" svg:height="1.6cm" svg:x="15.8cm" svg:y="7.2cm">
          <text:p text:style-name="P12"><text:span text:style-name="T5">...</text:span></text:p>
          <draw:enhanced-geometry svg:viewBox="0 0 21600 21600" draw:type="rectangle" draw:enhanced-path="M 0 0 L 21600 0 21600 21600 0 21600 0 0 Z N"/>
        </draw:custom-shape>
        <draw:custom-shape draw:style-name="gr5" draw:text-style-name="P13" draw:layer="layout" svg:width="4.8cm" svg:height="1.6cm" svg:x="15.8cm" svg:y="4.2cm">
          <text:p text:style-name="P12"><text:span text:style-name="T5">...</text:span></text:p>
          <draw:enhanced-geometry svg:viewBox="0 0 21600 21600" draw:type="rectangle" draw:enhanced-path="M 0 0 L 21600 0 21600 21600 0 21600 0 0 Z N"/>
        </draw:custom-shape>
        <draw:custom-shape draw:style-name="gr5" draw:text-style-name="P13" draw:layer="layout" svg:width="4.8cm" svg:height="1.6cm" svg:x="15.8cm" svg:y="10.2cm">
          <text:p text:style-name="P12"><text:span text:style-name="T5">...</text:span></text:p>
          <draw:enhanced-geometry svg:viewBox="0 0 21600 21600" draw:type="rectangle" draw:enhanced-path="M 0 0 L 21600 0 21600 21600 0 21600 0 0 Z N"/>
        </draw:custom-shape>
        <draw:custom-shape draw:style-name="gr5" draw:text-style-name="P13" draw:layer="layout" svg:width="4.8cm" svg:height="1.6cm" svg:x="15.8cm" svg:y="13.2cm">
          <text:p text:style-name="P12"><text:span text:style-name="T5">...</text:span></text:p>
          <draw:enhanced-geometry svg:viewBox="0 0 21600 21600" draw:type="rectangle" draw:enhanced-path="M 0 0 L 21600 0 21600 21600 0 21600 0 0 Z N"/>
        </draw:custom-shape>
        <draw:custom-shape draw:style-name="gr4" draw:text-style-name="P12" draw:layer="layout" svg:width="4.8cm" svg:height="1.6cm" svg:x="10.9cm" svg:y="4.2cm">
          <text:p text:style-name="P12"><text:span text:style-name="T5">b.cpp</text:span></text:p>
          <draw:enhanced-geometry svg:viewBox="0 0 21600 21600" draw:type="rectangle" draw:enhanced-path="M 0 0 L 21600 0 21600 21600 0 21600 0 0 Z N"/>
        </draw:custom-shape>
        <draw:line draw:style-name="gr6" draw:text-style-name="P14" draw:layer="layout" svg:x1="13.3cm" svg:y1="5.8cm" svg:x2="13.3cm" svg:y2="7.2cm">
          <text:p/>
        </draw:line>
        <draw:line draw:style-name="gr6" draw:text-style-name="P14" draw:layer="layout" svg:x1="13.3cm" svg:y1="11.8cm" svg:x2="13.3cm" svg:y2="13.2cm">
          <text:p/>
        </draw:line>
        <draw:line draw:style-name="gr6" draw:text-style-name="P14" draw:layer="layout" svg:x1="13.3cm" svg:y1="8.8cm" svg:x2="13.3cm" svg:y2="10.2cm">
          <text:p/>
        </draw:line>
        <draw:custom-shape draw:style-name="gr4" draw:text-style-name="P12" draw:layer="layout" svg:width="4.8cm" svg:height="1.6cm" svg:x="10.9cm" svg:y="7.2cm">
          <text:p text:style-name="P12"><text:span text:style-name="T5">b.i</text:span></text:p>
          <draw:enhanced-geometry svg:viewBox="0 0 21600 21600" draw:type="rectangle" draw:enhanced-path="M 0 0 L 21600 0 21600 21600 0 21600 0 0 Z N"/>
        </draw:custom-shape>
        <draw:custom-shape draw:style-name="gr4" draw:text-style-name="P12" draw:layer="layout" svg:width="4.8cm" svg:height="1.6cm" svg:x="10.9cm" svg:y="10.2cm">
          <text:p text:style-name="P12"><text:span text:style-name="T5">b.s</text:span></text:p>
          <draw:enhanced-geometry svg:viewBox="0 0 21600 21600" draw:type="rectangle" draw:enhanced-path="M 0 0 L 21600 0 21600 21600 0 21600 0 0 Z N"/>
        </draw:custom-shape>
        <draw:custom-shape draw:style-name="gr4" draw:text-style-name="P12" draw:layer="layout" svg:width="4.8cm" svg:height="1.6cm" svg:x="10.9cm" svg:y="13.2cm">
          <text:p text:style-name="P12"><text:span text:style-name="T5">b.o</text:span></text:p>
          <draw:enhanced-geometry svg:viewBox="0 0 21600 21600" draw:type="rectangle" draw:enhanced-path="M 0 0 L 21600 0 21600 21600 0 21600 0 0 Z N"/>
        </draw:custom-shape>
        <draw:custom-shape draw:style-name="gr4" draw:text-style-name="P12" draw:layer="layout" svg:width="4.8cm" svg:height="1.6cm" svg:x="5.7cm" svg:y="4.2cm">
          <text:p text:style-name="P12"><text:span text:style-name="T5">a.cpp</text:span></text:p>
          <draw:enhanced-geometry svg:viewBox="0 0 21600 21600" draw:type="rectangle" draw:enhanced-path="M 0 0 L 21600 0 21600 21600 0 21600 0 0 Z N"/>
        </draw:custom-shape>
        <draw:line draw:style-name="gr6" draw:text-style-name="P14" draw:layer="layout" svg:x1="8.1cm" svg:y1="5.8cm" svg:x2="8.1cm" svg:y2="7.2cm">
          <text:p/>
        </draw:line>
        <draw:line draw:style-name="gr6" draw:text-style-name="P14" draw:layer="layout" svg:x1="8.1cm" svg:y1="11.8cm" svg:x2="8.1cm" svg:y2="13.2cm">
          <text:p/>
        </draw:line>
        <draw:line draw:style-name="gr6" draw:text-style-name="P14" draw:layer="layout" svg:x1="8.1cm" svg:y1="8.8cm" svg:x2="8.1cm" svg:y2="10.2cm">
          <text:p/>
        </draw:line>
        <draw:custom-shape draw:style-name="gr4" draw:text-style-name="P12" draw:layer="layout" svg:width="4.8cm" svg:height="1.6cm" svg:x="5.7cm" svg:y="7.2cm">
          <text:p text:style-name="P12"><text:span text:style-name="T5">a.i</text:span></text:p>
          <draw:enhanced-geometry svg:viewBox="0 0 21600 21600" draw:type="rectangle" draw:enhanced-path="M 0 0 L 21600 0 21600 21600 0 21600 0 0 Z N"/>
        </draw:custom-shape>
        <draw:custom-shape draw:style-name="gr4" draw:text-style-name="P12" draw:layer="layout" svg:width="4.8cm" svg:height="1.6cm" svg:x="5.7cm" svg:y="10.2cm">
          <text:p text:style-name="P12"><text:span text:style-name="T5">a.s</text:span></text:p>
          <draw:enhanced-geometry svg:viewBox="0 0 21600 21600" draw:type="rectangle" draw:enhanced-path="M 0 0 L 21600 0 21600 21600 0 21600 0 0 Z N"/>
        </draw:custom-shape>
        <draw:custom-shape draw:style-name="gr4" draw:text-style-name="P12" draw:layer="layout" svg:width="4.8cm" svg:height="1.6cm" svg:x="5.7cm" svg:y="13.2cm">
          <text:p text:style-name="P12"><text:span text:style-name="T5">a.o</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6" presentation:class="page"/>
          <draw:frame presentation:style-name="pr7" draw:text-style-name="P2"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Multiple Translation Units (6)</text:p>
          </draw:text-box>
        </draw:frame>
        <draw:custom-shape draw:style-name="gr4" draw:text-style-name="P12" draw:layer="layout" svg:width="4.8cm" svg:height="1.6cm" svg:x="21.2cm" svg:y="4.2cm">
          <text:p text:style-name="P12"><text:span text:style-name="T5">z.cpp</text:span></text:p>
          <draw:enhanced-geometry svg:viewBox="0 0 21600 21600" draw:type="rectangle" draw:enhanced-path="M 0 0 L 21600 0 21600 21600 0 21600 0 0 Z N"/>
        </draw:custom-shape>
        <draw:line draw:style-name="gr6" draw:text-style-name="P14" draw:layer="layout" svg:x1="23.6cm" svg:y1="5.8cm" svg:x2="23.6cm" svg:y2="7.2cm">
          <text:p/>
        </draw:line>
        <draw:custom-shape draw:style-name="gr7" draw:text-style-name="P16" draw:layer="layout" svg:width="4.8cm" svg:height="1.8cm" svg:x="0.3cm" svg:y="5.6cm">
          <text:p text:style-name="P15"><text:span text:style-name="T5">$ g++ -E -P</text:span></text:p>
          <draw:enhanced-geometry svg:viewBox="0 0 21600 21600" draw:type="rectangle" draw:enhanced-path="M 0 0 L 21600 0 21600 21600 0 21600 0 0 Z N"/>
        </draw:custom-shape>
        <draw:custom-shape draw:style-name="gr7" draw:text-style-name="P16" draw:layer="layout" svg:width="4.8cm" svg:height="1.8cm" svg:x="0.3cm" svg:y="8.7cm">
          <text:p text:style-name="P15"><text:span text:style-name="T5">$ g++ -S</text:span></text:p>
          <draw:enhanced-geometry svg:viewBox="0 0 21600 21600" draw:type="rectangle" draw:enhanced-path="M 0 0 L 21600 0 21600 21600 0 21600 0 0 Z N"/>
        </draw:custom-shape>
        <draw:custom-shape draw:style-name="gr8" draw:text-style-name="P16" draw:layer="layout" svg:width="5.5cm" svg:height="1.8cm" svg:x="0.4cm" svg:y="11.7cm">
          <text:p text:style-name="P15"><text:span text:style-name="T5">$ g++ -c (as)</text:span></text:p>
          <draw:enhanced-geometry svg:viewBox="0 0 21600 21600" draw:type="rectangle" draw:enhanced-path="M 0 0 L 21600 0 21600 21600 0 21600 0 0 Z N"/>
        </draw:custom-shape>
        <draw:line draw:style-name="gr6" draw:text-style-name="P14" draw:layer="layout" svg:x1="23.6cm" svg:y1="11.8cm" svg:x2="23.6cm" svg:y2="13.2cm">
          <text:p/>
        </draw:line>
        <draw:line draw:style-name="gr6" draw:text-style-name="P14" draw:layer="layout" svg:x1="23.6cm" svg:y1="8.8cm" svg:x2="23.6cm" svg:y2="10.2cm">
          <text:p/>
        </draw:line>
        <draw:custom-shape draw:style-name="gr4" draw:text-style-name="P12" draw:layer="layout" svg:width="4.8cm" svg:height="1.6cm" svg:x="21.2cm" svg:y="7.2cm">
          <text:p text:style-name="P12"><text:span text:style-name="T5">z.i</text:span></text:p>
          <draw:enhanced-geometry svg:viewBox="0 0 21600 21600" draw:type="rectangle" draw:enhanced-path="M 0 0 L 21600 0 21600 21600 0 21600 0 0 Z N"/>
        </draw:custom-shape>
        <draw:custom-shape draw:style-name="gr4" draw:text-style-name="P12" draw:layer="layout" svg:width="4.8cm" svg:height="1.6cm" svg:x="21.2cm" svg:y="10.2cm">
          <text:p text:style-name="P12"><text:span text:style-name="T5">z.s</text:span></text:p>
          <draw:enhanced-geometry svg:viewBox="0 0 21600 21600" draw:type="rectangle" draw:enhanced-path="M 0 0 L 21600 0 21600 21600 0 21600 0 0 Z N"/>
        </draw:custom-shape>
        <draw:custom-shape draw:style-name="gr4" draw:text-style-name="P12" draw:layer="layout" svg:width="4.8cm" svg:height="1.6cm" svg:x="21.2cm" svg:y="13.2cm">
          <text:p text:style-name="P12"><text:span text:style-name="T5">z.o</text:span></text:p>
          <draw:enhanced-geometry svg:viewBox="0 0 21600 21600" draw:type="rectangle" draw:enhanced-path="M 0 0 L 21600 0 21600 21600 0 21600 0 0 Z N"/>
        </draw:custom-shape>
        <draw:custom-shape draw:style-name="gr5" draw:text-style-name="P13" draw:layer="layout" svg:width="4.8cm" svg:height="1.6cm" svg:x="15.8cm" svg:y="7.2cm">
          <text:p text:style-name="P12"><text:span text:style-name="T5">...</text:span></text:p>
          <draw:enhanced-geometry svg:viewBox="0 0 21600 21600" draw:type="rectangle" draw:enhanced-path="M 0 0 L 21600 0 21600 21600 0 21600 0 0 Z N"/>
        </draw:custom-shape>
        <draw:custom-shape draw:style-name="gr5" draw:text-style-name="P13" draw:layer="layout" svg:width="4.8cm" svg:height="1.6cm" svg:x="15.8cm" svg:y="4.2cm">
          <text:p text:style-name="P12"><text:span text:style-name="T5">...</text:span></text:p>
          <draw:enhanced-geometry svg:viewBox="0 0 21600 21600" draw:type="rectangle" draw:enhanced-path="M 0 0 L 21600 0 21600 21600 0 21600 0 0 Z N"/>
        </draw:custom-shape>
        <draw:custom-shape draw:style-name="gr5" draw:text-style-name="P13" draw:layer="layout" svg:width="4.8cm" svg:height="1.6cm" svg:x="15.8cm" svg:y="10.2cm">
          <text:p text:style-name="P12"><text:span text:style-name="T5">...</text:span></text:p>
          <draw:enhanced-geometry svg:viewBox="0 0 21600 21600" draw:type="rectangle" draw:enhanced-path="M 0 0 L 21600 0 21600 21600 0 21600 0 0 Z N"/>
        </draw:custom-shape>
        <draw:custom-shape draw:style-name="gr5" draw:text-style-name="P13" draw:layer="layout" svg:width="4.8cm" svg:height="1.6cm" svg:x="15.8cm" svg:y="13.2cm">
          <text:p text:style-name="P12"><text:span text:style-name="T5">...</text:span></text:p>
          <draw:enhanced-geometry svg:viewBox="0 0 21600 21600" draw:type="rectangle" draw:enhanced-path="M 0 0 L 21600 0 21600 21600 0 21600 0 0 Z N"/>
        </draw:custom-shape>
        <draw:custom-shape draw:style-name="gr4" draw:text-style-name="P12" draw:layer="layout" svg:width="4.8cm" svg:height="1.6cm" svg:x="10.9cm" svg:y="4.2cm">
          <text:p text:style-name="P12"><text:span text:style-name="T5">b.cpp</text:span></text:p>
          <draw:enhanced-geometry svg:viewBox="0 0 21600 21600" draw:type="rectangle" draw:enhanced-path="M 0 0 L 21600 0 21600 21600 0 21600 0 0 Z N"/>
        </draw:custom-shape>
        <draw:line draw:style-name="gr6" draw:text-style-name="P14" draw:layer="layout" svg:x1="13.3cm" svg:y1="5.8cm" svg:x2="13.3cm" svg:y2="7.2cm">
          <text:p/>
        </draw:line>
        <draw:line draw:style-name="gr6" draw:text-style-name="P14" draw:layer="layout" svg:x1="13.3cm" svg:y1="11.8cm" svg:x2="13.3cm" svg:y2="13.2cm">
          <text:p/>
        </draw:line>
        <draw:line draw:style-name="gr6" draw:text-style-name="P14" draw:layer="layout" svg:x1="13.3cm" svg:y1="8.8cm" svg:x2="13.3cm" svg:y2="10.2cm">
          <text:p/>
        </draw:line>
        <draw:custom-shape draw:style-name="gr4" draw:text-style-name="P12" draw:layer="layout" svg:width="4.8cm" svg:height="1.6cm" svg:x="10.9cm" svg:y="7.2cm">
          <text:p text:style-name="P12"><text:span text:style-name="T5">b.i</text:span></text:p>
          <draw:enhanced-geometry svg:viewBox="0 0 21600 21600" draw:type="rectangle" draw:enhanced-path="M 0 0 L 21600 0 21600 21600 0 21600 0 0 Z N"/>
        </draw:custom-shape>
        <draw:custom-shape draw:style-name="gr4" draw:text-style-name="P12" draw:layer="layout" svg:width="4.8cm" svg:height="1.6cm" svg:x="10.9cm" svg:y="10.2cm">
          <text:p text:style-name="P12"><text:span text:style-name="T5">b.s</text:span></text:p>
          <draw:enhanced-geometry svg:viewBox="0 0 21600 21600" draw:type="rectangle" draw:enhanced-path="M 0 0 L 21600 0 21600 21600 0 21600 0 0 Z N"/>
        </draw:custom-shape>
        <draw:custom-shape draw:style-name="gr4" draw:text-style-name="P12" draw:layer="layout" svg:width="4.8cm" svg:height="1.6cm" svg:x="10.9cm" svg:y="13.2cm">
          <text:p text:style-name="P12"><text:span text:style-name="T5">b.o</text:span></text:p>
          <draw:enhanced-geometry svg:viewBox="0 0 21600 21600" draw:type="rectangle" draw:enhanced-path="M 0 0 L 21600 0 21600 21600 0 21600 0 0 Z N"/>
        </draw:custom-shape>
        <draw:custom-shape draw:style-name="gr4" draw:text-style-name="P12" draw:layer="layout" svg:width="4.8cm" svg:height="1.6cm" svg:x="5.7cm" svg:y="4.2cm">
          <text:p text:style-name="P12"><text:span text:style-name="T5">a.cpp</text:span></text:p>
          <draw:enhanced-geometry svg:viewBox="0 0 21600 21600" draw:type="rectangle" draw:enhanced-path="M 0 0 L 21600 0 21600 21600 0 21600 0 0 Z N"/>
        </draw:custom-shape>
        <draw:line draw:style-name="gr6" draw:text-style-name="P14" draw:layer="layout" svg:x1="8.1cm" svg:y1="5.8cm" svg:x2="8.1cm" svg:y2="7.2cm">
          <text:p/>
        </draw:line>
        <draw:line draw:style-name="gr6" draw:text-style-name="P14" draw:layer="layout" svg:x1="8.1cm" svg:y1="11.8cm" svg:x2="8.1cm" svg:y2="13.2cm">
          <text:p/>
        </draw:line>
        <draw:line draw:style-name="gr6" draw:text-style-name="P14" draw:layer="layout" svg:x1="8.1cm" svg:y1="8.8cm" svg:x2="8.1cm" svg:y2="10.2cm">
          <text:p/>
        </draw:line>
        <draw:custom-shape draw:style-name="gr4" draw:text-style-name="P12" draw:layer="layout" svg:width="4.8cm" svg:height="1.6cm" svg:x="5.7cm" svg:y="7.2cm">
          <text:p text:style-name="P12"><text:span text:style-name="T5">a.i</text:span></text:p>
          <draw:enhanced-geometry svg:viewBox="0 0 21600 21600" draw:type="rectangle" draw:enhanced-path="M 0 0 L 21600 0 21600 21600 0 21600 0 0 Z N"/>
        </draw:custom-shape>
        <draw:custom-shape draw:style-name="gr4" draw:text-style-name="P12" draw:layer="layout" svg:width="4.8cm" svg:height="1.6cm" svg:x="5.7cm" svg:y="10.2cm">
          <text:p text:style-name="P12"><text:span text:style-name="T5">a.s</text:span></text:p>
          <draw:enhanced-geometry svg:viewBox="0 0 21600 21600" draw:type="rectangle" draw:enhanced-path="M 0 0 L 21600 0 21600 21600 0 21600 0 0 Z N"/>
        </draw:custom-shape>
        <draw:custom-shape draw:style-name="gr4" draw:text-style-name="P12" draw:layer="layout" svg:width="4.8cm" svg:height="1.6cm" svg:x="5.7cm" svg:y="13.2cm">
          <text:p text:style-name="P12"><text:span text:style-name="T5">a.o</text:span></text:p>
          <draw:enhanced-geometry svg:viewBox="0 0 21600 21600" draw:type="rectangle" draw:enhanced-path="M 0 0 L 21600 0 21600 21600 0 21600 0 0 Z N"/>
        </draw:custom-shape>
        <draw:custom-shape draw:style-name="gr4" draw:text-style-name="P12" draw:layer="layout" svg:width="4.8cm" svg:height="1.6cm" svg:x="13.6cm" svg:y="16.6cm">
          <text:p text:style-name="P12"><text:span text:style-name="T5">program</text:span></text:p>
          <draw:enhanced-geometry svg:viewBox="0 0 21600 21600" draw:type="rectangle" draw:enhanced-path="M 0 0 L 21600 0 21600 21600 0 21600 0 0 Z N"/>
        </draw:custom-shape>
        <draw:line draw:style-name="gr6" draw:text-style-name="P14" draw:layer="layout" svg:x1="13.4cm" svg:y1="14.8cm" svg:x2="16cm" svg:y2="16.6cm">
          <text:p/>
        </draw:line>
        <draw:line draw:style-name="gr6" draw:text-style-name="P14" draw:layer="layout" svg:x1="8cm" svg:y1="14.8cm" svg:x2="16cm" svg:y2="16.6cm">
          <text:p/>
        </draw:line>
        <draw:line draw:style-name="gr6" draw:text-style-name="P14" draw:layer="layout" svg:x1="23.6cm" svg:y1="14.8cm" svg:x2="16cm" svg:y2="16.6cm">
          <text:p/>
        </draw:line>
        <draw:custom-shape draw:style-name="gr7" draw:text-style-name="P16" draw:layer="layout" svg:width="4.8cm" svg:height="1.8cm" svg:x="0.4cm" svg:y="15.4cm">
          <text:p text:style-name="P15"><text:span text:style-name="T5">$ g++ (ld)</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7" presentation:class="page"/>
          <draw:frame presentation:style-name="pr7" draw:text-style-name="P2"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 text:style-name="P9">Multiple Translation Units (7)</text:p>
          </draw:text-box>
        </draw:frame>
        <draw:frame presentation:style-name="pr5" draw:text-style-name="P5" draw:layer="layout" svg:width="25.5cm" svg:height="13cm" svg:x="1cm" svg:y="5.5cm" presentation:class="outline" presentation:user-transformed="true">
          <draw:text-box>
            <text:list text:style-name="L3">
              <text:list-item>
                <text:p><text:span text:style-name="T4">The preprocessing, the translation, the assembling are done independently for each </text:span><text:span text:style-name="T5">.cpp</text:span><text:span text:style-name="T4"> file.</text:span></text:p>
                <text:list>
                  <text:list-item>
                    <text:p><text:span text:style-name="T4">The </text:span><text:span text:style-name="T5">.cpp</text:span><text:span text:style-name="T4"> files participating in the compilation are called </text:span><text:span text:style-name="T16">translation units</text:span><text:span text:style-name="T4">.</text:span></text:p>
                  </text:list-item>
                </text:list>
              </text:list-item>
              <text:list-item>
                <text:p><text:span text:style-name="T4">Then all the objects files are linked together to produce the program executable.</text:span></text:p>
                <text:list>
                  <text:list-item>
                    <text:p><text:span text:style-name="T4">This model allows incremental compilation. When the source is changed only the modified translation units need to be preprocessed, translated and assembled. For the rest the object files from the previous compilation can be reused.</text:span></text:p>
                  </text:list-item>
                  <text:list-item>
                    <text:p><text:span text:style-name="T17">Also this model uses memory conservatively because none of the steps requires the program to be loaded in memory </text:span><text:span text:style-name="T4">fully.</text:spa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6" draw:text-style-name="P2"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Declaration and definitions (1)</text:p>
          </draw:text-box>
        </draw:frame>
        <draw:frame presentation:style-name="pr5" draw:text-style-name="P5" draw:layer="layout" svg:width="25.5cm" svg:height="3.1cm" svg:x="1cm" svg:y="4.1cm" presentation:class="outline" presentation:user-transformed="true">
          <draw:text-box>
            <text:list text:style-name="L4">
              <text:list-item>
                <text:p><text:span text:style-name="T4">Let us compile a program with multiple translation units:</text:span></text:p>
              </text:list-item>
            </text:list>
          </draw:text-box>
        </draw:frame>
        <draw:frame presentation:style-name="pr5" draw:text-style-name="P17" draw:layer="layout" svg:width="9cm" svg:height="10.1cm" svg:x="1cm" svg:y="5.7cm" presentation:class="outline" presentation:user-transformed="true">
          <draw:text-box>
            <text:list text:style-name="L4">
              <text:list-item>
                <text:p><text:span text:style-name="T5">// a.cpp</text:span></text:p>
              </text:list-item>
              <text:list-item>
                <text:p><text:span text:style-name="T5">int main()</text:span></text:p>
              </text:list-item>
              <text:list-item>
                <text:p><text:span text:style-name="T5">{</text:span></text:p>
              </text:list-item>
              <text:list-item>
                <text:p><text:span text:style-name="T5"><text:s text:c="4"/></text:span><text:span text:style-name="T5">foo(42);</text:span><text:span text:style-name="T5"><text:line-break/></text:span><text:span text:style-name="T5">}</text:span></text:p>
              </text:list-item>
              <text:list-item>
                <text:p><text:span text:style-name="T5"/></text:p>
              </text:list-item>
            </text:list>
          </draw:text-box>
        </draw:frame>
        <draw:frame presentation:style-name="pr5" draw:text-style-name="P17" draw:layer="layout" svg:width="14.2cm" svg:height="10.1cm" svg:x="13.2cm" svg:y="5.7cm" presentation:class="outline" presentation:user-transformed="true">
          <draw:text-box>
            <text:list text:style-name="L4">
              <text:list-item>
                <text:p><text:span text:style-name="T5">// b.cpp</text:span></text:p>
              </text:list-item>
              <text:list-item>
                <text:p text:style-name="P11"><text:span text:style-name="T5">#include &lt;cstdint&gt;</text:span></text:p>
              </text:list-item>
              <text:list-item>
                <text:p><text:span text:style-name="T5">#include &lt;cstdio&gt;</text:span></text:p>
              </text:list-item>
              <text:list-item>
                <text:p><text:span text:style-name="T5"/></text:p>
              </text:list-item>
              <text:list-item>
                <text:p><text:span text:style-name="T5">void foo(int32_t a)</text:span></text:p>
              </text:list-item>
              <text:list-item>
                <text:p><text:span text:style-name="T5">{</text:span></text:p>
              </text:list-item>
              <text:list-item>
                <text:p><text:span text:style-name="T5"><text:s text:c="4"/></text:span><text:span text:style-name="T5">printf("Answer: %d\n", a);</text:span></text:p>
              </text:list-item>
              <text:list-item>
                <text:p><text:span text:style-name="T5">}</text:span></text:p>
              </text:list-item>
            </text:list>
          </draw:text-box>
        </draw:frame>
        <presentation:notes draw:style-name="dp2">
          <draw:page-thumbnail draw:style-name="gr1" draw:layer="layout" svg:width="14.848cm" svg:height="11.136cm" svg:x="3.075cm" svg:y="2.257cm" draw:page-number="19" presentation:class="page"/>
          <draw:frame presentation:style-name="pr6" draw:text-style-name="P2"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Declaration and definitions (2)</text:p>
          </draw:text-box>
        </draw:frame>
        <draw:frame presentation:style-name="pr5" draw:text-style-name="P17" draw:layer="layout" svg:width="9cm" svg:height="4.3cm" svg:x="1cm" svg:y="4.7cm" presentation:class="outline" presentation:user-transformed="true">
          <draw:text-box>
            <text:list text:style-name="L4">
              <text:list-item>
                <text:p><text:span text:style-name="T5">// a.cpp</text:span></text:p>
              </text:list-item>
              <text:list-item>
                <text:p><text:span text:style-name="T5">int main()</text:span></text:p>
              </text:list-item>
              <text:list-item>
                <text:p><text:span text:style-name="T5">{</text:span></text:p>
              </text:list-item>
              <text:list-item>
                <text:p><text:span text:style-name="T5"><text:s text:c="4"/></text:span><text:span text:style-name="T5">foo(42);</text:span><text:span text:style-name="T5"><text:line-break/></text:span><text:span text:style-name="T5">}</text:span></text:p>
              </text:list-item>
              <text:list-item>
                <text:p><text:span text:style-name="T5"/></text:p>
              </text:list-item>
            </text:list>
          </draw:text-box>
        </draw:frame>
        <draw:frame presentation:style-name="pr5" draw:text-style-name="P17" draw:layer="layout" svg:width="14.2cm" svg:height="6.9cm" svg:x="13.2cm" svg:y="4.6cm" presentation:class="outline" presentation:user-transformed="true">
          <draw:text-box>
            <text:list text:style-name="L4">
              <text:list-item>
                <text:p><text:span text:style-name="T5">// b.cpp</text:span></text:p>
              </text:list-item>
              <text:list-item>
                <text:p text:style-name="P11"><text:span text:style-name="T5">#include &lt;cstdint&gt;</text:span></text:p>
              </text:list-item>
              <text:list-item>
                <text:p><text:span text:style-name="T5">#include &lt;cstdio&gt;</text:span></text:p>
              </text:list-item>
              <text:list-item>
                <text:p><text:span text:style-name="T5"/></text:p>
              </text:list-item>
              <text:list-item>
                <text:p><text:span text:style-name="T5">void foo(int32_t a)</text:span></text:p>
              </text:list-item>
              <text:list-item>
                <text:p><text:span text:style-name="T5">{</text:span></text:p>
              </text:list-item>
              <text:list-item>
                <text:p><text:span text:style-name="T5"><text:s text:c="4"/></text:span><text:span text:style-name="T5">printf("Answer: %d\n", a);</text:span></text:p>
              </text:list-item>
              <text:list-item>
                <text:p><text:span text:style-name="T5">}</text:span></text:p>
              </text:list-item>
            </text:list>
          </draw:text-box>
        </draw:frame>
        <draw:frame presentation:style-name="pr5" draw:text-style-name="P17" draw:layer="layout" svg:width="25.5cm" svg:height="4.4cm" svg:x="0.9cm" svg:y="13.4cm" presentation:class="outline" presentation:user-transformed="true">
          <draw:text-box>
            <text:list text:style-name="L4">
              <text:list-item>
                <text:p><text:span text:style-name="T5">$ g++ a.cpp b.cpp</text:span></text:p>
              </text:list-item>
              <text:list-item>
                <text:p><text:span text:style-name="T5">a.cpp: In function ‘int main()’:</text:span></text:p>
              </text:list-item>
              <text:list-item>
                <text:p><text:span text:style-name="T5">a.cpp:4:5: error: ‘foo’ was not declared in this scope</text:span></text:p>
              </text:list-item>
              <text:list-item>
                <text:p><text:span text:style-name="T5"><text:s text:c="4"/></text:span><text:span text:style-name="T5">4 | <text:s text:c="4"/>foo(42);</text:span></text:p>
              </text:list-item>
              <text:list-item>
                <text:p><text:span text:style-name="T5"><text:s text:c="6"/></text:span><text:span text:style-name="T5">| <text:s text:c="4"/>^~~</text:span></text:p>
              </text:list-item>
              <text:list-item>
                <text:p><text:span text:style-name="T5"/></text:p>
              </text:list-item>
            </text:list>
          </draw:text-box>
        </draw:frame>
        <presentation:notes draw:style-name="dp2">
          <draw:page-thumbnail draw:style-name="gr1" draw:layer="layout" svg:width="14.848cm" svg:height="11.136cm" svg:x="3.075cm" svg:y="2.257cm" draw:page-number="20" presentation:class="page"/>
          <draw:frame presentation:style-name="pr6" draw:text-style-name="P2"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 text:style-name="P9">Declaration and definitions (3)</text:p>
          </draw:text-box>
        </draw:frame>
        <draw:custom-shape draw:style-name="gr7" draw:text-style-name="P19" draw:layer="layout" svg:width="4.8cm" svg:height="1.8cm" svg:x="0.3cm" svg:y="5.6cm">
          <text:p text:style-name="P18"><text:span text:style-name="T18">$ g++ -E -P</text:span></text:p>
          <draw:enhanced-geometry svg:viewBox="0 0 21600 21600" draw:type="rectangle" draw:enhanced-path="M 0 0 L 21600 0 21600 21600 0 21600 0 0 Z N"/>
        </draw:custom-shape>
        <draw:custom-shape draw:style-name="gr7" draw:text-style-name="P19" draw:layer="layout" svg:width="4.8cm" svg:height="1.8cm" svg:x="0.3cm" svg:y="8.7cm">
          <text:p text:style-name="P18"><text:span text:style-name="T18">$ g++ -S</text:span></text:p>
          <draw:enhanced-geometry svg:viewBox="0 0 21600 21600" draw:type="rectangle" draw:enhanced-path="M 0 0 L 21600 0 21600 21600 0 21600 0 0 Z N"/>
        </draw:custom-shape>
        <draw:custom-shape draw:style-name="gr8" draw:text-style-name="P19" draw:layer="layout" svg:width="5.5cm" svg:height="1.8cm" svg:x="0.4cm" svg:y="11.7cm">
          <text:p text:style-name="P18"><text:span text:style-name="T18">$ g++ -c (as)</text:span></text:p>
          <draw:enhanced-geometry svg:viewBox="0 0 21600 21600" draw:type="rectangle" draw:enhanced-path="M 0 0 L 21600 0 21600 21600 0 21600 0 0 Z N"/>
        </draw:custom-shape>
        <draw:custom-shape draw:style-name="gr4" draw:text-style-name="P20" draw:layer="layout" svg:width="4.8cm" svg:height="1.6cm" svg:x="10.9cm" svg:y="4.2cm">
          <text:p text:style-name="P20"><text:span text:style-name="T18">b.cpp</text:span></text:p>
          <draw:enhanced-geometry svg:viewBox="0 0 21600 21600" draw:type="rectangle" draw:enhanced-path="M 0 0 L 21600 0 21600 21600 0 21600 0 0 Z N"/>
        </draw:custom-shape>
        <draw:line draw:style-name="gr6" draw:text-style-name="P14" draw:layer="layout" svg:x1="13.3cm" svg:y1="5.8cm" svg:x2="13.3cm" svg:y2="7.2cm">
          <text:p/>
        </draw:line>
        <draw:line draw:style-name="gr6" draw:text-style-name="P14" draw:layer="layout" svg:x1="13.3cm" svg:y1="11.8cm" svg:x2="13.3cm" svg:y2="13.2cm">
          <text:p/>
        </draw:line>
        <draw:line draw:style-name="gr6" draw:text-style-name="P14" draw:layer="layout" svg:x1="13.3cm" svg:y1="8.8cm" svg:x2="13.3cm" svg:y2="10.2cm">
          <text:p/>
        </draw:line>
        <draw:custom-shape draw:style-name="gr4" draw:text-style-name="P20" draw:layer="layout" svg:width="4.8cm" svg:height="1.6cm" svg:x="10.9cm" svg:y="7.2cm">
          <text:p text:style-name="P20"><text:span text:style-name="T18">b.i</text:span></text:p>
          <draw:enhanced-geometry svg:viewBox="0 0 21600 21600" draw:type="rectangle" draw:enhanced-path="M 0 0 L 21600 0 21600 21600 0 21600 0 0 Z N"/>
        </draw:custom-shape>
        <draw:custom-shape draw:style-name="gr4" draw:text-style-name="P20" draw:layer="layout" svg:width="4.8cm" svg:height="1.6cm" svg:x="10.9cm" svg:y="10.2cm">
          <text:p text:style-name="P20"><text:span text:style-name="T18">b.s</text:span></text:p>
          <draw:enhanced-geometry svg:viewBox="0 0 21600 21600" draw:type="rectangle" draw:enhanced-path="M 0 0 L 21600 0 21600 21600 0 21600 0 0 Z N"/>
        </draw:custom-shape>
        <draw:custom-shape draw:style-name="gr4" draw:text-style-name="P20" draw:layer="layout" svg:width="4.8cm" svg:height="1.6cm" svg:x="10.9cm" svg:y="13.2cm">
          <text:p text:style-name="P20"><text:span text:style-name="T18">b.o</text:span></text:p>
          <draw:enhanced-geometry svg:viewBox="0 0 21600 21600" draw:type="rectangle" draw:enhanced-path="M 0 0 L 21600 0 21600 21600 0 21600 0 0 Z N"/>
        </draw:custom-shape>
        <draw:custom-shape draw:style-name="gr4" draw:text-style-name="P20" draw:layer="layout" svg:width="4.8cm" svg:height="1.6cm" svg:x="5.7cm" svg:y="4.2cm">
          <text:p text:style-name="P20"><text:span text:style-name="T18">a.cpp</text:span></text:p>
          <draw:enhanced-geometry svg:viewBox="0 0 21600 21600" draw:type="rectangle" draw:enhanced-path="M 0 0 L 21600 0 21600 21600 0 21600 0 0 Z N"/>
        </draw:custom-shape>
        <draw:line draw:style-name="gr6" draw:text-style-name="P14" draw:layer="layout" svg:x1="8.1cm" svg:y1="5.8cm" svg:x2="8.1cm" svg:y2="7.2cm">
          <text:p/>
        </draw:line>
        <draw:line draw:style-name="gr9" draw:text-style-name="P14" draw:layer="layout" svg:x1="8.1cm" svg:y1="11.8cm" svg:x2="8.1cm" svg:y2="13.2cm">
          <text:p/>
        </draw:line>
        <draw:line draw:style-name="gr10" draw:text-style-name="P14" draw:layer="layout" svg:x1="8.1cm" svg:y1="8.8cm" svg:x2="8.1cm" svg:y2="10.2cm">
          <text:p/>
        </draw:line>
        <draw:custom-shape draw:style-name="gr4" draw:text-style-name="P20" draw:layer="layout" svg:width="4.8cm" svg:height="1.6cm" svg:x="5.7cm" svg:y="7.2cm">
          <text:p text:style-name="P20"><text:span text:style-name="T18">a.i</text:span></text:p>
          <draw:enhanced-geometry svg:viewBox="0 0 21600 21600" draw:type="rectangle" draw:enhanced-path="M 0 0 L 21600 0 21600 21600 0 21600 0 0 Z N"/>
        </draw:custom-shape>
        <draw:custom-shape draw:style-name="gr11" draw:text-style-name="P21" draw:layer="layout" svg:width="4.8cm" svg:height="1.6cm" svg:x="5.7cm" svg:y="10.2cm">
          <text:p text:style-name="P20"><text:span text:style-name="T18">a.s</text:span></text:p>
          <draw:enhanced-geometry svg:viewBox="0 0 21600 21600" draw:type="rectangle" draw:enhanced-path="M 0 0 L 21600 0 21600 21600 0 21600 0 0 Z N"/>
        </draw:custom-shape>
        <draw:custom-shape draw:style-name="gr12" draw:text-style-name="P22" draw:layer="layout" svg:width="4.8cm" svg:height="1.6cm" svg:x="5.7cm" svg:y="13.2cm">
          <text:p text:style-name="P20"><text:span text:style-name="T18">a.o</text:span></text:p>
          <draw:enhanced-geometry svg:viewBox="0 0 21600 21600" draw:type="rectangle" draw:enhanced-path="M 0 0 L 21600 0 21600 21600 0 21600 0 0 Z N"/>
        </draw:custom-shape>
        <draw:custom-shape draw:style-name="gr12" draw:text-style-name="P22" draw:layer="layout" svg:width="4.8cm" svg:height="1.6cm" svg:x="8.2cm" svg:y="16.6cm">
          <text:p text:style-name="P20"><text:span text:style-name="T18">program</text:span></text:p>
          <draw:enhanced-geometry svg:viewBox="0 0 21600 21600" draw:type="rectangle" draw:enhanced-path="M 0 0 L 21600 0 21600 21600 0 21600 0 0 Z N"/>
        </draw:custom-shape>
        <draw:line draw:style-name="gr9" draw:text-style-name="P14" draw:layer="layout" svg:x1="13.4cm" svg:y1="14.8cm" svg:x2="10.6cm" svg:y2="16.6cm">
          <text:p/>
        </draw:line>
        <draw:line draw:style-name="gr13" draw:text-style-name="P14" draw:layer="layout" svg:x1="8cm" svg:y1="14.8cm" svg:x2="10.6cm" svg:y2="16.6cm">
          <text:p/>
        </draw:line>
        <draw:custom-shape draw:style-name="gr7" draw:text-style-name="P19" draw:layer="layout" svg:width="4.8cm" svg:height="1.8cm" svg:x="0.4cm" svg:y="15.4cm">
          <text:p text:style-name="P18"><text:span text:style-name="T18">$ g++ (ld)</text:span></text:p>
          <draw:enhanced-geometry svg:viewBox="0 0 21600 21600" draw:type="rectangle" draw:enhanced-path="M 0 0 L 21600 0 21600 21600 0 21600 0 0 Z N"/>
        </draw:custom-shape>
        <draw:frame presentation:style-name="pr5" draw:text-style-name="P17" draw:layer="layout" svg:width="9cm" svg:height="4.3cm" svg:x="17.4cm" svg:y="4.6cm" presentation:class="outline" presentation:user-transformed="true">
          <draw:text-box>
            <text:list text:style-name="L4">
              <text:list-item>
                <text:p><text:span text:style-name="T5">// a.cpp</text:span></text:p>
              </text:list-item>
              <text:list-item>
                <text:p><text:span text:style-name="T5">int main()</text:span></text:p>
              </text:list-item>
              <text:list-item>
                <text:p><text:span text:style-name="T5">{</text:span></text:p>
              </text:list-item>
              <text:list-item>
                <text:p><text:span text:style-name="T5"><text:s text:c="4"/></text:span><text:span text:style-name="T5">foo(42);</text:span><text:span text:style-name="T5"><text:line-break/></text:span><text:span text:style-name="T5">}</text:span></text:p>
              </text:list-item>
              <text:list-item>
                <text:p><text:span text:style-name="T5"/></text:p>
              </text:list-item>
            </text:list>
          </draw:text-box>
        </draw:frame>
        <draw:frame presentation:style-name="pr5" draw:text-style-name="P23" draw:layer="layout" svg:width="12.108cm" svg:height="3.4cm" svg:x="15.8cm" svg:y="15.2cm" presentation:class="outline" presentation:user-transformed="true">
          <draw:text-box>
            <text:list text:style-name="L4">
              <text:list-item>
                <text:p><text:span text:style-name="T19">$ g++ -S a.cpp</text:span></text:p>
              </text:list-item>
              <text:list-item>
                <text:p><text:span text:style-name="T19">a.cpp: In function ‘int main()’:</text:span></text:p>
              </text:list-item>
              <text:list-item>
                <text:p><text:span text:style-name="T19">a.cpp:4:5: error: ‘foo’ was not declared in this scope</text:span></text:p>
              </text:list-item>
              <text:list-item>
                <text:p><text:span text:style-name="T19"><text:s text:c="4"/></text:span><text:span text:style-name="T19">4 | <text:s text:c="4"/>foo(42);</text:span></text:p>
              </text:list-item>
              <text:list-item>
                <text:p><text:span text:style-name="T19"><text:s text:c="6"/></text:span><text:span text:style-name="T19">| <text:s text:c="4"/>^~~</text:span></text:p>
              </text:list-item>
              <text:list-item>
                <text:p><text:span text:style-name="T19"/></text:p>
              </text:list-item>
            </text:list>
          </draw:text-box>
        </draw:frame>
        <presentation:notes draw:style-name="dp2">
          <draw:page-thumbnail draw:style-name="gr1" draw:layer="layout" svg:width="14.848cm" svg:height="11.136cm" svg:x="3.075cm" svg:y="2.257cm" draw:page-number="21" presentation:class="page"/>
          <draw:frame presentation:style-name="pr7" draw:text-style-name="P4"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Declaration and definitions (4)</text:p>
          </draw:text-box>
        </draw:frame>
        <draw:frame presentation:style-name="pr5" draw:text-style-name="P17" draw:layer="layout" svg:width="9cm" svg:height="8.7cm" svg:x="1cm" svg:y="4.7cm" presentation:class="outline" presentation:user-transformed="true">
          <draw:text-box>
            <text:list text:style-name="L4">
              <text:list-item>
                <text:p><text:span text:style-name="T5">// a.cpp</text:span></text:p>
              </text:list-item>
              <text:list-item>
                <text:p><text:span text:style-name="T5">#include &lt;cstdint&gt;</text:span></text:p>
              </text:list-item>
              <text:list-item>
                <text:p><text:span text:style-name="T5"/></text:p>
              </text:list-item>
              <text:list-item>
                <text:p><text:span text:style-name="T20">void foo(int32_t);</text:span></text:p>
              </text:list-item>
              <text:list-item>
                <text:p><text:span text:style-name="T5"/></text:p>
              </text:list-item>
              <text:list-item>
                <text:p><text:span text:style-name="T5">int main()</text:span></text:p>
              </text:list-item>
              <text:list-item>
                <text:p><text:span text:style-name="T5">{</text:span></text:p>
              </text:list-item>
              <text:list-item>
                <text:p><text:span text:style-name="T5"><text:s text:c="4"/></text:span><text:span text:style-name="T5">foo(42);</text:span><text:span text:style-name="T5"><text:line-break/></text:span><text:span text:style-name="T5">}</text:span></text:p>
              </text:list-item>
              <text:list-item>
                <text:p><text:span text:style-name="T5"/></text:p>
              </text:list-item>
            </text:list>
          </draw:text-box>
        </draw:frame>
        <draw:frame presentation:style-name="pr5" draw:text-style-name="P17" draw:layer="layout" svg:width="14.2cm" svg:height="8.6cm" svg:x="13.2cm" svg:y="4.6cm" presentation:class="outline" presentation:user-transformed="true">
          <draw:text-box>
            <text:list text:style-name="L4">
              <text:list-item>
                <text:p><text:span text:style-name="T5">// b.cpp</text:span></text:p>
              </text:list-item>
              <text:list-item>
                <text:p text:style-name="P11"><text:span text:style-name="T5">#include &lt;cstdint&gt;</text:span></text:p>
              </text:list-item>
              <text:list-item>
                <text:p><text:span text:style-name="T5">#include &lt;cstdio&gt;</text:span></text:p>
              </text:list-item>
              <text:list-item>
                <text:p><text:span text:style-name="T5"/></text:p>
              </text:list-item>
              <text:list-item>
                <text:p><text:span text:style-name="T5">void foo(int32_t a)</text:span></text:p>
              </text:list-item>
              <text:list-item>
                <text:p><text:span text:style-name="T5">{</text:span></text:p>
              </text:list-item>
              <text:list-item>
                <text:p><text:span text:style-name="T5"><text:s text:c="4"/></text:span><text:span text:style-name="T5">printf("Answer: %d\n", a);</text:span></text:p>
              </text:list-item>
              <text:list-item>
                <text:p><text:span text:style-name="T5">}</text:span></text:p>
              </text:list-item>
            </text:list>
          </draw:text-box>
        </draw:frame>
        <draw:frame presentation:style-name="pr5" draw:text-style-name="P23" draw:layer="layout" svg:width="25.5cm" svg:height="4.4cm" svg:x="0.9cm" svg:y="14.8cm" presentation:class="outline" presentation:user-transformed="true">
          <draw:text-box>
            <text:list text:style-name="L4">
              <text:list-item>
                <text:p><text:span text:style-name="T19">$ g++ a.cpp b.cpp</text:span></text:p>
              </text:list-item>
              <text:list-item>
                <text:p><text:span text:style-name="T19">$ ./a.out</text:span></text:p>
              </text:list-item>
              <text:list-item>
                <text:p><text:span text:style-name="T19">Answer: 42</text:span></text:p>
              </text:list-item>
            </text:list>
          </draw:text-box>
        </draw:frame>
        <presentation:notes draw:style-name="dp2">
          <draw:page-thumbnail draw:style-name="gr1" draw:layer="layout" svg:width="14.848cm" svg:height="11.136cm" svg:x="3.075cm" svg:y="2.257cm" draw:page-number="22" presentation:class="page"/>
          <draw:frame presentation:style-name="pr6" draw:text-style-name="P4"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 text:style-name="P9">Declaration and definitions (5)</text:p>
          </draw:text-box>
        </draw:frame>
        <draw:frame presentation:style-name="pr5" draw:text-style-name="P17" draw:layer="layout" svg:width="9.2cm" svg:height="6.2cm" svg:x="1cm" svg:y="4.4cm" presentation:class="outline" presentation:user-transformed="true">
          <draw:text-box>
            <text:list text:style-name="L4">
              <text:list-item>
                <text:p><text:span text:style-name="T5">#include &lt;cstdint&gt;</text:span></text:p>
              </text:list-item>
              <text:list-item>
                <text:p><text:span text:style-name="T5">void foo(</text:span><text:span text:style-name="T20">int32_t</text:span><text:span text:style-name="T5">);</text:span></text:p>
              </text:list-item>
              <text:list-item>
                <text:p><text:span text:style-name="T5">int main()</text:span></text:p>
              </text:list-item>
              <text:list-item>
                <text:p><text:span text:style-name="T5">{</text:span></text:p>
              </text:list-item>
              <text:list-item>
                <text:p><text:span text:style-name="T5"><text:s text:c="4"/></text:span><text:span text:style-name="T5">foo(42);</text:span></text:p>
              </text:list-item>
              <text:list-item>
                <text:p><text:span text:style-name="T5">}</text:span></text:p>
              </text:list-item>
              <text:list-item>
                <text:p><text:span text:style-name="T5"/></text:p>
              </text:list-item>
            </text:list>
          </draw:text-box>
        </draw:frame>
        <draw:frame presentation:style-name="pr5" draw:text-style-name="P17" draw:layer="layout" svg:width="9cm" svg:height="6cm" svg:x="1cm" svg:y="12.6cm" presentation:class="outline" presentation:user-transformed="true">
          <draw:text-box>
            <text:list text:style-name="L4">
              <text:list-item>
                <text:p><text:span text:style-name="T5">#include &lt;cstdint&gt;</text:span></text:p>
              </text:list-item>
              <text:list-item>
                <text:p><text:span text:style-name="T5">void foo(</text:span><text:span text:style-name="T20">float</text:span><text:span text:style-name="T5">);</text:span></text:p>
              </text:list-item>
              <text:list-item>
                <text:p><text:span text:style-name="T5">int main()</text:span></text:p>
              </text:list-item>
              <text:list-item>
                <text:p><text:span text:style-name="T5">{</text:span></text:p>
              </text:list-item>
              <text:list-item>
                <text:p><text:span text:style-name="T5"><text:s text:c="4"/></text:span><text:span text:style-name="T5">foo(42);</text:span></text:p>
              </text:list-item>
              <text:list-item>
                <text:p><text:span text:style-name="T5">}</text:span></text:p>
              </text:list-item>
              <text:list-item>
                <text:p><text:span text:style-name="T5"/></text:p>
              </text:list-item>
            </text:list>
          </draw:text-box>
        </draw:frame>
        <draw:frame presentation:style-name="pr5" draw:text-style-name="P17" draw:layer="layout" svg:width="9.4cm" svg:height="5.7cm" svg:x="15.4cm" svg:y="4.3cm" presentation:class="outline" presentation:user-transformed="true">
          <draw:text-box>
            <text:list text:style-name="L4">
              <text:list-item>
                <text:p><text:span text:style-name="T5">main:</text:span></text:p>
              </text:list-item>
              <text:list-item>
                <text:p><text:span text:style-name="T5"><text:s text:c="8"/></text:span><text:span text:style-name="T5">sub <text:s text:c="4"/>rsp, 8</text:span></text:p>
              </text:list-item>
              <text:list-item>
                <text:p><text:span text:style-name="T5"><text:s text:c="8"/></text:span><text:span text:style-name="T20">mov <text:s text:c="4"/>edi, 42</text:span></text:p>
              </text:list-item>
              <text:list-item>
                <text:p><text:span text:style-name="T5"><text:s text:c="8"/></text:span><text:span text:style-name="T5">call <text:s text:c="3"/>_Z3foo</text:span><text:span text:style-name="T20">i</text:span></text:p>
              </text:list-item>
              <text:list-item>
                <text:p><text:span text:style-name="T5"><text:s text:c="8"/></text:span><text:span text:style-name="T5">xor <text:s text:c="4"/>eax, eax</text:span></text:p>
              </text:list-item>
              <text:list-item>
                <text:p><text:span text:style-name="T5"><text:s text:c="8"/></text:span><text:span text:style-name="T5">add <text:s text:c="4"/>rsp, 8</text:span></text:p>
              </text:list-item>
              <text:list-item>
                <text:p><text:span text:style-name="T5"><text:s text:c="8"/></text:span><text:span text:style-name="T5">ret</text:span></text:p>
              </text:list-item>
            </text:list>
          </draw:text-box>
        </draw:frame>
        <draw:frame presentation:style-name="pr5" draw:text-style-name="P17" draw:layer="layout" svg:width="12.4cm" svg:height="7.2cm" svg:x="15.4cm" svg:y="11.6cm" presentation:class="outline" presentation:user-transformed="true">
          <draw:text-box>
            <text:list text:style-name="L4">
              <text:list-item>
                <text:p><text:span text:style-name="T5">main:</text:span></text:p>
              </text:list-item>
              <text:list-item>
                <text:p><text:span text:style-name="T5"><text:s text:c="8"/></text:span><text:span text:style-name="T5">sub <text:s text:c="4"/>rsp, 8</text:span></text:p>
              </text:list-item>
              <text:list-item>
                <text:p><text:span text:style-name="T5"><text:s text:c="8"/></text:span><text:span text:style-name="T20">movss <text:s text:c="2"/>xmm0, DWORD PTR .LC0[rip]</text:span></text:p>
              </text:list-item>
              <text:list-item>
                <text:p text:style-name="P11"><text:span text:style-name="T21"><text:s text:c="8"/></text:span><text:span text:style-name="T21">call <text:s text:c="3"/></text:span><text:span text:style-name="T5">_Z3foo</text:span><text:span text:style-name="T20">f</text:span></text:p>
              </text:list-item>
              <text:list-item>
                <text:p><text:span text:style-name="T5"><text:s text:c="8"/></text:span><text:span text:style-name="T5">xor <text:s text:c="4"/>eax, eax</text:span></text:p>
              </text:list-item>
              <text:list-item>
                <text:p><text:span text:style-name="T5"><text:s text:c="8"/></text:span><text:span text:style-name="T5">add <text:s text:c="4"/>rsp, 8</text:span></text:p>
              </text:list-item>
              <text:list-item>
                <text:p><text:span text:style-name="T5"><text:s text:c="8"/></text:span><text:span text:style-name="T5">ret</text:span></text:p>
              </text:list-item>
              <text:list-item>
                <text:p><text:span text:style-name="T20">.LC0:</text:span></text:p>
              </text:list-item>
              <text:list-item>
                <text:p><text:span text:style-name="T20"><text:s text:c="8"/></text:span><text:span text:style-name="T20">.long <text:s text:c="2"/>1109917696</text:span></text:p>
              </text:list-item>
            </text:list>
          </draw:text-box>
        </draw:frame>
        <presentation:notes draw:style-name="dp2">
          <draw:page-thumbnail draw:style-name="gr1" draw:layer="layout" svg:width="14.848cm" svg:height="11.136cm" svg:x="3.075cm" svg:y="2.257cm" draw:page-number="23" presentation:class="page"/>
          <draw:frame presentation:style-name="pr6" draw:text-style-name="P2"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 text:style-name="P9">Declaration and definitions (6)</text:p>
          </draw:text-box>
        </draw:frame>
        <draw:frame presentation:style-name="pr5" draw:text-style-name="P1" draw:layer="layout" svg:width="11.6cm" svg:height="13cm" svg:x="1.4cm" svg:y="4.6cm" presentation:class="outline" presentation:user-transformed="true">
          <draw:text-box>
            <text:list text:style-name="L4">
              <text:list-item>
                <text:p><text:span text:style-name="T5">void foo(int32_t)</text:span><text:span text:style-name="T20">;</text:span></text:p>
              </text:list-item>
              <text:list-item>
                <text:p/>
              </text:list-item>
              <text:list-item>
                <text:p><text:span text:style-name="T4">Function declaration means the function with this signature exists somewhere in the program.</text:span></text:p>
              </text:list-item>
            </text:list>
            <text:list text:style-name="L3">
              <text:list-item>
                <text:p><text:span text:style-name="T4">Usually in other translation unit.</text:span></text:p>
              </text:list-item>
              <text:list-item>
                <text:p><text:span text:style-name="T4">Can be in the same translation unit below.</text:span></text:p>
              </text:list-item>
            </text:list>
          </draw:text-box>
        </draw:frame>
        <draw:frame presentation:style-name="pr5" draw:text-style-name="P1" draw:layer="layout" svg:width="11.6cm" svg:height="13cm" svg:x="14.2cm" svg:y="4.6cm" presentation:class="outline" presentation:user-transformed="true">
          <draw:text-box>
            <text:list text:style-name="L4">
              <text:list-item>
                <text:p><text:span text:style-name="T5">void foo(int32_t) </text:span><text:span text:style-name="T20">{}</text:span></text:p>
              </text:list-item>
              <text:list-item>
                <text:p/>
              </text:list-item>
              <text:list-item>
                <text:p><text:span text:style-name="T4">Function definition means the function has this body.</text:span></text:p>
              </text:list-item>
            </text:list>
          </draw:text-box>
        </draw:frame>
        <presentation:notes draw:style-name="dp2">
          <draw:page-thumbnail draw:style-name="gr1" draw:layer="layout" svg:width="14.848cm" svg:height="11.136cm" svg:x="3.075cm" svg:y="2.257cm" draw:page-number="24" presentation:class="page"/>
          <draw:frame presentation:style-name="pr6" draw:text-style-name="P2"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Declaration and definitions (7)</text:p>
          </draw:text-box>
        </draw:frame>
        <draw:frame presentation:style-name="pr5" draw:text-style-name="P17" draw:layer="layout" svg:width="9cm" svg:height="8.7cm" svg:x="1cm" svg:y="4.7cm" presentation:class="outline" presentation:user-transformed="true">
          <draw:text-box>
            <text:list text:style-name="L4">
              <text:list-item>
                <text:p><text:span text:style-name="T5">// a.cpp</text:span></text:p>
              </text:list-item>
              <text:list-item>
                <text:p><text:span text:style-name="T5">#include &lt;cstdint&gt;</text:span></text:p>
              </text:list-item>
              <text:list-item>
                <text:p><text:span text:style-name="T5"/></text:p>
              </text:list-item>
              <text:list-item>
                <text:p><text:span text:style-name="T20">void foo(int32_t);</text:span></text:p>
              </text:list-item>
              <text:list-item>
                <text:p><text:span text:style-name="T5"/></text:p>
              </text:list-item>
              <text:list-item>
                <text:p><text:span text:style-name="T5">int main()</text:span></text:p>
              </text:list-item>
              <text:list-item>
                <text:p><text:span text:style-name="T5">{</text:span></text:p>
              </text:list-item>
              <text:list-item>
                <text:p><text:span text:style-name="T5"><text:s text:c="4"/></text:span><text:span text:style-name="T5">foo(42);</text:span><text:span text:style-name="T5"><text:line-break/></text:span><text:span text:style-name="T5">}</text:span></text:p>
              </text:list-item>
              <text:list-item>
                <text:p><text:span text:style-name="T5"/></text:p>
              </text:list-item>
            </text:list>
          </draw:text-box>
        </draw:frame>
        <draw:frame presentation:style-name="pr5" draw:text-style-name="P17" draw:layer="layout" svg:width="14.2cm" svg:height="8.6cm" svg:x="13.2cm" svg:y="4.6cm" presentation:class="outline" presentation:user-transformed="true">
          <draw:text-box>
            <text:list text:style-name="L4">
              <text:list-item>
                <text:p><text:span text:style-name="T5">// b.cpp</text:span></text:p>
              </text:list-item>
              <text:list-item>
                <text:p text:style-name="P11"><text:span text:style-name="T5">#include &lt;cstdint&gt;</text:span></text:p>
              </text:list-item>
              <text:list-item>
                <text:p><text:span text:style-name="T5">#include &lt;cstdio&gt;</text:span></text:p>
              </text:list-item>
              <text:list-item>
                <text:p><text:span text:style-name="T5"/></text:p>
              </text:list-item>
              <text:list-item>
                <text:p><text:span text:style-name="T5">void foo(int32_t a)</text:span></text:p>
              </text:list-item>
              <text:list-item>
                <text:p><text:span text:style-name="T5">{</text:span></text:p>
              </text:list-item>
              <text:list-item>
                <text:p><text:span text:style-name="T5"><text:s text:c="4"/></text:span><text:span text:style-name="T5">printf("Answer: %d\n", a);</text:span></text:p>
              </text:list-item>
              <text:list-item>
                <text:p><text:span text:style-name="T5">}</text:span></text:p>
              </text:list-item>
            </text:list>
          </draw:text-box>
        </draw:frame>
        <draw:frame presentation:style-name="pr5" draw:text-style-name="P23" draw:layer="layout" svg:width="25.5cm" svg:height="4.4cm" svg:x="0.9cm" svg:y="14.8cm" presentation:class="outline" presentation:user-transformed="true">
          <draw:text-box>
            <text:list text:style-name="L4">
              <text:list-item>
                <text:p><text:span text:style-name="T19">$ g++ a.cpp</text:span></text:p>
              </text:list-item>
            </text:list>
          </draw:text-box>
        </draw:frame>
        <presentation:notes draw:style-name="dp2">
          <draw:page-thumbnail draw:style-name="gr1" draw:layer="layout" svg:width="14.848cm" svg:height="11.136cm" svg:x="3.075cm" svg:y="2.257cm" draw:page-number="25" presentation:class="page"/>
          <draw:frame presentation:style-name="pr6" draw:text-style-name="P4"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Declaration and definitions (8)</text:p>
          </draw:text-box>
        </draw:frame>
        <draw:frame presentation:style-name="pr5" draw:text-style-name="P17" draw:layer="layout" svg:width="9cm" svg:height="8.7cm" svg:x="1cm" svg:y="4.7cm" presentation:class="outline" presentation:user-transformed="true">
          <draw:text-box>
            <text:list text:style-name="L4">
              <text:list-item>
                <text:p><text:span text:style-name="T5">// a.cpp</text:span></text:p>
              </text:list-item>
              <text:list-item>
                <text:p><text:span text:style-name="T5">#include &lt;cstdint&gt;</text:span></text:p>
              </text:list-item>
              <text:list-item>
                <text:p><text:span text:style-name="T5"/></text:p>
              </text:list-item>
              <text:list-item>
                <text:p><text:span text:style-name="T22">void foo(int32_t);</text:span></text:p>
              </text:list-item>
              <text:list-item>
                <text:p><text:span text:style-name="T5"/></text:p>
              </text:list-item>
              <text:list-item>
                <text:p><text:span text:style-name="T5">int main()</text:span></text:p>
              </text:list-item>
              <text:list-item>
                <text:p><text:span text:style-name="T5">{</text:span></text:p>
              </text:list-item>
              <text:list-item>
                <text:p><text:span text:style-name="T5"><text:s text:c="4"/></text:span><text:span text:style-name="T5">foo(42);</text:span><text:span text:style-name="T5"><text:line-break/></text:span><text:span text:style-name="T5">}</text:span></text:p>
              </text:list-item>
              <text:list-item>
                <text:p><text:span text:style-name="T5"/></text:p>
              </text:list-item>
            </text:list>
          </draw:text-box>
        </draw:frame>
        <draw:frame presentation:style-name="pr5" draw:text-style-name="P17" draw:layer="layout" svg:width="14.2cm" svg:height="8.6cm" svg:x="13.2cm" svg:y="4.6cm" presentation:class="outline" presentation:user-transformed="true">
          <draw:text-box>
            <text:list text:style-name="L4">
              <text:list-item>
                <text:p><text:span text:style-name="T5">// b.cpp</text:span></text:p>
              </text:list-item>
              <text:list-item>
                <text:p text:style-name="P11"><text:span text:style-name="T5">#include &lt;cstdint&gt;</text:span></text:p>
              </text:list-item>
              <text:list-item>
                <text:p><text:span text:style-name="T5">#include &lt;cstdio&gt;</text:span></text:p>
              </text:list-item>
              <text:list-item>
                <text:p><text:span text:style-name="T5"/></text:p>
              </text:list-item>
              <text:list-item>
                <text:p><text:span text:style-name="T5">void foo(int32_t a)</text:span></text:p>
              </text:list-item>
              <text:list-item>
                <text:p><text:span text:style-name="T5">{</text:span></text:p>
              </text:list-item>
              <text:list-item>
                <text:p><text:span text:style-name="T5"><text:s text:c="4"/></text:span><text:span text:style-name="T5">printf("Answer: %d\n", a);</text:span></text:p>
              </text:list-item>
              <text:list-item>
                <text:p><text:span text:style-name="T5">}</text:span></text:p>
              </text:list-item>
            </text:list>
          </draw:text-box>
        </draw:frame>
        <draw:frame presentation:style-name="pr5" draw:text-style-name="P23" draw:layer="layout" svg:width="25.5cm" svg:height="4.4cm" svg:x="0.9cm" svg:y="14.6cm" presentation:class="outline" presentation:user-transformed="true">
          <draw:text-box>
            <text:list text:style-name="L4">
              <text:list-item>
                <text:p><text:span text:style-name="T19">$ g++ a.cpp</text:span></text:p>
              </text:list-item>
              <text:list-item>
                <text:p><text:span text:style-name="T19">/usr/bin/ld: /tmp/ccIzCI7K.o: in function `main':</text:span></text:p>
              </text:list-item>
              <text:list-item>
                <text:p><text:span text:style-name="T19">a.cpp:(.text+0xe): undefined reference to `foo(int)'</text:span></text:p>
              </text:list-item>
              <text:list-item>
                <text:p><text:span text:style-name="T19">collect2: error: ld returned 1 exit status</text:span></text:p>
              </text:list-item>
              <text:list-item>
                <text:p><text:span text:style-name="T19"/></text:p>
              </text:list-item>
            </text:list>
          </draw:text-box>
        </draw:frame>
        <presentation:notes draw:style-name="dp2">
          <draw:page-thumbnail draw:style-name="gr1" draw:layer="layout" svg:width="14.848cm" svg:height="11.136cm" svg:x="3.075cm" svg:y="2.257cm" draw:page-number="26" presentation:class="page"/>
          <draw:frame presentation:style-name="pr6" draw:text-style-name="P4"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 text:style-name="P9">Declaration and definitions (9)</text:p>
          </draw:text-box>
        </draw:frame>
        <draw:custom-shape draw:style-name="gr7" draw:text-style-name="P19" draw:layer="layout" svg:width="4.8cm" svg:height="1.8cm" svg:x="0.3cm" svg:y="5.6cm">
          <text:p text:style-name="P18"><text:span text:style-name="T18">$ g++ -E -P</text:span></text:p>
          <draw:enhanced-geometry svg:viewBox="0 0 21600 21600" draw:type="rectangle" draw:enhanced-path="M 0 0 L 21600 0 21600 21600 0 21600 0 0 Z N"/>
        </draw:custom-shape>
        <draw:custom-shape draw:style-name="gr7" draw:text-style-name="P19" draw:layer="layout" svg:width="4.8cm" svg:height="1.8cm" svg:x="0.3cm" svg:y="8.7cm">
          <text:p text:style-name="P18"><text:span text:style-name="T18">$ g++ -S</text:span></text:p>
          <draw:enhanced-geometry svg:viewBox="0 0 21600 21600" draw:type="rectangle" draw:enhanced-path="M 0 0 L 21600 0 21600 21600 0 21600 0 0 Z N"/>
        </draw:custom-shape>
        <draw:custom-shape draw:style-name="gr8" draw:text-style-name="P19" draw:layer="layout" svg:width="5.5cm" svg:height="1.8cm" svg:x="0.4cm" svg:y="11.7cm">
          <text:p text:style-name="P18"><text:span text:style-name="T18">$ g++ -c (as)</text:span></text:p>
          <draw:enhanced-geometry svg:viewBox="0 0 21600 21600" draw:type="rectangle" draw:enhanced-path="M 0 0 L 21600 0 21600 21600 0 21600 0 0 Z N"/>
        </draw:custom-shape>
        <draw:custom-shape draw:style-name="gr4" draw:text-style-name="P20" draw:layer="layout" svg:width="4.8cm" svg:height="1.6cm" svg:x="10.9cm" svg:y="4.2cm">
          <text:p text:style-name="P20"><text:span text:style-name="T18">b.cpp</text:span></text:p>
          <draw:enhanced-geometry svg:viewBox="0 0 21600 21600" draw:type="rectangle" draw:enhanced-path="M 0 0 L 21600 0 21600 21600 0 21600 0 0 Z N"/>
        </draw:custom-shape>
        <draw:line draw:style-name="gr6" draw:text-style-name="P14" draw:layer="layout" svg:x1="13.3cm" svg:y1="5.8cm" svg:x2="13.3cm" svg:y2="7.2cm">
          <text:p/>
        </draw:line>
        <draw:line draw:style-name="gr6" draw:text-style-name="P14" draw:layer="layout" svg:x1="13.3cm" svg:y1="11.8cm" svg:x2="13.3cm" svg:y2="13.2cm">
          <text:p/>
        </draw:line>
        <draw:line draw:style-name="gr6" draw:text-style-name="P14" draw:layer="layout" svg:x1="13.3cm" svg:y1="8.8cm" svg:x2="13.3cm" svg:y2="10.2cm">
          <text:p/>
        </draw:line>
        <draw:custom-shape draw:style-name="gr4" draw:text-style-name="P20" draw:layer="layout" svg:width="4.8cm" svg:height="1.6cm" svg:x="10.9cm" svg:y="7.2cm">
          <text:p text:style-name="P20"><text:span text:style-name="T18">b.i</text:span></text:p>
          <draw:enhanced-geometry svg:viewBox="0 0 21600 21600" draw:type="rectangle" draw:enhanced-path="M 0 0 L 21600 0 21600 21600 0 21600 0 0 Z N"/>
        </draw:custom-shape>
        <draw:custom-shape draw:style-name="gr4" draw:text-style-name="P20" draw:layer="layout" svg:width="4.8cm" svg:height="1.6cm" svg:x="10.9cm" svg:y="10.2cm">
          <text:p text:style-name="P20"><text:span text:style-name="T18">b.s</text:span></text:p>
          <draw:enhanced-geometry svg:viewBox="0 0 21600 21600" draw:type="rectangle" draw:enhanced-path="M 0 0 L 21600 0 21600 21600 0 21600 0 0 Z N"/>
        </draw:custom-shape>
        <draw:custom-shape draw:style-name="gr4" draw:text-style-name="P20" draw:layer="layout" svg:width="4.8cm" svg:height="1.6cm" svg:x="10.9cm" svg:y="13.2cm">
          <text:p text:style-name="P20"><text:span text:style-name="T18">b.o</text:span></text:p>
          <draw:enhanced-geometry svg:viewBox="0 0 21600 21600" draw:type="rectangle" draw:enhanced-path="M 0 0 L 21600 0 21600 21600 0 21600 0 0 Z N"/>
        </draw:custom-shape>
        <draw:custom-shape draw:style-name="gr4" draw:text-style-name="P20" draw:layer="layout" svg:width="4.8cm" svg:height="1.6cm" svg:x="5.7cm" svg:y="4.2cm">
          <text:p text:style-name="P20"><text:span text:style-name="T18">a.cpp</text:span></text:p>
          <draw:enhanced-geometry svg:viewBox="0 0 21600 21600" draw:type="rectangle" draw:enhanced-path="M 0 0 L 21600 0 21600 21600 0 21600 0 0 Z N"/>
        </draw:custom-shape>
        <draw:line draw:style-name="gr6" draw:text-style-name="P14" draw:layer="layout" svg:x1="8.1cm" svg:y1="5.8cm" svg:x2="8.1cm" svg:y2="7.2cm">
          <text:p/>
        </draw:line>
        <draw:line draw:style-name="gr14" draw:text-style-name="P14" draw:layer="layout" svg:x1="8.1cm" svg:y1="11.8cm" svg:x2="8.1cm" svg:y2="13.2cm">
          <text:p/>
        </draw:line>
        <draw:line draw:style-name="gr14" draw:text-style-name="P14" draw:layer="layout" svg:x1="8.1cm" svg:y1="8.8cm" svg:x2="8.1cm" svg:y2="10.2cm">
          <text:p/>
        </draw:line>
        <draw:custom-shape draw:style-name="gr4" draw:text-style-name="P20" draw:layer="layout" svg:width="4.8cm" svg:height="1.6cm" svg:x="5.7cm" svg:y="7.2cm">
          <text:p text:style-name="P20"><text:span text:style-name="T18">a.i</text:span></text:p>
          <draw:enhanced-geometry svg:viewBox="0 0 21600 21600" draw:type="rectangle" draw:enhanced-path="M 0 0 L 21600 0 21600 21600 0 21600 0 0 Z N"/>
        </draw:custom-shape>
        <draw:custom-shape draw:style-name="gr15" draw:text-style-name="P24" draw:layer="layout" svg:width="4.8cm" svg:height="1.6cm" svg:x="5.7cm" svg:y="10.2cm">
          <text:p text:style-name="P20"><text:span text:style-name="T18">a.s</text:span></text:p>
          <draw:enhanced-geometry svg:viewBox="0 0 21600 21600" draw:type="rectangle" draw:enhanced-path="M 0 0 L 21600 0 21600 21600 0 21600 0 0 Z N"/>
        </draw:custom-shape>
        <draw:custom-shape draw:style-name="gr15" draw:text-style-name="P24" draw:layer="layout" svg:width="4.8cm" svg:height="1.6cm" svg:x="5.7cm" svg:y="13.2cm">
          <text:p text:style-name="P20"><text:span text:style-name="T18">a.o</text:span></text:p>
          <draw:enhanced-geometry svg:viewBox="0 0 21600 21600" draw:type="rectangle" draw:enhanced-path="M 0 0 L 21600 0 21600 21600 0 21600 0 0 Z N"/>
        </draw:custom-shape>
        <draw:custom-shape draw:style-name="gr16" draw:text-style-name="P21" draw:layer="layout" svg:width="4.8cm" svg:height="1.6cm" svg:x="8.2cm" svg:y="16.6cm">
          <text:p text:style-name="P20"><text:span text:style-name="T18">program</text:span></text:p>
          <draw:enhanced-geometry svg:viewBox="0 0 21600 21600" draw:type="rectangle" draw:enhanced-path="M 0 0 L 21600 0 21600 21600 0 21600 0 0 Z N"/>
        </draw:custom-shape>
        <draw:line draw:style-name="gr14" draw:text-style-name="P14" draw:layer="layout" svg:x1="8cm" svg:y1="14.8cm" svg:x2="10.6cm" svg:y2="16.6cm">
          <text:p/>
        </draw:line>
        <draw:custom-shape draw:style-name="gr7" draw:text-style-name="P19" draw:layer="layout" svg:width="4.8cm" svg:height="1.8cm" svg:x="0.4cm" svg:y="15.4cm">
          <text:p text:style-name="P18"><text:span text:style-name="T18">$ g++ (ld)</text:span></text:p>
          <draw:enhanced-geometry svg:viewBox="0 0 21600 21600" draw:type="rectangle" draw:enhanced-path="M 0 0 L 21600 0 21600 21600 0 21600 0 0 Z N"/>
        </draw:custom-shape>
        <draw:frame presentation:style-name="pr5" draw:text-style-name="P17" draw:layer="layout" svg:width="9cm" svg:height="8.7cm" svg:x="17cm" svg:y="4.5cm" presentation:class="outline" presentation:user-transformed="true">
          <draw:text-box>
            <text:list text:style-name="L4">
              <text:list-item>
                <text:p><text:span text:style-name="T5">// a.cpp</text:span></text:p>
              </text:list-item>
              <text:list-item>
                <text:p><text:span text:style-name="T5">#include &lt;cstdint&gt;</text:span></text:p>
              </text:list-item>
              <text:list-item>
                <text:p><text:span text:style-name="T5"/></text:p>
              </text:list-item>
              <text:list-item>
                <text:p><text:span text:style-name="T22">void foo(int32_t);</text:span></text:p>
              </text:list-item>
              <text:list-item>
                <text:p><text:span text:style-name="T5"/></text:p>
              </text:list-item>
              <text:list-item>
                <text:p><text:span text:style-name="T5">int main()</text:span></text:p>
              </text:list-item>
              <text:list-item>
                <text:p><text:span text:style-name="T5">{</text:span></text:p>
              </text:list-item>
              <text:list-item>
                <text:p><text:span text:style-name="T5"><text:s text:c="4"/></text:span><text:span text:style-name="T5">foo(42);</text:span><text:span text:style-name="T5"><text:line-break/></text:span><text:span text:style-name="T5">}</text:span></text:p>
              </text:list-item>
              <text:list-item>
                <text:p><text:span text:style-name="T5"/></text:p>
              </text:list-item>
            </text:list>
          </draw:text-box>
        </draw:frame>
        <draw:frame presentation:style-name="pr5" draw:text-style-name="P23" draw:layer="layout" svg:width="11.2cm" svg:height="2.6cm" svg:x="16.4cm" svg:y="15.4cm" presentation:class="outline" presentation:user-transformed="true">
          <draw:text-box>
            <text:list text:style-name="L4">
              <text:list-item>
                <text:p><text:span text:style-name="T19">$ g++ a.cpp</text:span></text:p>
              </text:list-item>
              <text:list-item>
                <text:p><text:span text:style-name="T19">/usr/bin/ld: /tmp/ccIzCI7K.o: in function `main':</text:span></text:p>
              </text:list-item>
              <text:list-item>
                <text:p><text:span text:style-name="T19">a.cpp:(.text+0xe): undefined reference to `foo(int)'</text:span></text:p>
              </text:list-item>
              <text:list-item>
                <text:p><text:span text:style-name="T19">collect2: error: ld returned 1 exit status</text:span></text:p>
              </text:list-item>
              <text:list-item>
                <text:p><text:span text:style-name="T19"/></text:p>
              </text:list-item>
            </text:list>
          </draw:text-box>
        </draw:frame>
        <presentation:notes draw:style-name="dp2">
          <draw:page-thumbnail draw:style-name="gr1" draw:layer="layout" svg:width="14.848cm" svg:height="11.136cm" svg:x="3.075cm" svg:y="2.257cm" draw:page-number="27" presentation:class="page"/>
          <draw:frame presentation:style-name="pr7" draw:text-style-name="P4" draw:layer="layout" svg:width="16.799cm" svg:height="13.364cm" svg:x="2.1cm" svg:y="14.107cm" presentation:class="notes" presentation:placeholder="true">
            <draw:text-box/>
          </draw:frame>
        </presentation:notes>
      </draw:page>
      <draw:page draw:name="page28"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Declaration and definitions (10)</text:p>
          </draw:text-box>
        </draw:frame>
        <draw:frame presentation:style-name="pr5" draw:text-style-name="P17" draw:layer="layout" svg:width="9cm" svg:height="8.7cm" svg:x="1cm" svg:y="4.7cm" presentation:class="outline" presentation:user-transformed="true">
          <draw:text-box>
            <text:list text:style-name="L4">
              <text:list-item>
                <text:p><text:span text:style-name="T5">// a.cpp</text:span></text:p>
              </text:list-item>
              <text:list-item>
                <text:p><text:span text:style-name="T5">#include &lt;cstdint&gt;</text:span></text:p>
              </text:list-item>
              <text:list-item>
                <text:p><text:span text:style-name="T5"/></text:p>
              </text:list-item>
              <text:list-item>
                <text:p><text:span text:style-name="T22">void foo(int32_t);</text:span></text:p>
              </text:list-item>
              <text:list-item>
                <text:p><text:span text:style-name="T5"/></text:p>
              </text:list-item>
              <text:list-item>
                <text:p><text:span text:style-name="T5">int main()</text:span></text:p>
              </text:list-item>
              <text:list-item>
                <text:p><text:span text:style-name="T5">{</text:span></text:p>
              </text:list-item>
              <text:list-item>
                <text:p><text:span text:style-name="T5"><text:s text:c="4"/></text:span><text:span text:style-name="T5">foo(42);</text:span><text:span text:style-name="T5"><text:line-break/></text:span><text:span text:style-name="T5">}</text:span></text:p>
              </text:list-item>
              <text:list-item>
                <text:p><text:span text:style-name="T5"/></text:p>
              </text:list-item>
            </text:list>
          </draw:text-box>
        </draw:frame>
        <draw:frame presentation:style-name="pr5" draw:text-style-name="P17" draw:layer="layout" svg:width="14.2cm" svg:height="8.6cm" svg:x="13.2cm" svg:y="4.6cm" presentation:class="outline" presentation:user-transformed="true">
          <draw:text-box>
            <text:list text:style-name="L4">
              <text:list-item>
                <text:p><text:span text:style-name="T5">// b.cpp</text:span></text:p>
              </text:list-item>
              <text:list-item>
                <text:p text:style-name="P11"><text:span text:style-name="T5">#include &lt;cstdint&gt;</text:span></text:p>
              </text:list-item>
              <text:list-item>
                <text:p><text:span text:style-name="T5">#include &lt;cstdio&gt;</text:span></text:p>
              </text:list-item>
              <text:list-item>
                <text:p><text:span text:style-name="T5"/></text:p>
              </text:list-item>
              <text:list-item>
                <text:p><text:span text:style-name="T5">void foo(int32_t a)</text:span></text:p>
              </text:list-item>
              <text:list-item>
                <text:p><text:span text:style-name="T5">{</text:span></text:p>
              </text:list-item>
              <text:list-item>
                <text:p><text:span text:style-name="T5"><text:s text:c="4"/></text:span><text:span text:style-name="T5">printf("Answer: %d\n", a);</text:span></text:p>
              </text:list-item>
              <text:list-item>
                <text:p><text:span text:style-name="T5">}</text:span></text:p>
              </text:list-item>
            </text:list>
          </draw:text-box>
        </draw:frame>
        <draw:frame presentation:style-name="pr5" draw:text-style-name="P23" draw:layer="layout" svg:width="25.5cm" svg:height="4.4cm" svg:x="0.9cm" svg:y="14.8cm" presentation:class="outline" presentation:user-transformed="true">
          <draw:text-box>
            <text:list text:style-name="L4">
              <text:list-item>
                <text:p><text:span text:style-name="T19">$ g++ b.cpp</text:span></text:p>
              </text:list-item>
            </text:list>
          </draw:text-box>
        </draw:frame>
        <presentation:notes draw:style-name="dp2">
          <draw:page-thumbnail draw:style-name="gr1" draw:layer="layout" svg:width="14.848cm" svg:height="11.136cm" svg:x="3.075cm" svg:y="2.257cm" draw:page-number="28" presentation:class="page"/>
          <draw:frame presentation:style-name="pr6" draw:text-style-name="P4" draw:layer="layout" svg:width="16.799cm" svg:height="13.364cm" svg:x="2.1cm" svg:y="14.107cm" presentation:class="notes" presentation:placeholder="true">
            <draw:text-box/>
          </draw:frame>
        </presentation:notes>
      </draw:page>
      <draw:page draw:name="page29"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Declaration and definitions (11)</text:p>
          </draw:text-box>
        </draw:frame>
        <draw:frame presentation:style-name="pr5" draw:text-style-name="P17" draw:layer="layout" svg:width="9cm" svg:height="8.7cm" svg:x="1cm" svg:y="4.7cm" presentation:class="outline" presentation:user-transformed="true">
          <draw:text-box>
            <text:list text:style-name="L4">
              <text:list-item>
                <text:p><text:span text:style-name="T5">// a.cpp</text:span></text:p>
              </text:list-item>
              <text:list-item>
                <text:p><text:span text:style-name="T5">#include &lt;cstdint&gt;</text:span></text:p>
              </text:list-item>
              <text:list-item>
                <text:p><text:span text:style-name="T5"/></text:p>
              </text:list-item>
              <text:list-item>
                <text:p><text:span text:style-name="T22">void foo(int32_t);</text:span></text:p>
              </text:list-item>
              <text:list-item>
                <text:p><text:span text:style-name="T5"/></text:p>
              </text:list-item>
              <text:list-item>
                <text:p><text:span text:style-name="T5">int main()</text:span></text:p>
              </text:list-item>
              <text:list-item>
                <text:p><text:span text:style-name="T5">{</text:span></text:p>
              </text:list-item>
              <text:list-item>
                <text:p><text:span text:style-name="T5"><text:s text:c="4"/></text:span><text:span text:style-name="T5">foo(42);</text:span><text:span text:style-name="T5"><text:line-break/></text:span><text:span text:style-name="T5">}</text:span></text:p>
              </text:list-item>
              <text:list-item>
                <text:p><text:span text:style-name="T5"/></text:p>
              </text:list-item>
            </text:list>
          </draw:text-box>
        </draw:frame>
        <draw:frame presentation:style-name="pr5" draw:text-style-name="P17" draw:layer="layout" svg:width="14.2cm" svg:height="8.6cm" svg:x="13.2cm" svg:y="4.6cm" presentation:class="outline" presentation:user-transformed="true">
          <draw:text-box>
            <text:list text:style-name="L4">
              <text:list-item>
                <text:p><text:span text:style-name="T5">// b.cpp</text:span></text:p>
              </text:list-item>
              <text:list-item>
                <text:p text:style-name="P11"><text:span text:style-name="T5">#include &lt;cstdint&gt;</text:span></text:p>
              </text:list-item>
              <text:list-item>
                <text:p><text:span text:style-name="T5">#include &lt;cstdio&gt;</text:span></text:p>
              </text:list-item>
              <text:list-item>
                <text:p><text:span text:style-name="T5"/></text:p>
              </text:list-item>
              <text:list-item>
                <text:p><text:span text:style-name="T5">void foo(int32_t a)</text:span></text:p>
              </text:list-item>
              <text:list-item>
                <text:p><text:span text:style-name="T5">{</text:span></text:p>
              </text:list-item>
              <text:list-item>
                <text:p><text:span text:style-name="T5"><text:s text:c="4"/></text:span><text:span text:style-name="T5">printf("Answer: %d\n", a);</text:span></text:p>
              </text:list-item>
              <text:list-item>
                <text:p><text:span text:style-name="T5">}</text:span></text:p>
              </text:list-item>
            </text:list>
          </draw:text-box>
        </draw:frame>
        <draw:frame presentation:style-name="pr5" draw:text-style-name="P23" draw:layer="layout" svg:width="25.5cm" svg:height="3cm" svg:x="0.9cm" svg:y="14.6cm" presentation:class="outline" presentation:user-transformed="true">
          <draw:text-box>
            <text:list text:style-name="L4">
              <text:list-item>
                <text:p><text:span text:style-name="T19">$ g++ b.cpp</text:span></text:p>
              </text:list-item>
              <text:list-item>
                <text:p><text:span text:style-name="T19">/usr/bin/ld: /usr/lib/gcc/x86_64-linux-gnu/11/../../../x86_64-linux-gnu/Scrt1.o: in function `_start':</text:span></text:p>
              </text:list-item>
              <text:list-item>
                <text:p><text:span text:style-name="T19">(.text+0x1b): undefined reference to `main'</text:span></text:p>
              </text:list-item>
              <text:list-item>
                <text:p><text:span text:style-name="T19">collect2: error: ld returned 1 exit status</text:span></text:p>
              </text:list-item>
              <text:list-item>
                <text:p><text:span text:style-name="T19"/></text:p>
              </text:list-item>
            </text:list>
          </draw:text-box>
        </draw:frame>
        <presentation:notes draw:style-name="dp2">
          <draw:page-thumbnail draw:style-name="gr1" draw:layer="layout" svg:width="14.848cm" svg:height="11.136cm" svg:x="3.075cm" svg:y="2.257cm" draw:page-number="29" presentation:class="page"/>
          <draw:frame presentation:style-name="pr6" draw:text-style-name="P4" draw:layer="layout" svg:width="16.799cm" svg:height="13.364cm" svg:x="2.1cm" svg:y="14.107cm" presentation:class="notes" presentation:placeholder="true">
            <draw:text-box/>
          </draw:frame>
        </presentation:notes>
      </draw:page>
      <draw:page draw:name="page30"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 text:style-name="P9">Declaration and definitions (12)</text:p>
          </draw:text-box>
        </draw:frame>
        <draw:frame presentation:style-name="pr5" draw:text-style-name="P1" draw:layer="layout" svg:width="25.5cm" svg:height="13cm" svg:x="1cm" svg:y="5.5cm" presentation:class="outline" presentation:user-transformed="true">
          <draw:text-box>
            <text:list text:style-name="L3">
              <text:list-item>
                <text:p><text:span text:style-name="T4">The function _start is the first function that is executed the the program is run.</text:span></text:p>
                <text:list>
                  <text:list-item>
                    <text:p><text:a xlink:href="https://elixir.bootlin.com/glibc/glibc-2.39/source/sysdeps/x86_64/start.S" xlink:type="simple">https://elixir.bootlin.com/glibc/glibc-2.39/source/sysdeps/x86_64/start.S</text:a></text:p>
                  </text:list-item>
                </text:list>
              </text:list-item>
            </text:list>
            <text:p><text:span text:style-name="T5"/></text:p>
            <text:p><text:span text:style-name="T5">ENTRY (</text:span><text:span text:style-name="T20">_start</text:span><text:span text:style-name="T5">)</text:span></text:p>
            <text:p><text:span text:style-name="T21"><text:s text:c="2"/></text:span><text:span text:style-name="T5"><text:s text:c="6"/></text:span><text:span text:style-name="T5">cfi_undefined (rip)</text:span></text:p>
            <text:p><text:span text:style-name="T21"><text:s text:c="2"/></text:span><text:span text:style-name="T5"><text:s text:c="6"/></text:span><text:span text:style-name="T5">xorl %ebp, %ebp</text:span></text:p>
            <text:p><text:span text:style-name="T5">...</text:span></text:p>
            <text:p><text:span text:style-name="T21"><text:s text:c="2"/></text:span><text:span text:style-name="T5"><text:s text:c="6"/></text:span><text:span text:style-name="T5">mov </text:span><text:span text:style-name="T20">main</text:span><text:span text:style-name="T5">@GOTPCREL(%rip), %RDI_LP</text:span></text:p>
            <text:p><text:span text:style-name="T21"><text:s text:c="2"/></text:span><text:span text:style-name="T5"><text:s text:c="6"/></text:span><text:span text:style-name="T5">call *</text:span><text:span text:style-name="T20">__libc_start_main</text:span><text:span text:style-name="T5">@GOTPCREL(%rip)</text:span></text:p>
            <text:p><text:span text:style-name="T21"><text:s text:c="2"/></text:span><text:span text:style-name="T5"><text:s text:c="6"/></text:span><text:span text:style-name="T5">hlt</text:span></text:p>
            <text:p><text:span text:style-name="T5">END (_start)</text:span></text:p>
          </draw:text-box>
        </draw:frame>
        <presentation:notes draw:style-name="dp2">
          <draw:page-thumbnail draw:style-name="gr1" draw:layer="layout" svg:width="14.848cm" svg:height="11.136cm" svg:x="3.075cm" svg:y="2.257cm" draw:page-number="30" presentation:class="page"/>
          <draw:frame presentation:style-name="pr6" draw:text-style-name="P2" draw:layer="layout" svg:width="16.799cm" svg:height="13.364cm" svg:x="2.1cm" svg:y="14.107cm" presentation:class="notes" presentation:placeholder="true">
            <draw:text-box/>
          </draw:frame>
        </presentation:notes>
      </draw:page>
      <draw:page draw:name="page31"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 text:style-name="P9">Declaration and definitions (13)</text:p>
          </draw:text-box>
        </draw:frame>
        <draw:frame presentation:style-name="pr5" draw:text-style-name="P5" draw:layer="layout" svg:width="14.6cm" svg:height="13cm" svg:x="1cm" svg:y="5.5cm" presentation:class="outline" presentation:user-transformed="true">
          <draw:text-box>
            <text:list text:style-name="L4">
              <text:list-item>
                <text:p><text:span text:style-name="T4">Function declaration are needed not only to call functions from other translation units, but also to use the function that that are defined in the same translation unit, but below.</text:span></text:p>
              </text:list-item>
            </text:list>
          </draw:text-box>
        </draw:frame>
        <draw:frame presentation:style-name="pr5" draw:text-style-name="P26" draw:layer="layout" svg:width="11.6cm" svg:height="8cm" svg:x="15.6cm" svg:y="5.2cm" presentation:class="outline" presentation:user-transformed="true">
          <draw:text-box>
            <text:list text:style-name="L4">
              <text:list-item>
                <text:p text:style-name="P25"><text:span text:style-name="T5">#include &lt;cstdio&gt;</text:span></text:p>
              </text:list-item>
              <text:list-item>
                <text:p text:style-name="P25"><text:span text:style-name="T5"/></text:p>
              </text:list-item>
              <text:list-item>
                <text:p text:style-name="P25"><text:span text:style-name="T5">int main()</text:span></text:p>
              </text:list-item>
              <text:list-item>
                <text:p text:style-name="P25"><text:span text:style-name="T5">{</text:span></text:p>
              </text:list-item>
              <text:list-item>
                <text:p text:style-name="P25"><text:span text:style-name="T5"><text:s text:c="4"/></text:span><text:span text:style-name="T20">f()</text:span><text:span text:style-name="T5">;</text:span></text:p>
              </text:list-item>
              <text:list-item>
                <text:p text:style-name="P25"><text:span text:style-name="T5">}</text:span></text:p>
              </text:list-item>
              <text:list-item>
                <text:p text:style-name="P25"><text:span text:style-name="T5"/></text:p>
              </text:list-item>
              <text:list-item>
                <text:p text:style-name="P25"><text:span text:style-name="T20">void f()</text:span></text:p>
              </text:list-item>
              <text:list-item>
                <text:p text:style-name="P25"><text:span text:style-name="T5">{</text:span></text:p>
              </text:list-item>
              <text:list-item>
                <text:p text:style-name="P25"><text:span text:style-name="T5"><text:s text:c="4"/></text:span><text:span text:style-name="T5">printf(“Hello, world!”);</text:span></text:p>
              </text:list-item>
              <text:list-item>
                <text:p text:style-name="P25"><text:span text:style-name="T5">}</text:span></text:p>
              </text:list-item>
            </text:list>
          </draw:text-box>
        </draw:frame>
        <draw:frame presentation:style-name="pr5" draw:text-style-name="P17" draw:layer="layout" svg:width="15.6cm" svg:height="2.8cm" svg:x="12.2cm" svg:y="14.8cm" presentation:class="outline" presentation:user-transformed="true">
          <draw:text-box>
            <text:list text:style-name="L4">
              <text:list-item>
                <text:p text:style-name="P25"><text:span text:style-name="T5">$ g++ a.cpp</text:span></text:p>
              </text:list-item>
              <text:list-item>
                <text:p text:style-name="P25"><text:span text:style-name="T5">a.cpp: In function ‘int main()’:</text:span></text:p>
              </text:list-item>
              <text:list-item>
                <text:p text:style-name="P25"><text:span text:style-name="T5">a.cpp:5:5: error: ‘f’ was not declared in this scope</text:span></text:p>
              </text:list-item>
              <text:list-item>
                <text:p text:style-name="P25"><text:span text:style-name="T5"><text:s text:c="4"/></text:span><text:span text:style-name="T5">5 | <text:s text:c="4"/>f();</text:span></text:p>
              </text:list-item>
              <text:list-item>
                <text:p text:style-name="P25"><text:span text:style-name="T5"><text:s text:c="6"/></text:span><text:span text:style-name="T5">| <text:s text:c="4"/>^</text:span></text:p>
              </text:list-item>
              <text:list-item>
                <text:p text:style-name="P25"><text:span text:style-name="T5"/></text:p>
              </text:list-item>
            </text:list>
          </draw:text-box>
        </draw:frame>
        <presentation:notes draw:style-name="dp2">
          <draw:page-thumbnail draw:style-name="gr1" draw:layer="layout" svg:width="14.848cm" svg:height="11.136cm" svg:x="3.075cm" svg:y="2.257cm" draw:page-number="31" presentation:class="page"/>
          <draw:frame presentation:style-name="pr6" draw:text-style-name="P2" draw:layer="layout" svg:width="16.799cm" svg:height="13.364cm" svg:x="2.1cm" svg:y="14.107cm" presentation:class="notes" presentation:placeholder="true">
            <draw:text-box/>
          </draw:frame>
        </presentation:notes>
      </draw:page>
      <draw:page draw:name="page3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 text:style-name="P9">Declaration and definitions (14)</text:p>
          </draw:text-box>
        </draw:frame>
        <draw:frame presentation:style-name="pr5" draw:text-style-name="P26" draw:layer="layout" svg:width="11.2cm" svg:height="8cm" svg:x="1.2cm" svg:y="5.2cm" presentation:class="outline" presentation:user-transformed="true">
          <draw:text-box>
            <text:list text:style-name="L4">
              <text:list-item>
                <text:p text:style-name="P25"><text:span text:style-name="T5">#include &lt;cstdio&gt;</text:span></text:p>
              </text:list-item>
              <text:list-item>
                <text:p text:style-name="P25"><text:span text:style-name="T23"><text:line-break/></text:span><text:span text:style-name="T20">void f()</text:span></text:p>
              </text:list-item>
              <text:list-item>
                <text:p text:style-name="P25"><text:span text:style-name="T5">{</text:span></text:p>
              </text:list-item>
              <text:list-item>
                <text:p text:style-name="P25"><text:span text:style-name="T5"><text:s text:c="4"/></text:span><text:span text:style-name="T5">printf(“Hello, world!”);</text:span></text:p>
              </text:list-item>
              <text:list-item>
                <text:p text:style-name="P25"><text:span text:style-name="T5">}</text:span><text:span text:style-name="T5"><text:line-break/></text:span><text:span text:style-name="T5"/></text:p>
              </text:list-item>
              <text:list-item>
                <text:p text:style-name="P25"><text:span text:style-name="T5">int main()</text:span></text:p>
              </text:list-item>
              <text:list-item>
                <text:p text:style-name="P25"><text:span text:style-name="T5">{</text:span></text:p>
              </text:list-item>
              <text:list-item>
                <text:p text:style-name="P25"><text:span text:style-name="T5"><text:s text:c="4"/></text:span><text:span text:style-name="T20">f()</text:span><text:span text:style-name="T5">;</text:span></text:p>
              </text:list-item>
              <text:list-item>
                <text:p text:style-name="P25"><text:span text:style-name="T5">}</text:span></text:p>
              </text:list-item>
              <text:list-item>
                <text:p text:style-name="P25"><text:span text:style-name="T5"/></text:p>
              </text:list-item>
              <text:list-item>
                <text:p text:style-name="P25"><text:span text:style-name="T5"/></text:p>
              </text:list-item>
            </text:list>
          </draw:text-box>
        </draw:frame>
        <draw:frame presentation:style-name="pr5" draw:text-style-name="P17" draw:layer="layout" svg:width="11.2cm" svg:height="8cm" svg:x="14.6cm" svg:y="5.4cm" presentation:class="outline" presentation:user-transformed="true">
          <draw:text-box>
            <text:list text:style-name="L4">
              <text:list-item>
                <text:p text:style-name="P25"><text:span text:style-name="T5">#include &lt;cstdio&gt;</text:span></text:p>
              </text:list-item>
              <text:list-item>
                <text:p text:style-name="P25"><text:span text:style-name="T21"/></text:p>
              </text:list-item>
              <text:list-item>
                <text:p text:style-name="P25"><text:span text:style-name="T24">void f();</text:span><text:span text:style-name="T21"><text:line-break/></text:span><text:span text:style-name="T21"><text:line-break/></text:span><text:span text:style-name="T5">int main()</text:span></text:p>
              </text:list-item>
              <text:list-item>
                <text:p text:style-name="P25"><text:span text:style-name="T5">{</text:span></text:p>
              </text:list-item>
              <text:list-item>
                <text:p text:style-name="P25"><text:span text:style-name="T5"><text:s text:c="4"/></text:span><text:span text:style-name="T20">f()</text:span><text:span text:style-name="T5">;</text:span></text:p>
              </text:list-item>
              <text:list-item>
                <text:p text:style-name="P25"><text:span text:style-name="T5">}</text:span></text:p>
              </text:list-item>
              <text:list-item>
                <text:p text:style-name="P25"><text:span text:style-name="T5"/></text:p>
              </text:list-item>
              <text:list-item>
                <text:p text:style-name="P25"><text:span text:style-name="T20">void f()</text:span></text:p>
              </text:list-item>
              <text:list-item>
                <text:p text:style-name="P25"><text:span text:style-name="T5">{</text:span></text:p>
              </text:list-item>
              <text:list-item>
                <text:p text:style-name="P25"><text:span text:style-name="T5"><text:s text:c="4"/></text:span><text:span text:style-name="T5">printf(“Hello, world!”);</text:span></text:p>
              </text:list-item>
              <text:list-item>
                <text:p text:style-name="P25"><text:span text:style-name="T5">} </text:span><text:span text:style-name="T5"><text:line-break/></text:span><text:span text:style-name="T5"/></text:p>
              </text:list-item>
            </text:list>
          </draw:text-box>
        </draw:frame>
        <presentation:notes draw:style-name="dp2">
          <draw:page-thumbnail draw:style-name="gr1" draw:layer="layout" svg:width="14.848cm" svg:height="11.136cm" svg:x="3.075cm" svg:y="2.257cm" draw:page-number="32" presentation:class="page"/>
          <draw:frame presentation:style-name="pr6" draw:text-style-name="P2" draw:layer="layout" svg:width="16.799cm" svg:height="13.364cm" svg:x="2.1cm" svg:y="14.107cm" presentation:class="notes" presentation:placeholder="true">
            <draw:text-box/>
          </draw:frame>
        </presentation:notes>
      </draw:page>
      <draw:page draw:name="page3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 text:style-name="P9">Declaration and definitions (15)</text:p>
          </draw:text-box>
        </draw:frame>
        <draw:frame presentation:style-name="pr5" draw:text-style-name="P5" draw:layer="layout" svg:width="13.6cm" svg:height="13cm" svg:x="1cm" svg:y="5.5cm" presentation:class="outline" presentation:user-transformed="true">
          <draw:text-box>
            <text:list text:style-name="L4">
              <text:list-item>
                <text:p><text:span text:style-name="T4">For regular functions reordering helps, but mutually recursive functions require a declaration.</text:span></text:p>
              </text:list-item>
            </text:list>
          </draw:text-box>
        </draw:frame>
        <draw:frame draw:style-name="gr17" draw:text-style-name="P27" draw:layer="layout" svg:width="10cm" svg:height="13.572cm" svg:x="16.8cm" svg:y="4.628cm">
          <draw:text-box>
            <text:p><text:span text:style-name="T25">#include &lt;cstdint&gt;</text:span></text:p>
            <text:p><text:span text:style-name="T25">#include &lt;iostream&gt;</text:span></text:p>
            <text:p><text:span text:style-name="T25"/></text:p>
            <text:p><text:span text:style-name="T26">void f(uint32_t i);</text:span></text:p>
            <text:p><text:span text:style-name="T25"/></text:p>
            <text:p><text:span text:style-name="T25">void g(uint32_t i)</text:span></text:p>
            <text:p><text:span text:style-name="T25">{</text:span></text:p>
            <text:p><text:span text:style-name="T25"><text:s text:c="4"/></text:span><text:span text:style-name="T25">std::cout &lt;&lt; i &lt;&lt; ' ';</text:span></text:p>
            <text:p><text:span text:style-name="T25"><text:s text:c="4"/></text:span><text:span text:style-name="T25">f(i);</text:span></text:p>
            <text:p><text:span text:style-name="T25">}</text:span></text:p>
            <text:p><text:span text:style-name="T25"/></text:p>
            <text:p><text:span text:style-name="T25">void f(uint32_t i)</text:span></text:p>
            <text:p><text:span text:style-name="T25">{</text:span></text:p>
            <text:p><text:span text:style-name="T25"><text:s text:c="4"/></text:span><text:span text:style-name="T25">if (i == 100)</text:span></text:p>
            <text:p><text:span text:style-name="T25"><text:s text:c="6"/></text:span><text:span text:style-name="T25">return;</text:span></text:p>
            <text:p><text:span text:style-name="T25"/></text:p>
            <text:p><text:span text:style-name="T25"><text:s text:c="4"/></text:span><text:span text:style-name="T25">g(i + 1);</text:span></text:p>
            <text:p><text:span text:style-name="T25">}</text:span></text:p>
            <text:p><text:span text:style-name="T25"/></text:p>
            <text:p><text:span text:style-name="T25">int main()</text:span></text:p>
            <text:p><text:span text:style-name="T25">{</text:span></text:p>
            <text:p><text:span text:style-name="T25"><text:s text:c="4"/></text:span><text:span text:style-name="T25">f(0);</text:span></text:p>
            <text:p><text:span text:style-name="T25">}</text:span></text:p>
            <text:p><text:span text:style-name="T25"/></text:p>
          </draw:text-box>
        </draw:frame>
        <presentation:notes draw:style-name="dp2">
          <draw:page-thumbnail draw:style-name="gr1" draw:layer="layout" svg:width="14.848cm" svg:height="11.136cm" svg:x="3.075cm" svg:y="2.257cm" draw:page-number="33" presentation:class="page"/>
          <draw:frame presentation:style-name="pr6" draw:text-style-name="P2" draw:layer="layout" svg:width="16.799cm" svg:height="13.364cm" svg:x="2.1cm" svg:y="14.107cm" presentation:class="notes" presentation:placeholder="true">
            <draw:text-box/>
          </draw:frame>
        </presentation:notes>
      </draw:page>
      <draw:page draw:name="page3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Multiple definitions (1)</text:p>
          </draw:text-box>
        </draw:frame>
        <draw:frame draw:style-name="gr18" draw:text-style-name="P6" draw:layer="layout" svg:width="8.974cm" svg:height="6.6cm" svg:x="0.226cm" svg:y="4.4cm">
          <draw:text-box>
            <text:p><text:span text:style-name="T5">// main.cpp</text:span></text:p>
            <text:p><text:span text:style-name="T5"/></text:p>
            <text:p><text:span text:style-name="T5">void hello();</text:span></text:p>
            <text:p><text:span text:style-name="T5"/></text:p>
            <text:p><text:span text:style-name="T5">int main()</text:span></text:p>
            <text:p><text:span text:style-name="T5">{</text:span></text:p>
            <text:p><text:span text:style-name="T5"><text:s text:c="4"/></text:span><text:span text:style-name="T5">hello();</text:span></text:p>
            <text:p><text:span text:style-name="T5">}</text:span></text:p>
          </draw:text-box>
        </draw:frame>
        <draw:frame draw:style-name="gr19" draw:text-style-name="P6" draw:layer="layout" svg:width="12.984cm" svg:height="6.147cm" svg:x="6.6cm" svg:y="4.4cm">
          <draw:text-box>
            <text:p><text:span text:style-name="T5">// a.cpp</text:span></text:p>
            <text:p><text:span text:style-name="T5"/></text:p>
            <text:p><text:span text:style-name="T5">#include &lt;cstdio&gt;</text:span></text:p>
            <text:p><text:span text:style-name="T5"/></text:p>
            <text:p><text:span text:style-name="T5">void hello()</text:span></text:p>
            <text:p><text:span text:style-name="T5">{</text:span></text:p>
            <text:p><text:span text:style-name="T5"><text:s text:c="4"/></text:span><text:span text:style-name="T5">puts("Hello, a.cpp!");</text:span></text:p>
            <text:p><text:span text:style-name="T5">}</text:span></text:p>
          </draw:text-box>
        </draw:frame>
        <draw:frame draw:style-name="gr19" draw:text-style-name="P6" draw:layer="layout" svg:width="11.6cm" svg:height="6.147cm" svg:x="17.4cm" svg:y="4.4cm">
          <draw:text-box>
            <text:p><text:span text:style-name="T5">// b.cpp</text:span></text:p>
            <text:p><text:span text:style-name="T5"/></text:p>
            <text:p><text:span text:style-name="T5">#include &lt;cstdio&gt;</text:span></text:p>
            <text:p><text:span text:style-name="T5"/></text:p>
            <text:p><text:span text:style-name="T5">void hello()</text:span></text:p>
            <text:p><text:span text:style-name="T5">{</text:span></text:p>
            <text:p><text:span text:style-name="T5"><text:s text:c="4"/></text:span><text:span text:style-name="T5">puts("Hello, b.cpp!");</text:span></text:p>
            <text:p><text:span text:style-name="T5">}</text:span></text:p>
          </draw:text-box>
        </draw:frame>
        <draw:frame draw:style-name="gr20" draw:text-style-name="P6" draw:layer="layout" svg:width="26.8cm" svg:height="5.41cm" svg:x="0.4cm" svg:y="12.79cm">
          <draw:text-box>
            <text:p><text:span text:style-name="T5">$ g++ -g main.cpp a.cpp b.cpp</text:span></text:p>
            <text:p><text:span text:style-name="T5"/></text:p>
          </draw:text-box>
        </draw:frame>
        <presentation:notes draw:style-name="dp2">
          <draw:page-thumbnail draw:style-name="gr1" draw:layer="layout" svg:width="14.848cm" svg:height="11.136cm" svg:x="3.075cm" svg:y="2.257cm" draw:page-number="34" presentation:class="page"/>
          <draw:frame presentation:style-name="pr6" draw:text-style-name="P2" draw:layer="layout" svg:width="16.799cm" svg:height="13.364cm" svg:x="2.1cm" svg:y="14.107cm" presentation:class="notes" presentation:placeholder="true">
            <draw:text-box/>
          </draw:frame>
        </presentation:notes>
      </draw:page>
      <draw:page draw:name="page35"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 text:style-name="P9">Multiple definitions (2)</text:p>
          </draw:text-box>
        </draw:frame>
        <draw:frame draw:style-name="gr18" draw:text-style-name="P6" draw:layer="layout" svg:width="8.974cm" svg:height="6.6cm" svg:x="0.226cm" svg:y="4.4cm">
          <draw:text-box>
            <text:p><text:span text:style-name="T5">// main.cpp</text:span></text:p>
            <text:p><text:span text:style-name="T5"/></text:p>
            <text:p><text:span text:style-name="T5">void hello();</text:span></text:p>
            <text:p><text:span text:style-name="T5"/></text:p>
            <text:p><text:span text:style-name="T5">int main()</text:span></text:p>
            <text:p><text:span text:style-name="T5">{</text:span></text:p>
            <text:p><text:span text:style-name="T5"><text:s text:c="4"/></text:span><text:span text:style-name="T5">hello();</text:span></text:p>
            <text:p><text:span text:style-name="T5">}</text:span></text:p>
          </draw:text-box>
        </draw:frame>
        <draw:frame draw:style-name="gr19" draw:text-style-name="P6" draw:layer="layout" svg:width="12.984cm" svg:height="6.147cm" svg:x="6.6cm" svg:y="4.4cm">
          <draw:text-box>
            <text:p><text:span text:style-name="T5">// a.cpp</text:span></text:p>
            <text:p><text:span text:style-name="T5"/></text:p>
            <text:p><text:span text:style-name="T5">#include &lt;cstdio&gt;</text:span></text:p>
            <text:p><text:span text:style-name="T5"/></text:p>
            <text:p><text:span text:style-name="T5">void hello()</text:span></text:p>
            <text:p><text:span text:style-name="T5">{</text:span></text:p>
            <text:p><text:span text:style-name="T5"><text:s text:c="4"/></text:span><text:span text:style-name="T5">puts("Hello, a.cpp!");</text:span></text:p>
            <text:p><text:span text:style-name="T5">}</text:span></text:p>
          </draw:text-box>
        </draw:frame>
        <draw:frame draw:style-name="gr19" draw:text-style-name="P6" draw:layer="layout" svg:width="11.6cm" svg:height="6.147cm" svg:x="17.4cm" svg:y="4.4cm">
          <draw:text-box>
            <text:p><text:span text:style-name="T5">// b.cpp</text:span></text:p>
            <text:p><text:span text:style-name="T5"/></text:p>
            <text:p><text:span text:style-name="T5">#include &lt;cstdio&gt;</text:span></text:p>
            <text:p><text:span text:style-name="T5"/></text:p>
            <text:p><text:span text:style-name="T5">void hello()</text:span></text:p>
            <text:p><text:span text:style-name="T5">{</text:span></text:p>
            <text:p><text:span text:style-name="T5"><text:s text:c="4"/></text:span><text:span text:style-name="T5">puts("Hello, b.cpp!");</text:span></text:p>
            <text:p><text:span text:style-name="T5">}</text:span></text:p>
          </draw:text-box>
        </draw:frame>
        <draw:frame draw:style-name="gr20" draw:text-style-name="P6" draw:layer="layout" svg:width="26.8cm" svg:height="5.41cm" svg:x="0.4cm" svg:y="12.79cm">
          <draw:text-box>
            <text:p><text:span text:style-name="T5">$ g++ -g main.cpp a.cpp b.cpp</text:span></text:p>
            <text:p><text:span text:style-name="T5">/usr/bin/ld: /tmp/cc76XtFk.o: in function `</text:span><text:span text:style-name="T20">hello</text:span><text:span text:style-name="T5">()':</text:span></text:p>
            <text:p><text:span text:style-name="T20">b.cpp</text:span><text:span text:style-name="T5">:4: multiple definition of `</text:span><text:span text:style-name="T20">hello</text:span><text:span text:style-name="T5">()'; /tmp/cc7jY98q.o:</text:span><text:span text:style-name="T20">a.cpp</text:span><text:span text:style-name="T5">:4: first defined here</text:span></text:p>
            <text:p><text:span text:style-name="T5">collect2: error: ld returned 1 exit status</text:span></text:p>
          </draw:text-box>
        </draw:frame>
        <presentation:notes draw:style-name="dp2">
          <draw:page-thumbnail draw:style-name="gr1" draw:layer="layout" svg:width="14.848cm" svg:height="11.136cm" svg:x="3.075cm" svg:y="2.257cm" draw:page-number="35" presentation:class="page"/>
          <draw:frame presentation:style-name="pr6" draw:text-style-name="P2" draw:layer="layout" svg:width="16.799cm" svg:height="13.364cm" svg:x="2.1cm" svg:y="14.107cm" presentation:class="notes" presentation:placeholder="true">
            <draw:text-box/>
          </draw:frame>
        </presentation:notes>
      </draw:page>
      <draw:page draw:name="page36"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 text:style-name="P9">Multiple definitions (2)</text:p>
          </draw:text-box>
        </draw:frame>
        <draw:frame draw:style-name="gr18" draw:text-style-name="P6" draw:layer="layout" svg:width="8.974cm" svg:height="6.6cm" svg:x="0.226cm" svg:y="4.1cm">
          <draw:text-box>
            <text:p><text:span text:style-name="T5">// main.cpp</text:span></text:p>
            <text:p><text:span text:style-name="T5"/></text:p>
            <text:p><text:span text:style-name="T5">void hello();</text:span></text:p>
            <text:p><text:span text:style-name="T5"/></text:p>
            <text:p><text:span text:style-name="T5">int main()</text:span></text:p>
            <text:p><text:span text:style-name="T5">{</text:span></text:p>
            <text:p><text:span text:style-name="T5"><text:s text:c="4"/></text:span><text:span text:style-name="T5">hello();</text:span></text:p>
            <text:p><text:span text:style-name="T5">}</text:span></text:p>
          </draw:text-box>
        </draw:frame>
        <draw:frame draw:style-name="gr19" draw:text-style-name="P6" draw:layer="layout" svg:width="12.984cm" svg:height="6.147cm" svg:x="6.6cm" svg:y="4.1cm">
          <draw:text-box>
            <text:p><text:span text:style-name="T5">// a.cpp</text:span></text:p>
            <text:p><text:span text:style-name="T5"/></text:p>
            <text:p><text:span text:style-name="T5">#include &lt;cstdio&gt;</text:span></text:p>
            <text:p><text:span text:style-name="T5"/></text:p>
            <text:p><text:span text:style-name="T5">void hello()</text:span></text:p>
            <text:p><text:span text:style-name="T5">{</text:span></text:p>
            <text:p><text:span text:style-name="T5"><text:s text:c="4"/></text:span><text:span text:style-name="T5">puts("Hello, a.cpp!");</text:span></text:p>
            <text:p><text:span text:style-name="T5">}</text:span></text:p>
          </draw:text-box>
        </draw:frame>
        <draw:frame draw:style-name="gr19" draw:text-style-name="P6" draw:layer="layout" svg:width="11.6cm" svg:height="6.147cm" svg:x="17.4cm" svg:y="4.1cm">
          <draw:text-box>
            <text:p><text:span text:style-name="T5">// b.cpp</text:span></text:p>
            <text:p><text:span text:style-name="T5"/></text:p>
            <text:p><text:span text:style-name="T5">#include &lt;cstdio&gt;</text:span></text:p>
            <text:p><text:span text:style-name="T5"/></text:p>
            <text:p><text:span text:style-name="T5">void hello()</text:span></text:p>
            <text:p><text:span text:style-name="T5">{</text:span></text:p>
            <text:p><text:span text:style-name="T5"><text:s text:c="4"/></text:span><text:span text:style-name="T5">puts("Hello, b.cpp!");</text:span></text:p>
            <text:p><text:span text:style-name="T5">}</text:span></text:p>
          </draw:text-box>
        </draw:frame>
        <draw:frame draw:style-name="gr21" draw:text-style-name="P6" draw:layer="layout" svg:width="26.8cm" svg:height="7.918cm" svg:x="0.4cm" svg:y="10.39cm">
          <draw:text-box>
            <text:p><text:span text:style-name="T27">$ g++ -g main.cpp a.cpp b.cpp</text:span></text:p>
            <text:p><text:span text:style-name="T28">b.cpp</text:span><text:span text:style-name="T27">:4: multiple definition of `</text:span><text:span text:style-name="T28">hello</text:span><text:span text:style-name="T27">()'</text:span></text:p>
            <text:p><text:span text:style-name="T5"/></text:p>
            <text:p><text:span text:style-name="T27">$ g++ -g main.cpp a.cpp</text:span></text:p>
            <text:p><text:span text:style-name="T27">$ ./a.out</text:span></text:p>
            <text:p><text:span text:style-name="T27">Hello, a.cpp!</text:span></text:p>
            <text:p><text:span text:style-name="T5"/></text:p>
            <text:p><text:span text:style-name="T27">$ g++ -g main.cpp b.cpp</text:span></text:p>
            <text:p><text:span text:style-name="T27">$ ./a.out</text:span></text:p>
            <text:p><text:span text:style-name="T27">Hello, b.cpp!</text:span></text:p>
            <text:p><text:span text:style-name="T5"/></text:p>
            <text:p><text:span text:style-name="T27">$ g++ -g main.cpp</text:span></text:p>
            <text:p><text:span text:style-name="T27">main.cpp:5: undefined reference to `hello()'</text:span></text:p>
            <text:p><text:span text:style-name="T27"/></text:p>
          </draw:text-box>
        </draw:frame>
        <presentation:notes draw:style-name="dp2">
          <draw:page-thumbnail draw:style-name="gr1" draw:layer="layout" svg:width="14.848cm" svg:height="11.136cm" svg:x="3.075cm" svg:y="2.257cm" draw:page-number="36" presentation:class="page"/>
          <draw:frame presentation:style-name="pr6" draw:text-style-name="P2" draw:layer="layout" svg:width="16.799cm" svg:height="13.364cm" svg:x="2.1cm" svg:y="14.107cm" presentation:class="notes" presentation:placeholder="true">
            <draw:text-box/>
          </draw:frame>
        </presentation:notes>
      </draw:page>
      <draw:page draw:name="page37"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 text:style-name="P9">Multiple definitions (3)</text:p>
          </draw:text-box>
        </draw:frame>
        <draw:frame draw:style-name="gr18" draw:text-style-name="P6" draw:layer="layout" svg:width="8.974cm" svg:height="6.6cm" svg:x="0.226cm" svg:y="4.1cm">
          <draw:text-box>
            <text:p><text:span text:style-name="T5">// main.cpp</text:span></text:p>
            <text:p><text:span text:style-name="T5"/></text:p>
            <text:p><text:span text:style-name="T5">void hello();</text:span></text:p>
            <text:p><text:span text:style-name="T5"/></text:p>
            <text:p><text:span text:style-name="T5">int main()</text:span></text:p>
            <text:p><text:span text:style-name="T5">{</text:span></text:p>
            <text:p><text:span text:style-name="T5"><text:s text:c="4"/></text:span><text:span text:style-name="T5">hello();</text:span></text:p>
            <text:p><text:span text:style-name="T5">}</text:span></text:p>
          </draw:text-box>
        </draw:frame>
        <draw:frame draw:style-name="gr19" draw:text-style-name="P6" draw:layer="layout" svg:width="12.984cm" svg:height="6.147cm" svg:x="6.6cm" svg:y="4.1cm">
          <draw:text-box>
            <text:p><text:span text:style-name="T5">// a.cpp</text:span></text:p>
            <text:p><text:span text:style-name="T5"/></text:p>
            <text:p><text:span text:style-name="T5">#include &lt;cstdio&gt;</text:span></text:p>
            <text:p><text:span text:style-name="T5"/></text:p>
            <text:p><text:span text:style-name="T5">void hello()</text:span></text:p>
            <text:p><text:span text:style-name="T5">{</text:span></text:p>
            <text:p><text:span text:style-name="T5"><text:s text:c="4"/></text:span><text:span text:style-name="T5">puts("Hello, a.cpp!");</text:span></text:p>
            <text:p><text:span text:style-name="T5">}</text:span></text:p>
          </draw:text-box>
        </draw:frame>
        <draw:frame draw:style-name="gr19" draw:text-style-name="P6" draw:layer="layout" svg:width="11.6cm" svg:height="6.147cm" svg:x="17.4cm" svg:y="4.1cm">
          <draw:text-box>
            <text:p><text:span text:style-name="T5">// b.cpp</text:span></text:p>
            <text:p><text:span text:style-name="T5"/></text:p>
            <text:p><text:span text:style-name="T5">#include &lt;cstdio&gt;</text:span></text:p>
            <text:p><text:span text:style-name="T5"/></text:p>
            <text:p><text:span text:style-name="T5">void hello()</text:span></text:p>
            <text:p><text:span text:style-name="T5">{</text:span></text:p>
            <text:p><text:span text:style-name="T5"><text:s text:c="4"/></text:span><text:span text:style-name="T5">puts("Hello, b.cpp!");</text:span></text:p>
            <text:p><text:span text:style-name="T5">}</text:span></text:p>
          </draw:text-box>
        </draw:frame>
        <draw:frame draw:style-name="gr22" draw:text-style-name="P6" draw:layer="layout" svg:width="26.8cm" svg:height="6.202cm" svg:x="0.4cm" svg:y="11.69cm">
          <draw:text-box>
            <text:p><text:span text:style-name="T27">$ nm -C main.o</text:span></text:p>
            <text:p><text:span text:style-name="T27"><text:s text:c="17"/></text:span><text:span text:style-name="T27">U hello()</text:span></text:p>
            <text:p><text:span text:style-name="T27">0000000000000000 T main</text:span></text:p>
            <text:p><text:span text:style-name="T27"><text:line-break/></text:span><text:span text:style-name="T27">$ nm -C a.o</text:span></text:p>
            <text:p><text:span text:style-name="T27">0000000000000000 T hello()</text:span></text:p>
            <text:p><text:span text:style-name="T27"><text:s text:c="17"/></text:span><text:span text:style-name="T27">U puts</text:span></text:p>
            <text:p><text:span text:style-name="T27"/></text:p>
            <text:p><text:span text:style-name="T27">$ nm -C b.o</text:span></text:p>
            <text:p><text:span text:style-name="T27">0000000000000000 T hello()</text:span></text:p>
            <text:p><text:span text:style-name="T27"><text:s text:c="17"/></text:span><text:span text:style-name="T27">U puts</text:span></text:p>
            <text:p><text:span text:style-name="T27"/></text:p>
          </draw:text-box>
        </draw:frame>
        <presentation:notes draw:style-name="dp2">
          <draw:page-thumbnail draw:style-name="gr1" draw:layer="layout" svg:width="14.848cm" svg:height="11.136cm" svg:x="3.075cm" svg:y="2.257cm" draw:page-number="37" presentation:class="page"/>
          <draw:frame presentation:style-name="pr6" draw:text-style-name="P2" draw:layer="layout" svg:width="16.799cm" svg:height="13.364cm" svg:x="2.1cm" svg:y="14.107cm" presentation:class="notes" presentation:placeholder="true">
            <draw:text-box/>
          </draw:frame>
        </presentation:notes>
      </draw:page>
      <draw:page draw:name="page38"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static declaration specifier (1)</text:p>
          </draw:text-box>
        </draw:frame>
        <draw:frame presentation:style-name="pr5" draw:text-style-name="P5" draw:layer="layout" svg:width="14cm" svg:height="13cm" svg:x="1cm" svg:y="5.5cm" presentation:class="outline" presentation:user-transformed="true">
          <draw:text-box>
            <text:list text:style-name="L4">
              <text:list-item>
                <text:p><text:span text:style-name="T4">In order to make function local to the translation unit one can use the declaration specifier </text:span><text:span text:style-name="T5">static</text:span><text:span text:style-name="T4">.</text:span></text:p>
              </text:list-item>
              <text:list-item>
                <text:p><text:span text:style-name="T4"/></text:p>
              </text:list-item>
              <text:list-item>
                <text:p><text:span text:style-name="T4">Static functions are said to have </text:span><text:span text:style-name="T16">internal linkage</text:span><text:span text:style-name="T4"> (local to translation unit).</text:span></text:p>
              </text:list-item>
              <text:list-item>
                <text:p><text:span text:style-name="T4"/></text:p>
              </text:list-item>
              <text:list-item>
                <text:p><text:span text:style-name="T4">Non-static functions are said to have </text:span><text:span text:style-name="T16">external linkage</text:span><text:span text:style-name="T4"> (accessible through the whole program).</text:span></text:p>
              </text:list-item>
            </text:list>
          </draw:text-box>
        </draw:frame>
        <draw:frame draw:style-name="gr23" draw:text-style-name="P6" draw:layer="layout" svg:width="12cm" svg:height="9.4cm" svg:x="15.6cm" svg:y="4.6cm">
          <draw:text-box>
            <text:p><text:span text:style-name="T5">#include &lt;cstdio&gt;</text:span></text:p>
            <text:p><text:span text:style-name="T5"/></text:p>
            <text:p><text:span text:style-name="T20">static</text:span><text:span text:style-name="T5"> void hello()</text:span></text:p>
            <text:p><text:span text:style-name="T5">{</text:span></text:p>
            <text:p><text:span text:style-name="T5"><text:s text:c="4"/></text:span><text:span text:style-name="T5">puts("Hello, world!");</text:span></text:p>
            <text:p><text:span text:style-name="T5">}</text:span></text:p>
            <text:p><text:span text:style-name="T5"/></text:p>
            <text:p><text:span text:style-name="T5">int main()</text:span></text:p>
            <text:p><text:span text:style-name="T5">{</text:span></text:p>
            <text:p><text:span text:style-name="T5"><text:s text:c="4"/></text:span><text:span text:style-name="T5">hello();</text:span></text:p>
            <text:p><text:span text:style-name="T5">}</text:span></text:p>
          </draw:text-box>
        </draw:frame>
        <presentation:notes draw:style-name="dp2">
          <draw:page-thumbnail draw:style-name="gr1" draw:layer="layout" svg:width="14.848cm" svg:height="11.136cm" svg:x="3.075cm" svg:y="2.257cm" draw:page-number="38" presentation:class="page"/>
          <draw:frame presentation:style-name="pr6" draw:text-style-name="P2" draw:layer="layout" svg:width="16.799cm" svg:height="13.364cm" svg:x="2.1cm" svg:y="14.107cm" presentation:class="notes" presentation:placeholder="true">
            <draw:text-box/>
          </draw:frame>
        </presentation:notes>
      </draw:page>
      <draw:page draw:name="page39"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 text:style-name="P9">static declaration specifier (2)</text:p>
          </draw:text-box>
        </draw:frame>
        <draw:frame draw:style-name="gr18" draw:text-style-name="P28" draw:layer="layout" svg:width="8.974cm" svg:height="6.6cm" svg:x="0.226cm" svg:y="4.1cm">
          <draw:text-box>
            <text:p><text:span text:style-name="T18">// main.cpp</text:span></text:p>
            <text:p><text:span text:style-name="T18"/></text:p>
            <text:p><text:span text:style-name="T18">void hello();</text:span></text:p>
            <text:p><text:span text:style-name="T18"/></text:p>
            <text:p><text:span text:style-name="T18">int main()</text:span></text:p>
            <text:p><text:span text:style-name="T18">{</text:span></text:p>
            <text:p><text:span text:style-name="T18"><text:s text:c="4"/></text:span><text:span text:style-name="T18">hello();</text:span></text:p>
            <text:p><text:span text:style-name="T18">}</text:span></text:p>
          </draw:text-box>
        </draw:frame>
        <draw:frame draw:style-name="gr19" draw:text-style-name="P28" draw:layer="layout" svg:width="12.984cm" svg:height="6.147cm" svg:x="6.6cm" svg:y="4.1cm">
          <draw:text-box>
            <text:p><text:span text:style-name="T18">// a.cpp</text:span></text:p>
            <text:p><text:span text:style-name="T18"/></text:p>
            <text:p><text:span text:style-name="T18">#include &lt;cstdio&gt;</text:span></text:p>
            <text:p><text:span text:style-name="T18"/></text:p>
            <text:p><text:span text:style-name="T29">static</text:span><text:span text:style-name="T18"> void hello()</text:span></text:p>
            <text:p><text:span text:style-name="T18">{</text:span></text:p>
            <text:p><text:span text:style-name="T18"><text:s text:c="4"/></text:span><text:span text:style-name="T18">puts("Hello, a.cpp!");</text:span></text:p>
            <text:p><text:span text:style-name="T18">}</text:span></text:p>
          </draw:text-box>
        </draw:frame>
        <draw:frame draw:style-name="gr19" draw:text-style-name="P28" draw:layer="layout" svg:width="11.6cm" svg:height="6.147cm" svg:x="17.4cm" svg:y="4.1cm">
          <draw:text-box>
            <text:p><text:span text:style-name="T18">// b.cpp</text:span></text:p>
            <text:p><text:span text:style-name="T18"/></text:p>
            <text:p><text:span text:style-name="T18">#include &lt;cstdio&gt;</text:span></text:p>
            <text:p><text:span text:style-name="T18"/></text:p>
            <text:p><text:span text:style-name="T18">void hello()</text:span></text:p>
            <text:p><text:span text:style-name="T18">{</text:span></text:p>
            <text:p><text:span text:style-name="T18"><text:s text:c="4"/></text:span><text:span text:style-name="T18">puts("Hello, b.cpp!");</text:span></text:p>
            <text:p><text:span text:style-name="T18">}</text:span></text:p>
          </draw:text-box>
        </draw:frame>
        <draw:frame draw:style-name="gr24" draw:text-style-name="P29" draw:layer="layout" svg:width="26.8cm" svg:height="8.683cm" svg:x="0.4cm" svg:y="10.59cm">
          <draw:text-box>
            <text:p><text:span text:style-name="T30">$ g++ -g main.cpp a.cpp b.cpp</text:span></text:p>
            <text:p><text:span text:style-name="T30">$ ./a.out</text:span></text:p>
            <text:p><text:span text:style-name="T30">Hello, b.cpp!</text:span></text:p>
            <text:p><text:span text:style-name="T30"/></text:p>
            <text:p><text:span text:style-name="T30">$ nm -C main.o</text:span></text:p>
            <text:p><text:span text:style-name="T30"><text:s text:c="17"/></text:span><text:span text:style-name="T30">U hello()</text:span></text:p>
            <text:p><text:span text:style-name="T30">0000000000000000 T main</text:span></text:p>
            <text:p><text:span text:style-name="T30"/></text:p>
            <text:p><text:span text:style-name="T30">$ nm -C a.o</text:span></text:p>
            <text:p><text:span text:style-name="T30">0000000000000000 </text:span><text:span text:style-name="T31">t</text:span><text:span text:style-name="T30"> hello()</text:span></text:p>
            <text:p><text:span text:style-name="T30"><text:s text:c="17"/></text:span><text:span text:style-name="T30">U puts</text:span></text:p>
            <text:p><text:span text:style-name="T30"/></text:p>
            <text:p><text:span text:style-name="T30">$ nm -C b.o</text:span></text:p>
            <text:p><text:span text:style-name="T30">0000000000000000 T hello()</text:span></text:p>
            <text:p><text:span text:style-name="T30"><text:s text:c="17"/></text:span><text:span text:style-name="T30">U puts</text:span></text:p>
            <text:p><text:span text:style-name="T30"/></text:p>
            <text:p><text:span text:style-name="T30"/></text:p>
          </draw:text-box>
        </draw:frame>
        <presentation:notes draw:style-name="dp2">
          <draw:page-thumbnail draw:style-name="gr1" draw:layer="layout" svg:width="14.848cm" svg:height="11.136cm" svg:x="3.075cm" svg:y="2.257cm" draw:page-number="39" presentation:class="page"/>
          <draw:frame presentation:style-name="pr6" draw:text-style-name="P4" draw:layer="layout" svg:width="16.799cm" svg:height="13.364cm" svg:x="2.1cm" svg:y="14.107cm" presentation:class="notes" presentation:placeholder="true">
            <draw:text-box/>
          </draw:frame>
        </presentation:notes>
      </draw:page>
      <draw:page draw:name="page40"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 text:style-name="P9">static declaration specifier (3)</text:p>
          </draw:text-box>
        </draw:frame>
        <draw:frame presentation:style-name="pr5" draw:text-style-name="P5" draw:layer="layout" svg:width="25.5cm" svg:height="6.5cm" svg:x="1cm" svg:y="4.3cm" presentation:class="outline" presentation:user-transformed="true">
          <draw:text-box>
            <text:list text:style-name="L4">
              <text:list-item>
                <text:p><text:span text:style-name="T4">Please note that static has 3 different meanings:</text:span></text:p>
              </text:list-item>
            </text:list>
            <text:list text:style-name="L3">
              <text:list-item>
                <text:p><text:span text:style-name="T4">On global functions: the function is local to the translation unit.</text:span></text:p>
              </text:list-item>
              <text:list-item>
                <text:p text:style-name="P11"><text:span text:style-name="T15">On member functions: the function doesn’t take parameter </text:span><text:span text:style-name="T4">this.</text:span></text:p>
              </text:list-item>
              <text:list-item>
                <text:p text:style-name="P11"><text:span text:style-name="T4">On local variables: the variable outlive the scope it is declared in and lives until the end of the program.</text:span></text:p>
              </text:list-item>
            </text:list>
          </draw:text-box>
        </draw:frame>
        <draw:frame draw:style-name="gr25" draw:text-style-name="P30" draw:layer="layout" svg:width="8.8cm" svg:height="10.569cm" svg:x="0.2cm" svg:y="11.527cm">
          <draw:text-box>
            <text:p><text:span text:style-name="T25">#include &lt;cstdio&gt;</text:span></text:p>
            <text:p><text:span text:style-name="T25"/></text:p>
            <text:p><text:span text:style-name="T26">static</text:span><text:span text:style-name="T25"> void hello()</text:span></text:p>
            <text:p><text:span text:style-name="T25">{</text:span></text:p>
            <text:p><text:span text:style-name="T25"><text:s text:c="4"/></text:span><text:span text:style-name="T25">puts("Hello, world!");</text:span></text:p>
            <text:p><text:span text:style-name="T25">}</text:span></text:p>
            <text:p><text:span text:style-name="T25"/></text:p>
            <text:p><text:span text:style-name="T25">int main()</text:span></text:p>
            <text:p><text:span text:style-name="T25">{</text:span></text:p>
            <text:p><text:span text:style-name="T25"><text:s text:c="4"/></text:span><text:span text:style-name="T25">hello();</text:span></text:p>
            <text:p><text:span text:style-name="T25">}</text:span></text:p>
          </draw:text-box>
        </draw:frame>
        <draw:frame draw:style-name="gr26" draw:text-style-name="P30" draw:layer="layout" svg:width="10.4cm" svg:height="8.784cm" svg:x="9cm" svg:y="10.816cm">
          <draw:text-box>
            <text:p><text:span text:style-name="T25"/></text:p>
            <text:p><text:span text:style-name="T25">struct mytype</text:span></text:p>
            <text:p><text:span text:style-name="T25">{</text:span></text:p>
            <text:p><text:span text:style-name="T25"><text:s text:c="4"/></text:span><text:span text:style-name="T25">void non_static_member();</text:span></text:p>
            <text:p><text:span text:style-name="T25"><text:s text:c="4"/></text:span><text:span text:style-name="T26">static</text:span><text:span text:style-name="T25"> void static_member();</text:span></text:p>
            <text:p><text:span text:style-name="T25">};</text:span></text:p>
            <text:p><text:span text:style-name="T25"/></text:p>
            <text:p><text:span text:style-name="T25">void test(mytype&amp; x)</text:span></text:p>
            <text:p><text:span text:style-name="T25">{</text:span></text:p>
            <text:p><text:span text:style-name="T25"><text:s text:c="4"/></text:span><text:span text:style-name="T25">x.non_static_member();</text:span></text:p>
            <text:p><text:span text:style-name="T25"><text:s text:c="4"/></text:span><text:span text:style-name="T25">mytype::static_member();</text:span></text:p>
            <text:p><text:span text:style-name="T25">}</text:span></text:p>
          </draw:text-box>
        </draw:frame>
        <draw:frame draw:style-name="gr27" draw:text-style-name="P30" draw:layer="layout" svg:width="8.6cm" svg:height="4.518cm" svg:x="19.2cm" svg:y="10.682cm">
          <draw:text-box>
            <text:p><text:span text:style-name="T25"/></text:p>
            <text:p><text:span text:style-name="T25">int32_t next()</text:span></text:p>
            <text:p><text:span text:style-name="T25">{</text:span></text:p>
            <text:p><text:span text:style-name="T25"><text:s text:c="4"/></text:span><text:span text:style-name="T26">static</text:span><text:span text:style-name="T25"> int32_t value = 0;</text:span></text:p>
            <text:p><text:span text:style-name="T25"><text:s text:c="4"/></text:span><text:span text:style-name="T25">return value++;</text:span></text:p>
            <text:p><text:span text:style-name="T25">}</text:span></text:p>
          </draw:text-box>
        </draw:frame>
        <presentation:notes draw:style-name="dp2">
          <draw:page-thumbnail draw:style-name="gr1" draw:layer="layout" svg:width="14.848cm" svg:height="11.136cm" svg:x="3.075cm" svg:y="2.257cm" draw:page-number="40" presentation:class="page"/>
          <draw:frame presentation:style-name="pr6" draw:text-style-name="P2" draw:layer="layout" svg:width="16.799cm" svg:height="13.364cm" svg:x="2.1cm" svg:y="14.107cm" presentation:class="notes" presentation:placeholder="true">
            <draw:text-box/>
          </draw:frame>
        </presentation:notes>
      </draw:page>
      <draw:page draw:name="page41"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Variables (1)</text:p>
          </draw:text-box>
        </draw:frame>
        <draw:frame presentation:style-name="pr5" draw:text-style-name="P5" draw:layer="layout" svg:width="25.5cm" svg:height="3.7cm" svg:x="1cm" svg:y="5.5cm" presentation:class="outline" presentation:user-transformed="true">
          <draw:text-box>
            <text:list text:style-name="L4">
              <text:list-item>
                <text:p><text:span text:style-name="T4">Similar to functions variables also have declarations and definitions.</text:span></text:p>
              </text:list-item>
            </text:list>
          </draw:text-box>
        </draw:frame>
        <draw:frame draw:style-name="gr28" draw:text-style-name="P6" draw:layer="layout" svg:width="6.8cm" svg:height="4cm" svg:x="1.8cm" svg:y="9.8cm">
          <draw:text-box>
            <text:p><text:span text:style-name="T5">Declaration:</text:span></text:p>
            <text:p><text:span text:style-name="T5"/></text:p>
            <text:p><text:span text:style-name="T5">void hello();</text:span></text:p>
          </draw:text-box>
        </draw:frame>
        <draw:frame draw:style-name="gr28" draw:text-style-name="P6" draw:layer="layout" svg:width="6.8cm" svg:height="4cm" svg:x="15cm" svg:y="9.8cm">
          <draw:text-box>
            <text:p><text:span text:style-name="T5">Definition:</text:span></text:p>
            <text:p><text:span text:style-name="T5"/></text:p>
            <text:p><text:span text:style-name="T5">void hello()</text:span></text:p>
            <text:p><text:span text:style-name="T5">{}</text:span></text:p>
            <text:p><text:span text:style-name="T5"/></text:p>
          </draw:text-box>
        </draw:frame>
        <draw:frame draw:style-name="gr28" draw:text-style-name="P13" draw:layer="layout" svg:width="6.8cm" svg:height="4cm" svg:x="8.4cm" svg:y="15.4cm">
          <draw:text-box>
            <text:p text:style-name="P31"><text:span text:style-name="T5">int x;</text:span></text:p>
          </draw:text-box>
        </draw:frame>
        <draw:line draw:style-name="gr29" draw:text-style-name="P14" draw:layer="layout" svg:x1="8.2cm" svg:y1="12.8cm" svg:x2="10.6cm" svg:y2="14.8cm">
          <text:p/>
        </draw:line>
        <draw:line draw:style-name="gr29" draw:text-style-name="P14" draw:layer="layout" svg:x1="14.8cm" svg:y1="13cm" svg:x2="13cm" svg:y2="14.8cm">
          <text:p/>
        </draw:line>
        <presentation:notes draw:style-name="dp2">
          <draw:page-thumbnail draw:style-name="gr1" draw:layer="layout" svg:width="14.848cm" svg:height="11.136cm" svg:x="3.075cm" svg:y="2.257cm" draw:page-number="41" presentation:class="page"/>
          <draw:frame presentation:style-name="pr6" draw:text-style-name="P2" draw:layer="layout" svg:width="16.799cm" svg:height="13.364cm" svg:x="2.1cm" svg:y="14.107cm" presentation:class="notes" presentation:placeholder="true">
            <draw:text-box/>
          </draw:frame>
        </presentation:notes>
      </draw:page>
      <draw:page draw:name="page4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Variables (2)</text:p>
          </draw:text-box>
        </draw:frame>
        <draw:frame presentation:style-name="pr5" draw:text-style-name="P5" draw:layer="layout" svg:width="25.5cm" svg:height="3.7cm" svg:x="1cm" svg:y="5.5cm" presentation:class="outline" presentation:user-transformed="true">
          <draw:text-box>
            <text:list text:style-name="L4">
              <text:list-item>
                <text:p><text:span text:style-name="T4">Similar to functions variables also have declarations and definitions.</text:span></text:p>
              </text:list-item>
            </text:list>
          </draw:text-box>
        </draw:frame>
        <draw:frame draw:style-name="gr28" draw:text-style-name="P6" draw:layer="layout" svg:width="6.8cm" svg:height="4cm" svg:x="1.8cm" svg:y="9.8cm">
          <draw:text-box>
            <text:p><text:span text:style-name="T5">Declaration:</text:span></text:p>
            <text:p><text:span text:style-name="T5"/></text:p>
            <text:p><text:span text:style-name="T5">void hello();</text:span></text:p>
            <text:p><text:span text:style-name="T5"/></text:p>
          </draw:text-box>
        </draw:frame>
        <draw:frame draw:style-name="gr30" draw:text-style-name="P6" draw:layer="layout" svg:width="6.8cm" svg:height="4.673cm" svg:x="15cm" svg:y="9.8cm">
          <draw:text-box>
            <text:p><text:span text:style-name="T5">Definition:</text:span></text:p>
            <text:p><text:span text:style-name="T5"/></text:p>
            <text:p><text:span text:style-name="T5">void hello()</text:span></text:p>
            <text:p><text:span text:style-name="T5">{}</text:span></text:p>
            <text:p><text:span text:style-name="T5"/></text:p>
            <text:p><text:span text:style-name="T5">int x;</text:span></text:p>
          </draw:text-box>
        </draw:frame>
        <presentation:notes draw:style-name="dp2">
          <draw:page-thumbnail draw:style-name="gr1" draw:layer="layout" svg:width="14.848cm" svg:height="11.136cm" svg:x="3.075cm" svg:y="2.257cm" draw:page-number="42" presentation:class="page"/>
          <draw:frame presentation:style-name="pr6" draw:text-style-name="P2" draw:layer="layout" svg:width="16.799cm" svg:height="13.364cm" svg:x="2.1cm" svg:y="14.107cm" presentation:class="notes" presentation:placeholder="true">
            <draw:text-box/>
          </draw:frame>
        </presentation:notes>
      </draw:page>
      <draw:page draw:name="page4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Variables (3)</text:p>
          </draw:text-box>
        </draw:frame>
        <draw:frame presentation:style-name="pr5" draw:text-style-name="P5" draw:layer="layout" svg:width="25.5cm" svg:height="3.7cm" svg:x="1cm" svg:y="5.5cm" presentation:class="outline" presentation:user-transformed="true">
          <draw:text-box>
            <text:list text:style-name="L4">
              <text:list-item>
                <text:p><text:span text:style-name="T4">Similar to functions variables also have declarations and definitions.</text:span></text:p>
              </text:list-item>
            </text:list>
          </draw:text-box>
        </draw:frame>
        <draw:frame draw:style-name="gr30" draw:text-style-name="P6" draw:layer="layout" svg:width="6.8cm" svg:height="4.673cm" svg:x="1.8cm" svg:y="9.8cm">
          <draw:text-box>
            <text:p><text:span text:style-name="T5">Declaration:</text:span></text:p>
            <text:p><text:span text:style-name="T5"/></text:p>
            <text:p><text:span text:style-name="T5">void hello();</text:span></text:p>
            <text:p><text:span text:style-name="T5"/></text:p>
            <text:p><text:span text:style-name="T5"/></text:p>
            <text:p><text:span text:style-name="T32">extern</text:span><text:span text:style-name="T5"> int x;</text:span></text:p>
          </draw:text-box>
        </draw:frame>
        <draw:frame draw:style-name="gr30" draw:text-style-name="P6" draw:layer="layout" svg:width="6.8cm" svg:height="4.673cm" svg:x="15cm" svg:y="9.8cm">
          <draw:text-box>
            <text:p><text:span text:style-name="T5">Definition:</text:span></text:p>
            <text:p><text:span text:style-name="T5"/></text:p>
            <text:p><text:span text:style-name="T5">void hello()</text:span></text:p>
            <text:p><text:span text:style-name="T5">{}</text:span></text:p>
            <text:p><text:span text:style-name="T5"/></text:p>
            <text:p><text:span text:style-name="T5">int x;</text:span></text:p>
          </draw:text-box>
        </draw:frame>
        <presentation:notes draw:style-name="dp2">
          <draw:page-thumbnail draw:style-name="gr1" draw:layer="layout" svg:width="14.848cm" svg:height="11.136cm" svg:x="3.075cm" svg:y="2.257cm" draw:page-number="43" presentation:class="page"/>
          <draw:frame presentation:style-name="pr6" draw:text-style-name="P2" draw:layer="layout" svg:width="16.799cm" svg:height="13.364cm" svg:x="2.1cm" svg:y="14.107cm" presentation:class="notes" presentation:placeholder="true">
            <draw:text-box/>
          </draw:frame>
        </presentation:notes>
      </draw:page>
      <draw:page draw:name="page4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Variables (4)</text:p>
          </draw:text-box>
        </draw:frame>
        <draw:frame draw:style-name="gr25" draw:text-style-name="P6" draw:layer="layout" svg:width="11.4cm" svg:height="10.569cm" svg:x="1cm" svg:y="4.568cm">
          <draw:text-box>
            <text:p><text:span text:style-name="T5">// a.cpp</text:span></text:p>
            <text:p><text:span text:style-name="T5">#include &lt;cstdint&gt;</text:span></text:p>
            <text:p><text:span text:style-name="T5"/></text:p>
            <text:p><text:span text:style-name="T5">extern int32_t a;</text:span></text:p>
            <text:p><text:span text:style-name="T5"/></text:p>
            <text:p><text:span text:style-name="T5">void f();</text:span></text:p>
            <text:p><text:span text:style-name="T5"/></text:p>
            <text:p><text:span text:style-name="T5">int main()</text:span></text:p>
            <text:p><text:span text:style-name="T5">{</text:span></text:p>
            <text:p><text:span text:style-name="T5"><text:s text:c="4"/></text:span><text:span text:style-name="T5">f();</text:span></text:p>
            <text:p><text:span text:style-name="T5"><text:s text:c="4"/></text:span><text:span text:style-name="T5">a = 5;</text:span></text:p>
            <text:p><text:span text:style-name="T5"><text:s text:c="4"/></text:span><text:span text:style-name="T5">f();</text:span></text:p>
            <text:p><text:span text:style-name="T5">}</text:span></text:p>
            <text:p><text:span text:style-name="T5"/></text:p>
          </draw:text-box>
        </draw:frame>
        <draw:frame draw:style-name="gr31" draw:text-style-name="P6" draw:layer="layout" svg:width="13.2cm" svg:height="7.8cm" svg:x="13.2cm" svg:y="4.6cm">
          <draw:text-box>
            <text:p><text:span text:style-name="T5">// b.cpp</text:span></text:p>
            <text:p><text:span text:style-name="T5">#include &lt;cstdint&gt;</text:span></text:p>
            <text:p><text:span text:style-name="T5">#include &lt;cstdio&gt;</text:span></text:p>
            <text:p><text:span text:style-name="T5"/></text:p>
            <text:p><text:span text:style-name="T5">int32_t a;</text:span></text:p>
            <text:p><text:span text:style-name="T5"/></text:p>
            <text:p><text:span text:style-name="T5">void f()</text:span></text:p>
            <text:p><text:span text:style-name="T5">{</text:span></text:p>
            <text:p><text:span text:style-name="T5"><text:s text:c="4"/></text:span><text:span text:style-name="T5">printf("%d\n", a);</text:span></text:p>
            <text:p><text:span text:style-name="T5">}</text:span></text:p>
          </draw:text-box>
        </draw:frame>
        <draw:frame draw:style-name="gr32" draw:text-style-name="P6" draw:layer="layout" svg:width="13.4cm" svg:height="3.936cm" svg:x="0.8cm" svg:y="15.6cm">
          <draw:text-box>
            <text:p><text:span text:style-name="T5">$ g++ a.cpp b.cpp</text:span></text:p>
            <text:p><text:span text:style-name="T5"/></text:p>
          </draw:text-box>
        </draw:frame>
        <presentation:notes draw:style-name="dp2">
          <draw:page-thumbnail draw:style-name="gr1" draw:layer="layout" svg:width="14.848cm" svg:height="11.136cm" svg:x="3.075cm" svg:y="2.257cm" draw:page-number="44" presentation:class="page"/>
          <draw:frame presentation:style-name="pr6" draw:text-style-name="P2" draw:layer="layout" svg:width="16.799cm" svg:height="13.364cm" svg:x="2.1cm" svg:y="14.107cm" presentation:class="notes" presentation:placeholder="true">
            <draw:text-box/>
          </draw:frame>
        </presentation:notes>
      </draw:page>
      <draw:page draw:name="page45"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Variables (5)</text:p>
          </draw:text-box>
        </draw:frame>
        <draw:frame draw:style-name="gr25" draw:text-style-name="P6" draw:layer="layout" svg:width="11.4cm" svg:height="10.569cm" svg:x="1cm" svg:y="4.568cm">
          <draw:text-box>
            <text:p><text:span text:style-name="T5">// a.cpp</text:span></text:p>
            <text:p><text:span text:style-name="T5">#include &lt;cstdint&gt;</text:span></text:p>
            <text:p><text:span text:style-name="T5"/></text:p>
            <text:p><text:span text:style-name="T5">extern int32_t a;</text:span></text:p>
            <text:p><text:span text:style-name="T5"/></text:p>
            <text:p><text:span text:style-name="T5">void f();</text:span></text:p>
            <text:p><text:span text:style-name="T5"/></text:p>
            <text:p><text:span text:style-name="T5">int main()</text:span></text:p>
            <text:p><text:span text:style-name="T5">{</text:span></text:p>
            <text:p><text:span text:style-name="T5"><text:s text:c="4"/></text:span><text:span text:style-name="T5">f();</text:span></text:p>
            <text:p><text:span text:style-name="T5"><text:s text:c="4"/></text:span><text:span text:style-name="T5">a = 5;</text:span></text:p>
            <text:p><text:span text:style-name="T5"><text:s text:c="4"/></text:span><text:span text:style-name="T5">f();</text:span></text:p>
            <text:p><text:span text:style-name="T5">}</text:span></text:p>
            <text:p><text:span text:style-name="T5"/></text:p>
          </draw:text-box>
        </draw:frame>
        <draw:frame draw:style-name="gr31" draw:text-style-name="P6" draw:layer="layout" svg:width="13.2cm" svg:height="7.8cm" svg:x="13.2cm" svg:y="4.6cm">
          <draw:text-box>
            <text:p><text:span text:style-name="T5">// b.cpp</text:span></text:p>
            <text:p><text:span text:style-name="T5">#include &lt;cstdint&gt;</text:span></text:p>
            <text:p><text:span text:style-name="T5">#include &lt;cstdio&gt;</text:span></text:p>
            <text:p><text:span text:style-name="T5"/></text:p>
            <text:p><text:span text:style-name="T33">int</text:span><text:span text:style-name="T5">32_t a;</text:span></text:p>
            <text:p><text:span text:style-name="T5"/></text:p>
            <text:p><text:span text:style-name="T5">void f()</text:span></text:p>
            <text:p><text:span text:style-name="T5">{</text:span></text:p>
            <text:p><text:span text:style-name="T5"><text:s text:c="4"/></text:span><text:span text:style-name="T5">printf("%d\n", a);</text:span></text:p>
            <text:p><text:span text:style-name="T5">}</text:span></text:p>
          </draw:text-box>
        </draw:frame>
        <draw:frame draw:style-name="gr32" draw:text-style-name="P6" draw:layer="layout" svg:width="13.4cm" svg:height="3.936cm" svg:x="0.8cm" svg:y="15.6cm">
          <draw:text-box>
            <text:p><text:span text:style-name="T5">$ g++ a.cpp b.cpp</text:span></text:p>
            <text:p><text:span text:style-name="T5">$ ./a.out</text:span></text:p>
            <text:p><text:span text:style-name="T5"/></text:p>
          </draw:text-box>
        </draw:frame>
        <presentation:notes draw:style-name="dp2">
          <draw:page-thumbnail draw:style-name="gr1" draw:layer="layout" svg:width="14.848cm" svg:height="11.136cm" svg:x="3.075cm" svg:y="2.257cm" draw:page-number="45" presentation:class="page"/>
          <draw:frame presentation:style-name="pr6" draw:text-style-name="P2" draw:layer="layout" svg:width="16.799cm" svg:height="13.364cm" svg:x="2.1cm" svg:y="14.107cm" presentation:class="notes" presentation:placeholder="true">
            <draw:text-box/>
          </draw:frame>
        </presentation:notes>
      </draw:page>
      <draw:page draw:name="page46"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Variables (6)</text:p>
          </draw:text-box>
        </draw:frame>
        <draw:frame draw:style-name="gr25" draw:text-style-name="P6" draw:layer="layout" svg:width="11.4cm" svg:height="10.569cm" svg:x="1cm" svg:y="4.568cm">
          <draw:text-box>
            <text:p><text:span text:style-name="T5">// a.cpp</text:span></text:p>
            <text:p><text:span text:style-name="T5">#include &lt;cstdint&gt;</text:span></text:p>
            <text:p><text:span text:style-name="T5"/></text:p>
            <text:p><text:span text:style-name="T5">extern int32_t a;</text:span></text:p>
            <text:p><text:span text:style-name="T5"/></text:p>
            <text:p><text:span text:style-name="T5">void f();</text:span></text:p>
            <text:p><text:span text:style-name="T5"/></text:p>
            <text:p><text:span text:style-name="T5">int main()</text:span></text:p>
            <text:p><text:span text:style-name="T5">{</text:span></text:p>
            <text:p><text:span text:style-name="T5"><text:s text:c="4"/></text:span><text:span text:style-name="T5">f();</text:span></text:p>
            <text:p><text:span text:style-name="T5"><text:s text:c="4"/></text:span><text:span text:style-name="T5">a = 5;</text:span></text:p>
            <text:p><text:span text:style-name="T5"><text:s text:c="4"/></text:span><text:span text:style-name="T5">f();</text:span></text:p>
            <text:p><text:span text:style-name="T5">}</text:span></text:p>
            <text:p><text:span text:style-name="T5"/></text:p>
          </draw:text-box>
        </draw:frame>
        <draw:frame draw:style-name="gr31" draw:text-style-name="P6" draw:layer="layout" svg:width="13.2cm" svg:height="7.8cm" svg:x="13.2cm" svg:y="4.6cm">
          <draw:text-box>
            <text:p><text:span text:style-name="T5">// b.cpp</text:span></text:p>
            <text:p><text:span text:style-name="T5">#include &lt;cstdint&gt;</text:span></text:p>
            <text:p><text:span text:style-name="T5">#include &lt;cstdio&gt;</text:span></text:p>
            <text:p><text:span text:style-name="T5"/></text:p>
            <text:p><text:span text:style-name="T33">int</text:span><text:span text:style-name="T5">32_t a;</text:span></text:p>
            <text:p><text:span text:style-name="T5"/></text:p>
            <text:p><text:span text:style-name="T5">void f()</text:span></text:p>
            <text:p><text:span text:style-name="T5">{</text:span></text:p>
            <text:p><text:span text:style-name="T5"><text:s text:c="4"/></text:span><text:span text:style-name="T5">printf("%d\n", a);</text:span></text:p>
            <text:p><text:span text:style-name="T5">}</text:span></text:p>
          </draw:text-box>
        </draw:frame>
        <draw:frame draw:style-name="gr32" draw:text-style-name="P6" draw:layer="layout" svg:width="13.4cm" svg:height="3.936cm" svg:x="0.8cm" svg:y="15.6cm">
          <draw:text-box>
            <text:p><text:span text:style-name="T5">$ g++ a.cpp b.cpp</text:span></text:p>
            <text:p><text:span text:style-name="T5">$ ./a.out</text:span></text:p>
            <text:p><text:span text:style-name="T5">0</text:span></text:p>
            <text:p><text:span text:style-name="T5">5</text:span></text:p>
          </draw:text-box>
        </draw:frame>
        <presentation:notes draw:style-name="dp2">
          <draw:page-thumbnail draw:style-name="gr1" draw:layer="layout" svg:width="14.848cm" svg:height="11.136cm" svg:x="3.075cm" svg:y="2.257cm" draw:page-number="46" presentation:class="page"/>
          <draw:frame presentation:style-name="pr6" draw:text-style-name="P2" draw:layer="layout" svg:width="16.799cm" svg:height="13.364cm" svg:x="2.1cm" svg:y="14.107cm" presentation:class="notes" presentation:placeholder="true">
            <draw:text-box/>
          </draw:frame>
        </presentation:notes>
      </draw:page>
      <draw:page draw:name="page47"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Assembly (1)</text:p>
          </draw:text-box>
        </draw:frame>
        <draw:custom-shape draw:style-name="gr7" draw:text-style-name="P19" draw:layer="layout" svg:width="4.8cm" svg:height="1.8cm" svg:x="0.3cm" svg:y="5.6cm">
          <text:p text:style-name="P18"><text:span text:style-name="T18">$ g++ -E -P</text:span></text:p>
          <draw:enhanced-geometry svg:viewBox="0 0 21600 21600" draw:type="rectangle" draw:enhanced-path="M 0 0 L 21600 0 21600 21600 0 21600 0 0 Z N"/>
        </draw:custom-shape>
        <draw:custom-shape draw:style-name="gr7" draw:text-style-name="P19" draw:layer="layout" svg:width="4.8cm" svg:height="1.8cm" svg:x="0.3cm" svg:y="8.7cm">
          <text:p text:style-name="P18"><text:span text:style-name="T18">$ g++ -S</text:span></text:p>
          <draw:enhanced-geometry svg:viewBox="0 0 21600 21600" draw:type="rectangle" draw:enhanced-path="M 0 0 L 21600 0 21600 21600 0 21600 0 0 Z N"/>
        </draw:custom-shape>
        <draw:custom-shape draw:style-name="gr8" draw:text-style-name="P19" draw:layer="layout" svg:width="5.5cm" svg:height="1.8cm" svg:x="0.4cm" svg:y="11.7cm">
          <text:p text:style-name="P18"><text:span text:style-name="T18">$ g++ -c (as)</text:span></text:p>
          <draw:enhanced-geometry svg:viewBox="0 0 21600 21600" draw:type="rectangle" draw:enhanced-path="M 0 0 L 21600 0 21600 21600 0 21600 0 0 Z N"/>
        </draw:custom-shape>
        <draw:custom-shape draw:style-name="gr4" draw:text-style-name="P20" draw:layer="layout" svg:width="4.8cm" svg:height="1.6cm" svg:x="10.9cm" svg:y="4.2cm">
          <text:p text:style-name="P20"><text:span text:style-name="T18">b.cpp</text:span></text:p>
          <draw:enhanced-geometry svg:viewBox="0 0 21600 21600" draw:type="rectangle" draw:enhanced-path="M 0 0 L 21600 0 21600 21600 0 21600 0 0 Z N"/>
        </draw:custom-shape>
        <draw:line draw:style-name="gr6" draw:text-style-name="P14" draw:layer="layout" svg:x1="13.3cm" svg:y1="5.8cm" svg:x2="13.3cm" svg:y2="7.2cm">
          <text:p/>
        </draw:line>
        <draw:line draw:style-name="gr6" draw:text-style-name="P14" draw:layer="layout" svg:x1="13.3cm" svg:y1="11.8cm" svg:x2="13.3cm" svg:y2="13.2cm">
          <text:p/>
        </draw:line>
        <draw:line draw:style-name="gr6" draw:text-style-name="P14" draw:layer="layout" svg:x1="13.3cm" svg:y1="8.8cm" svg:x2="13.3cm" svg:y2="10.2cm">
          <text:p/>
        </draw:line>
        <draw:custom-shape draw:style-name="gr4" draw:text-style-name="P20" draw:layer="layout" svg:width="4.8cm" svg:height="1.6cm" svg:x="10.9cm" svg:y="7.2cm">
          <text:p text:style-name="P20"><text:span text:style-name="T18">b.i</text:span></text:p>
          <draw:enhanced-geometry svg:viewBox="0 0 21600 21600" draw:type="rectangle" draw:enhanced-path="M 0 0 L 21600 0 21600 21600 0 21600 0 0 Z N"/>
        </draw:custom-shape>
        <draw:custom-shape draw:style-name="gr4" draw:text-style-name="P20" draw:layer="layout" svg:width="4.8cm" svg:height="1.6cm" svg:x="10.9cm" svg:y="10.2cm">
          <text:p text:style-name="P20"><text:span text:style-name="T18">b.s</text:span></text:p>
          <draw:enhanced-geometry svg:viewBox="0 0 21600 21600" draw:type="rectangle" draw:enhanced-path="M 0 0 L 21600 0 21600 21600 0 21600 0 0 Z N"/>
        </draw:custom-shape>
        <draw:custom-shape draw:style-name="gr4" draw:text-style-name="P20" draw:layer="layout" svg:width="4.8cm" svg:height="1.6cm" svg:x="10.9cm" svg:y="13.2cm">
          <text:p text:style-name="P20"><text:span text:style-name="T18">b.o</text:span></text:p>
          <draw:enhanced-geometry svg:viewBox="0 0 21600 21600" draw:type="rectangle" draw:enhanced-path="M 0 0 L 21600 0 21600 21600 0 21600 0 0 Z N"/>
        </draw:custom-shape>
        <draw:custom-shape draw:style-name="gr4" draw:text-style-name="P20" draw:layer="layout" svg:width="4.8cm" svg:height="1.6cm" svg:x="5.7cm" svg:y="4.2cm">
          <text:p text:style-name="P20"><text:span text:style-name="T18">a.cpp</text:span></text:p>
          <draw:enhanced-geometry svg:viewBox="0 0 21600 21600" draw:type="rectangle" draw:enhanced-path="M 0 0 L 21600 0 21600 21600 0 21600 0 0 Z N"/>
        </draw:custom-shape>
        <draw:line draw:style-name="gr6" draw:text-style-name="P14" draw:layer="layout" svg:x1="8.1cm" svg:y1="5.8cm" svg:x2="8.1cm" svg:y2="7.2cm">
          <text:p/>
        </draw:line>
        <draw:line draw:style-name="gr6" draw:text-style-name="P14" draw:layer="layout" svg:x1="8.1cm" svg:y1="11.8cm" svg:x2="8.1cm" svg:y2="13.2cm">
          <text:p/>
        </draw:line>
        <draw:line draw:style-name="gr6" draw:text-style-name="P14" draw:layer="layout" svg:x1="8.1cm" svg:y1="8.8cm" svg:x2="8.1cm" svg:y2="10.2cm">
          <text:p/>
        </draw:line>
        <draw:custom-shape draw:style-name="gr4" draw:text-style-name="P20" draw:layer="layout" svg:width="4.8cm" svg:height="1.6cm" svg:x="5.7cm" svg:y="7.2cm">
          <text:p text:style-name="P20"><text:span text:style-name="T18">a.i</text:span></text:p>
          <draw:enhanced-geometry svg:viewBox="0 0 21600 21600" draw:type="rectangle" draw:enhanced-path="M 0 0 L 21600 0 21600 21600 0 21600 0 0 Z N"/>
        </draw:custom-shape>
        <draw:custom-shape draw:style-name="gr4" draw:text-style-name="P20" draw:layer="layout" svg:width="4.8cm" svg:height="1.6cm" svg:x="5.7cm" svg:y="10.2cm">
          <text:p text:style-name="P20"><text:span text:style-name="T18">a.s</text:span></text:p>
          <draw:enhanced-geometry svg:viewBox="0 0 21600 21600" draw:type="rectangle" draw:enhanced-path="M 0 0 L 21600 0 21600 21600 0 21600 0 0 Z N"/>
        </draw:custom-shape>
        <draw:custom-shape draw:style-name="gr4" draw:text-style-name="P20" draw:layer="layout" svg:width="4.8cm" svg:height="1.6cm" svg:x="5.7cm" svg:y="13.2cm">
          <text:p text:style-name="P20"><text:span text:style-name="T18">a.o</text:span></text:p>
          <draw:enhanced-geometry svg:viewBox="0 0 21600 21600" draw:type="rectangle" draw:enhanced-path="M 0 0 L 21600 0 21600 21600 0 21600 0 0 Z N"/>
        </draw:custom-shape>
        <draw:custom-shape draw:style-name="gr4" draw:text-style-name="P20" draw:layer="layout" svg:width="4.8cm" svg:height="1.6cm" svg:x="8.4cm" svg:y="16.6cm">
          <text:p text:style-name="P20"><text:span text:style-name="T18">program</text:span></text:p>
          <draw:enhanced-geometry svg:viewBox="0 0 21600 21600" draw:type="rectangle" draw:enhanced-path="M 0 0 L 21600 0 21600 21600 0 21600 0 0 Z N"/>
        </draw:custom-shape>
        <draw:line draw:style-name="gr6" draw:text-style-name="P14" draw:layer="layout" svg:x1="13.4cm" svg:y1="14.8cm" svg:x2="10.8cm" svg:y2="16.6cm">
          <text:p/>
        </draw:line>
        <draw:line draw:style-name="gr6" draw:text-style-name="P14" draw:layer="layout" svg:x1="8cm" svg:y1="14.8cm" svg:x2="10.8cm" svg:y2="16.6cm">
          <text:p/>
        </draw:line>
        <draw:custom-shape draw:style-name="gr7" draw:text-style-name="P19" draw:layer="layout" svg:width="4.8cm" svg:height="1.8cm" svg:x="0.4cm" svg:y="15.4cm">
          <text:p text:style-name="P18"><text:span text:style-name="T18">$ g++ (ld)</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7" presentation:class="page"/>
          <draw:frame presentation:style-name="pr7" draw:text-style-name="P4" draw:layer="layout" svg:width="16.799cm" svg:height="13.364cm" svg:x="2.1cm" svg:y="14.107cm" presentation:class="notes" presentation:placeholder="true">
            <draw:text-box/>
          </draw:frame>
        </presentation:notes>
      </draw:page>
      <draw:page draw:name="page48"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Assembly (2)</text:p>
          </draw:text-box>
        </draw:frame>
        <draw:custom-shape draw:style-name="gr7" draw:text-style-name="P19" draw:layer="layout" svg:width="4.8cm" svg:height="1.8cm" svg:x="0.3cm" svg:y="5.6cm">
          <text:p text:style-name="P18"><text:span text:style-name="T18">$ g++ -E -P</text:span></text:p>
          <draw:enhanced-geometry svg:viewBox="0 0 21600 21600" draw:type="rectangle" draw:enhanced-path="M 0 0 L 21600 0 21600 21600 0 21600 0 0 Z N"/>
        </draw:custom-shape>
        <draw:custom-shape draw:style-name="gr7" draw:text-style-name="P19" draw:layer="layout" svg:width="4.8cm" svg:height="1.8cm" svg:x="0.3cm" svg:y="8.7cm">
          <text:p text:style-name="P18"><text:span text:style-name="T18">$ g++ -S</text:span></text:p>
          <draw:enhanced-geometry svg:viewBox="0 0 21600 21600" draw:type="rectangle" draw:enhanced-path="M 0 0 L 21600 0 21600 21600 0 21600 0 0 Z N"/>
        </draw:custom-shape>
        <draw:custom-shape draw:style-name="gr8" draw:text-style-name="P19" draw:layer="layout" svg:width="5.5cm" svg:height="1.8cm" svg:x="0.4cm" svg:y="11.7cm">
          <text:p text:style-name="P18"><text:span text:style-name="T18">$ g++ -c (as)</text:span></text:p>
          <draw:enhanced-geometry svg:viewBox="0 0 21600 21600" draw:type="rectangle" draw:enhanced-path="M 0 0 L 21600 0 21600 21600 0 21600 0 0 Z N"/>
        </draw:custom-shape>
        <draw:line draw:style-name="gr6" draw:text-style-name="P14" draw:layer="layout" svg:x1="13.3cm" svg:y1="11.8cm" svg:x2="13.3cm" svg:y2="13.2cm">
          <text:p/>
        </draw:line>
        <draw:custom-shape draw:style-name="gr4" draw:text-style-name="P20" draw:layer="layout" svg:width="4.8cm" svg:height="1.6cm" svg:x="10.9cm" svg:y="10.2cm">
          <text:p text:style-name="P20"><text:span text:style-name="T18">b.s</text:span></text:p>
          <draw:enhanced-geometry svg:viewBox="0 0 21600 21600" draw:type="rectangle" draw:enhanced-path="M 0 0 L 21600 0 21600 21600 0 21600 0 0 Z N"/>
        </draw:custom-shape>
        <draw:custom-shape draw:style-name="gr4" draw:text-style-name="P20" draw:layer="layout" svg:width="4.8cm" svg:height="1.6cm" svg:x="10.9cm" svg:y="13.2cm">
          <text:p text:style-name="P20"><text:span text:style-name="T18">b.o</text:span></text:p>
          <draw:enhanced-geometry svg:viewBox="0 0 21600 21600" draw:type="rectangle" draw:enhanced-path="M 0 0 L 21600 0 21600 21600 0 21600 0 0 Z N"/>
        </draw:custom-shape>
        <draw:custom-shape draw:style-name="gr4" draw:text-style-name="P20" draw:layer="layout" svg:width="4.8cm" svg:height="1.6cm" svg:x="5.7cm" svg:y="4.2cm">
          <text:p text:style-name="P20"><text:span text:style-name="T18">a.cpp</text:span></text:p>
          <draw:enhanced-geometry svg:viewBox="0 0 21600 21600" draw:type="rectangle" draw:enhanced-path="M 0 0 L 21600 0 21600 21600 0 21600 0 0 Z N"/>
        </draw:custom-shape>
        <draw:line draw:style-name="gr6" draw:text-style-name="P14" draw:layer="layout" svg:x1="8.1cm" svg:y1="5.8cm" svg:x2="8.1cm" svg:y2="7.2cm">
          <text:p/>
        </draw:line>
        <draw:line draw:style-name="gr6" draw:text-style-name="P14" draw:layer="layout" svg:x1="8.1cm" svg:y1="11.8cm" svg:x2="8.1cm" svg:y2="13.2cm">
          <text:p/>
        </draw:line>
        <draw:line draw:style-name="gr6" draw:text-style-name="P14" draw:layer="layout" svg:x1="8.1cm" svg:y1="8.8cm" svg:x2="8.1cm" svg:y2="10.2cm">
          <text:p/>
        </draw:line>
        <draw:custom-shape draw:style-name="gr4" draw:text-style-name="P20" draw:layer="layout" svg:width="4.8cm" svg:height="1.6cm" svg:x="5.7cm" svg:y="7.2cm">
          <text:p text:style-name="P20"><text:span text:style-name="T18">a.i</text:span></text:p>
          <draw:enhanced-geometry svg:viewBox="0 0 21600 21600" draw:type="rectangle" draw:enhanced-path="M 0 0 L 21600 0 21600 21600 0 21600 0 0 Z N"/>
        </draw:custom-shape>
        <draw:custom-shape draw:style-name="gr4" draw:text-style-name="P20" draw:layer="layout" svg:width="4.8cm" svg:height="1.6cm" svg:x="5.7cm" svg:y="10.2cm">
          <text:p text:style-name="P20"><text:span text:style-name="T18">a.s</text:span></text:p>
          <draw:enhanced-geometry svg:viewBox="0 0 21600 21600" draw:type="rectangle" draw:enhanced-path="M 0 0 L 21600 0 21600 21600 0 21600 0 0 Z N"/>
        </draw:custom-shape>
        <draw:custom-shape draw:style-name="gr4" draw:text-style-name="P20" draw:layer="layout" svg:width="4.8cm" svg:height="1.6cm" svg:x="5.7cm" svg:y="13.2cm">
          <text:p text:style-name="P20"><text:span text:style-name="T18">a.o</text:span></text:p>
          <draw:enhanced-geometry svg:viewBox="0 0 21600 21600" draw:type="rectangle" draw:enhanced-path="M 0 0 L 21600 0 21600 21600 0 21600 0 0 Z N"/>
        </draw:custom-shape>
        <draw:custom-shape draw:style-name="gr4" draw:text-style-name="P20" draw:layer="layout" svg:width="4.8cm" svg:height="1.6cm" svg:x="8.4cm" svg:y="16.6cm">
          <text:p text:style-name="P20"><text:span text:style-name="T18">program</text:span></text:p>
          <draw:enhanced-geometry svg:viewBox="0 0 21600 21600" draw:type="rectangle" draw:enhanced-path="M 0 0 L 21600 0 21600 21600 0 21600 0 0 Z N"/>
        </draw:custom-shape>
        <draw:line draw:style-name="gr6" draw:text-style-name="P14" draw:layer="layout" svg:x1="13.4cm" svg:y1="14.8cm" svg:x2="10.8cm" svg:y2="16.6cm">
          <text:p/>
        </draw:line>
        <draw:line draw:style-name="gr6" draw:text-style-name="P14" draw:layer="layout" svg:x1="8cm" svg:y1="14.8cm" svg:x2="10.8cm" svg:y2="16.6cm">
          <text:p/>
        </draw:line>
        <draw:custom-shape draw:style-name="gr7" draw:text-style-name="P19" draw:layer="layout" svg:width="4.8cm" svg:height="1.8cm" svg:x="0.4cm" svg:y="15.4cm">
          <text:p text:style-name="P18"><text:span text:style-name="T18">$ g++ (ld)</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8" presentation:class="page"/>
          <draw:frame presentation:style-name="pr7" draw:text-style-name="P4" draw:layer="layout" svg:width="16.799cm" svg:height="13.364cm" svg:x="2.1cm" svg:y="14.107cm" presentation:class="notes" presentation:placeholder="true">
            <draw:text-box/>
          </draw:frame>
        </presentation:notes>
      </draw:page>
      <draw:page draw:name="page49"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Assembly (3)</text:p>
          </draw:text-box>
        </draw:frame>
        <draw:frame draw:style-name="gr33" draw:text-style-name="P30" draw:layer="layout" svg:width="13.009cm" svg:height="13.246cm" svg:x="14.191cm" svg:y="4.354cm">
          <draw:text-box>
            <text:p><text:span text:style-name="T25"># fibonacci.s</text:span></text:p>
            <text:p><text:span text:style-name="T25"><text:s text:c="8"/></text:span><text:span text:style-name="T25">.intel_syntax noprefix</text:span></text:p>
            <text:p><text:span text:style-name="T25"><text:s text:c="8"/></text:span><text:span text:style-name="T25">.text</text:span></text:p>
            <text:p><text:span text:style-name="T25"><text:s text:c="8"/></text:span><text:span text:style-name="T25">.globl <text:s text:c="5"/>fibonacci</text:span></text:p>
            <text:p><text:span text:style-name="T25"/></text:p>
            <text:p><text:span text:style-name="T25">fibonacci:</text:span></text:p>
            <text:p><text:span text:style-name="T25"><text:s text:c="8"/></text:span><text:span text:style-name="T25">test <text:s text:c="7"/>edi, edi</text:span></text:p>
            <text:p><text:span text:style-name="T25"><text:s text:c="8"/></text:span><text:span text:style-name="T25">je <text:s text:c="9"/>.return_zero</text:span></text:p>
            <text:p><text:span text:style-name="T25"/></text:p>
            <text:p><text:span text:style-name="T25"><text:s text:c="8"/></text:span><text:span text:style-name="T25">xor <text:s text:c="8"/>eax, eax</text:span></text:p>
            <text:p><text:span text:style-name="T25"><text:s text:c="8"/></text:span><text:span text:style-name="T25">mov <text:s text:c="8"/>ecx, 1</text:span></text:p>
            <text:p><text:span text:style-name="T25"/></text:p>
            <text:p><text:span text:style-name="T25">.loop:</text:span></text:p>
            <text:p><text:span text:style-name="T25"><text:s text:c="8"/></text:span><text:span text:style-name="T25">lea <text:s text:c="7"/>esi, [rax + rcx]</text:span></text:p>
            <text:p><text:span text:style-name="T25"><text:s text:c="8"/></text:span><text:span text:style-name="T25">mov <text:s text:c="7"/>eax, ecx</text:span></text:p>
            <text:p><text:span text:style-name="T25"><text:s text:c="8"/></text:span><text:span text:style-name="T25">mov <text:s text:c="7"/>ecx, esi</text:span></text:p>
            <text:p><text:span text:style-name="T25"><text:s text:c="8"/></text:span><text:span text:style-name="T25">dec <text:s text:c="7"/>edi</text:span></text:p>
            <text:p><text:span text:style-name="T25"><text:s text:c="8"/></text:span><text:span text:style-name="T25">jnz <text:s text:c="7"/>.loop</text:span></text:p>
            <text:p><text:span text:style-name="T25"><text:s text:c="8"/></text:span><text:span text:style-name="T25">ret</text:span></text:p>
            <text:p><text:span text:style-name="T25"/></text:p>
            <text:p><text:span text:style-name="T25">.return_zero:</text:span></text:p>
            <text:p><text:span text:style-name="T25"><text:s text:c="8"/></text:span><text:span text:style-name="T25">xor <text:s text:c="7"/>eax, eax</text:span></text:p>
            <text:p><text:span text:style-name="T25"><text:s text:c="8"/></text:span><text:span text:style-name="T25">ret</text:span></text:p>
          </draw:text-box>
        </draw:frame>
        <draw:frame draw:style-name="gr34" draw:text-style-name="P30" draw:layer="layout" svg:width="13cm" svg:height="9.2cm" svg:x="0.2cm" svg:y="4.2cm">
          <draw:text-box>
            <text:p><text:span text:style-name="T25">// main.cpp</text:span></text:p>
            <text:p><text:span text:style-name="T25">#include &lt;cstdint&gt;</text:span></text:p>
            <text:p><text:span text:style-name="T25">#include &lt;cstdio&gt;</text:span></text:p>
            <text:p><text:span text:style-name="T25"/></text:p>
            <text:p><text:span text:style-name="T25">extern "C" uint32_t fibonacci(uint32_t n);</text:span></text:p>
            <text:p><text:span text:style-name="T25"/></text:p>
            <text:p><text:span text:style-name="T25">int main()</text:span></text:p>
            <text:p><text:span text:style-name="T25">{</text:span></text:p>
            <text:p><text:span text:style-name="T25"><text:s text:c="4"/></text:span><text:span text:style-name="T25">for (uint32_t i = 0; i != 12; ++i)</text:span></text:p>
            <text:p><text:span text:style-name="T25"><text:s text:c="8"/></text:span><text:span text:style-name="T25">printf("%d: %d\n", i, fibonacci(i));</text:span></text:p>
            <text:p><text:span text:style-name="T25">}</text:span></text:p>
          </draw:text-box>
        </draw:frame>
        <draw:frame draw:style-name="gr31" draw:text-style-name="P30" draw:layer="layout" svg:width="10.596cm" svg:height="7.8cm" svg:x="0.404cm" svg:y="11.4cm">
          <draw:text-box>
            <text:p><text:span text:style-name="T25">$ g++ main.cpp fibonacci.s</text:span></text:p>
            <text:p><text:span text:style-name="T25">$ ./a.out</text:span></text:p>
            <text:p><text:span text:style-name="T25">0: 0</text:span></text:p>
            <text:p><text:span text:style-name="T25">1: 1</text:span></text:p>
            <text:p><text:span text:style-name="T25">2: 1</text:span></text:p>
            <text:p><text:span text:style-name="T25">3: 2</text:span></text:p>
            <text:p><text:span text:style-name="T25">4: 3</text:span></text:p>
            <text:p><text:span text:style-name="T25">5: 5</text:span></text:p>
            <text:p><text:span text:style-name="T25">6: 8</text:span></text:p>
            <text:p><text:span text:style-name="T25">7: 13</text:span></text:p>
            <text:p><text:span text:style-name="T25">8: 21</text:span></text:p>
            <text:p><text:span text:style-name="T25">9: 34</text:span></text:p>
            <text:p><text:span text:style-name="T25">10: 55</text:span></text:p>
            <text:p><text:span text:style-name="T25">11: 89</text:span></text:p>
          </draw:text-box>
        </draw:frame>
        <presentation:notes draw:style-name="dp2">
          <draw:page-thumbnail draw:style-name="gr1" draw:layer="layout" svg:width="14.848cm" svg:height="11.136cm" svg:x="3.075cm" svg:y="2.257cm" draw:page-number="49" presentation:class="page"/>
          <draw:frame presentation:style-name="pr6" draw:text-style-name="P2" draw:layer="layout" svg:width="16.799cm" svg:height="13.364cm" svg:x="2.1cm" svg:y="14.107cm" presentation:class="notes" presentation:placeholder="true">
            <draw:text-box/>
          </draw:frame>
        </presentation:notes>
      </draw:page>
      <draw:page draw:name="page50"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Assembly (4)</text:p>
          </draw:text-box>
        </draw:frame>
        <draw:frame draw:style-name="gr33" draw:text-style-name="P30" draw:layer="layout" svg:width="13.009cm" svg:height="13.246cm" svg:x="14.191cm" svg:y="4.354cm">
          <draw:text-box>
            <text:p><text:span text:style-name="T25"># fibonacci.s</text:span></text:p>
            <text:p><text:span text:style-name="T25"><text:s text:c="8"/></text:span><text:span text:style-name="T25">.intel_syntax noprefix</text:span></text:p>
            <text:p><text:span text:style-name="T25"><text:s text:c="8"/></text:span><text:span text:style-name="T25">.text</text:span></text:p>
            <text:p><text:span text:style-name="T25"><text:s text:c="8"/></text:span><text:span text:style-name="T25">.globl <text:s text:c="5"/>fibonacci</text:span></text:p>
            <text:p><text:span text:style-name="T25"/></text:p>
            <text:p><text:span text:style-name="T25">fibonacci:</text:span></text:p>
            <text:p><text:span text:style-name="T25"><text:s text:c="8"/></text:span><text:span text:style-name="T25">test <text:s text:c="7"/>edi, edi</text:span></text:p>
            <text:p><text:span text:style-name="T25"><text:s text:c="8"/></text:span><text:span text:style-name="T25">je <text:s text:c="9"/>.return_zero</text:span></text:p>
            <text:p><text:span text:style-name="T25"/></text:p>
            <text:p><text:span text:style-name="T25"><text:s text:c="8"/></text:span><text:span text:style-name="T25">xor <text:s text:c="8"/>eax, eax</text:span></text:p>
            <text:p><text:span text:style-name="T25"><text:s text:c="8"/></text:span><text:span text:style-name="T25">mov <text:s text:c="8"/>ecx, 1</text:span></text:p>
            <text:p><text:span text:style-name="T25"/></text:p>
            <text:p><text:span text:style-name="T25">.loop:</text:span></text:p>
            <text:p><text:span text:style-name="T25"><text:s text:c="8"/></text:span><text:span text:style-name="T25">lea <text:s text:c="7"/>esi, [rax + rcx]</text:span></text:p>
            <text:p><text:span text:style-name="T25"><text:s text:c="8"/></text:span><text:span text:style-name="T25">mov <text:s text:c="7"/>eax, ecx</text:span></text:p>
            <text:p><text:span text:style-name="T25"><text:s text:c="8"/></text:span><text:span text:style-name="T25">mov <text:s text:c="7"/>ecx, esi</text:span></text:p>
            <text:p><text:span text:style-name="T25"><text:s text:c="8"/></text:span><text:span text:style-name="T25">dec <text:s text:c="7"/>edi</text:span></text:p>
            <text:p><text:span text:style-name="T25"><text:s text:c="8"/></text:span><text:span text:style-name="T25">jnz <text:s text:c="7"/>.loop</text:span></text:p>
            <text:p><text:span text:style-name="T25"><text:s text:c="8"/></text:span><text:span text:style-name="T25">ret</text:span></text:p>
            <text:p><text:span text:style-name="T25"/></text:p>
            <text:p><text:span text:style-name="T25">.return_zero:</text:span></text:p>
            <text:p><text:span text:style-name="T25"><text:s text:c="8"/></text:span><text:span text:style-name="T25">xor <text:s text:c="7"/>eax, eax</text:span></text:p>
            <text:p><text:span text:style-name="T25"><text:s text:c="8"/></text:span><text:span text:style-name="T25">ret</text:span></text:p>
          </draw:text-box>
        </draw:frame>
        <draw:frame draw:style-name="gr34" draw:text-style-name="P30" draw:layer="layout" svg:width="13cm" svg:height="9.2cm" svg:x="0.2cm" svg:y="4.2cm">
          <draw:text-box>
            <text:p><text:span text:style-name="T25">// main.cpp</text:span></text:p>
            <text:p><text:span text:style-name="T25">#include &lt;cstdint&gt;</text:span></text:p>
            <text:p><text:span text:style-name="T25">#include &lt;cstdio&gt;</text:span></text:p>
            <text:p><text:span text:style-name="T25"/></text:p>
            <text:p><text:span text:style-name="T25">uint32_t fibonacci(uint32_t n);</text:span></text:p>
            <text:p><text:span text:style-name="T25"/></text:p>
            <text:p><text:span text:style-name="T25">int main()</text:span></text:p>
            <text:p><text:span text:style-name="T25">{</text:span></text:p>
            <text:p><text:span text:style-name="T25"><text:s text:c="4"/></text:span><text:span text:style-name="T25">for (uint32_t i = 0; i != 12; ++i)</text:span></text:p>
            <text:p><text:span text:style-name="T25"><text:s text:c="8"/></text:span><text:span text:style-name="T25">printf("%d: %d\n", i, fibonacci(i));</text:span></text:p>
            <text:p><text:span text:style-name="T25">}</text:span></text:p>
          </draw:text-box>
        </draw:frame>
        <draw:frame draw:style-name="gr31" draw:text-style-name="P30" draw:layer="layout" svg:width="13.996cm" svg:height="7.8cm" svg:x="0.404cm" svg:y="11.4cm">
          <draw:text-box>
            <text:p><text:span text:style-name="T25">$ g++ main.cpp fibonacci.s</text:span></text:p>
            <text:p><text:span text:style-name="T25">/usr/bin/ld: /tmp/ccOFDNBs.o: in function `main':</text:span></text:p>
            <text:p><text:span text:style-name="T25">main.cpp:(.text+0x1b): undefined reference to `fibonacci(unsigned int)'</text:span></text:p>
            <text:p><text:span text:style-name="T25">collect2: error: ld returned 1 exit status</text:span></text:p>
            <text:p><text:span text:style-name="T25"/></text:p>
          </draw:text-box>
        </draw:frame>
        <presentation:notes draw:style-name="dp2">
          <draw:page-thumbnail draw:style-name="gr1" draw:layer="layout" svg:width="14.848cm" svg:height="11.136cm" svg:x="3.075cm" svg:y="2.257cm" draw:page-number="50" presentation:class="page"/>
          <draw:frame presentation:style-name="pr6" draw:text-style-name="P2" draw:layer="layout" svg:width="16.799cm" svg:height="13.364cm" svg:x="2.1cm" svg:y="14.107cm" presentation:class="notes" presentation:placeholder="true">
            <draw:text-box/>
          </draw:frame>
        </presentation:notes>
      </draw:page>
      <draw:page draw:name="page51"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Assembly (5)</text:p>
          </draw:text-box>
        </draw:frame>
        <draw:frame draw:style-name="gr33" draw:text-style-name="P30" draw:layer="layout" svg:width="13.009cm" svg:height="13.246cm" svg:x="14.191cm" svg:y="4.354cm">
          <draw:text-box>
            <text:p><text:span text:style-name="T25"># fibonacci.s</text:span></text:p>
            <text:p><text:span text:style-name="T25"><text:s text:c="8"/></text:span><text:span text:style-name="T25">.intel_syntax noprefix</text:span></text:p>
            <text:p><text:span text:style-name="T25"><text:s text:c="8"/></text:span><text:span text:style-name="T25">.text</text:span></text:p>
            <text:p><text:span text:style-name="T25"><text:s text:c="8"/></text:span><text:span text:style-name="T25">.globl <text:s text:c="5"/>fibonacci</text:span></text:p>
            <text:p><text:span text:style-name="T25"/></text:p>
            <text:p><text:span text:style-name="T25">fibonacci:</text:span></text:p>
            <text:p><text:span text:style-name="T25"><text:s text:c="8"/></text:span><text:span text:style-name="T25">test <text:s text:c="7"/>edi, edi</text:span></text:p>
            <text:p><text:span text:style-name="T25"><text:s text:c="8"/></text:span><text:span text:style-name="T25">je <text:s text:c="9"/>.return_zero</text:span></text:p>
            <text:p><text:span text:style-name="T25"/></text:p>
            <text:p><text:span text:style-name="T25"><text:s text:c="8"/></text:span><text:span text:style-name="T25">xor <text:s text:c="8"/>eax, eax</text:span></text:p>
            <text:p><text:span text:style-name="T25"><text:s text:c="8"/></text:span><text:span text:style-name="T25">mov <text:s text:c="8"/>ecx, 1</text:span></text:p>
            <text:p><text:span text:style-name="T25"/></text:p>
            <text:p><text:span text:style-name="T25">.loop:</text:span></text:p>
            <text:p><text:span text:style-name="T25"><text:s text:c="8"/></text:span><text:span text:style-name="T25">lea <text:s text:c="7"/>esi, [rax + rcx]</text:span></text:p>
            <text:p><text:span text:style-name="T25"><text:s text:c="8"/></text:span><text:span text:style-name="T25">mov <text:s text:c="7"/>eax, ecx</text:span></text:p>
            <text:p><text:span text:style-name="T25"><text:s text:c="8"/></text:span><text:span text:style-name="T25">mov <text:s text:c="7"/>ecx, esi</text:span></text:p>
            <text:p><text:span text:style-name="T25"><text:s text:c="8"/></text:span><text:span text:style-name="T25">dec <text:s text:c="7"/>edi</text:span></text:p>
            <text:p><text:span text:style-name="T25"><text:s text:c="8"/></text:span><text:span text:style-name="T25">jnz <text:s text:c="7"/>.loop</text:span></text:p>
            <text:p><text:span text:style-name="T25"><text:s text:c="8"/></text:span><text:span text:style-name="T25">ret</text:span></text:p>
            <text:p><text:span text:style-name="T25"/></text:p>
            <text:p><text:span text:style-name="T25">.return_zero:</text:span></text:p>
            <text:p><text:span text:style-name="T25"><text:s text:c="8"/></text:span><text:span text:style-name="T25">xor <text:s text:c="7"/>eax, eax</text:span></text:p>
            <text:p><text:span text:style-name="T25"><text:s text:c="8"/></text:span><text:span text:style-name="T25">ret</text:span></text:p>
          </draw:text-box>
        </draw:frame>
        <draw:frame draw:style-name="gr34" draw:text-style-name="P30" draw:layer="layout" svg:width="13cm" svg:height="9.2cm" svg:x="0.2cm" svg:y="4.2cm">
          <draw:text-box>
            <text:p><text:span text:style-name="T25">// main.cpp</text:span></text:p>
            <text:p><text:span text:style-name="T25">#include &lt;cstdint&gt;</text:span></text:p>
            <text:p><text:span text:style-name="T25">#include &lt;cstdio&gt;</text:span></text:p>
            <text:p><text:span text:style-name="T25"/></text:p>
            <text:p><text:span text:style-name="T25">uint32_t fibonacci(uint32_t n);</text:span></text:p>
            <text:p><text:span text:style-name="T25"/></text:p>
            <text:p><text:span text:style-name="T25">int main()</text:span></text:p>
            <text:p><text:span text:style-name="T25">{</text:span></text:p>
            <text:p><text:span text:style-name="T25"><text:s text:c="4"/></text:span><text:span text:style-name="T25">for (uint32_t i = 0; i != 12; ++i)</text:span></text:p>
            <text:p><text:span text:style-name="T25"><text:s text:c="8"/></text:span><text:span text:style-name="T25">printf("%d: %d\n", i, fibonacci(i));</text:span></text:p>
            <text:p><text:span text:style-name="T25">}</text:span></text:p>
          </draw:text-box>
        </draw:frame>
        <draw:frame draw:style-name="gr31" draw:text-style-name="P30" draw:layer="layout" svg:width="13.996cm" svg:height="7.8cm" svg:x="0.404cm" svg:y="11.4cm">
          <draw:text-box>
            <text:p><text:span text:style-name="T25">$ nm -C main.o</text:span></text:p>
            <text:p><text:span text:style-name="T25"><text:s text:c="17"/></text:span><text:span text:style-name="T25">U </text:span><text:span text:style-name="T26">fibonacci(unsigned int)</text:span></text:p>
            <text:p><text:span text:style-name="T25">0000000000000000 T main</text:span></text:p>
            <text:p><text:span text:style-name="T25"><text:s text:c="17"/></text:span><text:span text:style-name="T25">U printf</text:span></text:p>
            <text:p><text:span text:style-name="T25">$ nm -C fibonacci.o</text:span></text:p>
            <text:p><text:span text:style-name="T25">000000000000000b t .loop</text:span></text:p>
            <text:p><text:span text:style-name="T25">0000000000000017 t .return_zero</text:span></text:p>
            <text:p><text:span text:style-name="T25">0000000000000000 T </text:span><text:span text:style-name="T26">fibonacci</text:span></text:p>
            <text:p><text:span text:style-name="T25"/></text:p>
          </draw:text-box>
        </draw:frame>
        <presentation:notes draw:style-name="dp2">
          <draw:page-thumbnail draw:style-name="gr1" draw:layer="layout" svg:width="14.848cm" svg:height="11.136cm" svg:x="3.075cm" svg:y="2.257cm" draw:page-number="51" presentation:class="page"/>
          <draw:frame presentation:style-name="pr6" draw:text-style-name="P2" draw:layer="layout" svg:width="16.799cm" svg:height="13.364cm" svg:x="2.1cm" svg:y="14.107cm" presentation:class="notes" presentation:placeholder="true">
            <draw:text-box/>
          </draw:frame>
        </presentation:notes>
      </draw:page>
      <draw:page draw:name="page5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Assembly (6)</text:p>
          </draw:text-box>
        </draw:frame>
        <draw:frame draw:style-name="gr33" draw:text-style-name="P30" draw:layer="layout" svg:width="13.009cm" svg:height="13.246cm" svg:x="14.191cm" svg:y="4.354cm">
          <draw:text-box>
            <text:p><text:span text:style-name="T25"># fibonacci.s</text:span></text:p>
            <text:p><text:span text:style-name="T25"><text:s text:c="8"/></text:span><text:span text:style-name="T25">.intel_syntax noprefix</text:span></text:p>
            <text:p><text:span text:style-name="T25"><text:s text:c="8"/></text:span><text:span text:style-name="T25">.text</text:span></text:p>
            <text:p><text:span text:style-name="T25"><text:s text:c="8"/></text:span><text:span text:style-name="T25">.globl <text:s text:c="5"/>fibonacci</text:span></text:p>
            <text:p><text:span text:style-name="T25"/></text:p>
            <text:p><text:span text:style-name="T25">fibonacci:</text:span></text:p>
            <text:p><text:span text:style-name="T25"><text:s text:c="8"/></text:span><text:span text:style-name="T25">test <text:s text:c="7"/>edi, edi</text:span></text:p>
            <text:p><text:span text:style-name="T25"><text:s text:c="8"/></text:span><text:span text:style-name="T25">je <text:s text:c="9"/>.return_zero</text:span></text:p>
            <text:p><text:span text:style-name="T25"/></text:p>
            <text:p><text:span text:style-name="T25"><text:s text:c="8"/></text:span><text:span text:style-name="T25">xor <text:s text:c="8"/>eax, eax</text:span></text:p>
            <text:p><text:span text:style-name="T25"><text:s text:c="8"/></text:span><text:span text:style-name="T25">mov <text:s text:c="8"/>ecx, 1</text:span></text:p>
            <text:p><text:span text:style-name="T25"/></text:p>
            <text:p><text:span text:style-name="T25">.loop:</text:span></text:p>
            <text:p><text:span text:style-name="T25"><text:s text:c="8"/></text:span><text:span text:style-name="T25">lea <text:s text:c="7"/>esi, [rax + rcx]</text:span></text:p>
            <text:p><text:span text:style-name="T25"><text:s text:c="8"/></text:span><text:span text:style-name="T25">mov <text:s text:c="7"/>eax, ecx</text:span></text:p>
            <text:p><text:span text:style-name="T25"><text:s text:c="8"/></text:span><text:span text:style-name="T25">mov <text:s text:c="7"/>ecx, esi</text:span></text:p>
            <text:p><text:span text:style-name="T25"><text:s text:c="8"/></text:span><text:span text:style-name="T25">dec <text:s text:c="7"/>edi</text:span></text:p>
            <text:p><text:span text:style-name="T25"><text:s text:c="8"/></text:span><text:span text:style-name="T25">jnz <text:s text:c="7"/>.loop</text:span></text:p>
            <text:p><text:span text:style-name="T25"><text:s text:c="8"/></text:span><text:span text:style-name="T25">ret</text:span></text:p>
            <text:p><text:span text:style-name="T25"/></text:p>
            <text:p><text:span text:style-name="T25">.return_zero:</text:span></text:p>
            <text:p><text:span text:style-name="T25"><text:s text:c="8"/></text:span><text:span text:style-name="T25">xor <text:s text:c="7"/>eax, eax</text:span></text:p>
            <text:p><text:span text:style-name="T25"><text:s text:c="8"/></text:span><text:span text:style-name="T25">ret</text:span></text:p>
          </draw:text-box>
        </draw:frame>
        <draw:frame draw:style-name="gr34" draw:text-style-name="P30" draw:layer="layout" svg:width="13cm" svg:height="9.2cm" svg:x="0.2cm" svg:y="4.2cm">
          <draw:text-box>
            <text:p><text:span text:style-name="T25">// main.cpp</text:span></text:p>
            <text:p><text:span text:style-name="T25">#include &lt;cstdint&gt;</text:span></text:p>
            <text:p><text:span text:style-name="T25">#include &lt;cstdio&gt;</text:span></text:p>
            <text:p><text:span text:style-name="T25"/></text:p>
            <text:p><text:span text:style-name="T25">uint32_t fibonacci(uint32_t n);</text:span></text:p>
            <text:p><text:span text:style-name="T25"/></text:p>
            <text:p><text:span text:style-name="T25">int main()</text:span></text:p>
            <text:p><text:span text:style-name="T25">{</text:span></text:p>
            <text:p><text:span text:style-name="T25"><text:s text:c="4"/></text:span><text:span text:style-name="T25">for (uint32_t i = 0; i != 12; ++i)</text:span></text:p>
            <text:p><text:span text:style-name="T25"><text:s text:c="8"/></text:span><text:span text:style-name="T25">printf("%d: %d\n", i, fibonacci(i));</text:span></text:p>
            <text:p><text:span text:style-name="T25">}</text:span></text:p>
          </draw:text-box>
        </draw:frame>
        <draw:frame draw:style-name="gr31" draw:text-style-name="P30" draw:layer="layout" svg:width="13.996cm" svg:height="7.8cm" svg:x="0.404cm" svg:y="11.4cm">
          <draw:text-box>
            <text:p><text:span text:style-name="T25">$ nm main.o</text:span></text:p>
            <text:p><text:span text:style-name="T25"><text:s text:c="17"/></text:span><text:span text:style-name="T25">U </text:span><text:span text:style-name="T26">_Z9fibonaccij</text:span></text:p>
            <text:p><text:span text:style-name="T25">0000000000000000 T main</text:span></text:p>
            <text:p><text:span text:style-name="T25"><text:s text:c="17"/></text:span><text:span text:style-name="T25">U printf</text:span></text:p>
            <text:p><text:span text:style-name="T25">$ nm fibonacci.o</text:span></text:p>
            <text:p><text:span text:style-name="T25">000000000000000b t .loop</text:span></text:p>
            <text:p><text:span text:style-name="T25">0000000000000017 t .return_zero</text:span></text:p>
            <text:p><text:span text:style-name="T25">0000000000000000 T </text:span><text:span text:style-name="T26">fibonacci</text:span></text:p>
            <text:p><text:span text:style-name="T25"/></text:p>
          </draw:text-box>
        </draw:frame>
        <presentation:notes draw:style-name="dp2">
          <draw:page-thumbnail draw:style-name="gr1" draw:layer="layout" svg:width="14.848cm" svg:height="11.136cm" svg:x="3.075cm" svg:y="2.257cm" draw:page-number="52" presentation:class="page"/>
          <draw:frame presentation:style-name="pr6" draw:text-style-name="P2" draw:layer="layout" svg:width="16.799cm" svg:height="13.364cm" svg:x="2.1cm" svg:y="14.107cm" presentation:class="notes" presentation:placeholder="true">
            <draw:text-box/>
          </draw:frame>
        </presentation:notes>
      </draw:page>
      <draw:page draw:name="page5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Assembly (7)</text:p>
          </draw:text-box>
        </draw:frame>
        <draw:frame draw:style-name="gr33" draw:text-style-name="P30" draw:layer="layout" svg:width="13.009cm" svg:height="13.246cm" svg:x="14.191cm" svg:y="4.354cm">
          <draw:text-box>
            <text:p><text:span text:style-name="T25"># fibonacci.s</text:span></text:p>
            <text:p><text:span text:style-name="T25"><text:s text:c="8"/></text:span><text:span text:style-name="T25">.intel_syntax noprefix</text:span></text:p>
            <text:p><text:span text:style-name="T25"><text:s text:c="8"/></text:span><text:span text:style-name="T25">.text</text:span></text:p>
            <text:p><text:span text:style-name="T25"><text:s text:c="8"/></text:span><text:span text:style-name="T25">.globl <text:s text:c="5"/></text:span><text:span text:style-name="T26">_Z9fibonaccij</text:span></text:p>
            <text:p><text:span text:style-name="T25"/></text:p>
            <text:p><text:span text:style-name="T26">_Z9fibonaccij</text:span><text:span text:style-name="T25">:</text:span></text:p>
            <text:p><text:span text:style-name="T25"><text:s text:c="8"/></text:span><text:span text:style-name="T25">test <text:s text:c="7"/>edi, edi</text:span></text:p>
            <text:p><text:span text:style-name="T25"><text:s text:c="8"/></text:span><text:span text:style-name="T25">je <text:s text:c="9"/>.return_zero</text:span></text:p>
            <text:p><text:span text:style-name="T25"/></text:p>
            <text:p><text:span text:style-name="T25"><text:s text:c="8"/></text:span><text:span text:style-name="T25">xor <text:s text:c="8"/>eax, eax</text:span></text:p>
            <text:p><text:span text:style-name="T25"><text:s text:c="8"/></text:span><text:span text:style-name="T25">mov <text:s text:c="8"/>ecx, 1</text:span></text:p>
            <text:p><text:span text:style-name="T25"/></text:p>
            <text:p><text:span text:style-name="T25">.loop:</text:span></text:p>
            <text:p><text:span text:style-name="T25"><text:s text:c="8"/></text:span><text:span text:style-name="T25">lea <text:s text:c="7"/>esi, [rax + rcx]</text:span></text:p>
            <text:p><text:span text:style-name="T25"><text:s text:c="8"/></text:span><text:span text:style-name="T25">mov <text:s text:c="7"/>eax, ecx</text:span></text:p>
            <text:p><text:span text:style-name="T25"><text:s text:c="8"/></text:span><text:span text:style-name="T25">mov <text:s text:c="7"/>ecx, esi</text:span></text:p>
            <text:p><text:span text:style-name="T25"><text:s text:c="8"/></text:span><text:span text:style-name="T25">dec <text:s text:c="7"/>edi</text:span></text:p>
            <text:p><text:span text:style-name="T25"><text:s text:c="8"/></text:span><text:span text:style-name="T25">jnz <text:s text:c="7"/>.loop</text:span></text:p>
            <text:p><text:span text:style-name="T25"><text:s text:c="8"/></text:span><text:span text:style-name="T25">ret</text:span></text:p>
            <text:p><text:span text:style-name="T25"/></text:p>
            <text:p><text:span text:style-name="T25">.return_zero:</text:span></text:p>
            <text:p><text:span text:style-name="T25"><text:s text:c="8"/></text:span><text:span text:style-name="T25">xor <text:s text:c="7"/>eax, eax</text:span></text:p>
            <text:p><text:span text:style-name="T25"><text:s text:c="8"/></text:span><text:span text:style-name="T25">ret</text:span></text:p>
          </draw:text-box>
        </draw:frame>
        <draw:frame draw:style-name="gr34" draw:text-style-name="P30" draw:layer="layout" svg:width="13cm" svg:height="9.2cm" svg:x="0.2cm" svg:y="4.2cm">
          <draw:text-box>
            <text:p><text:span text:style-name="T25">// main.cpp</text:span></text:p>
            <text:p><text:span text:style-name="T25">#include &lt;cstdint&gt;</text:span></text:p>
            <text:p><text:span text:style-name="T25">#include &lt;cstdio&gt;</text:span></text:p>
            <text:p><text:span text:style-name="T25"/></text:p>
            <text:p><text:span text:style-name="T25">uint32_t fibonacci(uint32_t n);</text:span></text:p>
            <text:p><text:span text:style-name="T25"/></text:p>
            <text:p><text:span text:style-name="T25">int main()</text:span></text:p>
            <text:p><text:span text:style-name="T25">{</text:span></text:p>
            <text:p><text:span text:style-name="T25"><text:s text:c="4"/></text:span><text:span text:style-name="T25">for (uint32_t i = 0; i != 12; ++i)</text:span></text:p>
            <text:p><text:span text:style-name="T25"><text:s text:c="8"/></text:span><text:span text:style-name="T25">printf("%d: %d\n", i, fibonacci(i));</text:span></text:p>
            <text:p><text:span text:style-name="T25">}</text:span></text:p>
          </draw:text-box>
        </draw:frame>
        <draw:frame draw:style-name="gr31" draw:text-style-name="P30" draw:layer="layout" svg:width="10.596cm" svg:height="7.8cm" svg:x="0.404cm" svg:y="11.4cm">
          <draw:text-box>
            <text:p><text:span text:style-name="T25">$ g++ main.cpp fibonacci.s</text:span></text:p>
            <text:p><text:span text:style-name="T25">$ ./a.out</text:span></text:p>
            <text:p><text:span text:style-name="T25">0: 0</text:span></text:p>
            <text:p><text:span text:style-name="T25">1: 1</text:span></text:p>
            <text:p><text:span text:style-name="T25">2: 1</text:span></text:p>
            <text:p><text:span text:style-name="T25">3: 2</text:span></text:p>
            <text:p><text:span text:style-name="T25">4: 3</text:span></text:p>
            <text:p><text:span text:style-name="T25">5: 5</text:span></text:p>
            <text:p><text:span text:style-name="T25">6: 8</text:span></text:p>
            <text:p><text:span text:style-name="T25">7: 13</text:span></text:p>
            <text:p><text:span text:style-name="T25">8: 21</text:span></text:p>
            <text:p><text:span text:style-name="T25">9: 34</text:span></text:p>
            <text:p><text:span text:style-name="T25">10: 55</text:span></text:p>
            <text:p><text:span text:style-name="T25">11: 89</text:span></text:p>
          </draw:text-box>
        </draw:frame>
        <presentation:notes draw:style-name="dp2">
          <draw:page-thumbnail draw:style-name="gr1" draw:layer="layout" svg:width="14.848cm" svg:height="11.136cm" svg:x="3.075cm" svg:y="2.257cm" draw:page-number="53" presentation:class="page"/>
          <draw:frame presentation:style-name="pr6" draw:text-style-name="P4" draw:layer="layout" svg:width="16.799cm" svg:height="13.364cm" svg:x="2.1cm" svg:y="14.107cm" presentation:class="notes" presentation:placeholder="true">
            <draw:text-box/>
          </draw:frame>
        </presentation:notes>
      </draw:page>
      <draw:page draw:name="page5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Name mangling (1)</text:p>
          </draw:text-box>
        </draw:frame>
        <draw:frame presentation:style-name="pr5" draw:text-style-name="P5" draw:layer="layout" svg:width="25.5cm" svg:height="13cm" svg:x="1cm" svg:y="4.8cm" presentation:class="outline" presentation:user-transformed="true">
          <draw:text-box>
            <text:list text:style-name="L4">
              <text:list-item>
                <text:p><text:span text:style-name="T15">C++ allows function overloading, thus symbol name includes the </text:span><text:span text:style-name="T4">parameters types of the function.</text:span></text:p>
              </text:list-item>
              <text:list-item>
                <text:p><text:span text:style-name="T4"/></text:p>
              </text:list-item>
              <text:list-item>
                <text:p><text:span text:style-name="T4">Please note that GCC doesn’t encode the return type in the symbol name.</text:span></text:p>
              </text:list-item>
            </text:list>
          </draw:text-box>
        </draw:frame>
        <draw:frame draw:style-name="gr35" draw:text-style-name="P6" draw:layer="layout" svg:width="13.6cm" svg:height="7.6cm" svg:x="1.2cm" svg:y="12.1cm">
          <draw:text-box>
            <text:p><text:span text:style-name="T5">// test.cpp</text:span></text:p>
            <text:p><text:span text:style-name="T5">void test() {}</text:span></text:p>
            <text:p><text:span text:style-name="T5">void test(int) {}</text:span></text:p>
            <text:p><text:span text:style-name="T5">void test(unsigned) {}</text:span></text:p>
            <text:p><text:span text:style-name="T5">void test(double) {}</text:span></text:p>
            <text:p><text:span text:style-name="T5">void test(char const*) {}</text:span></text:p>
          </draw:text-box>
        </draw:frame>
        <draw:frame draw:style-name="gr36" draw:text-style-name="P6" draw:layer="layout" svg:width="14.524cm" svg:height="9.095cm" svg:x="13.476cm" svg:y="11.805cm">
          <draw:text-box>
            <text:p><text:span text:style-name="T5">$ g++ -c test.cpp</text:span></text:p>
            <text:p><text:span text:style-name="T5">$ nm test.o</text:span></text:p>
            <text:p text:style-name="P25"><text:span text:style-name="T5">0000000000000000 T _Z4testv</text:span></text:p>
            <text:p text:style-name="P25"><text:span text:style-name="T5">000000000000000b T _Z4testi</text:span></text:p>
            <text:p text:style-name="P25"><text:span text:style-name="T5">0000000000000019 T _Z4testj</text:span></text:p>
            <text:p text:style-name="P25"><text:span text:style-name="T5">0000000000000027 T _Z4testd</text:span></text:p>
            <text:p><text:span text:style-name="T5">0000000000000037 T _Z4testPKc</text:span></text:p>
            <text:p><text:span text:style-name="T5"/></text:p>
          </draw:text-box>
        </draw:frame>
        <presentation:notes draw:style-name="dp2">
          <draw:page-thumbnail draw:style-name="gr1" draw:layer="layout" svg:width="14.848cm" svg:height="11.136cm" svg:x="3.075cm" svg:y="2.257cm" draw:page-number="54" presentation:class="page"/>
          <draw:frame presentation:style-name="pr6" draw:text-style-name="P2" draw:layer="layout" svg:width="16.799cm" svg:height="13.364cm" svg:x="2.1cm" svg:y="14.107cm" presentation:class="notes" presentation:placeholder="true">
            <draw:text-box/>
          </draw:frame>
        </presentation:notes>
      </draw:page>
      <draw:page draw:name="page55"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 text:style-name="P9">Name mangling (2)</text:p>
          </draw:text-box>
        </draw:frame>
        <draw:frame presentation:style-name="pr5" draw:text-style-name="P5" draw:layer="layout" svg:width="25.8cm" svg:height="3.1cm" svg:x="1cm" svg:y="5.5cm" presentation:class="outline" presentation:user-transformed="true">
          <draw:text-box>
            <text:list text:style-name="L4">
              <text:list-item>
                <text:p><text:span text:style-name="T4">One can use </text:span><text:span text:style-name="T5">c++filt</text:span><text:span text:style-name="T4"> command to demangle a name.</text:span></text:p>
              </text:list-item>
            </text:list>
          </draw:text-box>
        </draw:frame>
        <draw:frame draw:style-name="gr37" draw:text-style-name="P6" draw:layer="layout" svg:width="11.214cm" svg:height="2.4cm" svg:x="0.586cm" svg:y="7.8cm">
          <draw:text-box>
            <text:p><text:span text:style-name="T5">$ c++filt _Z4testiii</text:span></text:p>
            <text:p><text:span text:style-name="T5">test(int, int, int)</text:span></text:p>
          </draw:text-box>
        </draw:frame>
        <draw:frame draw:style-name="gr38" draw:text-style-name="P6" draw:layer="layout" svg:width="18.544cm" svg:height="6.884cm" svg:x="0.656cm" svg:y="9.716cm">
          <draw:text-box>
            <text:p><text:span text:style-name="T5">$ nm 1.o | c++filt</text:span></text:p>
            <text:p text:style-name="P25"><text:span text:style-name="T5">0000000000000000 T test()</text:span></text:p>
            <text:p text:style-name="P25"><text:span text:style-name="T5">000000000000000b T test(int)</text:span></text:p>
            <text:p text:style-name="P25"><text:span text:style-name="T5">0000000000000019 T test(unsigned int)</text:span></text:p>
            <text:p text:style-name="P25"><text:span text:style-name="T5">0000000000000027 T test(double)</text:span></text:p>
            <text:p><text:span text:style-name="T5">0000000000000037 T test(char const*)</text:span></text:p>
            <text:p><text:span text:style-name="T5"/></text:p>
          </draw:text-box>
        </draw:frame>
        <draw:frame presentation:style-name="pr5" draw:text-style-name="P5" draw:layer="layout" svg:width="25.8cm" svg:height="3.1cm" svg:x="0.8cm" svg:y="14.6cm" presentation:class="outline" presentation:user-transformed="true">
          <draw:text-box>
            <text:list text:style-name="L4">
              <text:list-item>
                <text:p><text:span text:style-name="T4">Some commands have built-in demangler:</text:span></text:p>
              </text:list-item>
            </text:list>
            <text:list text:style-name="L3">
              <text:list-item>
                <text:p><text:span text:style-name="T5">nm -C</text:span></text:p>
              </text:list-item>
              <text:list-item>
                <text:p><text:span text:style-name="T5">objdump -C</text:span></text:p>
              </text:list-item>
            </text:list>
          </draw:text-box>
        </draw:frame>
        <presentation:notes draw:style-name="dp2">
          <draw:page-thumbnail draw:style-name="gr1" draw:layer="layout" svg:width="14.848cm" svg:height="11.136cm" svg:x="3.075cm" svg:y="2.257cm" draw:page-number="55" presentation:class="page"/>
          <draw:frame presentation:style-name="pr6" draw:text-style-name="P2" draw:layer="layout" svg:width="16.799cm" svg:height="13.364cm" svg:x="2.1cm" svg:y="14.107cm" presentation:class="notes" presentation:placeholder="true">
            <draw:text-box/>
          </draw:frame>
        </presentation:notes>
      </draw:page>
      <draw:page draw:name="page56"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 text:style-name="P9">Name mangling (3)</text:p>
          </draw:text-box>
        </draw:frame>
        <draw:frame presentation:style-name="pr5" draw:text-style-name="P5" draw:layer="layout" svg:width="26.5cm" svg:height="13cm" svg:x="0.7cm" svg:y="4.2cm" presentation:class="outline" presentation:user-transformed="true">
          <draw:text-box>
            <text:list text:style-name="L4">
              <text:list-item>
                <text:p><text:span text:style-name="T4">The header </text:span><text:span text:style-name="T5">&lt;stdio.h&gt;</text:span><text:span text:style-name="T4"> allows include both from C and C++.</text:span></text:p>
              </text:list-item>
            </text:list>
          </draw:text-box>
        </draw:frame>
        <draw:frame draw:style-name="gr39" draw:text-style-name="P6" draw:layer="layout" svg:width="18.81cm" svg:height="12.78cm" svg:x="11.8cm" svg:y="6.02cm">
          <draw:text-box>
            <text:p><text:span text:style-name="T5">$ g++ -E -P hello.cpp &gt; hello.i</text:span></text:p>
            <text:p><text:span text:style-name="T5">$ cat hello.i</text:span></text:p>
            <text:p><text:span text:style-name="T5">extern "C" {</text:span></text:p>
            <text:p><text:span text:style-name="T5">typedef long unsigned int size_t;</text:span></text:p>
            <text:p><text:span text:style-name="T5">typedef __builtin_va_list __gnuc_va_list;</text:span></text:p>
            <text:p><text:span text:style-name="T5">// ... 330 lines ...</text:span></text:p>
            <text:p><text:span text:style-name="T5">extern int __uflow (FILE *);</text:span></text:p>
            <text:p><text:span text:style-name="T5">extern int __overflow (FILE *, int);</text:span></text:p>
            <text:p><text:span text:style-name="T5">}</text:span></text:p>
            <text:p><text:span text:style-name="T5">int main()</text:span></text:p>
            <text:p><text:span text:style-name="T5">{</text:span></text:p>
            <text:p><text:span text:style-name="T5"><text:s text:c="4"/></text:span><text:span text:style-name="T5">puts("Hello, world!");</text:span></text:p>
            <text:p><text:span text:style-name="T5">}</text:span></text:p>
          </draw:text-box>
        </draw:frame>
        <draw:frame draw:style-name="gr38" draw:text-style-name="P6" draw:layer="layout" svg:width="11.4cm" svg:height="6.884cm" svg:x="0.2cm" svg:y="10.6cm">
          <draw:text-box>
            <text:p><text:span text:style-name="T5">$ cat hello.cpp</text:span></text:p>
            <text:p><text:span text:style-name="T5">#include &lt;stdio.h&gt;</text:span></text:p>
            <text:p><text:span text:style-name="T5"/></text:p>
            <text:p><text:span text:style-name="T5">int main()</text:span></text:p>
            <text:p><text:span text:style-name="T5">{</text:span></text:p>
            <text:p><text:span text:style-name="T5"><text:s text:c="4"/></text:span><text:span text:style-name="T5">puts("Hello, world!");</text:span></text:p>
            <text:p><text:span text:style-name="T5">}</text:span></text:p>
          </draw:text-box>
        </draw:frame>
        <presentation:notes draw:style-name="dp2">
          <draw:page-thumbnail draw:style-name="gr1" draw:layer="layout" svg:width="14.848cm" svg:height="11.136cm" svg:x="3.075cm" svg:y="2.257cm" draw:page-number="56" presentation:class="page"/>
          <draw:frame presentation:style-name="pr6" draw:text-style-name="P2" draw:layer="layout" svg:width="16.799cm" svg:height="13.364cm" svg:x="2.1cm" svg:y="14.107cm" presentation:class="notes" presentation:placeholder="true">
            <draw:text-box/>
          </draw:frame>
        </presentation:notes>
      </draw:page>
      <draw:page draw:name="page57"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 text:style-name="P9">Name mangling (4)</text:p>
          </draw:text-box>
        </draw:frame>
        <draw:frame draw:style-name="gr35" draw:text-style-name="P30" draw:layer="layout" svg:width="24.328cm" svg:height="7.6cm" svg:x="0.672cm" svg:y="4.2cm">
          <draw:text-box>
            <text:p><text:span text:style-name="T25">$ cat /usr/include/stdio.h</text:span></text:p>
            <text:p><text:span text:style-name="T25">...</text:span></text:p>
            <text:p><text:span text:style-name="T25">#ifndef _STDIO_H</text:span></text:p>
            <text:p><text:span text:style-name="T25">#define _STDIO_H <text:s text:c="7"/>1</text:span></text:p>
            <text:p><text:span text:style-name="T25"/></text:p>
            <text:p><text:span text:style-name="T25">#define __GLIBC_INTERNAL_STARTING_HEADER_IMPLEMENTATION</text:span></text:p>
            <text:p><text:span text:style-name="T25">#include &lt;bits/libc-header-start.h&gt;</text:span></text:p>
            <text:p><text:span text:style-name="T25"/></text:p>
            <text:p><text:span text:style-name="T25">__BEGIN_DECLS</text:span></text:p>
            <text:p><text:span text:style-name="T25">...</text:span></text:p>
            <text:p><text:span text:style-name="T25">__END_DECLS</text:span></text:p>
            <text:p><text:span text:style-name="T25"/></text:p>
            <text:p><text:span text:style-name="T25">#endif /* &lt;stdio.h&gt; included. <text:s/>*/</text:span></text:p>
          </draw:text-box>
        </draw:frame>
        <draw:frame draw:style-name="gr40" draw:text-style-name="P30" draw:layer="layout" svg:width="19.62cm" svg:height="8.073cm" svg:x="0.6cm" svg:y="12.7cm">
          <draw:text-box>
            <text:p><text:span text:style-name="T25">$ cat /usr/include/x86_64-linux-gnu/sys/cdefs.h</text:span></text:p>
            <text:p><text:span text:style-name="T25">...</text:span></text:p>
            <text:p><text:span text:style-name="T25">/* C++ needs to know that types and declarations are C, not C++. <text:s/>*/</text:span></text:p>
            <text:p><text:span text:style-name="T25">#ifdef <text:s/>__cplusplus</text:span></text:p>
            <text:p><text:span text:style-name="T25"># define __BEGIN_DECLS <text:s/>extern "C" {</text:span></text:p>
            <text:p><text:span text:style-name="T25"># define __END_DECLS <text:s text:c="3"/>}</text:span></text:p>
            <text:p><text:span text:style-name="T25">#else</text:span></text:p>
            <text:p><text:span text:style-name="T25"># define __BEGIN_DECLS</text:span></text:p>
            <text:p><text:span text:style-name="T25"># define __END_DECLS</text:span></text:p>
            <text:p><text:span text:style-name="T25">#endif</text:span></text:p>
            <text:p><text:span text:style-name="T25">...</text:span></text:p>
          </draw:text-box>
        </draw:frame>
        <presentation:notes draw:style-name="dp2">
          <draw:page-thumbnail draw:style-name="gr1" draw:layer="layout" svg:width="14.848cm" svg:height="11.136cm" svg:x="3.075cm" svg:y="2.257cm" draw:page-number="57" presentation:class="page"/>
          <draw:frame presentation:style-name="pr6" draw:text-style-name="P2" draw:layer="layout" svg:width="16.799cm" svg:height="13.364cm" svg:x="2.1cm" svg:y="14.107cm" presentation:class="notes" presentation:placeholder="true">
            <draw:text-box/>
          </draw:frame>
        </presentation:notes>
      </draw:page>
      <draw:page draw:name="page58"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Libraries (1)</text:p>
          </draw:text-box>
        </draw:frame>
        <draw:frame draw:style-name="gr41" draw:text-style-name="P6" draw:layer="layout" svg:width="19.124cm" svg:height="8.358cm" svg:x="1.276cm" svg:y="4.916cm">
          <draw:text-box>
            <text:p><text:span text:style-name="T5">// test.cpp</text:span></text:p>
            <text:p><text:span text:style-name="T5">extern "C" int printf(char const*, ...);</text:span></text:p>
            <text:p><text:span text:style-name="T5"/></text:p>
            <text:p><text:span text:style-name="T5">int main()</text:span></text:p>
            <text:p><text:span text:style-name="T5">{</text:span></text:p>
            <text:p><text:span text:style-name="T5"><text:s text:c="4"/></text:span><text:span text:style-name="T5">printf("Hello, world\n");</text:span></text:p>
            <text:p><text:span text:style-name="T5">}</text:span></text:p>
            <text:p><text:span text:style-name="T5"/></text:p>
            <text:p><text:span text:style-name="T5"/></text:p>
            <text:p><text:span text:style-name="T5"/></text:p>
            <text:p><text:span text:style-name="T5">$ g++ test.cpp</text:span></text:p>
          </draw:text-box>
        </draw:frame>
        <presentation:notes draw:style-name="dp2">
          <draw:page-thumbnail draw:style-name="gr1" draw:layer="layout" svg:width="14.848cm" svg:height="11.136cm" svg:x="3.075cm" svg:y="2.257cm" draw:page-number="58" presentation:class="page"/>
          <draw:frame presentation:style-name="pr6" draw:text-style-name="P2" draw:layer="layout" svg:width="16.799cm" svg:height="13.364cm" svg:x="2.1cm" svg:y="14.107cm" presentation:class="notes" presentation:placeholder="true">
            <draw:text-box/>
          </draw:frame>
        </presentation:notes>
      </draw:page>
      <draw:page draw:name="page59"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Libraries (2)</text:p>
          </draw:text-box>
        </draw:frame>
        <draw:frame draw:style-name="gr42" draw:text-style-name="P6" draw:layer="layout" svg:width="19.124cm" svg:height="9.832cm" svg:x="1.276cm" svg:y="4.916cm">
          <draw:text-box>
            <text:p><text:span text:style-name="T5">// test.cpp</text:span></text:p>
            <text:p><text:span text:style-name="T5">extern "C" int printf(char const*, ...);</text:span></text:p>
            <text:p><text:span text:style-name="T5"/></text:p>
            <text:p><text:span text:style-name="T5">int main()</text:span></text:p>
            <text:p><text:span text:style-name="T5">{</text:span></text:p>
            <text:p><text:span text:style-name="T5"><text:s text:c="4"/></text:span><text:span text:style-name="T5">printf("Hello, world!\n");</text:span></text:p>
            <text:p><text:span text:style-name="T5">}</text:span></text:p>
            <text:p><text:span text:style-name="T5"/></text:p>
            <text:p><text:span text:style-name="T5"/></text:p>
            <text:p><text:span text:style-name="T5"/></text:p>
            <text:p><text:span text:style-name="T5">$ g++ test.cpp</text:span></text:p>
            <text:p><text:span text:style-name="T5">$ ./a.out</text:span></text:p>
            <text:p><text:span text:style-name="T5">Hello, world!</text:span></text:p>
          </draw:text-box>
        </draw:frame>
        <presentation:notes draw:style-name="dp2">
          <draw:page-thumbnail draw:style-name="gr1" draw:layer="layout" svg:width="14.848cm" svg:height="11.136cm" svg:x="3.075cm" svg:y="2.257cm" draw:page-number="59" presentation:class="page"/>
          <draw:frame presentation:style-name="pr6" draw:text-style-name="P2" draw:layer="layout" svg:width="16.799cm" svg:height="13.364cm" svg:x="2.1cm" svg:y="14.107cm" presentation:class="notes" presentation:placeholder="true">
            <draw:text-box/>
          </draw:frame>
        </presentation:notes>
      </draw:page>
      <draw:page draw:name="page60"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Libraries (3)</text:p>
          </draw:text-box>
        </draw:frame>
        <draw:frame draw:style-name="gr43" draw:text-style-name="P30" draw:layer="layout" svg:width="26.124cm" svg:height="10.284cm" svg:x="1.276cm" svg:y="4.916cm">
          <draw:text-box>
            <text:p><text:span text:style-name="T25">$ g++ -v test.o</text:span></text:p>
            <text:p><text:span text:style-name="T25">...</text:span></text:p>
            <text:p><text:span text:style-name="T25"><text:s/></text:span><text:span text:style-name="T25">/usr/lib/gcc/x86_64-linux-gnu/11/collect2 -plugin /usr/lib/gcc/x86_64-linux-gnu/11/liblto_plugin.so -plugin-opt=/usr/lib/gcc/x86_64-linux-gnu/11/lto-wrapper -plugin-opt=-fresolution=/tmp/cc0iAT08.res -plugin-opt=-pass-through=-lgcc_s -plugin-opt=-pass-through=-lgcc -plugin-opt=-pass-through=-lc -plugin-opt=-pass-through=-lgcc_s -plugin-opt=-pass-through=-lgcc --build-id --eh-frame-hdr -m elf_x86_64 --hash-style=gnu --as-needed -dynamic-linker /lib64/ld-linux-x86-64.so.2 -pie -z now -z relro /usr/lib/gcc/x86_64-linux-gnu/11/../../../x86_64-linux-gnu/Scrt1.o /usr/lib/gcc/x86_64-linux-gnu/11/../../../x86_64-linux-gnu/crti.o /usr/lib/gcc/x86_64-linux-gnu/11/crtbeginS.o -L/usr/lib/gcc/x86_64-linux-gnu/11 -L/usr/lib/gcc/x86_64-linux-gnu/11/../../../x86_64-linux-gnu -L/usr/lib/gcc/x86_64-linux-gnu/11/../../../../lib -L/lib/x86_64-linux-gnu -L/lib/../lib -L/usr/lib/x86_64-linux-gnu -L/usr/lib/../lib -L/usr/lib/gcc/x86_64-linux-gnu/11/../../.. /tmp/ccLdsUU3.o -lstdc++ -lm -lgcc_s -lgcc -lc -lgcc_s -lgcc /usr/lib/gcc/x86_64-linux-gnu/11/crtendS.o /usr/lib/gcc/x86_64-linux-gnu/11/../../../x86_64-linux-gnu/crtn.o</text:span></text:p>
            <text:p><text:span text:style-name="T25"/></text:p>
            <text:p><text:span text:style-name="T25"/></text:p>
          </draw:text-box>
        </draw:frame>
        <presentation:notes draw:style-name="dp2">
          <draw:page-thumbnail draw:style-name="gr1" draw:layer="layout" svg:width="14.848cm" svg:height="11.136cm" svg:x="3.075cm" svg:y="2.257cm" draw:page-number="60" presentation:class="page"/>
          <draw:frame presentation:style-name="pr6" draw:text-style-name="P2" draw:layer="layout" svg:width="16.799cm" svg:height="13.364cm" svg:x="2.1cm" svg:y="14.107cm" presentation:class="notes" presentation:placeholder="true">
            <draw:text-box/>
          </draw:frame>
        </presentation:notes>
      </draw:page>
      <draw:page draw:name="page61"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Libraries (4)</text:p>
          </draw:text-box>
        </draw:frame>
        <draw:frame draw:style-name="gr44" draw:text-style-name="P32" draw:layer="layout" svg:width="26.124cm" svg:height="14.425cm" svg:x="0.6cm" svg:y="4.131cm">
          <draw:text-box>
            <text:p><text:span text:style-name="T34">ld</text:span></text:p>
            <text:p><text:span text:style-name="T34"><text:s text:c="5"/></text:span><text:span text:style-name="T34">-plugin /usr/lib/gcc/x86_64-linux-gnu/11/liblto_plugin.so</text:span></text:p>
            <text:p><text:span text:style-name="T34"><text:s text:c="5"/></text:span><text:span text:style-name="T34">-plugin-opt=/usr/lib/gcc/x86_64-linux-gnu/11/lto-wrapper</text:span></text:p>
            <text:p><text:span text:style-name="T34"><text:s text:c="5"/></text:span><text:span text:style-name="T34">-plugin-opt=-fresolution=/tmp/cc0iAT08.res</text:span></text:p>
            <text:p><text:span text:style-name="T34"><text:s text:c="5"/></text:span><text:span text:style-name="T34">-plugin-opt=-pass-through=-lgcc_s</text:span></text:p>
            <text:p><text:span text:style-name="T34"><text:s text:c="5"/></text:span><text:span text:style-name="T34">-plugin-opt=-pass-through=-lgcc</text:span></text:p>
            <text:p><text:span text:style-name="T34"><text:s text:c="5"/></text:span><text:span text:style-name="T34">-plugin-opt=-pass-through=-lc</text:span></text:p>
            <text:p><text:span text:style-name="T34"><text:s text:c="5"/></text:span><text:span text:style-name="T34">-plugin-opt=-pass-through=-lgcc_s</text:span></text:p>
            <text:p><text:span text:style-name="T34"><text:s text:c="5"/></text:span><text:span text:style-name="T34">-plugin-opt=-pass-through=-lgcc</text:span></text:p>
            <text:p><text:span text:style-name="T34"><text:s text:c="5"/></text:span><text:span text:style-name="T34">--build-id</text:span></text:p>
            <text:p><text:span text:style-name="T34"><text:s text:c="5"/></text:span><text:span text:style-name="T34">--eh-frame-hdr</text:span></text:p>
            <text:p><text:span text:style-name="T34"><text:s text:c="5"/></text:span><text:span text:style-name="T34">-m elf_x86_64</text:span></text:p>
            <text:p><text:span text:style-name="T34"><text:s text:c="5"/></text:span><text:span text:style-name="T34">--hash-style=gnu</text:span></text:p>
            <text:p><text:span text:style-name="T34"><text:s text:c="5"/></text:span><text:span text:style-name="T34">--as-needed</text:span></text:p>
            <text:p><text:span text:style-name="T34"><text:s text:c="5"/></text:span><text:span text:style-name="T34">-dynamic-linker /lib64/ld-linux-x86-64.so.2</text:span></text:p>
            <text:p><text:span text:style-name="T34"><text:s text:c="5"/></text:span><text:span text:style-name="T34">-pie</text:span></text:p>
            <text:p><text:span text:style-name="T34"><text:s text:c="5"/></text:span><text:span text:style-name="T34">-z now</text:span></text:p>
            <text:p><text:span text:style-name="T34"><text:s text:c="5"/></text:span><text:span text:style-name="T34">-z relro</text:span></text:p>
            <text:p><text:span text:style-name="T34"><text:s text:c="5"/></text:span><text:span text:style-name="T34">/usr/lib/gcc/x86_64-linux-gnu/11/../../../x86_64-linux-gnu/Scrt1.o</text:span></text:p>
            <text:p><text:span text:style-name="T34"><text:s text:c="5"/></text:span><text:span text:style-name="T34">/usr/lib/gcc/x86_64-linux-gnu/11/../../../x86_64-linux-gnu/crti.o</text:span></text:p>
            <text:p><text:span text:style-name="T34"><text:s text:c="5"/></text:span><text:span text:style-name="T34">/usr/lib/gcc/x86_64-linux-gnu/11/crtbeginS.o</text:span></text:p>
            <text:p><text:span text:style-name="T34"><text:s text:c="5"/></text:span><text:span text:style-name="T34">-L/usr/lib/gcc/x86_64-linux-gnu/11</text:span></text:p>
            <text:p><text:span text:style-name="T34"><text:s text:c="5"/></text:span><text:span text:style-name="T34">-L/usr/lib/gcc/x86_64-linux-gnu/11/../../../x86_64-linux-gnu</text:span></text:p>
            <text:p><text:span text:style-name="T34"><text:s text:c="5"/></text:span><text:span text:style-name="T34">-L/usr/lib/gcc/x86_64-linux-gnu/11/../../../../lib</text:span></text:p>
            <text:p><text:span text:style-name="T34"><text:s text:c="5"/></text:span><text:span text:style-name="T34">-L/lib/x86_64-linux-gnu -L/lib/../lib</text:span></text:p>
            <text:p><text:span text:style-name="T34"><text:s text:c="5"/></text:span><text:span text:style-name="T34">-L/usr/lib/x86_64-linux-gnu</text:span></text:p>
            <text:p><text:span text:style-name="T34"><text:s text:c="5"/></text:span><text:span text:style-name="T34">-L/usr/lib/../lib</text:span></text:p>
            <text:p><text:span text:style-name="T34"><text:s text:c="5"/></text:span><text:span text:style-name="T34">-L/usr/lib/gcc/x86_64-linux-gnu/11/../../..</text:span></text:p>
            <text:p><text:span text:style-name="T34"><text:s text:c="5"/></text:span><text:span text:style-name="T34">test.o</text:span></text:p>
            <text:p><text:span text:style-name="T34"><text:s text:c="5"/></text:span><text:span text:style-name="T34">-lstdc++</text:span></text:p>
            <text:p><text:span text:style-name="T34"><text:s text:c="5"/></text:span><text:span text:style-name="T34">-lm</text:span></text:p>
            <text:p><text:span text:style-name="T34"><text:s text:c="5"/></text:span><text:span text:style-name="T34">-lgcc_s</text:span></text:p>
            <text:p><text:span text:style-name="T34"><text:s text:c="5"/></text:span><text:span text:style-name="T34">-lgcc</text:span></text:p>
            <text:p><text:span text:style-name="T34"><text:s text:c="5"/></text:span><text:span text:style-name="T34">-lc</text:span></text:p>
            <text:p><text:span text:style-name="T34"><text:s text:c="5"/></text:span><text:span text:style-name="T34">-lgcc_s</text:span></text:p>
            <text:p><text:span text:style-name="T34"><text:s text:c="5"/></text:span><text:span text:style-name="T34">-lgcc</text:span></text:p>
            <text:p><text:span text:style-name="T34"><text:s text:c="5"/></text:span><text:span text:style-name="T34">/usr/lib/gcc/x86_64-linux-gnu/11/crtendS.o</text:span></text:p>
            <text:p><text:span text:style-name="T34"><text:s text:c="5"/></text:span><text:span text:style-name="T34">/usr/lib/gcc/x86_64-linux-gnu/11/../../../x86_64-linux-gnu/crtn.o</text:span></text:p>
          </draw:text-box>
        </draw:frame>
        <presentation:notes draw:style-name="dp2">
          <draw:page-thumbnail draw:style-name="gr1" draw:layer="layout" svg:width="14.848cm" svg:height="11.136cm" svg:x="3.075cm" svg:y="2.257cm" draw:page-number="61" presentation:class="page"/>
          <draw:frame presentation:style-name="pr6" draw:text-style-name="P2" draw:layer="layout" svg:width="16.799cm" svg:height="13.364cm" svg:x="2.1cm" svg:y="14.107cm" presentation:class="notes" presentation:placeholder="true">
            <draw:text-box/>
          </draw:frame>
        </presentation:notes>
      </draw:page>
      <draw:page draw:name="page6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Libraries (5)</text:p>
          </draw:text-box>
        </draw:frame>
        <draw:frame draw:style-name="gr44" draw:text-style-name="P32" draw:layer="layout" svg:width="26.124cm" svg:height="14.425cm" svg:x="0.6cm" svg:y="4.131cm">
          <draw:text-box>
            <text:p><text:span text:style-name="T34">ld</text:span></text:p>
            <text:p><text:span text:style-name="T35"><text:s text:c="5"/></text:span><text:span text:style-name="T35">-plugin /usr/lib/gcc/x86_64-linux-gnu/11/liblto_plugin.so</text:span></text:p>
            <text:p><text:span text:style-name="T35"><text:s text:c="5"/></text:span><text:span text:style-name="T35">-plugin-opt=/usr/lib/gcc/x86_64-linux-gnu/11/lto-wrapper</text:span></text:p>
            <text:p><text:span text:style-name="T35"><text:s text:c="5"/></text:span><text:span text:style-name="T35">-plugin-opt=-fresolution=/tmp/cc0iAT08.res</text:span></text:p>
            <text:p><text:span text:style-name="T35"><text:s text:c="5"/></text:span><text:span text:style-name="T35">-plugin-opt=-pass-through=-lgcc_s</text:span></text:p>
            <text:p><text:span text:style-name="T35"><text:s text:c="5"/></text:span><text:span text:style-name="T35">-plugin-opt=-pass-through=-lgcc</text:span></text:p>
            <text:p><text:span text:style-name="T35"><text:s text:c="5"/></text:span><text:span text:style-name="T35">-plugin-opt=-pass-through=-lc</text:span></text:p>
            <text:p><text:span text:style-name="T35"><text:s text:c="5"/></text:span><text:span text:style-name="T35">-plugin-opt=-pass-through=-lgcc_s</text:span></text:p>
            <text:p><text:span text:style-name="T35"><text:s text:c="5"/></text:span><text:span text:style-name="T35">-plugin-opt=-pass-through=-lgcc</text:span></text:p>
            <text:p><text:span text:style-name="T34"><text:s text:c="5"/></text:span><text:span text:style-name="T34">--build-id</text:span></text:p>
            <text:p><text:span text:style-name="T34"><text:s text:c="5"/></text:span><text:span text:style-name="T34">--eh-frame-hdr</text:span></text:p>
            <text:p><text:span text:style-name="T34"><text:s text:c="5"/></text:span><text:span text:style-name="T34">-m elf_x86_64</text:span></text:p>
            <text:p><text:span text:style-name="T34"><text:s text:c="5"/></text:span><text:span text:style-name="T34">--hash-style=gnu</text:span></text:p>
            <text:p><text:span text:style-name="T34"><text:s text:c="5"/></text:span><text:span text:style-name="T34">--as-needed</text:span></text:p>
            <text:p><text:span text:style-name="T34"><text:s text:c="5"/></text:span><text:span text:style-name="T34">-dynamic-linker /lib64/ld-linux-x86-64.so.2</text:span></text:p>
            <text:p><text:span text:style-name="T34"><text:s text:c="5"/></text:span><text:span text:style-name="T34">-pie</text:span></text:p>
            <text:p><text:span text:style-name="T34"><text:s text:c="5"/></text:span><text:span text:style-name="T34">-z now</text:span></text:p>
            <text:p><text:span text:style-name="T34"><text:s text:c="5"/></text:span><text:span text:style-name="T34">-z relro</text:span></text:p>
            <text:p><text:span text:style-name="T34"><text:s text:c="5"/></text:span><text:span text:style-name="T34">/usr/lib/gcc/x86_64-linux-gnu/11/../../../x86_64-linux-gnu/Scrt1.o</text:span></text:p>
            <text:p><text:span text:style-name="T34"><text:s text:c="5"/></text:span><text:span text:style-name="T34">/usr/lib/gcc/x86_64-linux-gnu/11/../../../x86_64-linux-gnu/crti.o</text:span></text:p>
            <text:p><text:span text:style-name="T34"><text:s text:c="5"/></text:span><text:span text:style-name="T34">/usr/lib/gcc/x86_64-linux-gnu/11/crtbeginS.o</text:span></text:p>
            <text:p><text:span text:style-name="T34"><text:s text:c="5"/></text:span><text:span text:style-name="T34">-L/usr/lib/gcc/x86_64-linux-gnu/11</text:span></text:p>
            <text:p><text:span text:style-name="T34"><text:s text:c="5"/></text:span><text:span text:style-name="T34">-L/usr/lib/gcc/x86_64-linux-gnu/11/../../../x86_64-linux-gnu</text:span></text:p>
            <text:p><text:span text:style-name="T34"><text:s text:c="5"/></text:span><text:span text:style-name="T34">-L/usr/lib/gcc/x86_64-linux-gnu/11/../../../../lib</text:span></text:p>
            <text:p><text:span text:style-name="T34"><text:s text:c="5"/></text:span><text:span text:style-name="T34">-L/lib/x86_64-linux-gnu -L/lib/../lib</text:span></text:p>
            <text:p><text:span text:style-name="T34"><text:s text:c="5"/></text:span><text:span text:style-name="T34">-L/usr/lib/x86_64-linux-gnu</text:span></text:p>
            <text:p><text:span text:style-name="T34"><text:s text:c="5"/></text:span><text:span text:style-name="T34">-L/usr/lib/../lib</text:span></text:p>
            <text:p><text:span text:style-name="T34"><text:s text:c="5"/></text:span><text:span text:style-name="T34">-L/usr/lib/gcc/x86_64-linux-gnu/11/../../..</text:span></text:p>
            <text:p><text:span text:style-name="T34"><text:s text:c="5"/></text:span><text:span text:style-name="T34">test.o</text:span></text:p>
            <text:p><text:span text:style-name="T34"><text:s text:c="5"/></text:span><text:span text:style-name="T34">-lstdc++</text:span></text:p>
            <text:p><text:span text:style-name="T34"><text:s text:c="5"/></text:span><text:span text:style-name="T34">-lm</text:span></text:p>
            <text:p><text:span text:style-name="T34"><text:s text:c="5"/></text:span><text:span text:style-name="T34">-lgcc_s</text:span></text:p>
            <text:p><text:span text:style-name="T34"><text:s text:c="5"/></text:span><text:span text:style-name="T34">-lgcc</text:span></text:p>
            <text:p><text:span text:style-name="T34"><text:s text:c="5"/></text:span><text:span text:style-name="T34">-lc</text:span></text:p>
            <text:p><text:span text:style-name="T34"><text:s text:c="5"/></text:span><text:span text:style-name="T34">-lgcc_s</text:span></text:p>
            <text:p><text:span text:style-name="T34"><text:s text:c="5"/></text:span><text:span text:style-name="T34">-lgcc</text:span></text:p>
            <text:p><text:span text:style-name="T34"><text:s text:c="5"/></text:span><text:span text:style-name="T34">/usr/lib/gcc/x86_64-linux-gnu/11/crtendS.o</text:span></text:p>
            <text:p><text:span text:style-name="T34"><text:s text:c="5"/></text:span><text:span text:style-name="T34">/usr/lib/gcc/x86_64-linux-gnu/11/../../../x86_64-linux-gnu/crtn.o</text:span></text:p>
          </draw:text-box>
        </draw:frame>
        <presentation:notes draw:style-name="dp2">
          <draw:page-thumbnail draw:style-name="gr1" draw:layer="layout" svg:width="14.848cm" svg:height="11.136cm" svg:x="3.075cm" svg:y="2.257cm" draw:page-number="62" presentation:class="page"/>
          <draw:frame presentation:style-name="pr6" draw:text-style-name="P2" draw:layer="layout" svg:width="16.799cm" svg:height="13.364cm" svg:x="2.1cm" svg:y="14.107cm" presentation:class="notes" presentation:placeholder="true">
            <draw:text-box/>
          </draw:frame>
        </presentation:notes>
      </draw:page>
      <draw:page draw:name="page6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Libraries (6)</text:p>
          </draw:text-box>
        </draw:frame>
        <draw:frame draw:style-name="gr45" draw:text-style-name="P32" draw:layer="layout" svg:width="26.124cm" svg:height="15.131cm" svg:x="0.6cm" svg:y="4.031cm">
          <draw:text-box>
            <text:p><text:span text:style-name="T36">ld</text:span></text:p>
            <text:p><text:span text:style-name="T36"><text:s text:c="5"/></text:span><text:span text:style-name="T36">--build-id</text:span></text:p>
            <text:p><text:span text:style-name="T36"><text:s text:c="5"/></text:span><text:span text:style-name="T36">--eh-frame-hdr</text:span></text:p>
            <text:p><text:span text:style-name="T36"><text:s text:c="5"/></text:span><text:span text:style-name="T36">-m elf_x86_64</text:span></text:p>
            <text:p><text:span text:style-name="T36"><text:s text:c="5"/></text:span><text:span text:style-name="T36">--hash-style=gnu</text:span></text:p>
            <text:p><text:span text:style-name="T36"><text:s text:c="5"/></text:span><text:span text:style-name="T36">--as-needed</text:span></text:p>
            <text:p><text:span text:style-name="T36"><text:s text:c="5"/></text:span><text:span text:style-name="T36">-dynamic-linker /lib64/ld-linux-x86-64.so.2</text:span></text:p>
            <text:p><text:span text:style-name="T36"><text:s text:c="5"/></text:span><text:span text:style-name="T36">-pie</text:span></text:p>
            <text:p><text:span text:style-name="T36"><text:s text:c="5"/></text:span><text:span text:style-name="T36">-z now</text:span></text:p>
            <text:p><text:span text:style-name="T36"><text:s text:c="5"/></text:span><text:span text:style-name="T36">-z relro</text:span></text:p>
            <text:p><text:span text:style-name="T36"><text:s text:c="5"/></text:span><text:span text:style-name="T36">/usr/lib/gcc/x86_64-linux-gnu/11/../../../x86_64-linux-gnu/Scrt1.o</text:span></text:p>
            <text:p><text:span text:style-name="T36"><text:s text:c="5"/></text:span><text:span text:style-name="T36">/usr/lib/gcc/x86_64-linux-gnu/11/../../../x86_64-linux-gnu/crti.o</text:span></text:p>
            <text:p><text:span text:style-name="T36"><text:s text:c="5"/></text:span><text:span text:style-name="T36">/usr/lib/gcc/x86_64-linux-gnu/11/crtbeginS.o</text:span></text:p>
            <text:p><text:span text:style-name="T36"><text:s text:c="5"/></text:span><text:span text:style-name="T36">-L/usr/lib/gcc/x86_64-linux-gnu/11</text:span></text:p>
            <text:p><text:span text:style-name="T36"><text:s text:c="5"/></text:span><text:span text:style-name="T36">-L/usr/lib/gcc/x86_64-linux-gnu/11/../../../x86_64-linux-gnu</text:span></text:p>
            <text:p><text:span text:style-name="T36"><text:s text:c="5"/></text:span><text:span text:style-name="T36">-L/usr/lib/gcc/x86_64-linux-gnu/11/../../../../lib</text:span></text:p>
            <text:p><text:span text:style-name="T36"><text:s text:c="5"/></text:span><text:span text:style-name="T36">-L/lib/x86_64-linux-gnu -L/lib/../lib</text:span></text:p>
            <text:p><text:span text:style-name="T36"><text:s text:c="5"/></text:span><text:span text:style-name="T36">-L/usr/lib/x86_64-linux-gnu</text:span></text:p>
            <text:p><text:span text:style-name="T36"><text:s text:c="5"/></text:span><text:span text:style-name="T36">-L/usr/lib/../lib</text:span></text:p>
            <text:p><text:span text:style-name="T36"><text:s text:c="5"/></text:span><text:span text:style-name="T36">-L/usr/lib/gcc/x86_64-linux-gnu/11/../../..</text:span></text:p>
            <text:p><text:span text:style-name="T36"><text:s text:c="5"/></text:span><text:span text:style-name="T36">test.o</text:span></text:p>
            <text:p><text:span text:style-name="T36"><text:s text:c="5"/></text:span><text:span text:style-name="T36">-lstdc++</text:span></text:p>
            <text:p><text:span text:style-name="T36"><text:s text:c="5"/></text:span><text:span text:style-name="T36">-lm</text:span></text:p>
            <text:p><text:span text:style-name="T36"><text:s text:c="5"/></text:span><text:span text:style-name="T36">-lgcc_s</text:span></text:p>
            <text:p><text:span text:style-name="T36"><text:s text:c="5"/></text:span><text:span text:style-name="T36">-lgcc</text:span></text:p>
            <text:p><text:span text:style-name="T36"><text:s text:c="5"/></text:span><text:span text:style-name="T36">-lc</text:span></text:p>
            <text:p><text:span text:style-name="T36"><text:s text:c="5"/></text:span><text:span text:style-name="T36">-lgcc_s</text:span></text:p>
            <text:p><text:span text:style-name="T36"><text:s text:c="5"/></text:span><text:span text:style-name="T36">-lgcc</text:span></text:p>
            <text:p><text:span text:style-name="T36"><text:s text:c="5"/></text:span><text:span text:style-name="T36">/usr/lib/gcc/x86_64-linux-gnu/11/crtendS.o</text:span></text:p>
            <text:p><text:span text:style-name="T36"><text:s text:c="5"/></text:span><text:span text:style-name="T36">/usr/lib/gcc/x86_64-linux-gnu/11/../../../x86_64-linux-gnu/crtn.o</text:span></text:p>
          </draw:text-box>
        </draw:frame>
        <presentation:notes draw:style-name="dp2">
          <draw:page-thumbnail draw:style-name="gr1" draw:layer="layout" svg:width="14.848cm" svg:height="11.136cm" svg:x="3.075cm" svg:y="2.257cm" draw:page-number="63" presentation:class="page"/>
          <draw:frame presentation:style-name="pr6" draw:text-style-name="P2" draw:layer="layout" svg:width="16.799cm" svg:height="13.364cm" svg:x="2.1cm" svg:y="14.107cm" presentation:class="notes" presentation:placeholder="true">
            <draw:text-box/>
          </draw:frame>
        </presentation:notes>
      </draw:page>
      <draw:page draw:name="page6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Libraries (6)</text:p>
          </draw:text-box>
        </draw:frame>
        <draw:frame draw:style-name="gr45" draw:text-style-name="P32" draw:layer="layout" svg:width="26.124cm" svg:height="15.131cm" svg:x="0.6cm" svg:y="4.031cm">
          <draw:text-box>
            <text:p><text:span text:style-name="T36">ld</text:span></text:p>
            <text:p><text:span text:style-name="T37"><text:s text:c="5"/></text:span><text:span text:style-name="T37">--build-id</text:span></text:p>
            <text:p><text:span text:style-name="T37"><text:s text:c="5"/></text:span><text:span text:style-name="T37">--eh-frame-hdr</text:span></text:p>
            <text:p><text:span text:style-name="T37"><text:s text:c="5"/></text:span><text:span text:style-name="T37">-m elf_x86_64</text:span></text:p>
            <text:p><text:span text:style-name="T37"><text:s text:c="5"/></text:span><text:span text:style-name="T37">--hash-style=gnu</text:span></text:p>
            <text:p><text:span text:style-name="T37"><text:s text:c="5"/></text:span><text:span text:style-name="T37">--as-needed</text:span></text:p>
            <text:p><text:span text:style-name="T36"><text:s text:c="5"/></text:span><text:span text:style-name="T36">-dynamic-linker /lib64/ld-linux-x86-64.so.2</text:span></text:p>
            <text:p><text:span text:style-name="T37"><text:s text:c="5"/></text:span><text:span text:style-name="T37">-pie</text:span></text:p>
            <text:p><text:span text:style-name="T37"><text:s text:c="5"/></text:span><text:span text:style-name="T37">-z now</text:span></text:p>
            <text:p><text:span text:style-name="T37"><text:s text:c="5"/></text:span><text:span text:style-name="T37">-z relro</text:span></text:p>
            <text:p><text:span text:style-name="T36"><text:s text:c="5"/></text:span><text:span text:style-name="T36">/usr/lib/gcc/x86_64-linux-gnu/11/../../../x86_64-linux-gnu/Scrt1.o</text:span></text:p>
            <text:p><text:span text:style-name="T36"><text:s text:c="5"/></text:span><text:span text:style-name="T36">/usr/lib/gcc/x86_64-linux-gnu/11/../../../x86_64-linux-gnu/crti.o</text:span></text:p>
            <text:p><text:span text:style-name="T36"><text:s text:c="5"/></text:span><text:span text:style-name="T36">/usr/lib/gcc/x86_64-linux-gnu/11/crtbeginS.o</text:span></text:p>
            <text:p><text:span text:style-name="T36"><text:s text:c="5"/></text:span><text:span text:style-name="T36">-L/usr/lib/gcc/x86_64-linux-gnu/11</text:span></text:p>
            <text:p><text:span text:style-name="T36"><text:s text:c="5"/></text:span><text:span text:style-name="T36">-L/usr/lib/gcc/x86_64-linux-gnu/11/../../../x86_64-linux-gnu</text:span></text:p>
            <text:p><text:span text:style-name="T36"><text:s text:c="5"/></text:span><text:span text:style-name="T36">-L/usr/lib/gcc/x86_64-linux-gnu/11/../../../../lib</text:span></text:p>
            <text:p><text:span text:style-name="T36"><text:s text:c="5"/></text:span><text:span text:style-name="T36">-L/lib/x86_64-linux-gnu -L/lib/../lib</text:span></text:p>
            <text:p><text:span text:style-name="T36"><text:s text:c="5"/></text:span><text:span text:style-name="T36">-L/usr/lib/x86_64-linux-gnu</text:span></text:p>
            <text:p><text:span text:style-name="T36"><text:s text:c="5"/></text:span><text:span text:style-name="T36">-L/usr/lib/../lib</text:span></text:p>
            <text:p><text:span text:style-name="T36"><text:s text:c="5"/></text:span><text:span text:style-name="T36">-L/usr/lib/gcc/x86_64-linux-gnu/11/../../..</text:span></text:p>
            <text:p><text:span text:style-name="T36"><text:s text:c="5"/></text:span><text:span text:style-name="T36">test.o</text:span></text:p>
            <text:p><text:span text:style-name="T36"><text:s text:c="5"/></text:span><text:span text:style-name="T36">-lstdc++</text:span></text:p>
            <text:p><text:span text:style-name="T36"><text:s text:c="5"/></text:span><text:span text:style-name="T36">-lm</text:span></text:p>
            <text:p><text:span text:style-name="T36"><text:s text:c="5"/></text:span><text:span text:style-name="T36">-lgcc_s</text:span></text:p>
            <text:p><text:span text:style-name="T36"><text:s text:c="5"/></text:span><text:span text:style-name="T36">-lgcc</text:span></text:p>
            <text:p><text:span text:style-name="T36"><text:s text:c="5"/></text:span><text:span text:style-name="T36">-lc</text:span></text:p>
            <text:p><text:span text:style-name="T36"><text:s text:c="5"/></text:span><text:span text:style-name="T36">-lgcc_s</text:span></text:p>
            <text:p><text:span text:style-name="T36"><text:s text:c="5"/></text:span><text:span text:style-name="T36">-lgcc</text:span></text:p>
            <text:p><text:span text:style-name="T36"><text:s text:c="5"/></text:span><text:span text:style-name="T36">/usr/lib/gcc/x86_64-linux-gnu/11/crtendS.o</text:span></text:p>
            <text:p><text:span text:style-name="T36"><text:s text:c="5"/></text:span><text:span text:style-name="T36">/usr/lib/gcc/x86_64-linux-gnu/11/../../../x86_64-linux-gnu/crtn.o</text:span></text:p>
          </draw:text-box>
        </draw:frame>
        <presentation:notes draw:style-name="dp2">
          <draw:page-thumbnail draw:style-name="gr1" draw:layer="layout" svg:width="14.848cm" svg:height="11.136cm" svg:x="3.075cm" svg:y="2.257cm" draw:page-number="64" presentation:class="page"/>
          <draw:frame presentation:style-name="pr6" draw:text-style-name="P2" draw:layer="layout" svg:width="16.799cm" svg:height="13.364cm" svg:x="2.1cm" svg:y="14.107cm" presentation:class="notes" presentation:placeholder="true">
            <draw:text-box/>
          </draw:frame>
        </presentation:notes>
      </draw:page>
      <draw:page draw:name="page65"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Libraries (7)</text:p>
          </draw:text-box>
        </draw:frame>
        <draw:frame draw:style-name="gr46" draw:text-style-name="P32" draw:layer="layout" svg:width="26.124cm" svg:height="14.595cm" svg:x="0.6cm" svg:y="4.031cm">
          <draw:text-box>
            <text:p><text:span text:style-name="T38">ld</text:span></text:p>
            <text:p><text:span text:style-name="T38"><text:s text:c="5"/></text:span><text:span text:style-name="T38">-dynamic-linker /lib64/ld-linux-x86-64.so.2</text:span></text:p>
            <text:p><text:span text:style-name="T38"><text:s text:c="5"/></text:span><text:span text:style-name="T38">/usr/lib/gcc/x86_64-linux-gnu/11/../../../x86_64-linux-gnu/Scrt1.o</text:span></text:p>
            <text:p><text:span text:style-name="T38"><text:s text:c="5"/></text:span><text:span text:style-name="T38">/usr/lib/gcc/x86_64-linux-gnu/11/../../../x86_64-linux-gnu/crti.o</text:span></text:p>
            <text:p><text:span text:style-name="T38"><text:s text:c="5"/></text:span><text:span text:style-name="T38">/usr/lib/gcc/x86_64-linux-gnu/11/crtbeginS.o</text:span></text:p>
            <text:p><text:span text:style-name="T38"><text:s text:c="5"/></text:span><text:span text:style-name="T38">-L/usr/lib/gcc/x86_64-linux-gnu/11</text:span></text:p>
            <text:p><text:span text:style-name="T38"><text:s text:c="5"/></text:span><text:span text:style-name="T38">-L/usr/lib/gcc/x86_64-linux-gnu/11/../../../x86_64-linux-gnu</text:span></text:p>
            <text:p><text:span text:style-name="T38"><text:s text:c="5"/></text:span><text:span text:style-name="T38">-L/usr/lib/gcc/x86_64-linux-gnu/11/../../../../lib</text:span></text:p>
            <text:p><text:span text:style-name="T38"><text:s text:c="5"/></text:span><text:span text:style-name="T38">-L/lib/x86_64-linux-gnu -L/lib/../lib</text:span></text:p>
            <text:p><text:span text:style-name="T38"><text:s text:c="5"/></text:span><text:span text:style-name="T38">-L/usr/lib/x86_64-linux-gnu</text:span></text:p>
            <text:p><text:span text:style-name="T38"><text:s text:c="5"/></text:span><text:span text:style-name="T38">-L/usr/lib/../lib</text:span></text:p>
            <text:p><text:span text:style-name="T38"><text:s text:c="5"/></text:span><text:span text:style-name="T38">-L/usr/lib/gcc/x86_64-linux-gnu/11/../../..</text:span></text:p>
            <text:p><text:span text:style-name="T38"><text:s text:c="5"/></text:span><text:span text:style-name="T38">test.o</text:span></text:p>
            <text:p><text:span text:style-name="T38"><text:s text:c="5"/></text:span><text:span text:style-name="T38">-lstdc++</text:span></text:p>
            <text:p><text:span text:style-name="T38"><text:s text:c="5"/></text:span><text:span text:style-name="T38">-lm</text:span></text:p>
            <text:p><text:span text:style-name="T38"><text:s text:c="5"/></text:span><text:span text:style-name="T38">-lgcc_s</text:span></text:p>
            <text:p><text:span text:style-name="T38"><text:s text:c="5"/></text:span><text:span text:style-name="T38">-lgcc</text:span></text:p>
            <text:p><text:span text:style-name="T38"><text:s text:c="5"/></text:span><text:span text:style-name="T38">-lc</text:span></text:p>
            <text:p><text:span text:style-name="T38"><text:s text:c="5"/></text:span><text:span text:style-name="T38">-lgcc_s</text:span></text:p>
            <text:p><text:span text:style-name="T38"><text:s text:c="5"/></text:span><text:span text:style-name="T38">-lgcc</text:span></text:p>
            <text:p><text:span text:style-name="T38"><text:s text:c="5"/></text:span><text:span text:style-name="T38">/usr/lib/gcc/x86_64-linux-gnu/11/crtendS.o</text:span></text:p>
            <text:p><text:span text:style-name="T38"><text:s text:c="5"/></text:span><text:span text:style-name="T38">/usr/lib/gcc/x86_64-linux-gnu/11/../../../x86_64-linux-gnu/crtn.o</text:span></text:p>
          </draw:text-box>
        </draw:frame>
        <presentation:notes draw:style-name="dp2">
          <draw:page-thumbnail draw:style-name="gr1" draw:layer="layout" svg:width="14.848cm" svg:height="11.136cm" svg:x="3.075cm" svg:y="2.257cm" draw:page-number="65" presentation:class="page"/>
          <draw:frame presentation:style-name="pr6" draw:text-style-name="P2" draw:layer="layout" svg:width="16.799cm" svg:height="13.364cm" svg:x="2.1cm" svg:y="14.107cm" presentation:class="notes" presentation:placeholder="true">
            <draw:text-box/>
          </draw:frame>
        </presentation:notes>
      </draw:page>
      <draw:page draw:name="page66"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Libraries (8)</text:p>
          </draw:text-box>
        </draw:frame>
        <draw:frame draw:style-name="gr46" draw:text-style-name="P32" draw:layer="layout" svg:width="26.124cm" svg:height="14.595cm" svg:x="0.6cm" svg:y="4.031cm">
          <draw:text-box>
            <text:p><text:span text:style-name="T38">ld</text:span></text:p>
            <text:p><text:span text:style-name="T38"><text:s text:c="5"/></text:span><text:span text:style-name="T38">-dynamic-linker /lib64/ld-linux-x86-64.so.2</text:span></text:p>
            <text:p><text:span text:style-name="T38"><text:s text:c="5"/></text:span><text:span text:style-name="T38">/usr/lib/gcc/x86_64-linux-gnu/11/../../../x86_64-linux-gnu/Scrt1.o</text:span></text:p>
            <text:p><text:span text:style-name="T38"><text:s text:c="5"/></text:span><text:span text:style-name="T38">/usr/lib/gcc/x86_64-linux-gnu/11/../../../x86_64-linux-gnu/crti.o</text:span></text:p>
            <text:p><text:span text:style-name="T38"><text:s text:c="5"/></text:span><text:span text:style-name="T38">/usr/lib/gcc/x86_64-linux-gnu/11/crtbeginS.o</text:span></text:p>
            <text:p><text:span text:style-name="T38"><text:s text:c="5"/></text:span><text:span text:style-name="T38">-L/usr/lib/gcc/x86_64-linux-gnu/11</text:span></text:p>
            <text:p><text:span text:style-name="T38"><text:s text:c="5"/></text:span><text:span text:style-name="T38">-L/usr/lib/gcc/x86_64-linux-gnu/11/../../../x86_64-linux-gnu</text:span></text:p>
            <text:p><text:span text:style-name="T38"><text:s text:c="5"/></text:span><text:span text:style-name="T38">-L/usr/lib/gcc/x86_64-linux-gnu/11/../../../../lib</text:span></text:p>
            <text:p><text:span text:style-name="T38"><text:s text:c="5"/></text:span><text:span text:style-name="T38">-L/lib/x86_64-linux-gnu -L/lib/../lib</text:span></text:p>
            <text:p><text:span text:style-name="T38"><text:s text:c="5"/></text:span><text:span text:style-name="T38">-L/usr/lib/x86_64-linux-gnu</text:span></text:p>
            <text:p><text:span text:style-name="T38"><text:s text:c="5"/></text:span><text:span text:style-name="T38">-L/usr/lib/../lib</text:span></text:p>
            <text:p><text:span text:style-name="T38"><text:s text:c="5"/></text:span><text:span text:style-name="T38">-L/usr/lib/gcc/x86_64-linux-gnu/11/../../..</text:span></text:p>
            <text:p><text:span text:style-name="T38"><text:s text:c="5"/></text:span><text:span text:style-name="T38">test.o</text:span></text:p>
            <text:p><text:span text:style-name="T39"><text:s text:c="5"/></text:span><text:span text:style-name="T39">-lstdc++</text:span></text:p>
            <text:p><text:span text:style-name="T39"><text:s text:c="5"/></text:span><text:span text:style-name="T39">-lm</text:span></text:p>
            <text:p><text:span text:style-name="T39"><text:s text:c="5"/></text:span><text:span text:style-name="T39">-lgcc_s</text:span></text:p>
            <text:p><text:span text:style-name="T39"><text:s text:c="5"/></text:span><text:span text:style-name="T39">-lgcc</text:span></text:p>
            <text:p><text:span text:style-name="T38"><text:s text:c="5"/></text:span><text:span text:style-name="T38">-lc</text:span></text:p>
            <text:p><text:span text:style-name="T39"><text:s text:c="5"/></text:span><text:span text:style-name="T39">-lgcc_s</text:span></text:p>
            <text:p><text:span text:style-name="T39"><text:s text:c="5"/></text:span><text:span text:style-name="T39">-lgcc</text:span></text:p>
            <text:p><text:span text:style-name="T38"><text:s text:c="5"/></text:span><text:span text:style-name="T38">/usr/lib/gcc/x86_64-linux-gnu/11/crtendS.o</text:span></text:p>
            <text:p><text:span text:style-name="T38"><text:s text:c="5"/></text:span><text:span text:style-name="T38">/usr/lib/gcc/x86_64-linux-gnu/11/../../../x86_64-linux-gnu/crtn.o</text:span></text:p>
          </draw:text-box>
        </draw:frame>
        <presentation:notes draw:style-name="dp2">
          <draw:page-thumbnail draw:style-name="gr1" draw:layer="layout" svg:width="14.848cm" svg:height="11.136cm" svg:x="3.075cm" svg:y="2.257cm" draw:page-number="66" presentation:class="page"/>
          <draw:frame presentation:style-name="pr6" draw:text-style-name="P2" draw:layer="layout" svg:width="16.799cm" svg:height="13.364cm" svg:x="2.1cm" svg:y="14.107cm" presentation:class="notes" presentation:placeholder="true">
            <draw:text-box/>
          </draw:frame>
        </presentation:notes>
      </draw:page>
      <draw:page draw:name="page67"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Libraries (9)</text:p>
          </draw:text-box>
        </draw:frame>
        <draw:frame draw:style-name="gr47" draw:text-style-name="P6" draw:layer="layout" svg:width="14.8cm" svg:height="6.788cm" svg:x="0.4cm" svg:y="4.8cm">
          <draw:text-box>
            <text:p><text:span text:style-name="T40">unsigned __int128 foo(unsigned __int128 a,</text:span></text:p>
            <text:p><text:span text:style-name="T40"><text:s text:c="22"/></text:span><text:span text:style-name="T40">unsigned __int128 b)</text:span></text:p>
            <text:p><text:span text:style-name="T40">{</text:span></text:p>
            <text:p><text:span text:style-name="T40"><text:s text:c="4"/></text:span><text:span text:style-name="T40">return a + b;</text:span></text:p>
            <text:p><text:span text:style-name="T40">}</text:span></text:p>
            <text:p><text:span text:style-name="T5"/></text:p>
            <text:p><text:span text:style-name="T40">unsigned __int128 bar(unsigned __int128 a,</text:span></text:p>
            <text:p><text:span text:style-name="T40"><text:s text:c="22"/></text:span><text:span text:style-name="T40">unsigned __int128 b)</text:span></text:p>
            <text:p><text:span text:style-name="T40">{</text:span></text:p>
            <text:p><text:span text:style-name="T40"><text:s text:c="4"/></text:span><text:span text:style-name="T40">return a / b;</text:span></text:p>
            <text:p><text:span text:style-name="T40">}</text:span></text:p>
          </draw:text-box>
        </draw:frame>
        <draw:frame draw:style-name="gr25" draw:text-style-name="P6" draw:layer="layout" svg:width="12.711cm" svg:height="10.569cm" svg:x="14.8cm" svg:y="4.431cm">
          <draw:text-box>
            <text:p><text:span text:style-name="T5">foo:</text:span></text:p>
            <text:p><text:span text:style-name="T5"><text:s text:c="8"/></text:span><text:span text:style-name="T5">mov <text:s text:c="4"/>rax, rsi</text:span></text:p>
            <text:p><text:span text:style-name="T5"><text:s text:c="8"/></text:span><text:span text:style-name="T5">mov <text:s text:c="4"/>r8, rdi</text:span></text:p>
            <text:p><text:span text:style-name="T5"><text:s text:c="8"/></text:span><text:span text:style-name="T5">mov <text:s text:c="4"/>rdi, rax</text:span></text:p>
            <text:p><text:span text:style-name="T5"><text:s text:c="8"/></text:span><text:span text:style-name="T5">mov <text:s text:c="4"/>rax, rdx</text:span></text:p>
            <text:p><text:span text:style-name="T5"><text:s text:c="8"/></text:span><text:span text:style-name="T5">mov <text:s text:c="4"/>rdx, rcx</text:span></text:p>
            <text:p><text:span text:style-name="T5"><text:s text:c="8"/></text:span><text:span text:style-name="T5">add <text:s text:c="4"/>rax, r8</text:span></text:p>
            <text:p><text:span text:style-name="T5"><text:s text:c="8"/></text:span><text:span text:style-name="T5">adc <text:s text:c="4"/>rdx, rdi</text:span></text:p>
            <text:p><text:span text:style-name="T5"><text:s text:c="8"/></text:span><text:span text:style-name="T5">ret</text:span></text:p>
            <text:p><text:span text:style-name="T5">bar:</text:span></text:p>
            <text:p><text:span text:style-name="T5"><text:s text:c="8"/></text:span><text:span text:style-name="T5">sub <text:s text:c="4"/>rsp, 8</text:span></text:p>
            <text:p><text:span text:style-name="T5"><text:s text:c="8"/></text:span><text:span text:style-name="T5">call <text:s text:c="3"/></text:span><text:span text:style-name="T20">__udivti3</text:span></text:p>
            <text:p><text:span text:style-name="T5"><text:s text:c="8"/></text:span><text:span text:style-name="T5">add <text:s text:c="4"/>rsp, 8</text:span></text:p>
            <text:p><text:span text:style-name="T5"><text:s text:c="8"/></text:span><text:span text:style-name="T5">ret</text:span></text:p>
          </draw:text-box>
        </draw:frame>
        <presentation:notes draw:style-name="dp2">
          <draw:page-thumbnail draw:style-name="gr1" draw:layer="layout" svg:width="14.848cm" svg:height="11.136cm" svg:x="3.075cm" svg:y="2.257cm" draw:page-number="67" presentation:class="page"/>
          <draw:frame presentation:style-name="pr6" draw:text-style-name="P2" draw:layer="layout" svg:width="16.799cm" svg:height="13.364cm" svg:x="2.1cm" svg:y="14.107cm" presentation:class="notes" presentation:placeholder="true">
            <draw:text-box/>
          </draw:frame>
        </presentation:notes>
      </draw:page>
      <draw:page draw:name="page68"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Libraries (10)</text:p>
          </draw:text-box>
        </draw:frame>
        <draw:frame draw:style-name="gr48" draw:text-style-name="P33" draw:layer="layout" svg:width="26.124cm" svg:height="10.683cm" svg:x="0.6cm" svg:y="4.031cm">
          <draw:text-box>
            <text:p><text:span text:style-name="T38">ld</text:span></text:p>
            <text:p><text:span text:style-name="T38"><text:s text:c="5"/></text:span><text:span text:style-name="T38">-dynamic-linker /lib64/ld-linux-x86-64.so.2</text:span></text:p>
            <text:p><text:span text:style-name="T38"><text:s text:c="5"/></text:span><text:span text:style-name="T38">/usr/lib/gcc/x86_64-linux-gnu/11/../../../x86_64-linux-gnu/Scrt1.o</text:span></text:p>
            <text:p><text:span text:style-name="T38"><text:s text:c="5"/></text:span><text:span text:style-name="T38">/usr/lib/gcc/x86_64-linux-gnu/11/../../../x86_64-linux-gnu/crti.o</text:span></text:p>
            <text:p><text:span text:style-name="T38"><text:s text:c="5"/></text:span><text:span text:style-name="T38">/usr/lib/gcc/x86_64-linux-gnu/11/crtbeginS.o</text:span></text:p>
            <text:p><text:span text:style-name="T38"><text:s text:c="5"/></text:span><text:span text:style-name="T38">-L/usr/lib/gcc/x86_64-linux-gnu/11</text:span></text:p>
            <text:p><text:span text:style-name="T38"><text:s text:c="5"/></text:span><text:span text:style-name="T38">-L/usr/lib/gcc/x86_64-linux-gnu/11/../../../x86_64-linux-gnu</text:span></text:p>
            <text:p><text:span text:style-name="T38"><text:s text:c="5"/></text:span><text:span text:style-name="T38">-L/usr/lib/gcc/x86_64-linux-gnu/11/../../../../lib</text:span></text:p>
            <text:p><text:span text:style-name="T38"><text:s text:c="5"/></text:span><text:span text:style-name="T38">-L/lib/x86_64-linux-gnu -L/lib/../lib</text:span></text:p>
            <text:p><text:span text:style-name="T38"><text:s text:c="5"/></text:span><text:span text:style-name="T38">-L/usr/lib/x86_64-linux-gnu</text:span></text:p>
            <text:p><text:span text:style-name="T38"><text:s text:c="5"/></text:span><text:span text:style-name="T38">-L/usr/lib/../lib</text:span></text:p>
            <text:p><text:span text:style-name="T38"><text:s text:c="5"/></text:span><text:span text:style-name="T38">-L/usr/lib/gcc/x86_64-linux-gnu/11/../../..</text:span></text:p>
            <text:p><text:span text:style-name="T38"><text:s text:c="5"/></text:span><text:span text:style-name="T38">test.o</text:span></text:p>
            <text:p><text:span text:style-name="T38"><text:s text:c="5"/></text:span><text:span text:style-name="T38">-lc</text:span></text:p>
            <text:p><text:span text:style-name="T38"><text:s text:c="5"/></text:span><text:span text:style-name="T38">/usr/lib/gcc/x86_64-linux-gnu/11/crtendS.o</text:span></text:p>
            <text:p><text:span text:style-name="T38"><text:s text:c="5"/></text:span><text:span text:style-name="T38">/usr/lib/gcc/x86_64-linux-gnu/11/../../../x86_64-linux-gnu/crtn.o</text:span></text:p>
          </draw:text-box>
        </draw:frame>
        <presentation:notes draw:style-name="dp2">
          <draw:page-thumbnail draw:style-name="gr1" draw:layer="layout" svg:width="14.848cm" svg:height="11.136cm" svg:x="3.075cm" svg:y="2.257cm" draw:page-number="68" presentation:class="page"/>
          <draw:frame presentation:style-name="pr6" draw:text-style-name="P4" draw:layer="layout" svg:width="16.799cm" svg:height="13.364cm" svg:x="2.1cm" svg:y="14.107cm" presentation:class="notes" presentation:placeholder="true">
            <draw:text-box/>
          </draw:frame>
        </presentation:notes>
      </draw:page>
      <draw:page draw:name="page69"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Libraries (11)</text:p>
          </draw:text-box>
        </draw:frame>
        <draw:frame draw:style-name="gr48" draw:text-style-name="P33" draw:layer="layout" svg:width="26.124cm" svg:height="10.683cm" svg:x="0.6cm" svg:y="4.031cm">
          <draw:text-box>
            <text:p><text:span text:style-name="T38">ld</text:span></text:p>
            <text:p><text:span text:style-name="T38"><text:s text:c="5"/></text:span><text:span text:style-name="T38">-dynamic-linker /lib64/ld-linux-x86-64.so.2</text:span></text:p>
            <text:p><text:span text:style-name="T38"><text:s text:c="5"/></text:span><text:span text:style-name="T38">/usr/lib/gcc/x86_64-linux-gnu/11/../../../x86_64-linux-gnu/Scrt1.o</text:span></text:p>
            <text:p><text:span text:style-name="T38"><text:s text:c="5"/></text:span><text:span text:style-name="T38">/usr/lib/gcc/x86_64-linux-gnu/11/../../../x86_64-linux-gnu/crti.o</text:span></text:p>
            <text:p><text:span text:style-name="T38"><text:s text:c="5"/></text:span><text:span text:style-name="T38">/usr/lib/gcc/x86_64-linux-gnu/11/crtbeginS.o</text:span></text:p>
            <text:p><text:span text:style-name="T39"><text:s text:c="5"/></text:span><text:span text:style-name="T39">-L/usr/lib/gcc/x86_64-linux-gnu/11</text:span></text:p>
            <text:p><text:span text:style-name="T39"><text:s text:c="5"/></text:span><text:span text:style-name="T39">-L/usr/lib/gcc/x86_64-linux-gnu/11/../../../x86_64-linux-gnu</text:span></text:p>
            <text:p><text:span text:style-name="T39"><text:s text:c="5"/></text:span><text:span text:style-name="T39">-L/usr/lib/gcc/x86_64-linux-gnu/11/../../../../lib</text:span></text:p>
            <text:p><text:span text:style-name="T39"><text:s text:c="5"/></text:span><text:span text:style-name="T39">-L/lib/x86_64-linux-gnu -L/lib/../lib</text:span></text:p>
            <text:p><text:span text:style-name="T39"><text:s text:c="5"/></text:span><text:span text:style-name="T39">-L/usr/lib/x86_64-linux-gnu</text:span></text:p>
            <text:p><text:span text:style-name="T39"><text:s text:c="5"/></text:span><text:span text:style-name="T39">-L/usr/lib/../lib</text:span></text:p>
            <text:p><text:span text:style-name="T39"><text:s text:c="5"/></text:span><text:span text:style-name="T39">-L/usr/lib/gcc/x86_64-linux-gnu/11/../../..</text:span></text:p>
            <text:p><text:span text:style-name="T38"><text:s text:c="5"/></text:span><text:span text:style-name="T38">test.o</text:span></text:p>
            <text:p><text:span text:style-name="T38"><text:s text:c="5"/></text:span><text:span text:style-name="T38">-lc</text:span></text:p>
            <text:p><text:span text:style-name="T38"><text:s text:c="5"/></text:span><text:span text:style-name="T38">/usr/lib/gcc/x86_64-linux-gnu/11/crtendS.o</text:span></text:p>
            <text:p><text:span text:style-name="T38"><text:s text:c="5"/></text:span><text:span text:style-name="T38">/usr/lib/gcc/x86_64-linux-gnu/11/../../../x86_64-linux-gnu/crtn.o</text:span></text:p>
          </draw:text-box>
        </draw:frame>
        <presentation:notes draw:style-name="dp2">
          <draw:page-thumbnail draw:style-name="gr1" draw:layer="layout" svg:width="14.848cm" svg:height="11.136cm" svg:x="3.075cm" svg:y="2.257cm" draw:page-number="69" presentation:class="page"/>
          <draw:frame presentation:style-name="pr6" draw:text-style-name="P4" draw:layer="layout" svg:width="16.799cm" svg:height="13.364cm" svg:x="2.1cm" svg:y="14.107cm" presentation:class="notes" presentation:placeholder="true">
            <draw:text-box/>
          </draw:frame>
        </presentation:notes>
      </draw:page>
      <draw:page draw:name="page70"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Libraries (12)</text:p>
          </draw:text-box>
        </draw:frame>
        <draw:frame draw:style-name="gr43" draw:text-style-name="P33" draw:layer="layout" svg:width="26.124cm" svg:height="10.284cm" svg:x="0.6cm" svg:y="4.031cm">
          <draw:text-box>
            <text:p><text:span text:style-name="T38">ld</text:span></text:p>
            <text:p><text:span text:style-name="T38"><text:s text:c="5"/></text:span><text:span text:style-name="T38">-dynamic-linker /lib64/ld-linux-x86-64.so.2</text:span></text:p>
            <text:p><text:span text:style-name="T38"><text:s text:c="5"/></text:span><text:span text:style-name="T38">/usr/lib/gcc/x86_64-linux-gnu/11/../../../x86_64-linux-gnu/Scrt1.o</text:span></text:p>
            <text:p><text:span text:style-name="T38"><text:s text:c="5"/></text:span><text:span text:style-name="T38">/usr/lib/gcc/x86_64-linux-gnu/11/../../../x86_64-linux-gnu/crti.o</text:span></text:p>
            <text:p><text:span text:style-name="T38"><text:s text:c="5"/></text:span><text:span text:style-name="T38">/usr/lib/gcc/x86_64-linux-gnu/11/crtbeginS.o</text:span></text:p>
            <text:p><text:span text:style-name="T38"><text:s text:c="5"/></text:span><text:span text:style-name="T38">test.o</text:span></text:p>
            <text:p><text:span text:style-name="T38"><text:s text:c="5"/></text:span><text:span text:style-name="T38">-lc</text:span></text:p>
            <text:p><text:span text:style-name="T38"><text:s text:c="5"/></text:span><text:span text:style-name="T38">/usr/lib/gcc/x86_64-linux-gnu/11/crtendS.o</text:span></text:p>
            <text:p><text:span text:style-name="T38"><text:s text:c="5"/></text:span><text:span text:style-name="T38">/usr/lib/gcc/x86_64-linux-gnu/11/../../../x86_64-linux-gnu/crtn.o</text:span></text:p>
          </draw:text-box>
        </draw:frame>
        <presentation:notes draw:style-name="dp2">
          <draw:page-thumbnail draw:style-name="gr1" draw:layer="layout" svg:width="14.848cm" svg:height="11.136cm" svg:x="3.075cm" svg:y="2.257cm" draw:page-number="70" presentation:class="page"/>
          <draw:frame presentation:style-name="pr6" draw:text-style-name="P4" draw:layer="layout" svg:width="16.799cm" svg:height="13.364cm" svg:x="2.1cm" svg:y="14.107cm" presentation:class="notes" presentation:placeholder="true">
            <draw:text-box/>
          </draw:frame>
        </presentation:notes>
      </draw:page>
      <draw:page draw:name="page71"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Libraries (13)</text:p>
          </draw:text-box>
        </draw:frame>
        <draw:frame draw:style-name="gr43" draw:text-style-name="P33" draw:layer="layout" svg:width="26.124cm" svg:height="10.284cm" svg:x="0.6cm" svg:y="4.031cm">
          <draw:text-box>
            <text:p><text:span text:style-name="T38">ld</text:span></text:p>
            <text:p><text:span text:style-name="T38"><text:s text:c="5"/></text:span><text:span text:style-name="T38">-dynamic-linker /lib64/ld-linux-x86-64.so.2</text:span></text:p>
            <text:p><text:span text:style-name="T38"><text:s text:c="5"/></text:span><text:span text:style-name="T38">/usr/lib/x86_64-linux-gnu/Scrt1.o</text:span></text:p>
            <text:p><text:span text:style-name="T38"><text:s text:c="5"/></text:span><text:span text:style-name="T38">/usr/lib/x86_64-linux-gnu/crti.o</text:span></text:p>
            <text:p><text:span text:style-name="T38"><text:s text:c="5"/></text:span><text:span text:style-name="T38">/usr/lib/gcc/x86_64-linux-gnu/11/crtbeginS.o</text:span></text:p>
            <text:p><text:span text:style-name="T38"><text:s text:c="5"/></text:span><text:span text:style-name="T38">test.o</text:span></text:p>
            <text:p><text:span text:style-name="T38"><text:s text:c="5"/></text:span><text:span text:style-name="T39">-lc</text:span></text:p>
            <text:p><text:span text:style-name="T38"><text:s text:c="5"/></text:span><text:span text:style-name="T38">/usr/lib/gcc/x86_64-linux-gnu/11/crtendS.o</text:span></text:p>
            <text:p><text:span text:style-name="T38"><text:s text:c="5"/></text:span><text:span text:style-name="T38">/usr/lib/x86_64-linux-gnu/crtn.o</text:span></text:p>
          </draw:text-box>
        </draw:frame>
        <presentation:notes draw:style-name="dp2">
          <draw:page-thumbnail draw:style-name="gr1" draw:layer="layout" svg:width="14.848cm" svg:height="11.136cm" svg:x="3.075cm" svg:y="2.257cm" draw:page-number="71" presentation:class="page"/>
          <draw:frame presentation:style-name="pr6" draw:text-style-name="P4" draw:layer="layout" svg:width="16.799cm" svg:height="13.364cm" svg:x="2.1cm" svg:y="14.107cm" presentation:class="notes" presentation:placeholder="true">
            <draw:text-box/>
          </draw:frame>
        </presentation:notes>
      </draw:page>
      <draw:page draw:name="page7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 text:style-name="P9">Libraries (14)</text:p>
          </draw:text-box>
        </draw:frame>
        <draw:frame draw:style-name="gr49" draw:text-style-name="P6" draw:layer="layout" svg:width="21.493cm" svg:height="8.155cm" svg:x="1.107cm" svg:y="5.245cm">
          <draw:text-box>
            <text:p><text:span text:style-name="T5">$ nm -C /lib/x86_64-linux-gnu/libc.a <text:s/>| grep printf</text:span></text:p>
            <text:p><text:span text:style-name="T5">...</text:span></text:p>
            <text:p><text:span text:style-name="T5">printf.o:</text:span></text:p>
            <text:p><text:span text:style-name="T5">0000000000000000 T _IO_printf</text:span></text:p>
            <text:p><text:span text:style-name="T5">0000000000000000 T __printf</text:span></text:p>
            <text:p><text:span text:style-name="T5"><text:s text:c="17"/></text:span><text:span text:style-name="T5">U __vfprintf_internal</text:span></text:p>
            <text:p><text:span text:style-name="T5">0000000000000000 T printf</text:span></text:p>
            <text:p><text:span text:style-name="T5">...</text:span></text:p>
          </draw:text-box>
        </draw:frame>
        <presentation:notes draw:style-name="dp2">
          <draw:page-thumbnail draw:style-name="gr1" draw:layer="layout" svg:width="14.848cm" svg:height="11.136cm" svg:x="3.075cm" svg:y="2.257cm" draw:page-number="72" presentation:class="page"/>
          <draw:frame presentation:style-name="pr6" draw:text-style-name="P2" draw:layer="layout" svg:width="16.799cm" svg:height="13.364cm" svg:x="2.1cm" svg:y="14.107cm" presentation:class="notes" presentation:placeholder="true">
            <draw:text-box/>
          </draw:frame>
        </presentation:notes>
      </draw:page>
      <draw:page draw:name="page7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 text:style-name="P9">Libraries (15)</text:p>
          </draw:text-box>
        </draw:frame>
        <draw:frame draw:style-name="gr30" draw:text-style-name="P6" draw:layer="layout" svg:width="25.089cm" svg:height="4.673cm" svg:x="0.6cm" svg:y="5.527cm">
          <draw:text-box>
            <text:p><text:span text:style-name="T5">$ ldd ./a.out</text:span></text:p>
            <text:p><text:span text:style-name="T5"><text:s text:c="8"/></text:span><text:span text:style-name="T5">linux-vdso.so.1 (0x00007ffd25fc5000)</text:span></text:p>
            <text:p><text:span text:style-name="T5"><text:s text:c="8"/></text:span><text:span text:style-name="T5">libc.so.6 =&gt; /lib/x86_64-linux-gnu/libc.so.6 (0x00007f57907ac000)</text:span></text:p>
            <text:p><text:span text:style-name="T5"><text:s text:c="8"/></text:span><text:span text:style-name="T5">/lib64/ld-linux-x86-64.so.2 (0x00007f57909e5000)</text:span></text:p>
          </draw:text-box>
        </draw:frame>
        <presentation:notes draw:style-name="dp2">
          <draw:page-thumbnail draw:style-name="gr1" draw:layer="layout" svg:width="14.848cm" svg:height="11.136cm" svg:x="3.075cm" svg:y="2.257cm" draw:page-number="73" presentation:class="page"/>
          <draw:frame presentation:style-name="pr6" draw:text-style-name="P2" draw:layer="layout" svg:width="16.799cm" svg:height="13.364cm" svg:x="2.1cm" svg:y="14.107cm" presentation:class="notes" presentation:placeholder="true">
            <draw:text-box/>
          </draw:frame>
        </presentation:notes>
      </draw:page>
      <draw:page draw:name="page7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Header files (1)</text:p>
          </draw:text-box>
        </draw:frame>
        <draw:frame presentation:style-name="pr5" draw:text-style-name="P5" draw:layer="layout" svg:width="25.5cm" svg:height="13cm" svg:x="1cm" svg:y="5.5cm" presentation:class="outline">
          <draw:text-box>
            <text:list text:style-name="L3">
              <text:list-item>
                <text:p><text:span text:style-name="T4">To use a function from a different translation unit we need to have its declaration in our translation unit.</text:span></text:p>
              </text:list-item>
              <text:list-item>
                <text:p><text:span text:style-name="T4">Many usages in various translation units means many similar declarations.</text:span></text:p>
                <text:list>
                  <text:list-item>
                    <text:p><text:span text:style-name="T4">In case the signature need to be changed all these declarations have to be changed.</text:span></text:p>
                  </text:list-item>
                  <text:list-item>
                    <text:p><text:span text:style-name="T4">Can be have a declaration in one place (.h file) and #include it from every translation unit that need this declaration.</text:span></text:p>
                  </text:list-item>
                  <text:list-item>
                    <text:p><text:span text:style-name="T4">.h files are pieces of text that can be included into other files.</text:span></text:p>
                    <text:list>
                      <text:list-item>
                        <text:p><text:span text:style-name="T4">Commonly one header file corresponds to one .cpp file.</text:span></text:p>
                      </text:list-item>
                    </text:list>
                  </text:list-item>
                </text:list>
              </text:list-item>
            </text:list>
          </draw:text-box>
        </draw:frame>
        <presentation:notes draw:style-name="dp2">
          <draw:page-thumbnail draw:style-name="gr1" draw:layer="layout" svg:width="14.848cm" svg:height="11.136cm" svg:x="3.075cm" svg:y="2.257cm" draw:page-number="74" presentation:class="page"/>
          <draw:frame presentation:style-name="pr6" draw:text-style-name="P2" draw:layer="layout" svg:width="16.799cm" svg:height="13.364cm" svg:x="2.1cm" svg:y="14.107cm" presentation:class="notes" presentation:placeholder="true">
            <draw:text-box/>
          </draw:frame>
        </presentation:notes>
      </draw:page>
      <draw:page draw:name="page75"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 text:style-name="P9">Header files (2)</text:p>
          </draw:text-box>
        </draw:frame>
        <draw:frame draw:style-name="gr39" draw:text-style-name="P6" draw:layer="layout" svg:width="13.721cm" svg:height="12.78cm" svg:x="2cm" svg:y="4.82cm">
          <draw:text-box>
            <text:p><text:span text:style-name="T5">// greetings.h</text:span></text:p>
            <text:p><text:span text:style-name="T5">void hello();</text:span></text:p>
            <text:p><text:span text:style-name="T5">void привет();</text:span></text:p>
            <text:p><text:span text:style-name="T5"/></text:p>
          </draw:text-box>
        </draw:frame>
        <draw:frame draw:style-name="gr39" draw:text-style-name="P6" draw:layer="layout" svg:width="13.721cm" svg:height="12.78cm" svg:x="12.879cm" svg:y="4.8cm">
          <draw:text-box>
            <text:p><text:span text:style-name="T5">// greetings.cpp</text:span></text:p>
            <text:p><text:span text:style-name="T5">void hello()</text:span></text:p>
            <text:p><text:span text:style-name="T5">{</text:span></text:p>
            <text:p><text:span text:style-name="T5"><text:s text:c="4"/></text:span><text:span text:style-name="T5">...</text:span></text:p>
            <text:p><text:span text:style-name="T5">}</text:span></text:p>
            <text:p><text:span text:style-name="T5"/></text:p>
            <text:p><text:span text:style-name="T5">void привет()</text:span></text:p>
            <text:p><text:span text:style-name="T5">{</text:span></text:p>
            <text:p><text:span text:style-name="T5"><text:s text:c="4"/></text:span><text:span text:style-name="T5">...</text:span></text:p>
            <text:p><text:span text:style-name="T5">}</text:span></text:p>
          </draw:text-box>
        </draw:frame>
        <presentation:notes draw:style-name="dp2">
          <draw:page-thumbnail draw:style-name="gr1" draw:layer="layout" svg:width="14.848cm" svg:height="11.136cm" svg:x="3.075cm" svg:y="2.257cm" draw:page-number="75" presentation:class="page"/>
          <draw:frame presentation:style-name="pr6" draw:text-style-name="P2" draw:layer="layout" svg:width="16.799cm" svg:height="13.364cm" svg:x="2.1cm" svg:y="14.107cm" presentation:class="notes" presentation:placeholder="true">
            <draw:text-box/>
          </draw:frame>
        </presentation:notes>
      </draw:page>
      <draw:page draw:name="page76"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Header files (3)</text:p>
          </draw:text-box>
        </draw:frame>
        <draw:frame draw:style-name="gr50" draw:text-style-name="P6" draw:layer="layout" svg:width="8.8cm" svg:height="6.66cm" svg:x="1.2cm" svg:y="7.74cm">
          <draw:text-box>
            <text:p><text:span text:style-name="T5">// a.cpp</text:span></text:p>
            <text:p><text:span text:style-name="T5">#include "b.cpp"</text:span></text:p>
            <text:p><text:span text:style-name="T5"/></text:p>
            <text:p><text:span text:style-name="T5">int main()</text:span></text:p>
            <text:p><text:span text:style-name="T5">{</text:span></text:p>
            <text:p><text:span text:style-name="T5"><text:s text:c="4"/></text:span><text:span text:style-name="T5">f(42);</text:span></text:p>
            <text:p><text:span text:style-name="T5">}</text:span></text:p>
          </draw:text-box>
        </draw:frame>
        <draw:frame draw:style-name="gr19" draw:text-style-name="P6" draw:layer="layout" svg:width="13.8cm" svg:height="6.147cm" svg:x="12.6cm" svg:y="7.74cm">
          <draw:text-box>
            <text:p><text:span text:style-name="T5">// b.cpp</text:span></text:p>
            <text:p><text:span text:style-name="T5">#include &lt;stdio.h&gt;</text:span></text:p>
            <text:p><text:span text:style-name="T5"/></text:p>
            <text:p><text:span text:style-name="T5">void f(int a)</text:span></text:p>
            <text:p><text:span text:style-name="T5">{</text:span></text:p>
            <text:p><text:span text:style-name="T5"><text:s text:c="4"/></text:span><text:span text:style-name="T5">printf("Answer: %d\n", a);</text:span></text:p>
            <text:p><text:span text:style-name="T5">}</text:span></text:p>
          </draw:text-box>
        </draw:frame>
        <draw:frame presentation:style-name="pr5" draw:text-style-name="P5" draw:layer="layout" svg:width="25.5cm" svg:height="13cm" svg:x="0.6cm" svg:y="5cm" presentation:class="outline" presentation:user-transformed="true">
          <draw:text-box>
            <text:list text:style-name="L4">
              <text:list-item>
                <text:p><text:span text:style-name="T4">Never #include one .cpp file into another.</text:span></text:p>
              </text:list-item>
            </text:list>
          </draw:text-box>
        </draw:frame>
        <draw:frame draw:style-name="gr51" draw:text-style-name="P6" draw:layer="layout" svg:width="21.8cm" svg:height="1.725cm" svg:x="1.4cm" svg:y="15.2cm">
          <draw:text-box>
            <text:p><text:span text:style-name="T5">$ g++ a.cpp b.cpp</text:span></text:p>
          </draw:text-box>
        </draw:frame>
        <presentation:notes draw:style-name="dp2">
          <draw:page-thumbnail draw:style-name="gr1" draw:layer="layout" svg:width="14.848cm" svg:height="11.136cm" svg:x="3.075cm" svg:y="2.257cm" draw:page-number="76" presentation:class="page"/>
          <draw:frame presentation:style-name="pr6" draw:text-style-name="P2" draw:layer="layout" svg:width="16.799cm" svg:height="13.364cm" svg:x="2.1cm" svg:y="14.107cm" presentation:class="notes" presentation:placeholder="true">
            <draw:text-box/>
          </draw:frame>
        </presentation:notes>
      </draw:page>
      <draw:page draw:name="page77"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Header files (4)</text:p>
          </draw:text-box>
        </draw:frame>
        <draw:frame draw:style-name="gr50" draw:text-style-name="P6" draw:layer="layout" svg:width="8.8cm" svg:height="6.66cm" svg:x="1.2cm" svg:y="7.74cm">
          <draw:text-box>
            <text:p><text:span text:style-name="T5">// a.cpp</text:span></text:p>
            <text:p><text:span text:style-name="T5">#include "b.cpp"</text:span></text:p>
            <text:p><text:span text:style-name="T5"/></text:p>
            <text:p><text:span text:style-name="T5">int main()</text:span></text:p>
            <text:p><text:span text:style-name="T5">{</text:span></text:p>
            <text:p><text:span text:style-name="T5"><text:s text:c="4"/></text:span><text:span text:style-name="T5">f(42);</text:span></text:p>
            <text:p><text:span text:style-name="T5">}</text:span></text:p>
          </draw:text-box>
        </draw:frame>
        <draw:frame draw:style-name="gr19" draw:text-style-name="P6" draw:layer="layout" svg:width="13.8cm" svg:height="6.147cm" svg:x="12.6cm" svg:y="7.74cm">
          <draw:text-box>
            <text:p><text:span text:style-name="T5">// b.cpp</text:span></text:p>
            <text:p><text:span text:style-name="T5">#include &lt;stdio.h&gt;</text:span></text:p>
            <text:p><text:span text:style-name="T5"/></text:p>
            <text:p><text:span text:style-name="T5">void f(int a)</text:span></text:p>
            <text:p><text:span text:style-name="T5">{</text:span></text:p>
            <text:p><text:span text:style-name="T5"><text:s text:c="4"/></text:span><text:span text:style-name="T5">printf("Answer: %d\n", a);</text:span></text:p>
            <text:p><text:span text:style-name="T5">}</text:span></text:p>
          </draw:text-box>
        </draw:frame>
        <draw:frame presentation:style-name="pr5" draw:text-style-name="P5" draw:layer="layout" svg:width="25.5cm" svg:height="13cm" svg:x="0.6cm" svg:y="5cm" presentation:class="outline" presentation:user-transformed="true">
          <draw:text-box>
            <text:list text:style-name="L4">
              <text:list-item>
                <text:p><text:span text:style-name="T4">Never #include one .cpp file into another.</text:span></text:p>
              </text:list-item>
            </text:list>
          </draw:text-box>
        </draw:frame>
        <draw:frame draw:style-name="gr32" draw:text-style-name="P6" draw:layer="layout" svg:width="26cm" svg:height="3.936cm" svg:x="1cm" svg:y="15cm">
          <draw:text-box>
            <text:p><text:span text:style-name="T41">$ g++ a.cpp b.cpp</text:span></text:p>
            <text:p><text:span text:style-name="T41">/usr/bin/ld: /tmp/ccATqQQn.o: in function `f(int)':</text:span></text:p>
            <text:p><text:span text:style-name="T41">b.cpp:(.text+0x0): multiple definition of `f(int)'; /tmp/ccfeGKLs.o:a.cpp:(.text+0x0): first defined here</text:span></text:p>
            <text:p><text:span text:style-name="T41">collect2: error: ld returned 1 exit status</text:span></text:p>
          </draw:text-box>
        </draw:frame>
        <presentation:notes draw:style-name="dp2">
          <draw:page-thumbnail draw:style-name="gr1" draw:layer="layout" svg:width="14.848cm" svg:height="11.136cm" svg:x="3.075cm" svg:y="2.257cm" draw:page-number="77" presentation:class="page"/>
          <draw:frame presentation:style-name="pr6" draw:text-style-name="P2" draw:layer="layout" svg:width="16.799cm" svg:height="13.364cm" svg:x="2.1cm" svg:y="14.107cm" presentation:class="notes" presentation:placeholder="true">
            <draw:text-box/>
          </draw:frame>
        </presentation:notes>
      </draw:page>
      <draw:page draw:name="page78"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Header files (5)</text:p>
          </draw:text-box>
        </draw:frame>
        <draw:frame draw:style-name="gr50" draw:text-style-name="P6" draw:layer="layout" svg:width="8.8cm" svg:height="6.66cm" svg:x="1.2cm" svg:y="6.54cm">
          <draw:text-box>
            <text:p><text:span text:style-name="T5">// a.cpp</text:span></text:p>
            <text:p><text:span text:style-name="T5">#include "b.cpp"</text:span></text:p>
            <text:p><text:span text:style-name="T5"/></text:p>
            <text:p><text:span text:style-name="T5">int main()</text:span></text:p>
            <text:p><text:span text:style-name="T5">{</text:span></text:p>
            <text:p><text:span text:style-name="T5"><text:s text:c="4"/></text:span><text:span text:style-name="T5">f(42);</text:span></text:p>
            <text:p><text:span text:style-name="T5">}</text:span></text:p>
          </draw:text-box>
        </draw:frame>
        <draw:frame draw:style-name="gr19" draw:text-style-name="P6" draw:layer="layout" svg:width="13.8cm" svg:height="6.147cm" svg:x="12.6cm" svg:y="6.54cm">
          <draw:text-box>
            <text:p><text:span text:style-name="T5">// b.cpp</text:span></text:p>
            <text:p><text:span text:style-name="T5">#include &lt;stdio.h&gt;</text:span></text:p>
            <text:p><text:span text:style-name="T5"/></text:p>
            <text:p><text:span text:style-name="T5">void f(int a)</text:span></text:p>
            <text:p><text:span text:style-name="T5">{</text:span></text:p>
            <text:p><text:span text:style-name="T5"><text:s text:c="4"/></text:span><text:span text:style-name="T5">printf("Answer: %d\n", a);</text:span></text:p>
            <text:p><text:span text:style-name="T5">}</text:span></text:p>
          </draw:text-box>
        </draw:frame>
        <draw:frame presentation:style-name="pr5" draw:text-style-name="P5" draw:layer="layout" svg:width="25.5cm" svg:height="2.4cm" svg:x="0.6cm" svg:y="5cm" presentation:class="outline" presentation:user-transformed="true">
          <draw:text-box>
            <text:list text:style-name="L4">
              <text:list-item>
                <text:p><text:span text:style-name="T4">Never #include one .cpp file into another.</text:span></text:p>
              </text:list-item>
            </text:list>
          </draw:text-box>
        </draw:frame>
        <draw:frame draw:style-name="gr20" draw:text-style-name="P6" draw:layer="layout" svg:width="11.559cm" svg:height="5.41cm" svg:x="0.641cm" svg:y="13.344cm">
          <draw:text-box>
            <text:p><text:span text:style-name="T5">$ nm -C a.o</text:span></text:p>
            <text:p><text:span text:style-name="T5">0000000000000000 T f(int)</text:span></text:p>
            <text:p><text:span text:style-name="T5">000000000000002b T main</text:span></text:p>
            <text:p><text:span text:style-name="T5"><text:s text:c="17"/></text:span><text:span text:style-name="T5">U printf</text:span></text:p>
          </draw:text-box>
        </draw:frame>
        <draw:frame draw:style-name="gr32" draw:text-style-name="P6" draw:layer="layout" svg:width="14.6cm" svg:height="3.936cm" svg:x="12.8cm" svg:y="13.445cm">
          <draw:text-box>
            <text:p><text:span text:style-name="T5">$ nm -C b.o</text:span></text:p>
            <text:p><text:span text:style-name="T5">0000000000000000 T f(int)</text:span></text:p>
            <text:p><text:span text:style-name="T5"><text:s text:c="17"/></text:span><text:span text:style-name="T5">U printf</text:span></text:p>
          </draw:text-box>
        </draw:frame>
        <presentation:notes draw:style-name="dp2">
          <draw:page-thumbnail draw:style-name="gr1" draw:layer="layout" svg:width="14.848cm" svg:height="11.136cm" svg:x="3.075cm" svg:y="2.257cm" draw:page-number="78" presentation:class="page"/>
          <draw:frame presentation:style-name="pr6" draw:text-style-name="P2" draw:layer="layout" svg:width="16.799cm" svg:height="13.364cm" svg:x="2.1cm" svg:y="14.107cm" presentation:class="notes" presentation:placeholder="true">
            <draw:text-box/>
          </draw:frame>
        </presentation:notes>
      </draw:page>
      <draw:page draw:name="page79"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Header files (6)</text:p>
          </draw:text-box>
        </draw:frame>
        <draw:frame draw:style-name="gr42" draw:text-style-name="P6" draw:layer="layout" svg:width="12cm" svg:height="9.832cm" svg:x="1.2cm" svg:y="4.64cm">
          <draw:text-box>
            <text:p><text:span text:style-name="T5">// a.cpp</text:span></text:p>
            <text:p text:style-name="P25"><text:span text:style-name="T5">#include &lt;stdio.h&gt;</text:span></text:p>
            <text:p text:style-name="P25"><text:span text:style-name="T5"/></text:p>
            <text:p text:style-name="P25"><text:span text:style-name="T5">void f(int a)</text:span></text:p>
            <text:p text:style-name="P25"><text:span text:style-name="T5">{</text:span></text:p>
            <text:p text:style-name="P25"><text:span text:style-name="T5"><text:s text:c="4"/></text:span><text:span text:style-name="T5">printf("Answer: %d\n", a);</text:span></text:p>
            <text:p><text:span text:style-name="T5">}</text:span></text:p>
            <text:p><text:span text:style-name="T5"/></text:p>
            <text:p><text:span text:style-name="T5">int main()</text:span></text:p>
            <text:p><text:span text:style-name="T5">{</text:span></text:p>
            <text:p><text:span text:style-name="T5"><text:s text:c="4"/></text:span><text:span text:style-name="T5">f(42);</text:span></text:p>
            <text:p><text:span text:style-name="T5">}</text:span></text:p>
          </draw:text-box>
        </draw:frame>
        <draw:frame draw:style-name="gr19" draw:text-style-name="P6" draw:layer="layout" svg:width="12.2cm" svg:height="6.147cm" svg:x="14.6cm" svg:y="4.64cm">
          <draw:text-box>
            <text:p><text:span text:style-name="T5">// b.cpp</text:span></text:p>
            <text:p><text:span text:style-name="T5">#include &lt;stdio.h&gt;</text:span></text:p>
            <text:p><text:span text:style-name="T5"/></text:p>
            <text:p><text:span text:style-name="T5">void f(int a)</text:span></text:p>
            <text:p><text:span text:style-name="T5">{</text:span></text:p>
            <text:p><text:span text:style-name="T5"><text:s text:c="4"/></text:span><text:span text:style-name="T5">printf("Answer: %d\n", a);</text:span></text:p>
            <text:p><text:span text:style-name="T5">}</text:span></text:p>
          </draw:text-box>
        </draw:frame>
        <draw:frame draw:style-name="gr20" draw:text-style-name="P6" draw:layer="layout" svg:width="11.559cm" svg:height="5.41cm" svg:x="0.8cm" svg:y="15.29cm">
          <draw:text-box>
            <text:p><text:span text:style-name="T5">$ nm -C a.o</text:span></text:p>
            <text:p><text:span text:style-name="T5">0000000000000000 T f(int)</text:span></text:p>
            <text:p><text:span text:style-name="T5">000000000000002b T main</text:span></text:p>
            <text:p><text:span text:style-name="T5"><text:s text:c="17"/></text:span><text:span text:style-name="T5">U printf</text:span></text:p>
          </draw:text-box>
        </draw:frame>
        <draw:frame draw:style-name="gr32" draw:text-style-name="P6" draw:layer="layout" svg:width="14.6cm" svg:height="3.936cm" svg:x="13.4cm" svg:y="15.364cm">
          <draw:text-box>
            <text:p><text:span text:style-name="T5">$ nm -C b.o</text:span></text:p>
            <text:p><text:span text:style-name="T5">0000000000000000 T f(int)</text:span></text:p>
            <text:p><text:span text:style-name="T5"><text:s text:c="17"/></text:span><text:span text:style-name="T5">U printf</text:span></text:p>
          </draw:text-box>
        </draw:frame>
        <presentation:notes draw:style-name="dp2">
          <draw:page-thumbnail draw:style-name="gr1" draw:layer="layout" svg:width="14.848cm" svg:height="11.136cm" svg:x="3.075cm" svg:y="2.257cm" draw:page-number="79" presentation:class="page"/>
          <draw:frame presentation:style-name="pr6" draw:text-style-name="P2" draw:layer="layout" svg:width="16.799cm" svg:height="13.364cm" svg:x="2.1cm" svg:y="14.107cm" presentation:class="notes" presentation:placeholder="true">
            <draw:text-box/>
          </draw:frame>
        </presentation:notes>
      </draw:page>
      <draw:page draw:name="page80"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Header files (7)</text:p>
          </draw:text-box>
        </draw:frame>
        <draw:frame presentation:style-name="pr5" draw:text-style-name="P5" draw:layer="layout" svg:width="25.5cm" svg:height="13cm" svg:x="1cm" svg:y="5.5cm" presentation:class="outline" presentation:user-transformed="true">
          <draw:text-box>
            <text:list text:style-name="L4">
              <text:list-item>
                <text:p><text:span text:style-name="T4">Never #include one .cpp file into another.</text:span></text:p>
              </text:list-item>
            </text:list>
            <text:list text:style-name="L1">
              <text:list-item>
                <text:p><text:span text:style-name="T4">Inclusion of .cpp likely leads to redefinition errors.</text:span></text:p>
              </text:list-item>
              <text:list-item>
                <text:p><text:span text:style-name="T4">Only #include header files.</text:span></text:p>
              </text:list-item>
            </text:list>
          </draw:text-box>
        </draw:frame>
        <presentation:notes draw:style-name="dp2">
          <draw:page-thumbnail draw:style-name="gr1" draw:layer="layout" svg:width="14.848cm" svg:height="11.136cm" svg:x="3.075cm" svg:y="2.257cm" draw:page-number="80" presentation:class="page"/>
          <draw:frame presentation:style-name="pr6" draw:text-style-name="P2" draw:layer="layout" svg:width="16.799cm" svg:height="13.364cm" svg:x="2.1cm" svg:y="14.107cm" presentation:class="notes" presentation:placeholder="true">
            <draw:text-box/>
          </draw:frame>
        </presentation:notes>
      </draw:page>
      <draw:page draw:name="page81"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Header files (8)</text:p>
          </draw:text-box>
        </draw:frame>
        <draw:frame presentation:style-name="pr5" draw:text-style-name="P5" draw:layer="layout" svg:width="25.5cm" svg:height="2.5cm" svg:x="1cm" svg:y="4.1cm" presentation:class="outline" presentation:user-transformed="true">
          <draw:text-box>
            <text:list text:style-name="L4">
              <text:list-item>
                <text:p><text:span text:style-name="T4">Never write function defintions in header files.</text:span></text:p>
              </text:list-item>
            </text:list>
          </draw:text-box>
        </draw:frame>
        <draw:frame draw:style-name="gr32" draw:text-style-name="P6" draw:layer="layout" svg:width="10.808cm" svg:height="3.936cm" svg:x="9.392cm" svg:y="5.6cm">
          <draw:text-box>
            <text:p><text:span text:style-name="T5">// hello.h</text:span></text:p>
            <text:p><text:span text:style-name="T5">void say_hello()</text:span></text:p>
            <text:p><text:span text:style-name="T5">{</text:span></text:p>
            <text:p><text:span text:style-name="T5">}</text:span></text:p>
          </draw:text-box>
        </draw:frame>
        <draw:frame draw:style-name="gr19" draw:text-style-name="P6" draw:layer="layout" svg:width="8.877cm" svg:height="6.147cm" svg:x="0.923cm" svg:y="9.042cm">
          <draw:text-box>
            <text:p><text:span text:style-name="T5">// a.cpp</text:span></text:p>
            <text:p><text:span text:style-name="T5">#include "hello.h"</text:span></text:p>
            <text:p><text:span text:style-name="T5"/></text:p>
            <text:p><text:span text:style-name="T5">int main()</text:span></text:p>
            <text:p><text:span text:style-name="T5">{</text:span></text:p>
            <text:p><text:span text:style-name="T5"><text:s text:c="4"/></text:span><text:span text:style-name="T5">say_hello();</text:span></text:p>
            <text:p><text:span text:style-name="T5">}</text:span></text:p>
          </draw:text-box>
        </draw:frame>
        <draw:frame draw:style-name="gr51" draw:text-style-name="P6" draw:layer="layout" svg:width="11.4cm" svg:height="1.725cm" svg:x="14.2cm" svg:y="9.047cm">
          <draw:text-box>
            <text:p><text:span text:style-name="T5">// b.cpp</text:span></text:p>
            <text:p><text:span text:style-name="T5">#include "hello.h"</text:span></text:p>
          </draw:text-box>
        </draw:frame>
        <draw:frame draw:style-name="gr51" draw:text-style-name="P6" draw:layer="layout" svg:width="9.6cm" svg:height="1.725cm" svg:x="1cm" svg:y="15.875cm">
          <draw:text-box>
            <text:p><text:span text:style-name="T5">$ g++ a.cpp b.cpp</text:span></text:p>
          </draw:text-box>
        </draw:frame>
        <presentation:notes draw:style-name="dp2">
          <draw:page-thumbnail draw:style-name="gr1" draw:layer="layout" svg:width="14.848cm" svg:height="11.136cm" svg:x="3.075cm" svg:y="2.257cm" draw:page-number="81" presentation:class="page"/>
          <draw:frame presentation:style-name="pr6" draw:text-style-name="P2" draw:layer="layout" svg:width="16.799cm" svg:height="13.364cm" svg:x="2.1cm" svg:y="14.107cm" presentation:class="notes" presentation:placeholder="true">
            <draw:text-box/>
          </draw:frame>
        </presentation:notes>
      </draw:page>
      <draw:page draw:name="page8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Header files (9)</text:p>
          </draw:text-box>
        </draw:frame>
        <draw:frame presentation:style-name="pr5" draw:text-style-name="P34" draw:layer="layout" svg:width="25.5cm" svg:height="2.5cm" svg:x="1cm" svg:y="4.1cm" presentation:class="outline" presentation:user-transformed="true">
          <draw:text-box>
            <text:list text:style-name="L4">
              <text:list-item>
                <text:p><text:span text:style-name="T42">Never write function defintions in header files.</text:span></text:p>
              </text:list-item>
            </text:list>
          </draw:text-box>
        </draw:frame>
        <draw:frame draw:style-name="gr32" draw:text-style-name="P6" draw:layer="layout" svg:width="10.808cm" svg:height="3.936cm" svg:x="9.392cm" svg:y="5.6cm">
          <draw:text-box>
            <text:p><text:span text:style-name="T5">// hello.h</text:span></text:p>
            <text:p><text:span text:style-name="T5">void say_hello()</text:span></text:p>
            <text:p><text:span text:style-name="T5">{</text:span></text:p>
            <text:p><text:span text:style-name="T5">}</text:span></text:p>
          </draw:text-box>
        </draw:frame>
        <draw:frame draw:style-name="gr19" draw:text-style-name="P6" draw:layer="layout" svg:width="8.877cm" svg:height="6.147cm" svg:x="0.923cm" svg:y="9.042cm">
          <draw:text-box>
            <text:p><text:span text:style-name="T5">// a.cpp</text:span></text:p>
            <text:p><text:span text:style-name="T5">#include "hello.h"</text:span></text:p>
            <text:p><text:span text:style-name="T5"/></text:p>
            <text:p><text:span text:style-name="T5">int main()</text:span></text:p>
            <text:p><text:span text:style-name="T5">{</text:span></text:p>
            <text:p><text:span text:style-name="T5"><text:s text:c="4"/></text:span><text:span text:style-name="T5">say_hello();</text:span></text:p>
            <text:p><text:span text:style-name="T5">}</text:span></text:p>
          </draw:text-box>
        </draw:frame>
        <draw:frame draw:style-name="gr51" draw:text-style-name="P6" draw:layer="layout" svg:width="11.4cm" svg:height="1.725cm" svg:x="14.2cm" svg:y="9.047cm">
          <draw:text-box>
            <text:p><text:span text:style-name="T5">// b.cpp</text:span></text:p>
            <text:p><text:span text:style-name="T5">#include "hello.h"</text:span></text:p>
          </draw:text-box>
        </draw:frame>
        <draw:frame draw:style-name="gr52" draw:text-style-name="P6" draw:layer="layout" svg:width="27.2cm" svg:height="4.495cm" svg:x="0.923cm" svg:y="14.705cm">
          <draw:text-box>
            <text:p><text:span text:style-name="T5">$ g++ a.cpp b.cpp</text:span></text:p>
            <text:p><text:span text:style-name="T5">/usr/bin/ld: /tmp/ccCGIbHJ.o: in function `say_hello()':</text:span></text:p>
            <text:p><text:span text:style-name="T5">b.cpp:(.text+0x0): multiple definition of `say_hello()'; /tmp/cccQ6TDZ.o:a.cpp:(.text+0x0): first defined here</text:span></text:p>
            <text:p><text:span text:style-name="T5">collect2: error: ld returned 1 exit status</text:span></text:p>
          </draw:text-box>
        </draw:frame>
        <presentation:notes draw:style-name="dp2">
          <draw:page-thumbnail draw:style-name="gr1" draw:layer="layout" svg:width="14.848cm" svg:height="11.136cm" svg:x="3.075cm" svg:y="2.257cm" draw:page-number="82" presentation:class="page"/>
          <draw:frame presentation:style-name="pr6" draw:text-style-name="P2" draw:layer="layout" svg:width="16.799cm" svg:height="13.364cm" svg:x="2.1cm" svg:y="14.107cm" presentation:class="notes" presentation:placeholder="true">
            <draw:text-box/>
          </draw:frame>
        </presentation:notes>
      </draw:page>
      <draw:page draw:name="page8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Header files (10) </text:p>
          </draw:text-box>
        </draw:frame>
        <draw:frame presentation:style-name="pr5" draw:text-style-name="P3" draw:layer="layout" svg:width="25.5cm" svg:height="13cm" svg:x="1cm" svg:y="5.5cm" presentation:class="outline">
          <draw:text-box>
            <text:list text:style-name="L4">
              <text:list-item>
                <text:p><text:span text:style-name="T1">.cpp are the files which compiler translates.</text:span></text:p>
              </text:list-item>
              <text:list-item>
                <text:p><text:span text:style-name="T1">.h are the files used in</text:span><text:span text:style-name="T43"> </text:span><text:span text:style-name="T44">#include</text:span><text:span text:style-name="T43"> directives.</text:span></text:p>
              </text:list-item>
              <text:list-item>
                <text:p><text:span text:style-name="T43"/></text:p>
              </text:list-item>
            </text:list>
            <text:list text:style-name="L1">
              <text:list-item>
                <text:p text:style-name="P35"><text:span text:style-name="T45">Never </text:span><text:span text:style-name="T44">#include</text:span><text:span text:style-name="T43"> .cpp-file into another .cpp-file.</text:span></text:p>
                <text:list>
                  <text:list-item>
                    <text:p text:style-name="P36"><text:span text:style-name="T43">This causes multiple definitions.</text:span></text:p>
                  </text:list-item>
                </text:list>
              </text:list-item>
              <text:list-item>
                <text:p text:style-name="P35"><text:span text:style-name="T43">Never write definitions in .h files.</text:span></text:p>
                <text:list>
                  <text:list-item>
                    <text:p text:style-name="P36"><text:span text:style-name="T43">This causes multiple definitions too.</text:span></text:p>
                  </text:list-item>
                </text:list>
              </text:list-item>
            </text:list>
          </draw:text-box>
        </draw:frame>
        <presentation:notes draw:style-name="dp2">
          <draw:page-thumbnail draw:style-name="gr1" draw:layer="layout" svg:width="14.848cm" svg:height="11.136cm" svg:x="3.075cm" svg:y="2.257cm" draw:page-number="83" presentation:class="page"/>
          <draw:frame presentation:style-name="pr6" draw:text-style-name="P2" draw:layer="layout" svg:width="16.799cm" svg:height="13.364cm" svg:x="2.1cm" svg:y="14.107cm" presentation:class="notes" presentation:placeholder="true">
            <draw:text-box/>
          </draw:frame>
        </presentation:notes>
      </draw:page>
      <draw:page draw:name="page8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Classes (1)</text:p>
          </draw:text-box>
        </draw:frame>
        <draw:frame presentation:style-name="pr5" draw:text-style-name="P5" draw:layer="layout" svg:width="25.5cm" svg:height="2.8cm" svg:x="1cm" svg:y="4.2cm" presentation:class="outline" presentation:user-transformed="true">
          <draw:text-box>
            <text:list text:style-name="L4">
              <text:list-item>
                <text:p><text:span text:style-name="T4">In C classes don’t generate code on their own, but they can affect the code generated by functions.</text:span></text:p>
              </text:list-item>
            </text:list>
          </draw:text-box>
        </draw:frame>
        <draw:frame draw:style-name="gr53" draw:text-style-name="P6" draw:layer="layout" svg:width="14.6cm" svg:height="11.306cm" svg:x="0.2cm" svg:y="7cm">
          <draw:text-box>
            <text:p><text:span text:style-name="T41">struct point</text:span></text:p>
            <text:p><text:span text:style-name="T41">{</text:span></text:p>
            <text:p><text:span text:style-name="T41"><text:s text:c="4"/></text:span><text:span text:style-name="T41">int32_t x;</text:span></text:p>
            <text:p><text:span text:style-name="T46"><text:s text:c="4"/></text:span><text:span text:style-name="T41">int32_t y;</text:span></text:p>
            <text:p><text:span text:style-name="T41">};</text:span></text:p>
            <text:p><text:span text:style-name="T5"/></text:p>
            <text:p><text:span text:style-name="T41">void foo(point* p)</text:span></text:p>
            <text:p><text:span text:style-name="T41">{</text:span></text:p>
            <text:p><text:span text:style-name="T41"><text:s text:c="4"/></text:span><text:span text:style-name="T41">p-&gt;y = 42;</text:span></text:p>
            <text:p><text:span text:style-name="T41">}</text:span></text:p>
            <text:p><text:span text:style-name="T47"/></text:p>
            <text:p><text:span text:style-name="T41">foo(point*):</text:span></text:p>
            <text:p><text:span text:style-name="T41"><text:s text:c="8"/></text:span><text:span text:style-name="T41">mov <text:s text:c="4"/></text:span><text:span text:style-name="T48">DWORD</text:span><text:span text:style-name="T41"> PTR [rdi+</text:span><text:span text:style-name="T48">4</text:span><text:span text:style-name="T41">], 42</text:span></text:p>
            <text:p><text:span text:style-name="T41"><text:s text:c="8"/></text:span><text:span text:style-name="T41">ret</text:span></text:p>
          </draw:text-box>
        </draw:frame>
        <draw:frame draw:style-name="gr53" draw:text-style-name="P37" draw:layer="layout" svg:width="15.8cm" svg:height="11.306cm" svg:x="14.4cm" svg:y="7cm">
          <draw:text-box>
            <text:p><text:span text:style-name="T49">struct point</text:span></text:p>
            <text:p><text:span text:style-name="T49">{</text:span></text:p>
            <text:p><text:span text:style-name="T49"><text:s text:c="4"/></text:span><text:span text:style-name="T49">int64_t x;</text:span></text:p>
            <text:p><text:span text:style-name="T50"><text:s text:c="4"/></text:span><text:span text:style-name="T49">int64_t y;</text:span></text:p>
            <text:p><text:span text:style-name="T49">};</text:span></text:p>
            <text:p><text:span text:style-name="T49"/></text:p>
            <text:p><text:span text:style-name="T49">void foo(point* p)</text:span></text:p>
            <text:p><text:span text:style-name="T49">{</text:span></text:p>
            <text:p><text:span text:style-name="T49"><text:s text:c="4"/></text:span><text:span text:style-name="T49">p-&gt;y = 42;</text:span></text:p>
            <text:p><text:span text:style-name="T49">}</text:span></text:p>
            <text:p><text:span text:style-name="T49"/></text:p>
            <text:p><text:span text:style-name="T49">foo(point*):</text:span></text:p>
            <text:p><text:span text:style-name="T49"><text:s text:c="8"/></text:span><text:span text:style-name="T49">mov <text:s text:c="4"/></text:span><text:span text:style-name="T51">QWORD</text:span><text:span text:style-name="T49"> PTR [rdi+</text:span><text:span text:style-name="T51">8</text:span><text:span text:style-name="T49">], 42</text:span></text:p>
            <text:p><text:span text:style-name="T49"><text:s text:c="8"/></text:span><text:span text:style-name="T49">ret</text:span></text:p>
          </draw:text-box>
        </draw:frame>
        <presentation:notes draw:style-name="dp2">
          <draw:page-thumbnail draw:style-name="gr1" draw:layer="layout" svg:width="14.848cm" svg:height="11.136cm" svg:x="3.075cm" svg:y="2.257cm" draw:page-number="84" presentation:class="page"/>
          <draw:frame presentation:style-name="pr6" draw:text-style-name="P2" draw:layer="layout" svg:width="16.799cm" svg:height="13.364cm" svg:x="2.1cm" svg:y="14.107cm" presentation:class="notes" presentation:placeholder="true">
            <draw:text-box/>
          </draw:frame>
        </presentation:notes>
      </draw:page>
      <draw:page draw:name="page85"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Classes (2)</text:p>
          </draw:text-box>
        </draw:frame>
        <draw:frame presentation:style-name="pr5" draw:text-style-name="P34" draw:layer="layout" svg:width="25.5cm" svg:height="12cm" svg:x="1cm" svg:y="5cm" presentation:class="outline" presentation:user-transformed="true">
          <draw:text-box>
            <text:list text:style-name="L4">
              <text:list-item>
                <text:p><text:span text:style-name="T42">In C classes don’t generate code on their own, but they can affect the code generated by functions.</text:span></text:p>
              </text:list-item>
            </text:list>
            <text:list text:style-name="L1">
              <text:list-item>
                <text:p><text:span text:style-name="T42">Therefore classes are normally written in header files.</text:span></text:p>
              </text:list-item>
            </text:list>
            <text:p><text:span text:style-name="T42">Terminology: for classes the terms declaration and definition are used interchangeably.</text:span></text:p>
          </draw:text-box>
        </draw:frame>
        <presentation:notes draw:style-name="dp2">
          <draw:page-thumbnail draw:style-name="gr1" draw:layer="layout" svg:width="14.848cm" svg:height="11.136cm" svg:x="3.075cm" svg:y="2.257cm" draw:page-number="85" presentation:class="page"/>
          <draw:frame presentation:style-name="pr6" draw:text-style-name="P2" draw:layer="layout" svg:width="16.799cm" svg:height="13.364cm" svg:x="2.1cm" svg:y="14.107cm" presentation:class="notes" presentation:placeholder="true">
            <draw:text-box/>
          </draw:frame>
        </presentation:notes>
      </draw:page>
      <draw:page draw:name="page86" draw:style-name="dp3" draw:master-page-name="Alizarin" presentation:presentation-page-layout-name="AL2T1" presentation:use-date-time-name="dtd1">
        <office:forms form:automatic-focus="false" form:apply-design-mode="false"/>
        <draw:frame draw:style-name="gr54" draw:text-style-name="P6" draw:layer="layout" svg:width="5.18cm" svg:height="5cm" svg:x="10.42cm" svg:y="4.1cm">
          <draw:text-box>
            <text:p><text:span text:style-name="T5">// x.h</text:span></text:p>
            <text:p><text:span text:style-name="T5">struct x</text:span></text:p>
            <text:p><text:span text:style-name="T5">{</text:span></text:p>
            <text:p><text:span text:style-name="T5"><text:s text:c="2"/></text:span><text:span text:style-name="T5">int a;</text:span></text:p>
            <text:p><text:span text:style-name="T5"><text:s text:c="2"/></text:span><text:span text:style-name="T5">int b;</text:span></text:p>
            <text:p><text:span text:style-name="T5">};</text:span></text:p>
          </draw:text-box>
        </draw:frame>
        <draw:frame draw:style-name="gr19" draw:text-style-name="P6" draw:layer="layout" svg:width="6.636cm" svg:height="6.147cm" svg:x="2.364cm" svg:y="8.2cm">
          <draw:text-box>
            <text:p><text:span text:style-name="T5">// y.h</text:span></text:p>
            <text:p><text:span text:style-name="T5">#include "x.h"</text:span></text:p>
            <text:p><text:span text:style-name="T5"/></text:p>
            <text:p><text:span text:style-name="T5">struct y</text:span></text:p>
            <text:p><text:span text:style-name="T5">{</text:span></text:p>
            <text:p><text:span text:style-name="T5"><text:s text:c="2"/></text:span><text:span text:style-name="T5">x p, q;</text:span></text:p>
            <text:p><text:span text:style-name="T5">};</text:span></text:p>
          </draw:text-box>
        </draw:frame>
        <draw:frame presentation:style-name="pr4" draw:text-style-name="P1" draw:layer="layout" svg:width="26cm" svg:height="2.5cm" svg:x="0.983cm" svg:y="1cm" presentation:class="title" presentation:user-transformed="true">
          <draw:text-box>
            <text:p>Include guards (1)</text:p>
          </draw:text-box>
        </draw:frame>
        <draw:frame draw:style-name="gr55" draw:text-style-name="P6" draw:layer="layout" svg:width="8.636cm" svg:height="7.621cm" svg:x="17.4cm" svg:y="7.6cm">
          <draw:text-box>
            <text:p><text:span text:style-name="T5">// z.h</text:span></text:p>
            <text:p><text:span text:style-name="T5">#include "x.h"</text:span></text:p>
            <text:p><text:span text:style-name="T5"/></text:p>
            <text:p><text:span text:style-name="T5">struct z</text:span></text:p>
            <text:p><text:span text:style-name="T5">{</text:span></text:p>
            <text:p><text:span text:style-name="T5"><text:s text:c="2"/></text:span><text:span text:style-name="T5">x xx;</text:span></text:p>
            <text:p><text:span text:style-name="T5"><text:s text:c="2"/></text:span><text:span text:style-name="T5">int size;</text:span></text:p>
            <text:p><text:span text:style-name="T5">};</text:span></text:p>
          </draw:text-box>
        </draw:frame>
        <draw:frame draw:style-name="gr54" draw:text-style-name="P6" draw:layer="layout" svg:width="9.232cm" svg:height="5cm" svg:x="10cm" svg:y="14.2cm">
          <draw:text-box>
            <text:p><text:span text:style-name="T5">// main.cpp</text:span></text:p>
            <text:p><text:span text:style-name="T5">#include "y.h"</text:span></text:p>
            <text:p><text:span text:style-name="T5">#include "z.h"</text:span></text:p>
            <text:p><text:span text:style-name="T5"/></text:p>
            <text:p><text:span text:style-name="T5">int main()</text:span></text:p>
            <text:p><text:span text:style-name="T5">{}</text:span></text:p>
          </draw:text-box>
        </draw:frame>
        <presentation:notes draw:style-name="dp2">
          <draw:page-thumbnail draw:style-name="gr1" draw:layer="layout" svg:width="14.848cm" svg:height="11.136cm" svg:x="3.075cm" svg:y="2.257cm" draw:page-number="86" presentation:class="page"/>
          <draw:frame presentation:style-name="pr6" draw:text-style-name="P2" draw:layer="layout" svg:width="16.799cm" svg:height="13.364cm" svg:x="2.1cm" svg:y="14.107cm" presentation:class="notes" presentation:placeholder="true">
            <draw:text-box/>
          </draw:frame>
        </presentation:notes>
      </draw:page>
      <draw:page draw:name="page87" draw:style-name="dp3" draw:master-page-name="Alizarin" presentation:presentation-page-layout-name="AL2T1" presentation:use-date-time-name="dtd1">
        <office:forms form:automatic-focus="false" form:apply-design-mode="false"/>
        <draw:frame draw:style-name="gr54" draw:text-style-name="P38" draw:layer="layout" svg:width="5.18cm" svg:height="5cm" svg:x="5.42cm" svg:y="4.2cm">
          <draw:text-box>
            <text:p><text:span text:style-name="T52">// x.h</text:span></text:p>
            <text:p><text:span text:style-name="T52">struct x</text:span></text:p>
            <text:p><text:span text:style-name="T52">{</text:span></text:p>
            <text:p><text:span text:style-name="T52"><text:s text:c="2"/></text:span><text:span text:style-name="T52">int a;</text:span></text:p>
            <text:p><text:span text:style-name="T52"><text:s text:c="2"/></text:span><text:span text:style-name="T52">int b;</text:span></text:p>
            <text:p><text:span text:style-name="T52">};</text:span></text:p>
          </draw:text-box>
        </draw:frame>
        <draw:frame draw:style-name="gr19" draw:text-style-name="P38" draw:layer="layout" svg:width="6.636cm" svg:height="6.147cm" svg:x="0.2cm" svg:y="8.6cm">
          <draw:text-box>
            <text:p><text:span text:style-name="T52">// y.h</text:span></text:p>
            <text:p><text:span text:style-name="T52">#include "x.h"</text:span></text:p>
            <text:p><text:span text:style-name="T52"/></text:p>
            <text:p><text:span text:style-name="T52">struct y</text:span></text:p>
            <text:p><text:span text:style-name="T52">{</text:span></text:p>
            <text:p><text:span text:style-name="T52"><text:s text:c="2"/></text:span><text:span text:style-name="T52">x p, q;</text:span></text:p>
            <text:p><text:span text:style-name="T52">};</text:span></text:p>
          </draw:text-box>
        </draw:frame>
        <draw:frame presentation:style-name="pr4" draw:text-style-name="P1" draw:layer="layout" svg:width="26cm" svg:height="2.5cm" svg:x="0.983cm" svg:y="1cm" presentation:class="title" presentation:user-transformed="true">
          <draw:text-box>
            <text:p>Include guards (2)</text:p>
          </draw:text-box>
        </draw:frame>
        <draw:frame draw:style-name="gr55" draw:text-style-name="P38" draw:layer="layout" svg:width="8.636cm" svg:height="7.621cm" svg:x="10cm" svg:y="8.179cm">
          <draw:text-box>
            <text:p><text:span text:style-name="T52">// z.h</text:span></text:p>
            <text:p><text:span text:style-name="T52">#include "x.h"</text:span></text:p>
            <text:p><text:span text:style-name="T52"/></text:p>
            <text:p><text:span text:style-name="T52">struct z</text:span></text:p>
            <text:p><text:span text:style-name="T52">{</text:span></text:p>
            <text:p><text:span text:style-name="T52"><text:s text:c="2"/></text:span><text:span text:style-name="T52">x xx;</text:span></text:p>
            <text:p><text:span text:style-name="T52"><text:s text:c="2"/></text:span><text:span text:style-name="T52">int size;</text:span></text:p>
            <text:p><text:span text:style-name="T52">};</text:span></text:p>
          </draw:text-box>
        </draw:frame>
        <draw:frame draw:style-name="gr54" draw:text-style-name="P38" draw:layer="layout" svg:width="9.232cm" svg:height="5cm" svg:x="4.8cm" svg:y="13.8cm">
          <draw:text-box>
            <text:p><text:span text:style-name="T52">// main.cpp</text:span></text:p>
            <text:p><text:span text:style-name="T52">#include "y.h"</text:span></text:p>
            <text:p><text:span text:style-name="T52">#include "z.h"</text:span></text:p>
            <text:p><text:span text:style-name="T52"/></text:p>
            <text:p><text:span text:style-name="T52">int main()</text:span></text:p>
            <text:p><text:span text:style-name="T52">{}</text:span></text:p>
          </draw:text-box>
        </draw:frame>
        <draw:frame draw:style-name="gr56" draw:text-style-name="P38" draw:layer="layout" svg:width="12.038cm" svg:height="9.063cm" svg:x="15.8cm" svg:y="4.6cm">
          <draw:text-box>
            <text:p><text:span text:style-name="T52">$ g++ main.cpp</text:span></text:p>
            <text:p><text:span text:style-name="T52">In file included from z.h:2,</text:span></text:p>
            <text:p><text:span text:style-name="T52"><text:s text:c="17"/></text:span><text:span text:style-name="T52">from main.cpp:3:</text:span></text:p>
            <text:p><text:span text:style-name="T52">x.h:2:8: error: redefinition of ‘struct x’</text:span></text:p>
            <text:p><text:span text:style-name="T52"><text:s text:c="4"/></text:span><text:span text:style-name="T52">2 | struct x</text:span></text:p>
            <text:p><text:span text:style-name="T52"><text:s text:c="6"/></text:span><text:span text:style-name="T52">| <text:s text:c="7"/>^</text:span></text:p>
            <text:p><text:span text:style-name="T52">In file included from y.h:2,</text:span></text:p>
            <text:p><text:span text:style-name="T52"><text:s text:c="17"/></text:span><text:span text:style-name="T52">from main.cpp:2:</text:span></text:p>
            <text:p><text:span text:style-name="T52">x.h:2:8: note: previous definition of ‘struct x’</text:span></text:p>
            <text:p><text:span text:style-name="T52"><text:s text:c="4"/></text:span><text:span text:style-name="T52">2 | struct x</text:span></text:p>
            <text:p><text:span text:style-name="T52"><text:s text:c="6"/></text:span><text:span text:style-name="T52">| <text:s text:c="7"/>^</text:span></text:p>
          </draw:text-box>
        </draw:frame>
        <presentation:notes draw:style-name="dp2">
          <draw:page-thumbnail draw:style-name="gr1" draw:layer="layout" svg:width="14.848cm" svg:height="11.136cm" svg:x="3.075cm" svg:y="2.257cm" draw:page-number="87" presentation:class="page"/>
          <draw:frame presentation:style-name="pr6" draw:text-style-name="P2" draw:layer="layout" svg:width="16.799cm" svg:height="13.364cm" svg:x="2.1cm" svg:y="14.107cm" presentation:class="notes" presentation:placeholder="true">
            <draw:text-box/>
          </draw:frame>
        </presentation:notes>
      </draw:page>
      <draw:page draw:name="page88" draw:style-name="dp3" draw:master-page-name="Alizarin" presentation:presentation-page-layout-name="AL2T1" presentation:use-date-time-name="dtd1">
        <office:forms form:automatic-focus="false" form:apply-design-mode="false"/>
        <draw:frame draw:style-name="gr54" draw:text-style-name="P38" draw:layer="layout" svg:width="5.18cm" svg:height="5cm" svg:x="5.42cm" svg:y="4.2cm">
          <draw:text-box>
            <text:p><text:span text:style-name="T52">// x.h</text:span></text:p>
            <text:p><text:span text:style-name="T52">struct x</text:span></text:p>
            <text:p><text:span text:style-name="T52">{</text:span></text:p>
            <text:p><text:span text:style-name="T52"><text:s text:c="2"/></text:span><text:span text:style-name="T52">int a;</text:span></text:p>
            <text:p><text:span text:style-name="T52"><text:s text:c="2"/></text:span><text:span text:style-name="T52">int b;</text:span></text:p>
            <text:p><text:span text:style-name="T52">};</text:span></text:p>
          </draw:text-box>
        </draw:frame>
        <draw:frame draw:style-name="gr19" draw:text-style-name="P38" draw:layer="layout" svg:width="6.636cm" svg:height="6.147cm" svg:x="0.2cm" svg:y="8.6cm">
          <draw:text-box>
            <text:p><text:span text:style-name="T52">// y.h</text:span></text:p>
            <text:p><text:span text:style-name="T52">#include "x.h"</text:span></text:p>
            <text:p><text:span text:style-name="T52"/></text:p>
            <text:p><text:span text:style-name="T52">struct y</text:span></text:p>
            <text:p><text:span text:style-name="T52">{</text:span></text:p>
            <text:p><text:span text:style-name="T52"><text:s text:c="2"/></text:span><text:span text:style-name="T52">x p, q;</text:span></text:p>
            <text:p><text:span text:style-name="T52">};</text:span></text:p>
          </draw:text-box>
        </draw:frame>
        <draw:frame presentation:style-name="pr4" draw:text-style-name="P1" draw:layer="layout" svg:width="26cm" svg:height="2.5cm" svg:x="0.983cm" svg:y="1cm" presentation:class="title" presentation:user-transformed="true">
          <draw:text-box>
            <text:p>Include guards (3)</text:p>
          </draw:text-box>
        </draw:frame>
        <draw:frame draw:style-name="gr55" draw:text-style-name="P38" draw:layer="layout" svg:width="8.636cm" svg:height="7.621cm" svg:x="10cm" svg:y="8.179cm">
          <draw:text-box>
            <text:p><text:span text:style-name="T52">// z.h</text:span></text:p>
            <text:p><text:span text:style-name="T52">#include "x.h"</text:span></text:p>
            <text:p><text:span text:style-name="T52"/></text:p>
            <text:p><text:span text:style-name="T52">struct z</text:span></text:p>
            <text:p><text:span text:style-name="T52">{</text:span></text:p>
            <text:p><text:span text:style-name="T52"><text:s text:c="2"/></text:span><text:span text:style-name="T52">x xx;</text:span></text:p>
            <text:p><text:span text:style-name="T52"><text:s text:c="2"/></text:span><text:span text:style-name="T52">int size;</text:span></text:p>
            <text:p><text:span text:style-name="T52">};</text:span></text:p>
          </draw:text-box>
        </draw:frame>
        <draw:frame draw:style-name="gr54" draw:text-style-name="P38" draw:layer="layout" svg:width="9.232cm" svg:height="5cm" svg:x="4.8cm" svg:y="13.8cm">
          <draw:text-box>
            <text:p><text:span text:style-name="T52">// main.cpp</text:span></text:p>
            <text:p><text:span text:style-name="T52">#include "y.h"</text:span></text:p>
            <text:p><text:span text:style-name="T52">#include "z.h"</text:span></text:p>
            <text:p><text:span text:style-name="T52"/></text:p>
            <text:p><text:span text:style-name="T52">int main()</text:span></text:p>
            <text:p><text:span text:style-name="T52">{}</text:span></text:p>
          </draw:text-box>
        </draw:frame>
        <draw:frame draw:style-name="gr57" draw:text-style-name="P38" draw:layer="layout" svg:width="12.038cm" svg:height="13.011cm" svg:x="15.8cm" svg:y="4.6cm">
          <draw:text-box>
            <text:p><text:span text:style-name="T52">$ g++ -E -P main.cpp</text:span></text:p>
            <text:p><text:span text:style-name="T53">struct x</text:span></text:p>
            <text:p><text:span text:style-name="T53">{</text:span></text:p>
            <text:p><text:span text:style-name="T53"><text:s text:c="2"/></text:span><text:span text:style-name="T53">int a;</text:span></text:p>
            <text:p><text:span text:style-name="T53"><text:s text:c="2"/></text:span><text:span text:style-name="T53">int b;</text:span></text:p>
            <text:p><text:span text:style-name="T53">};</text:span></text:p>
            <text:p><text:span text:style-name="T52">struct y</text:span></text:p>
            <text:p><text:span text:style-name="T52">{</text:span></text:p>
            <text:p><text:span text:style-name="T52"><text:s text:c="2"/></text:span><text:span text:style-name="T52">x p, q;</text:span></text:p>
            <text:p><text:span text:style-name="T52">};</text:span></text:p>
            <text:p><text:span text:style-name="T53">struct x</text:span></text:p>
            <text:p><text:span text:style-name="T53">{</text:span></text:p>
            <text:p><text:span text:style-name="T53"><text:s text:c="2"/></text:span><text:span text:style-name="T53">int a;</text:span></text:p>
            <text:p><text:span text:style-name="T53"><text:s text:c="2"/></text:span><text:span text:style-name="T53">int b;</text:span></text:p>
            <text:p><text:span text:style-name="T53">};</text:span></text:p>
            <text:p><text:span text:style-name="T52">struct z</text:span></text:p>
            <text:p><text:span text:style-name="T52">{</text:span></text:p>
            <text:p><text:span text:style-name="T52"><text:s text:c="2"/></text:span><text:span text:style-name="T52">x xx;</text:span></text:p>
            <text:p><text:span text:style-name="T52"><text:s text:c="2"/></text:span><text:span text:style-name="T52">int size;</text:span></text:p>
            <text:p><text:span text:style-name="T52">};</text:span></text:p>
            <text:p><text:span text:style-name="T52">int main()</text:span></text:p>
            <text:p><text:span text:style-name="T52">{}</text:span></text:p>
          </draw:text-box>
        </draw:frame>
        <presentation:notes draw:style-name="dp2">
          <draw:page-thumbnail draw:style-name="gr1" draw:layer="layout" svg:width="14.848cm" svg:height="11.136cm" svg:x="3.075cm" svg:y="2.257cm" draw:page-number="88" presentation:class="page"/>
          <draw:frame presentation:style-name="pr6" draw:text-style-name="P2" draw:layer="layout" svg:width="16.799cm" svg:height="13.364cm" svg:x="2.1cm" svg:y="14.107cm" presentation:class="notes" presentation:placeholder="true">
            <draw:text-box/>
          </draw:frame>
        </presentation:notes>
      </draw:page>
      <draw:page draw:name="page89" draw:style-name="dp3" draw:master-page-name="Alizarin" presentation:presentation-page-layout-name="AL2T1" presentation:use-date-time-name="dtd1">
        <office:forms form:automatic-focus="false" form:apply-design-mode="false"/>
        <draw:frame draw:style-name="gr58" draw:text-style-name="P38" draw:layer="layout" svg:width="5.18cm" svg:height="6.631cm" svg:x="5.42cm" svg:y="4.2cm">
          <draw:text-box>
            <text:p><text:span text:style-name="T52">// x.h</text:span></text:p>
            <text:p><text:span text:style-name="T53">#ifndef X_H</text:span></text:p>
            <text:p><text:span text:style-name="T53">#define X_H</text:span></text:p>
            <text:p><text:span text:style-name="T52"/></text:p>
            <text:p><text:span text:style-name="T52">struct x</text:span></text:p>
            <text:p><text:span text:style-name="T52">{</text:span></text:p>
            <text:p><text:span text:style-name="T52"><text:s text:c="2"/></text:span><text:span text:style-name="T52">int a;</text:span></text:p>
            <text:p><text:span text:style-name="T52"><text:s text:c="2"/></text:span><text:span text:style-name="T52">int b;</text:span></text:p>
            <text:p><text:span text:style-name="T52">};</text:span></text:p>
            <text:p><text:span text:style-name="T52"/></text:p>
            <text:p><text:span text:style-name="T53">#endif</text:span></text:p>
          </draw:text-box>
        </draw:frame>
        <draw:frame draw:style-name="gr19" draw:text-style-name="P38" draw:layer="layout" svg:width="6.636cm" svg:height="6.147cm" svg:x="0cm" svg:y="10.053cm">
          <draw:text-box>
            <text:p><text:span text:style-name="T52">// y.h</text:span></text:p>
            <text:p><text:span text:style-name="T52">#include "x.h"</text:span></text:p>
            <text:p><text:span text:style-name="T52"/></text:p>
            <text:p><text:span text:style-name="T52">struct y</text:span></text:p>
            <text:p><text:span text:style-name="T52">{</text:span></text:p>
            <text:p><text:span text:style-name="T52"><text:s text:c="2"/></text:span><text:span text:style-name="T52">x p, q;</text:span></text:p>
            <text:p><text:span text:style-name="T52">};</text:span></text:p>
          </draw:text-box>
        </draw:frame>
        <draw:frame presentation:style-name="pr4" draw:text-style-name="P1" draw:layer="layout" svg:width="26cm" svg:height="2.5cm" svg:x="0.983cm" svg:y="1cm" presentation:class="title" presentation:user-transformed="true">
          <draw:text-box>
            <text:p>Include guards (4)</text:p>
          </draw:text-box>
        </draw:frame>
        <draw:frame draw:style-name="gr55" draw:text-style-name="P38" draw:layer="layout" svg:width="8.636cm" svg:height="7.621cm" svg:x="10.164cm" svg:y="9.8cm">
          <draw:text-box>
            <text:p><text:span text:style-name="T52">// z.h</text:span></text:p>
            <text:p><text:span text:style-name="T52">#include "x.h"</text:span></text:p>
            <text:p><text:span text:style-name="T52"/></text:p>
            <text:p><text:span text:style-name="T52">struct z</text:span></text:p>
            <text:p><text:span text:style-name="T52">{</text:span></text:p>
            <text:p><text:span text:style-name="T52"><text:s text:c="2"/></text:span><text:span text:style-name="T52">x xx;</text:span></text:p>
            <text:p><text:span text:style-name="T52"><text:s text:c="2"/></text:span><text:span text:style-name="T52">int size;</text:span></text:p>
            <text:p><text:span text:style-name="T52">};</text:span></text:p>
          </draw:text-box>
        </draw:frame>
        <draw:frame draw:style-name="gr54" draw:text-style-name="P38" draw:layer="layout" svg:width="9.232cm" svg:height="5cm" svg:x="4.568cm" svg:y="14.8cm">
          <draw:text-box>
            <text:p><text:span text:style-name="T52">// main.cpp</text:span></text:p>
            <text:p><text:span text:style-name="T52">#include "y.h"</text:span></text:p>
            <text:p><text:span text:style-name="T52">#include "z.h"</text:span></text:p>
            <text:p><text:span text:style-name="T52"/></text:p>
            <text:p><text:span text:style-name="T52">int main()</text:span></text:p>
            <text:p><text:span text:style-name="T52">{}</text:span></text:p>
          </draw:text-box>
        </draw:frame>
        <draw:frame draw:style-name="gr59" draw:text-style-name="P38" draw:layer="layout" svg:width="12.038cm" svg:height="10.111cm" svg:x="15.8cm" svg:y="4.6cm">
          <draw:text-box>
            <text:p><text:span text:style-name="T52">$ g++ -E -P main.cpp</text:span></text:p>
            <text:p><text:span text:style-name="T53">struct x</text:span></text:p>
            <text:p><text:span text:style-name="T53">{</text:span></text:p>
            <text:p><text:span text:style-name="T53"><text:s text:c="2"/></text:span><text:span text:style-name="T53">int a;</text:span></text:p>
            <text:p><text:span text:style-name="T53"><text:s text:c="2"/></text:span><text:span text:style-name="T53">int b;</text:span></text:p>
            <text:p><text:span text:style-name="T53">};</text:span></text:p>
            <text:p><text:span text:style-name="T52">struct y</text:span></text:p>
            <text:p><text:span text:style-name="T52">{</text:span></text:p>
            <text:p><text:span text:style-name="T52"><text:s text:c="2"/></text:span><text:span text:style-name="T52">x p, q;</text:span></text:p>
            <text:p><text:span text:style-name="T52">};</text:span></text:p>
            <text:p><text:span text:style-name="T52">struct z</text:span></text:p>
            <text:p><text:span text:style-name="T52">{</text:span></text:p>
            <text:p><text:span text:style-name="T52"><text:s text:c="2"/></text:span><text:span text:style-name="T52">x xx;</text:span></text:p>
            <text:p><text:span text:style-name="T52"><text:s text:c="2"/></text:span><text:span text:style-name="T52">int size;</text:span></text:p>
            <text:p><text:span text:style-name="T52">};</text:span></text:p>
            <text:p><text:span text:style-name="T52">int main()</text:span></text:p>
            <text:p><text:span text:style-name="T52">{}</text:span></text:p>
          </draw:text-box>
        </draw:frame>
        <presentation:notes draw:style-name="dp2">
          <draw:page-thumbnail draw:style-name="gr1" draw:layer="layout" svg:width="14.848cm" svg:height="11.136cm" svg:x="3.075cm" svg:y="2.257cm" draw:page-number="89" presentation:class="page"/>
          <draw:frame presentation:style-name="pr6" draw:text-style-name="P2" draw:layer="layout" svg:width="16.799cm" svg:height="13.364cm" svg:x="2.1cm" svg:y="14.107cm" presentation:class="notes" presentation:placeholder="true">
            <draw:text-box/>
          </draw:frame>
        </presentation:notes>
      </draw:page>
      <draw:page draw:name="page90" draw:style-name="dp3" draw:master-page-name="Alizarin" presentation:presentation-page-layout-name="AL2T1" presentation:use-date-time-name="dtd1">
        <office:forms form:automatic-focus="false" form:apply-design-mode="false"/>
        <draw:frame draw:style-name="gr60" draw:text-style-name="P38" draw:layer="layout" svg:width="5.18cm" svg:height="5.471cm" svg:x="5.42cm" svg:y="4.2cm">
          <draw:text-box>
            <text:p><text:span text:style-name="T52">// x.h</text:span></text:p>
            <text:p><text:span text:style-name="T53">#pragma once</text:span></text:p>
            <text:p><text:span text:style-name="T52"/></text:p>
            <text:p><text:span text:style-name="T52">struct x</text:span></text:p>
            <text:p><text:span text:style-name="T52">{</text:span></text:p>
            <text:p><text:span text:style-name="T52"><text:s text:c="2"/></text:span><text:span text:style-name="T52">int a;</text:span></text:p>
            <text:p><text:span text:style-name="T52"><text:s text:c="2"/></text:span><text:span text:style-name="T52">int b;</text:span></text:p>
            <text:p><text:span text:style-name="T52">};</text:span></text:p>
            <text:p><text:span text:style-name="T53"/></text:p>
          </draw:text-box>
        </draw:frame>
        <draw:frame draw:style-name="gr19" draw:text-style-name="P38" draw:layer="layout" svg:width="6.636cm" svg:height="6.147cm" svg:x="0cm" svg:y="10.053cm">
          <draw:text-box>
            <text:p><text:span text:style-name="T52">// y.h</text:span></text:p>
            <text:p><text:span text:style-name="T52">#include "x.h"</text:span></text:p>
            <text:p><text:span text:style-name="T52"/></text:p>
            <text:p><text:span text:style-name="T52">struct y</text:span></text:p>
            <text:p><text:span text:style-name="T52">{</text:span></text:p>
            <text:p><text:span text:style-name="T52"><text:s text:c="2"/></text:span><text:span text:style-name="T52">x p, q;</text:span></text:p>
            <text:p><text:span text:style-name="T52">};</text:span></text:p>
          </draw:text-box>
        </draw:frame>
        <draw:frame presentation:style-name="pr4" draw:text-style-name="P1" draw:layer="layout" svg:width="26cm" svg:height="2.5cm" svg:x="0.983cm" svg:y="1cm" presentation:class="title" presentation:user-transformed="true">
          <draw:text-box>
            <text:p>Include guards (5)</text:p>
          </draw:text-box>
        </draw:frame>
        <draw:frame draw:style-name="gr55" draw:text-style-name="P38" draw:layer="layout" svg:width="8.636cm" svg:height="7.621cm" svg:x="10.164cm" svg:y="9.8cm">
          <draw:text-box>
            <text:p><text:span text:style-name="T52">// z.h</text:span></text:p>
            <text:p><text:span text:style-name="T52">#include "x.h"</text:span></text:p>
            <text:p><text:span text:style-name="T52"/></text:p>
            <text:p><text:span text:style-name="T52">struct z</text:span></text:p>
            <text:p><text:span text:style-name="T52">{</text:span></text:p>
            <text:p><text:span text:style-name="T52"><text:s text:c="2"/></text:span><text:span text:style-name="T52">x xx;</text:span></text:p>
            <text:p><text:span text:style-name="T52"><text:s text:c="2"/></text:span><text:span text:style-name="T52">int size;</text:span></text:p>
            <text:p><text:span text:style-name="T52">};</text:span></text:p>
          </draw:text-box>
        </draw:frame>
        <draw:frame draw:style-name="gr54" draw:text-style-name="P38" draw:layer="layout" svg:width="9.232cm" svg:height="5cm" svg:x="4.568cm" svg:y="14.8cm">
          <draw:text-box>
            <text:p><text:span text:style-name="T52">// main.cpp</text:span></text:p>
            <text:p><text:span text:style-name="T52">#include "y.h"</text:span></text:p>
            <text:p><text:span text:style-name="T52">#include "z.h"</text:span></text:p>
            <text:p><text:span text:style-name="T52"/></text:p>
            <text:p><text:span text:style-name="T52">int main()</text:span></text:p>
            <text:p><text:span text:style-name="T52">{}</text:span></text:p>
          </draw:text-box>
        </draw:frame>
        <draw:frame draw:style-name="gr59" draw:text-style-name="P38" draw:layer="layout" svg:width="12.038cm" svg:height="10.111cm" svg:x="15.8cm" svg:y="4.6cm">
          <draw:text-box>
            <text:p><text:span text:style-name="T52">$ g++ -E -P main.cpp</text:span></text:p>
            <text:p><text:span text:style-name="T54">struct x</text:span></text:p>
            <text:p><text:span text:style-name="T54">{</text:span></text:p>
            <text:p><text:span text:style-name="T54"><text:s text:c="2"/></text:span><text:span text:style-name="T54">int a;</text:span></text:p>
            <text:p><text:span text:style-name="T54"><text:s text:c="2"/></text:span><text:span text:style-name="T54">int b;</text:span></text:p>
            <text:p><text:span text:style-name="T54">};</text:span></text:p>
            <text:p><text:span text:style-name="T52">struct y</text:span></text:p>
            <text:p><text:span text:style-name="T52">{</text:span></text:p>
            <text:p><text:span text:style-name="T52"><text:s text:c="2"/></text:span><text:span text:style-name="T52">x p, q;</text:span></text:p>
            <text:p><text:span text:style-name="T52">};</text:span></text:p>
            <text:p><text:span text:style-name="T52">struct z</text:span></text:p>
            <text:p><text:span text:style-name="T52">{</text:span></text:p>
            <text:p><text:span text:style-name="T52"><text:s text:c="2"/></text:span><text:span text:style-name="T52">x xx;</text:span></text:p>
            <text:p><text:span text:style-name="T52"><text:s text:c="2"/></text:span><text:span text:style-name="T52">int size;</text:span></text:p>
            <text:p><text:span text:style-name="T52">};</text:span></text:p>
            <text:p><text:span text:style-name="T52">int main()</text:span></text:p>
            <text:p><text:span text:style-name="T52">{}</text:span></text:p>
          </draw:text-box>
        </draw:frame>
        <presentation:notes draw:style-name="dp2">
          <draw:page-thumbnail draw:style-name="gr1" draw:layer="layout" svg:width="14.848cm" svg:height="11.136cm" svg:x="3.075cm" svg:y="2.257cm" draw:page-number="90" presentation:class="page"/>
          <draw:frame presentation:style-name="pr6" draw:text-style-name="P2" draw:layer="layout" svg:width="16.799cm" svg:height="13.364cm" svg:x="2.1cm" svg:y="14.107cm" presentation:class="notes" presentation:placeholder="true">
            <draw:text-box/>
          </draw:frame>
        </presentation:notes>
      </draw:page>
      <draw:page draw:name="page91"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Include guards (6)</text:p>
          </draw:text-box>
        </draw:frame>
        <draw:frame presentation:style-name="pr5" draw:text-style-name="P34" draw:layer="layout" svg:width="25.5cm" svg:height="13cm" svg:x="1cm" svg:y="5.5cm" presentation:class="outline">
          <draw:text-box>
            <text:list text:style-name="L1">
              <text:list-item>
                <text:p><text:span text:style-name="T42">Designing headers to allow being included multiple times is considered good</text:span></text:p>
              </text:list-item>
              <text:list-item>
                <text:p><text:span text:style-name="T42">Standard conforming way of doing this is using include guards </text:span><text:span text:style-name="T42"><text:tab/></text:span><text:span text:style-name="T8">#ifndef XXX_H</text:span><text:span text:style-name="T8"><text:line-break/></text:span><text:span text:style-name="T8">#define XXX_H</text:span><text:span text:style-name="T8"><text:line-break/></text:span><text:span text:style-name="T8">…</text:span><text:span text:style-name="T8"><text:line-break/></text:span><text:span text:style-name="T8">#endif</text:span></text:p>
              </text:list-item>
              <text:list-item>
                <text:p><text:span text:style-name="T42">#pragma once has the same effect, but is non-standard</text:span></text:p>
                <text:list>
                  <text:list-item>
                    <text:p><text:span text:style-name="T42">It is supported by all major compilers though</text:span></text:p>
                  </text:list-item>
                </text:list>
              </text:list-item>
              <text:list-item>
                <text:p><text:span text:style-name="T42">Do not write include guards (or #pragma once) in .cpp files</text:span></text:p>
              </text:list-item>
            </text:list>
          </draw:text-box>
        </draw:frame>
        <presentation:notes draw:style-name="dp2">
          <draw:page-thumbnail draw:style-name="gr1" draw:layer="layout" svg:width="14.848cm" svg:height="11.136cm" svg:x="3.075cm" svg:y="2.257cm" draw:page-number="91" presentation:class="page"/>
          <draw:frame presentation:style-name="pr6" draw:text-style-name="P2" draw:layer="layout" svg:width="16.799cm" svg:height="13.364cm" svg:x="2.1cm" svg:y="14.107cm" presentation:class="notes" presentation:placeholder="true">
            <draw:text-box/>
          </draw:frame>
        </presentation:notes>
      </draw:page>
      <draw:page draw:name="page9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Recursive structs and #include loops (1)</text:p>
          </draw:text-box>
        </draw:frame>
        <draw:frame draw:style-name="gr61" draw:text-style-name="P6" draw:layer="layout" svg:width="6.915cm" svg:height="8.769cm" svg:x="1.085cm" svg:y="4.431cm">
          <draw:text-box>
            <text:p><text:span text:style-name="T5">// a.h</text:span></text:p>
            <text:p><text:span text:style-name="T5">#ifndef A_H</text:span></text:p>
            <text:p><text:span text:style-name="T5">#define A_H</text:span></text:p>
            <text:p><text:span text:style-name="T5">#include "b.h"</text:span></text:p>
            <text:p><text:span text:style-name="T5"/></text:p>
            <text:p><text:span text:style-name="T5">struct a</text:span></text:p>
            <text:p><text:span text:style-name="T5">{</text:span></text:p>
            <text:p><text:span text:style-name="T5"><text:s text:c="4"/></text:span><text:span text:style-name="T5">b* bb;</text:span></text:p>
            <text:p><text:span text:style-name="T5">};</text:span></text:p>
            <text:p><text:span text:style-name="T5"/></text:p>
            <text:p><text:span text:style-name="T5">#endif</text:span></text:p>
          </draw:text-box>
        </draw:frame>
        <draw:frame draw:style-name="gr25" draw:text-style-name="P6" draw:layer="layout" svg:width="9.327cm" svg:height="10.569cm" svg:x="8.6cm" svg:y="4.4cm">
          <draw:text-box>
            <text:p><text:span text:style-name="T5">// b.h</text:span></text:p>
            <text:p><text:span text:style-name="T5">#ifndef B_H</text:span></text:p>
            <text:p><text:span text:style-name="T5">#define B_H</text:span></text:p>
            <text:p><text:span text:style-name="T5">#include "a.h"</text:span></text:p>
            <text:p><text:span text:style-name="T5"/></text:p>
            <text:p><text:span text:style-name="T5">struct b</text:span></text:p>
            <text:p><text:span text:style-name="T5">{</text:span></text:p>
            <text:p><text:span text:style-name="T5"><text:s text:c="4"/></text:span><text:span text:style-name="T5">a* aa;</text:span></text:p>
            <text:p><text:span text:style-name="T5">};</text:span></text:p>
            <text:p><text:span text:style-name="T5"/></text:p>
            <text:p><text:span text:style-name="T5">#endif</text:span></text:p>
          </draw:text-box>
        </draw:frame>
        <draw:frame draw:style-name="gr62" draw:text-style-name="P6" draw:layer="layout" svg:width="10cm" svg:height="3.199cm" svg:x="16.2cm" svg:y="4.6cm">
          <draw:text-box>
            <text:p><text:span text:style-name="T5">// main.cpp</text:span></text:p>
            <text:p><text:span text:style-name="T5">#include "a.h"</text:span></text:p>
            <text:p><text:span text:style-name="T5">#include "b.h"</text:span></text:p>
          </draw:text-box>
        </draw:frame>
        <draw:frame draw:style-name="gr51" draw:text-style-name="P6" draw:layer="layout" svg:width="8.4cm" svg:height="1.725cm" svg:x="16.2cm" svg:y="10.347cm">
          <draw:text-box>
            <text:p><text:span text:style-name="T5">$ g++ main.cpp</text:span></text:p>
          </draw:text-box>
        </draw:frame>
        <presentation:notes draw:style-name="dp2">
          <draw:page-thumbnail draw:style-name="gr1" draw:layer="layout" svg:width="14.848cm" svg:height="11.136cm" svg:x="3.075cm" svg:y="2.257cm" draw:page-number="92" presentation:class="page"/>
          <draw:frame presentation:style-name="pr6" draw:text-style-name="P2" draw:layer="layout" svg:width="16.799cm" svg:height="13.364cm" svg:x="2.1cm" svg:y="14.107cm" presentation:class="notes" presentation:placeholder="true">
            <draw:text-box/>
          </draw:frame>
        </presentation:notes>
      </draw:page>
      <draw:page draw:name="page9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Recursive structs and #include loops (2)</text:p>
          </draw:text-box>
        </draw:frame>
        <draw:frame draw:style-name="gr61" draw:text-style-name="P6" draw:layer="layout" svg:width="6.915cm" svg:height="8.769cm" svg:x="1.085cm" svg:y="4.431cm">
          <draw:text-box>
            <text:p><text:span text:style-name="T5">// a.h</text:span></text:p>
            <text:p><text:span text:style-name="T5">#ifndef A_H</text:span></text:p>
            <text:p><text:span text:style-name="T5">#define A_H</text:span></text:p>
            <text:p><text:span text:style-name="T5">#include "b.h"</text:span></text:p>
            <text:p><text:span text:style-name="T5"/></text:p>
            <text:p><text:span text:style-name="T5">struct a</text:span></text:p>
            <text:p><text:span text:style-name="T5">{</text:span></text:p>
            <text:p><text:span text:style-name="T5"><text:s text:c="4"/></text:span><text:span text:style-name="T5">b* bb;</text:span></text:p>
            <text:p><text:span text:style-name="T5">};</text:span></text:p>
            <text:p><text:span text:style-name="T5"/></text:p>
            <text:p><text:span text:style-name="T5">#endif</text:span></text:p>
          </draw:text-box>
        </draw:frame>
        <draw:frame draw:style-name="gr25" draw:text-style-name="P6" draw:layer="layout" svg:width="9.327cm" svg:height="10.569cm" svg:x="8.6cm" svg:y="4.4cm">
          <draw:text-box>
            <text:p><text:span text:style-name="T5">// b.h</text:span></text:p>
            <text:p><text:span text:style-name="T5">#ifndef B_H</text:span></text:p>
            <text:p><text:span text:style-name="T5">#define B_H</text:span></text:p>
            <text:p><text:span text:style-name="T5">#include "a.h"</text:span></text:p>
            <text:p><text:span text:style-name="T5"/></text:p>
            <text:p><text:span text:style-name="T5">struct b</text:span></text:p>
            <text:p><text:span text:style-name="T5">{</text:span></text:p>
            <text:p><text:span text:style-name="T5"><text:s text:c="4"/></text:span><text:span text:style-name="T5">a* aa;</text:span></text:p>
            <text:p><text:span text:style-name="T5">};</text:span></text:p>
            <text:p><text:span text:style-name="T5"/></text:p>
            <text:p><text:span text:style-name="T5">#endif</text:span></text:p>
          </draw:text-box>
        </draw:frame>
        <draw:frame draw:style-name="gr62" draw:text-style-name="P6" draw:layer="layout" svg:width="10cm" svg:height="3.199cm" svg:x="16.2cm" svg:y="4.6cm">
          <draw:text-box>
            <text:p><text:span text:style-name="T5">// main.cpp</text:span></text:p>
            <text:p><text:span text:style-name="T5">#include "a.h"</text:span></text:p>
            <text:p><text:span text:style-name="T5">#include "b.h"</text:span></text:p>
          </draw:text-box>
        </draw:frame>
        <draw:frame draw:style-name="gr63" draw:text-style-name="P6" draw:layer="layout" svg:width="16.2cm" svg:height="4.884cm" svg:x="11.4cm" svg:y="13.916cm">
          <draw:text-box>
            <text:p><text:span text:style-name="T5">$ g++ main.cpp</text:span></text:p>
            <text:p><text:span text:style-name="T5">In file included from a.h:3,</text:span></text:p>
            <text:p><text:span text:style-name="T5"><text:s text:c="17"/></text:span><text:span text:style-name="T5">from main.cpp:1:</text:span></text:p>
            <text:p><text:span text:style-name="T5">b.h:7:5: error: ‘a’ does not name a type</text:span></text:p>
            <text:p><text:span text:style-name="T5"><text:s text:c="4"/></text:span><text:span text:style-name="T5">7 | <text:s text:c="4"/>a* aa;</text:span></text:p>
            <text:p><text:span text:style-name="T5"><text:s text:c="6"/></text:span><text:span text:style-name="T5">| <text:s text:c="4"/>^</text:span></text:p>
          </draw:text-box>
        </draw:frame>
        <presentation:notes draw:style-name="dp2">
          <draw:page-thumbnail draw:style-name="gr1" draw:layer="layout" svg:width="14.848cm" svg:height="11.136cm" svg:x="3.075cm" svg:y="2.257cm" draw:page-number="93" presentation:class="page"/>
          <draw:frame presentation:style-name="pr6" draw:text-style-name="P2" draw:layer="layout" svg:width="16.799cm" svg:height="13.364cm" svg:x="2.1cm" svg:y="14.107cm" presentation:class="notes" presentation:placeholder="true">
            <draw:text-box/>
          </draw:frame>
        </presentation:notes>
      </draw:page>
      <draw:page draw:name="page9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Recursive structs and #include loops (3)</text:p>
          </draw:text-box>
        </draw:frame>
        <draw:frame draw:style-name="gr61" draw:text-style-name="P6" draw:layer="layout" svg:width="6.915cm" svg:height="8.769cm" svg:x="1.085cm" svg:y="4.431cm">
          <draw:text-box>
            <text:p><text:span text:style-name="T5">// a.h</text:span></text:p>
            <text:p><text:span text:style-name="T5">#ifndef A_H</text:span></text:p>
            <text:p><text:span text:style-name="T5">#define A_H</text:span></text:p>
            <text:p><text:span text:style-name="T5">#include "b.h"</text:span></text:p>
            <text:p><text:span text:style-name="T5"/></text:p>
            <text:p><text:span text:style-name="T5">struct a</text:span></text:p>
            <text:p><text:span text:style-name="T5">{</text:span></text:p>
            <text:p><text:span text:style-name="T5"><text:s text:c="4"/></text:span><text:span text:style-name="T5">b* bb;</text:span></text:p>
            <text:p><text:span text:style-name="T5">};</text:span></text:p>
            <text:p><text:span text:style-name="T5"/></text:p>
            <text:p><text:span text:style-name="T5">#endif</text:span></text:p>
          </draw:text-box>
        </draw:frame>
        <draw:frame draw:style-name="gr25" draw:text-style-name="P6" draw:layer="layout" svg:width="9.327cm" svg:height="10.569cm" svg:x="7.6cm" svg:y="4.4cm">
          <draw:text-box>
            <text:p><text:span text:style-name="T5">// b.h</text:span></text:p>
            <text:p><text:span text:style-name="T5">#ifndef B_H</text:span></text:p>
            <text:p><text:span text:style-name="T5">#define B_H</text:span></text:p>
            <text:p><text:span text:style-name="T5">#include "a.h"</text:span></text:p>
            <text:p><text:span text:style-name="T5"/></text:p>
            <text:p><text:span text:style-name="T5">struct b</text:span></text:p>
            <text:p><text:span text:style-name="T5">{</text:span></text:p>
            <text:p><text:span text:style-name="T5"><text:s text:c="4"/></text:span><text:span text:style-name="T5">a* aa;</text:span></text:p>
            <text:p><text:span text:style-name="T5">};</text:span></text:p>
            <text:p><text:span text:style-name="T5"/></text:p>
            <text:p><text:span text:style-name="T5">#endif</text:span></text:p>
          </draw:text-box>
        </draw:frame>
        <draw:frame draw:style-name="gr62" draw:text-style-name="P6" draw:layer="layout" svg:width="10cm" svg:height="3.199cm" svg:x="15.1cm" svg:y="4.6cm">
          <draw:text-box>
            <text:p><text:span text:style-name="T5">// main.cpp</text:span></text:p>
            <text:p><text:span text:style-name="T5">#include "a.h"</text:span></text:p>
            <text:p><text:span text:style-name="T5">#include "b.h"</text:span></text:p>
          </draw:text-box>
        </draw:frame>
        <draw:frame draw:style-name="gr38" draw:text-style-name="P6" draw:layer="layout" svg:width="12.6cm" svg:height="6.884cm" svg:x="14.8cm" svg:y="11.916cm">
          <draw:text-box>
            <text:p><text:span text:style-name="T5">$ g++ -E -P main.cpp</text:span></text:p>
            <text:p><text:span text:style-name="T5">struct b</text:span></text:p>
            <text:p><text:span text:style-name="T5">{</text:span></text:p>
            <text:p><text:span text:style-name="T5"><text:s text:c="4"/></text:span><text:span text:style-name="T5">a* aa;</text:span></text:p>
            <text:p><text:span text:style-name="T5">};</text:span></text:p>
            <text:p><text:span text:style-name="T5">struct a</text:span></text:p>
            <text:p><text:span text:style-name="T5">{</text:span></text:p>
            <text:p><text:span text:style-name="T5"><text:s text:c="4"/></text:span><text:span text:style-name="T5">b* bb;</text:span></text:p>
            <text:p><text:span text:style-name="T5">};</text:span></text:p>
          </draw:text-box>
        </draw:frame>
        <presentation:notes draw:style-name="dp2">
          <draw:page-thumbnail draw:style-name="gr1" draw:layer="layout" svg:width="14.848cm" svg:height="11.136cm" svg:x="3.075cm" svg:y="2.257cm" draw:page-number="94" presentation:class="page"/>
          <draw:frame presentation:style-name="pr6" draw:text-style-name="P2" draw:layer="layout" svg:width="16.799cm" svg:height="13.364cm" svg:x="2.1cm" svg:y="14.107cm" presentation:class="notes" presentation:placeholder="true">
            <draw:text-box/>
          </draw:frame>
        </presentation:notes>
      </draw:page>
      <draw:page draw:name="page95"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Recursive structs and #include loops (4)</text:p>
          </draw:text-box>
        </draw:frame>
        <draw:frame draw:style-name="gr61" draw:text-style-name="P6" draw:layer="layout" svg:width="6.915cm" svg:height="8.769cm" svg:x="1.085cm" svg:y="4.431cm">
          <draw:text-box>
            <text:p><text:span text:style-name="T5">// a.h</text:span></text:p>
            <text:p><text:span text:style-name="T5">#ifndef A_H</text:span></text:p>
            <text:p><text:span text:style-name="T5">#define A_H</text:span></text:p>
            <text:p><text:span text:style-name="T32">struct b;</text:span></text:p>
            <text:p><text:span text:style-name="T5"/></text:p>
            <text:p><text:span text:style-name="T5">struct a</text:span></text:p>
            <text:p><text:span text:style-name="T5">{</text:span></text:p>
            <text:p><text:span text:style-name="T5"><text:s text:c="4"/></text:span><text:span text:style-name="T5">b* bb;</text:span></text:p>
            <text:p><text:span text:style-name="T5">};</text:span></text:p>
            <text:p><text:span text:style-name="T5"/></text:p>
            <text:p><text:span text:style-name="T5">#endif</text:span></text:p>
          </draw:text-box>
        </draw:frame>
        <draw:frame draw:style-name="gr25" draw:text-style-name="P6" draw:layer="layout" svg:width="9.327cm" svg:height="10.569cm" svg:x="7.6cm" svg:y="4.4cm">
          <draw:text-box>
            <text:p><text:span text:style-name="T5">// b.h</text:span></text:p>
            <text:p><text:span text:style-name="T5">#ifndef B_H</text:span></text:p>
            <text:p><text:span text:style-name="T5">#define B_H</text:span></text:p>
            <text:p><text:span text:style-name="T32">struct a;</text:span></text:p>
            <text:p><text:span text:style-name="T5"/></text:p>
            <text:p><text:span text:style-name="T5">struct b</text:span></text:p>
            <text:p><text:span text:style-name="T5">{</text:span></text:p>
            <text:p><text:span text:style-name="T5"><text:s text:c="4"/></text:span><text:span text:style-name="T5">a* aa;</text:span></text:p>
            <text:p><text:span text:style-name="T5">};</text:span></text:p>
            <text:p><text:span text:style-name="T5"/></text:p>
            <text:p><text:span text:style-name="T5">#endif</text:span></text:p>
          </draw:text-box>
        </draw:frame>
        <draw:frame draw:style-name="gr62" draw:text-style-name="P6" draw:layer="layout" svg:width="10cm" svg:height="3.199cm" svg:x="15.1cm" svg:y="4.6cm">
          <draw:text-box>
            <text:p><text:span text:style-name="T5">// main.cpp</text:span></text:p>
            <text:p><text:span text:style-name="T5">#include "a.h"</text:span></text:p>
            <text:p><text:span text:style-name="T5">#include "b.h"</text:span></text:p>
          </draw:text-box>
        </draw:frame>
        <draw:frame draw:style-name="gr41" draw:text-style-name="P6" draw:layer="layout" svg:width="12.6cm" svg:height="8.358cm" svg:x="14.8cm" svg:y="10.642cm">
          <draw:text-box>
            <text:p><text:span text:style-name="T5">$ g++ -E -P main.cpp</text:span></text:p>
            <text:p><text:span text:style-name="T5">struct b;</text:span></text:p>
            <text:p><text:span text:style-name="T5">struct a</text:span></text:p>
            <text:p><text:span text:style-name="T5">{</text:span></text:p>
            <text:p><text:span text:style-name="T5"><text:s text:c="4"/></text:span><text:span text:style-name="T5">b* bb;</text:span></text:p>
            <text:p><text:span text:style-name="T5">};</text:span></text:p>
            <text:p><text:span text:style-name="T5">struct a;</text:span></text:p>
            <text:p><text:span text:style-name="T5">struct b</text:span></text:p>
            <text:p><text:span text:style-name="T5">{</text:span></text:p>
            <text:p><text:span text:style-name="T5"><text:s text:c="4"/></text:span><text:span text:style-name="T5">a* aa;</text:span></text:p>
            <text:p><text:span text:style-name="T5">};</text:span></text:p>
          </draw:text-box>
        </draw:frame>
        <presentation:notes draw:style-name="dp2">
          <draw:page-thumbnail draw:style-name="gr1" draw:layer="layout" svg:width="14.848cm" svg:height="11.136cm" svg:x="3.075cm" svg:y="2.257cm" draw:page-number="95" presentation:class="page"/>
          <draw:frame presentation:style-name="pr6" draw:text-style-name="P2" draw:layer="layout" svg:width="16.799cm" svg:height="13.364cm" svg:x="2.1cm" svg:y="14.107cm" presentation:class="notes" presentation:placeholder="true">
            <draw:text-box/>
          </draw:frame>
        </presentation:notes>
      </draw:page>
      <draw:page draw:name="page96"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 text:style-name="P9">Recursive structs and #include loops (5)</text:p>
          </draw:text-box>
        </draw:frame>
        <draw:frame presentation:style-name="pr5" draw:text-style-name="P34" draw:layer="layout" svg:width="25.5cm" svg:height="13cm" svg:x="1cm" svg:y="5.5cm" presentation:class="outline" presentation:user-transformed="true">
          <draw:text-box>
            <text:list text:style-name="L4">
              <text:list-item>
                <text:p><text:span text:style-name="T42">The declarations of form </text:span><text:span text:style-name="T5">struct x;</text:span><text:span text:style-name="T42"> are called forward declarations.</text:span></text:p>
              </text:list-item>
              <text:list-item>
                <text:p><text:span text:style-name="T42">They declare the class without specifying its members.</text:span></text:p>
              </text:list-item>
            </text:list>
          </draw:text-box>
        </draw:frame>
        <presentation:notes draw:style-name="dp2">
          <draw:page-thumbnail draw:style-name="gr1" draw:layer="layout" svg:width="14.848cm" svg:height="11.136cm" svg:x="3.075cm" svg:y="2.257cm" draw:page-number="96" presentation:class="page"/>
          <draw:frame presentation:style-name="pr6" draw:text-style-name="P2" draw:layer="layout" svg:width="16.799cm" svg:height="13.364cm" svg:x="2.1cm" svg:y="14.107cm" presentation:class="notes" presentation:placeholder="true">
            <draw:text-box/>
          </draw:frame>
        </presentation:notes>
      </draw:page>
      <draw:page draw:name="page97"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 text:style-name="P9">Recursive structs and #include loops (6)</text:p>
          </draw:text-box>
        </draw:frame>
        <draw:frame draw:style-name="gr55" draw:text-style-name="P6" draw:layer="layout" svg:width="12.8cm" svg:height="7.621cm" svg:x="0.7cm" svg:y="4.6cm">
          <draw:text-box>
            <text:p><text:span text:style-name="T5">// Enough forward declaration</text:span></text:p>
            <text:p><text:span text:style-name="T5"/></text:p>
            <text:p><text:span text:style-name="T5">struct x;</text:span></text:p>
            <text:p><text:span text:style-name="T5"/></text:p>
            <text:p><text:span text:style-name="T5">x* p;</text:span></text:p>
            <text:p><text:span text:style-name="T5">x foo();</text:span></text:p>
            <text:p><text:span text:style-name="T5">void bar(x);</text:span></text:p>
            <text:p><text:span text:style-name="T5">using y = x;</text:span></text:p>
          </draw:text-box>
        </draw:frame>
        <draw:frame draw:style-name="gr64" draw:text-style-name="P6" draw:layer="layout" svg:width="13.9cm" svg:height="11.169cm" svg:x="13.8cm" svg:y="4.6cm">
          <draw:text-box>
            <text:p><text:span text:style-name="T5">// Require regular declaration</text:span></text:p>
            <text:p><text:span text:style-name="T5"/></text:p>
            <text:p><text:span text:style-name="T5">struct x</text:span></text:p>
            <text:p><text:span text:style-name="T5">{</text:span></text:p>
            <text:p><text:span text:style-name="T5"><text:s text:c="4"/></text:span><text:span text:style-name="T5">int a;</text:span></text:p>
            <text:p><text:span text:style-name="T5">};</text:span></text:p>
            <text:p><text:span text:style-name="T5"/></text:p>
            <text:p><text:span text:style-name="T5">x q;</text:span></text:p>
            <text:p><text:span text:style-name="T5">x foo() {}</text:span></text:p>
            <text:p><text:span text:style-name="T5">void bar(x) {}</text:span></text:p>
            <text:p><text:span text:style-name="T5">p-&gt;a;</text:span></text:p>
          </draw:text-box>
        </draw:frame>
        <presentation:notes draw:style-name="dp2">
          <draw:page-thumbnail draw:style-name="gr1" draw:layer="layout" svg:width="14.848cm" svg:height="11.136cm" svg:x="3.075cm" svg:y="2.257cm" draw:page-number="97" presentation:class="page"/>
          <draw:frame presentation:style-name="pr6" draw:text-style-name="P2" draw:layer="layout" svg:width="16.799cm" svg:height="13.364cm" svg:x="2.1cm" svg:y="14.107cm" presentation:class="notes" presentation:placeholder="true">
            <draw:text-box/>
          </draw:frame>
        </presentation:notes>
      </draw:page>
      <draw:page draw:name="page98"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 text:style-name="P9">Recursive structs and #include loops (7)</text:p>
          </draw:text-box>
        </draw:frame>
        <draw:frame presentation:style-name="pr5" draw:text-style-name="P5" draw:layer="layout" svg:width="25.5cm" svg:height="13cm" svg:x="1cm" svg:y="5.5cm" presentation:class="outline">
          <draw:text-box>
            <text:list text:style-name="L1">
              <text:list-item>
                <text:p><text:span text:style-name="T4">A loop of #include directives is likely a bug.</text:span></text:p>
                <text:list>
                  <text:list-item>
                    <text:p><text:span text:style-name="T4">Whenever you get such a loop consider using forward declarations.</text:span></text:p>
                  </text:list-item>
                </text:list>
              </text:list-item>
              <text:list-item>
                <text:p><text:span text:style-name="T4">Some projects encourage using forward declaration instead of #include’s whenever possible.</text:span></text:p>
                <text:list>
                  <text:list-item>
                    <text:p><text:span text:style-name="T4">#include’s inside other headers are the worst offenders increasing the amount of text that compiler have to process.</text:span></text:p>
                    <text:list>
                      <text:list-item>
                        <text:p><text:span text:style-name="T4">More text to process means longer compilation time.</text:span></text:p>
                      </text:list-item>
                      <text:list-item>
                        <text:p><text:span text:style-name="T4">More dependent files means more files to recompile when the header is changed.</text:span></text:p>
                      </text:list-item>
                    </text:list>
                  </text:list-item>
                </text:list>
              </text:list-item>
            </text:list>
          </draw:text-box>
        </draw:frame>
        <presentation:notes draw:style-name="dp2">
          <draw:page-thumbnail draw:style-name="gr1" draw:layer="layout" svg:width="14.848cm" svg:height="11.136cm" svg:x="3.075cm" svg:y="2.257cm" draw:page-number="98" presentation:class="page"/>
          <draw:frame presentation:style-name="pr6" draw:text-style-name="P2" draw:layer="layout" svg:width="16.799cm" svg:height="13.364cm" svg:x="2.1cm" svg:y="14.107cm" presentation:class="notes" presentation:placeholder="true">
            <draw:text-box/>
          </draw:frame>
        </presentation:notes>
      </draw:page>
      <draw:page draw:name="page99"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Struct mismatch (1)</text:p>
          </draw:text-box>
        </draw:frame>
        <draw:frame presentation:style-name="pr5" draw:text-style-name="P5" draw:layer="layout" svg:width="25.5cm" svg:height="13cm" svg:x="1cm" svg:y="5.5cm" presentation:class="outline" presentation:user-transformed="true">
          <draw:text-box>
            <text:list text:style-name="L1">
              <text:list-item>
                <text:p><text:span text:style-name="T4">All declarations of the class with the same name must be equivalent in different translation units.</text:span></text:p>
                <text:list>
                  <text:list-item>
                    <text:p><text:span text:style-name="T4">Compiler can not diagnose this during translation.</text:span></text:p>
                  </text:list-item>
                  <text:list-item>
                    <text:p><text:span text:style-name="T4">The standard doesn’t require a diagnostic.</text:span></text:p>
                  </text:list-item>
                  <text:list-item>
                    <text:p><text:span text:style-name="T4">This is a part of ODR (one defintion rule).</text:span></text:p>
                  </text:list-item>
                </text:list>
              </text:list-item>
            </text:list>
          </draw:text-box>
        </draw:frame>
        <presentation:notes draw:style-name="dp2">
          <draw:page-thumbnail draw:style-name="gr1" draw:layer="layout" svg:width="14.848cm" svg:height="11.136cm" svg:x="3.075cm" svg:y="2.257cm" draw:page-number="99" presentation:class="page"/>
          <draw:frame presentation:style-name="pr6" draw:text-style-name="P2" draw:layer="layout" svg:width="16.799cm" svg:height="13.364cm" svg:x="2.1cm" svg:y="14.107cm" presentation:class="notes" presentation:placeholder="true">
            <draw:text-box/>
          </draw:frame>
        </presentation:notes>
      </draw:page>
      <draw:page draw:name="page100"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Struct mismatch (2)</text:p>
          </draw:text-box>
        </draw:frame>
        <draw:frame presentation:style-name="pr5" draw:text-style-name="P5" draw:layer="layout" svg:width="25.5cm" svg:height="13cm" svg:x="1cm" svg:y="5.5cm" presentation:class="outline">
          <draw:text-box>
            <text:list text:style-name="L1">
              <text:list-item>
                <text:p><text:span text:style-name="T4">One definition rule:</text:span></text:p>
                <text:list>
                  <text:list-item>
                    <text:p><text:span text:style-name="T4">No translation unit shall contain more than one definition of any variable, function, class type.</text:span></text:p>
                  </text:list-item>
                  <text:list-item>
                    <text:p><text:span text:style-name="T4">Every program shall contain exactly one definition of every function or variable.</text:span></text:p>
                  </text:list-item>
                  <text:list-item>
                    <text:p><text:span text:style-name="T4">There can be more than one definition of a class type, but they </text:span><text:span text:style-name="T55">all must be equivalent</text:span><text:span text:style-name="T4">.</text:span></text:p>
                  </text:list-item>
                </text:list>
              </text:list-item>
            </text:list>
          </draw:text-box>
        </draw:frame>
        <presentation:notes draw:style-name="dp2">
          <draw:page-thumbnail draw:style-name="gr1" draw:layer="layout" svg:width="14.848cm" svg:height="11.136cm" svg:x="3.075cm" svg:y="2.257cm" draw:page-number="100" presentation:class="page"/>
          <draw:frame presentation:style-name="pr6" draw:text-style-name="P4" draw:layer="layout" svg:width="16.799cm" svg:height="13.364cm" svg:x="2.1cm" svg:y="14.107cm" presentation:class="notes" presentation:placeholder="true">
            <draw:text-box/>
          </draw:frame>
        </presentation:notes>
      </draw:page>
      <draw:page draw:name="page101"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Struct mismatch (3)</text:p>
          </draw:text-box>
        </draw:frame>
        <draw:frame presentation:style-name="pr5" draw:text-style-name="P5" draw:layer="layout" svg:width="25.5cm" svg:height="13cm" svg:x="1cm" svg:y="5.5cm" presentation:class="outline">
          <draw:text-box>
            <text:list text:style-name="L1">
              <text:list-item>
                <text:p><text:span text:style-name="T4">One definition rule:</text:span></text:p>
                <text:list>
                  <text:list-item>
                    <text:p><text:span text:style-name="T4">No translation unit shall contain more than one definition of any variable, function, class type.</text:span></text:p>
                  </text:list-item>
                  <text:list-item>
                    <text:p><text:span text:style-name="T4">Every program shall contain exactly one definition of every function or variable.</text:span></text:p>
                  </text:list-item>
                  <text:list-item>
                    <text:p><text:span text:style-name="T4">There can be more than one definition of a class type.</text:span></text:p>
                    <text:list>
                      <text:list-item>
                        <text:p><text:span text:style-name="T4">each definition of D shall consist of the same sequence of tokens; and</text:span></text:p>
                      </text:list-item>
                      <text:list-item>
                        <text:p><text:span text:style-name="T4">in each definition of D, corresponding names, looked up according to 3.4, shall refer to an entity defined within the definition of D, or shall refer to the same entity, after overload resolution (13.3) and after matching of partial template specialization (14.8.3), except that a name can refer to a const object with internal or no linkage if the object has the same literal type in all definitions of D, and the object is initialized with a constant expression (5.19), and the value (but not the address) of the object is used, and the object has the same value in all definitions of D; and</text:span></text:p>
                      </text:list-item>
                      <text:list-item>
                        <text:p><text:span text:style-name="T4">in each definition of D, corresponding entities shall have the same language linkage; and</text:span></text:p>
                      </text:list-item>
                      <text:list-item>
                        <text:p><text:span text:style-name="T4">in each definition of D, the overloaded operators referred to, the implicit calls to conversion functions, constructors, operator new functions and operator delete functions, shall refer to the same function, or to a function defined within the definition of D; and</text:span></text:p>
                      </text:list-item>
                      <text:list-item>
                        <text:p><text:span text:style-name="T4">in each definition of D, a default argument used by an (implicit or explicit) function call is treated as if its token sequence were present in the definition of D; that is, the default argument is subject to the three requirements described above (and, if the default argument has sub-expressions with default arguments, this requirement applies recursively).</text:span></text:p>
                      </text:list-item>
                      <text:list-item>
                        <text:p><text:span text:style-name="T4">if D is a class with an implicitly-declared constructor (12.1), it is as if the constructor was implicitly defined in every translation unit where it is odr-used, and the implicit definition in every translation unit shall call the same constructor for a base class or a class member of D.</text:span></text:p>
                      </text:list-item>
                    </text:list>
                  </text:list-item>
                </text:list>
              </text:list-item>
            </text:list>
          </draw:text-box>
        </draw:frame>
        <presentation:notes draw:style-name="dp2">
          <draw:page-thumbnail draw:style-name="gr1" draw:layer="layout" svg:width="14.848cm" svg:height="11.136cm" svg:x="3.075cm" svg:y="2.257cm" draw:page-number="101" presentation:class="page"/>
          <draw:frame presentation:style-name="pr6" draw:text-style-name="P2" draw:layer="layout" svg:width="16.799cm" svg:height="13.364cm" svg:x="2.1cm" svg:y="14.107cm" presentation:class="notes" presentation:placeholder="true">
            <draw:text-box/>
          </draw:frame>
        </presentation:notes>
      </draw:page>
      <draw:page draw:name="page10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Struct mismatch (4)</text:p>
          </draw:text-box>
        </draw:frame>
        <draw:custom-shape draw:style-name="gr4" draw:text-style-name="P20" draw:layer="layout" svg:width="4.8cm" svg:height="1.6cm" svg:x="21.2cm" svg:y="4.2cm">
          <text:p text:style-name="P20"><text:span text:style-name="T18">z.cpp</text:span></text:p>
          <draw:enhanced-geometry svg:viewBox="0 0 21600 21600" draw:type="rectangle" draw:enhanced-path="M 0 0 L 21600 0 21600 21600 0 21600 0 0 Z N"/>
        </draw:custom-shape>
        <draw:line draw:style-name="gr6" draw:text-style-name="P14" draw:layer="layout" svg:x1="23.6cm" svg:y1="5.8cm" svg:x2="23.6cm" svg:y2="7.2cm">
          <text:p/>
        </draw:line>
        <draw:custom-shape draw:style-name="gr7" draw:text-style-name="P19" draw:layer="layout" svg:width="4.8cm" svg:height="1.8cm" svg:x="0.3cm" svg:y="5.6cm">
          <text:p text:style-name="P18"><text:span text:style-name="T18">$ g++ -E -P</text:span></text:p>
          <draw:enhanced-geometry svg:viewBox="0 0 21600 21600" draw:type="rectangle" draw:enhanced-path="M 0 0 L 21600 0 21600 21600 0 21600 0 0 Z N"/>
        </draw:custom-shape>
        <draw:custom-shape draw:style-name="gr7" draw:text-style-name="P19" draw:layer="layout" svg:width="4.8cm" svg:height="1.8cm" svg:x="0.3cm" svg:y="8.7cm">
          <text:p text:style-name="P18"><text:span text:style-name="T18">$ g++ -S</text:span></text:p>
          <draw:enhanced-geometry svg:viewBox="0 0 21600 21600" draw:type="rectangle" draw:enhanced-path="M 0 0 L 21600 0 21600 21600 0 21600 0 0 Z N"/>
        </draw:custom-shape>
        <draw:custom-shape draw:style-name="gr8" draw:text-style-name="P19" draw:layer="layout" svg:width="5.5cm" svg:height="1.8cm" svg:x="0.4cm" svg:y="11.7cm">
          <text:p text:style-name="P18"><text:span text:style-name="T18">$ g++ -c (as)</text:span></text:p>
          <draw:enhanced-geometry svg:viewBox="0 0 21600 21600" draw:type="rectangle" draw:enhanced-path="M 0 0 L 21600 0 21600 21600 0 21600 0 0 Z N"/>
        </draw:custom-shape>
        <draw:line draw:style-name="gr6" draw:text-style-name="P14" draw:layer="layout" svg:x1="23.6cm" svg:y1="11.8cm" svg:x2="23.6cm" svg:y2="13.2cm">
          <text:p/>
        </draw:line>
        <draw:line draw:style-name="gr6" draw:text-style-name="P14" draw:layer="layout" svg:x1="23.6cm" svg:y1="8.8cm" svg:x2="23.6cm" svg:y2="10.2cm">
          <text:p/>
        </draw:line>
        <draw:custom-shape draw:style-name="gr4" draw:text-style-name="P20" draw:layer="layout" svg:width="4.8cm" svg:height="1.6cm" svg:x="21.2cm" svg:y="7.2cm">
          <text:p text:style-name="P20"><text:span text:style-name="T18">z.i</text:span></text:p>
          <draw:enhanced-geometry svg:viewBox="0 0 21600 21600" draw:type="rectangle" draw:enhanced-path="M 0 0 L 21600 0 21600 21600 0 21600 0 0 Z N"/>
        </draw:custom-shape>
        <draw:custom-shape draw:style-name="gr4" draw:text-style-name="P20" draw:layer="layout" svg:width="4.8cm" svg:height="1.6cm" svg:x="21.2cm" svg:y="10.2cm">
          <text:p text:style-name="P20"><text:span text:style-name="T18">z.s</text:span></text:p>
          <draw:enhanced-geometry svg:viewBox="0 0 21600 21600" draw:type="rectangle" draw:enhanced-path="M 0 0 L 21600 0 21600 21600 0 21600 0 0 Z N"/>
        </draw:custom-shape>
        <draw:custom-shape draw:style-name="gr4" draw:text-style-name="P20" draw:layer="layout" svg:width="4.8cm" svg:height="1.6cm" svg:x="21.2cm" svg:y="13.2cm">
          <text:p text:style-name="P20"><text:span text:style-name="T18">z.o</text:span></text:p>
          <draw:enhanced-geometry svg:viewBox="0 0 21600 21600" draw:type="rectangle" draw:enhanced-path="M 0 0 L 21600 0 21600 21600 0 21600 0 0 Z N"/>
        </draw:custom-shape>
        <draw:custom-shape draw:style-name="gr5" draw:text-style-name="P39" draw:layer="layout" svg:width="4.8cm" svg:height="1.6cm" svg:x="15.8cm" svg:y="7.2cm">
          <text:p text:style-name="P20"><text:span text:style-name="T18">...</text:span></text:p>
          <draw:enhanced-geometry svg:viewBox="0 0 21600 21600" draw:type="rectangle" draw:enhanced-path="M 0 0 L 21600 0 21600 21600 0 21600 0 0 Z N"/>
        </draw:custom-shape>
        <draw:custom-shape draw:style-name="gr5" draw:text-style-name="P39" draw:layer="layout" svg:width="4.8cm" svg:height="1.6cm" svg:x="15.8cm" svg:y="4.2cm">
          <text:p text:style-name="P20"><text:span text:style-name="T18">...</text:span></text:p>
          <draw:enhanced-geometry svg:viewBox="0 0 21600 21600" draw:type="rectangle" draw:enhanced-path="M 0 0 L 21600 0 21600 21600 0 21600 0 0 Z N"/>
        </draw:custom-shape>
        <draw:custom-shape draw:style-name="gr5" draw:text-style-name="P39" draw:layer="layout" svg:width="4.8cm" svg:height="1.6cm" svg:x="15.8cm" svg:y="10.2cm">
          <text:p text:style-name="P20"><text:span text:style-name="T18">...</text:span></text:p>
          <draw:enhanced-geometry svg:viewBox="0 0 21600 21600" draw:type="rectangle" draw:enhanced-path="M 0 0 L 21600 0 21600 21600 0 21600 0 0 Z N"/>
        </draw:custom-shape>
        <draw:custom-shape draw:style-name="gr5" draw:text-style-name="P39" draw:layer="layout" svg:width="4.8cm" svg:height="1.6cm" svg:x="15.8cm" svg:y="13.2cm">
          <text:p text:style-name="P20"><text:span text:style-name="T18">...</text:span></text:p>
          <draw:enhanced-geometry svg:viewBox="0 0 21600 21600" draw:type="rectangle" draw:enhanced-path="M 0 0 L 21600 0 21600 21600 0 21600 0 0 Z N"/>
        </draw:custom-shape>
        <draw:custom-shape draw:style-name="gr4" draw:text-style-name="P20" draw:layer="layout" svg:width="4.8cm" svg:height="1.6cm" svg:x="10.9cm" svg:y="4.2cm">
          <text:p text:style-name="P20"><text:span text:style-name="T18">b.cpp</text:span></text:p>
          <draw:enhanced-geometry svg:viewBox="0 0 21600 21600" draw:type="rectangle" draw:enhanced-path="M 0 0 L 21600 0 21600 21600 0 21600 0 0 Z N"/>
        </draw:custom-shape>
        <draw:line draw:style-name="gr6" draw:text-style-name="P14" draw:layer="layout" svg:x1="13.3cm" svg:y1="5.8cm" svg:x2="13.3cm" svg:y2="7.2cm">
          <text:p/>
        </draw:line>
        <draw:line draw:style-name="gr6" draw:text-style-name="P14" draw:layer="layout" svg:x1="13.3cm" svg:y1="11.8cm" svg:x2="13.3cm" svg:y2="13.2cm">
          <text:p/>
        </draw:line>
        <draw:line draw:style-name="gr6" draw:text-style-name="P14" draw:layer="layout" svg:x1="13.3cm" svg:y1="8.8cm" svg:x2="13.3cm" svg:y2="10.2cm">
          <text:p/>
        </draw:line>
        <draw:custom-shape draw:style-name="gr4" draw:text-style-name="P20" draw:layer="layout" svg:width="4.8cm" svg:height="1.6cm" svg:x="10.9cm" svg:y="7.2cm">
          <text:p text:style-name="P20"><text:span text:style-name="T18">b.i</text:span></text:p>
          <draw:enhanced-geometry svg:viewBox="0 0 21600 21600" draw:type="rectangle" draw:enhanced-path="M 0 0 L 21600 0 21600 21600 0 21600 0 0 Z N"/>
        </draw:custom-shape>
        <draw:custom-shape draw:style-name="gr4" draw:text-style-name="P20" draw:layer="layout" svg:width="4.8cm" svg:height="1.6cm" svg:x="10.9cm" svg:y="10.2cm">
          <text:p text:style-name="P20"><text:span text:style-name="T18">b.s</text:span></text:p>
          <draw:enhanced-geometry svg:viewBox="0 0 21600 21600" draw:type="rectangle" draw:enhanced-path="M 0 0 L 21600 0 21600 21600 0 21600 0 0 Z N"/>
        </draw:custom-shape>
        <draw:custom-shape draw:style-name="gr4" draw:text-style-name="P20" draw:layer="layout" svg:width="4.8cm" svg:height="1.6cm" svg:x="10.9cm" svg:y="13.2cm">
          <text:p text:style-name="P20"><text:span text:style-name="T18">b.o</text:span></text:p>
          <draw:enhanced-geometry svg:viewBox="0 0 21600 21600" draw:type="rectangle" draw:enhanced-path="M 0 0 L 21600 0 21600 21600 0 21600 0 0 Z N"/>
        </draw:custom-shape>
        <draw:custom-shape draw:style-name="gr4" draw:text-style-name="P20" draw:layer="layout" svg:width="4.8cm" svg:height="1.6cm" svg:x="5.7cm" svg:y="4.2cm">
          <text:p text:style-name="P20"><text:span text:style-name="T18">a.cpp</text:span></text:p>
          <draw:enhanced-geometry svg:viewBox="0 0 21600 21600" draw:type="rectangle" draw:enhanced-path="M 0 0 L 21600 0 21600 21600 0 21600 0 0 Z N"/>
        </draw:custom-shape>
        <draw:line draw:style-name="gr6" draw:text-style-name="P14" draw:layer="layout" svg:x1="8.1cm" svg:y1="5.8cm" svg:x2="8.1cm" svg:y2="7.2cm">
          <text:p/>
        </draw:line>
        <draw:line draw:style-name="gr6" draw:text-style-name="P14" draw:layer="layout" svg:x1="8.1cm" svg:y1="11.8cm" svg:x2="8.1cm" svg:y2="13.2cm">
          <text:p/>
        </draw:line>
        <draw:line draw:style-name="gr6" draw:text-style-name="P14" draw:layer="layout" svg:x1="8.1cm" svg:y1="8.8cm" svg:x2="8.1cm" svg:y2="10.2cm">
          <text:p/>
        </draw:line>
        <draw:custom-shape draw:style-name="gr4" draw:text-style-name="P20" draw:layer="layout" svg:width="4.8cm" svg:height="1.6cm" svg:x="5.7cm" svg:y="7.2cm">
          <text:p text:style-name="P20"><text:span text:style-name="T18">a.i</text:span></text:p>
          <draw:enhanced-geometry svg:viewBox="0 0 21600 21600" draw:type="rectangle" draw:enhanced-path="M 0 0 L 21600 0 21600 21600 0 21600 0 0 Z N"/>
        </draw:custom-shape>
        <draw:custom-shape draw:style-name="gr4" draw:text-style-name="P20" draw:layer="layout" svg:width="4.8cm" svg:height="1.6cm" svg:x="5.7cm" svg:y="10.2cm">
          <text:p text:style-name="P20"><text:span text:style-name="T18">a.s</text:span></text:p>
          <draw:enhanced-geometry svg:viewBox="0 0 21600 21600" draw:type="rectangle" draw:enhanced-path="M 0 0 L 21600 0 21600 21600 0 21600 0 0 Z N"/>
        </draw:custom-shape>
        <draw:custom-shape draw:style-name="gr4" draw:text-style-name="P20" draw:layer="layout" svg:width="4.8cm" svg:height="1.6cm" svg:x="5.7cm" svg:y="13.2cm">
          <text:p text:style-name="P20"><text:span text:style-name="T18">a.o</text:span></text:p>
          <draw:enhanced-geometry svg:viewBox="0 0 21600 21600" draw:type="rectangle" draw:enhanced-path="M 0 0 L 21600 0 21600 21600 0 21600 0 0 Z N"/>
        </draw:custom-shape>
        <draw:custom-shape draw:style-name="gr4" draw:text-style-name="P20" draw:layer="layout" svg:width="4.8cm" svg:height="1.6cm" svg:x="13.6cm" svg:y="16.6cm">
          <text:p text:style-name="P20"><text:span text:style-name="T18">program</text:span></text:p>
          <draw:enhanced-geometry svg:viewBox="0 0 21600 21600" draw:type="rectangle" draw:enhanced-path="M 0 0 L 21600 0 21600 21600 0 21600 0 0 Z N"/>
        </draw:custom-shape>
        <draw:line draw:style-name="gr6" draw:text-style-name="P14" draw:layer="layout" svg:x1="13.4cm" svg:y1="14.8cm" svg:x2="16cm" svg:y2="16.6cm">
          <text:p/>
        </draw:line>
        <draw:line draw:style-name="gr6" draw:text-style-name="P14" draw:layer="layout" svg:x1="8cm" svg:y1="14.8cm" svg:x2="16cm" svg:y2="16.6cm">
          <text:p/>
        </draw:line>
        <draw:line draw:style-name="gr6" draw:text-style-name="P14" draw:layer="layout" svg:x1="23.6cm" svg:y1="14.8cm" svg:x2="16cm" svg:y2="16.6cm">
          <text:p/>
        </draw:line>
        <draw:custom-shape draw:style-name="gr7" draw:text-style-name="P19" draw:layer="layout" svg:width="4.8cm" svg:height="1.8cm" svg:x="0.4cm" svg:y="15.4cm">
          <text:p text:style-name="P18"><text:span text:style-name="T18">$ g++ (ld)</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02" presentation:class="page"/>
          <draw:frame presentation:style-name="pr7" draw:text-style-name="P4" draw:layer="layout" svg:width="16.799cm" svg:height="13.364cm" svg:x="2.1cm" svg:y="14.107cm" presentation:class="notes" presentation:placeholder="true">
            <draw:text-box/>
          </draw:frame>
        </presentation:notes>
      </draw:page>
      <draw:page draw:name="page10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 text:style-name="P9">Struct mismatch (5)</text:p>
          </draw:text-box>
        </draw:frame>
        <draw:frame draw:style-name="gr65" draw:text-style-name="P38" draw:layer="layout" svg:width="15.428cm" svg:height="19.413cm" svg:x="0.772cm" svg:y="4.387cm">
          <draw:text-box>
            <text:p><text:span text:style-name="T52">// a.cpp</text:span></text:p>
            <text:p><text:span text:style-name="T52">#include &lt;iostream&gt;</text:span></text:p>
            <text:p><text:span text:style-name="T52"/></text:p>
            <text:p><text:span text:style-name="T52">struct x</text:span></text:p>
            <text:p><text:span text:style-name="T52">{</text:span></text:p>
            <text:p><text:span text:style-name="T52"><text:s text:c="2"/></text:span><text:span text:style-name="T52">int a;</text:span></text:p>
            <text:p><text:span text:style-name="T52"><text:s text:c="2"/></text:span><text:span text:style-name="T52">double b;</text:span></text:p>
            <text:p><text:span text:style-name="T52"><text:s text:c="2"/></text:span><text:span text:style-name="T52">int c;</text:span></text:p>
            <text:p><text:span text:style-name="T52"><text:s text:c="2"/></text:span><text:span text:style-name="T52">int d;</text:span></text:p>
            <text:p><text:span text:style-name="T52">};</text:span></text:p>
            <text:p><text:span text:style-name="T52"/></text:p>
            <text:p><text:span text:style-name="T52">x f();</text:span></text:p>
            <text:p><text:span text:style-name="T52"/></text:p>
            <text:p><text:span text:style-name="T52">int main()</text:span></text:p>
            <text:p><text:span text:style-name="T52">{</text:span></text:p>
            <text:p><text:span text:style-name="T52"><text:s text:c="2"/></text:span><text:span text:style-name="T52">x xx = f();</text:span></text:p>
            <text:p><text:span text:style-name="T52"><text:s text:c="2"/></text:span><text:span text:style-name="T52">std::cout &lt;&lt; xx.a &lt;&lt; " "</text:span></text:p>
            <text:p><text:span text:style-name="T52"><text:s text:c="12"/></text:span><text:span text:style-name="T52">&lt;&lt; xx.b &lt;&lt; " "</text:span></text:p>
            <text:p><text:span text:style-name="T52"><text:s text:c="12"/></text:span><text:span text:style-name="T52">&lt;&lt; xx.c &lt;&lt; " "</text:span></text:p>
            <text:p><text:span text:style-name="T52"><text:s text:c="12"/></text:span><text:span text:style-name="T52">&lt;&lt; xx.d &lt;&lt; "\n";</text:span></text:p>
            <text:p><text:span text:style-name="T52">}</text:span></text:p>
          </draw:text-box>
        </draw:frame>
        <draw:frame draw:style-name="gr66" draw:text-style-name="P38" draw:layer="layout" svg:width="10.8cm" svg:height="13cm" svg:x="14.8cm" svg:y="4.4cm">
          <draw:text-box>
            <text:p><text:span text:style-name="T52">// b.cpp</text:span></text:p>
            <text:p><text:span text:style-name="T52">struct x</text:span></text:p>
            <text:p><text:span text:style-name="T52">{</text:span></text:p>
            <text:p><text:span text:style-name="T52"><text:s text:c="2"/></text:span><text:span text:style-name="T52">int a;</text:span></text:p>
            <text:p><text:span text:style-name="T52"><text:s text:c="2"/></text:span><text:span text:style-name="T52">int b;</text:span></text:p>
            <text:p><text:span text:style-name="T52"><text:s text:c="2"/></text:span><text:span text:style-name="T52">int c;</text:span></text:p>
            <text:p><text:span text:style-name="T52"><text:s text:c="2"/></text:span><text:span text:style-name="T52">int d;</text:span></text:p>
            <text:p><text:span text:style-name="T52"><text:s text:c="2"/></text:span><text:span text:style-name="T52">int e;</text:span></text:p>
            <text:p><text:span text:style-name="T52">};</text:span></text:p>
            <text:p><text:span text:style-name="T52"/></text:p>
            <text:p><text:span text:style-name="T52">x f()</text:span></text:p>
            <text:p><text:span text:style-name="T52">{</text:span></text:p>
            <text:p><text:span text:style-name="T52"><text:s text:c="2"/></text:span><text:span text:style-name="T52">x result;</text:span></text:p>
            <text:p><text:span text:style-name="T52"><text:s text:c="2"/></text:span><text:span text:style-name="T52">result.a = 1;</text:span></text:p>
            <text:p><text:span text:style-name="T52"><text:s text:c="2"/></text:span><text:span text:style-name="T52">result.b = 2;</text:span></text:p>
            <text:p><text:span text:style-name="T52"><text:s text:c="2"/></text:span><text:span text:style-name="T52">result.c = 3;</text:span></text:p>
            <text:p><text:span text:style-name="T52"><text:s text:c="2"/></text:span><text:span text:style-name="T52">result.d = 4;</text:span></text:p>
            <text:p><text:span text:style-name="T52"><text:s text:c="2"/></text:span><text:span text:style-name="T52">result.e = 5;</text:span></text:p>
            <text:p><text:span text:style-name="T52"><text:s text:c="2"/></text:span><text:span text:style-name="T52">return result;</text:span></text:p>
            <text:p><text:span text:style-name="T52">}</text:span></text:p>
          </draw:text-box>
        </draw:frame>
        <draw:frame draw:style-name="gr67" draw:text-style-name="P40" draw:layer="layout" svg:width="12.57cm" svg:height="2.462cm" svg:x="14.6cm" svg:y="17.338cm">
          <draw:text-box>
            <text:p><text:span text:style-name="T56">$ ./a.out</text:span></text:p>
            <text:p><text:span text:style-name="T56"/></text:p>
          </draw:text-box>
        </draw:frame>
        <presentation:notes draw:style-name="dp2">
          <draw:page-thumbnail draw:style-name="gr1" draw:layer="layout" svg:width="14.848cm" svg:height="11.136cm" svg:x="3.075cm" svg:y="2.257cm" draw:page-number="103" presentation:class="page"/>
          <draw:frame presentation:style-name="pr6" draw:text-style-name="P2" draw:layer="layout" svg:width="16.799cm" svg:height="13.364cm" svg:x="2.1cm" svg:y="14.107cm" presentation:class="notes" presentation:placeholder="true">
            <draw:text-box/>
          </draw:frame>
        </presentation:notes>
      </draw:page>
      <draw:page draw:name="page10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 text:style-name="P9">Struct mismatch (6)</text:p>
          </draw:text-box>
        </draw:frame>
        <draw:frame draw:style-name="gr65" draw:text-style-name="P38" draw:layer="layout" svg:width="15.428cm" svg:height="19.413cm" svg:x="0.772cm" svg:y="4.387cm">
          <draw:text-box>
            <text:p><text:span text:style-name="T52">// a.cpp</text:span></text:p>
            <text:p><text:span text:style-name="T52">#include &lt;iostream&gt;</text:span></text:p>
            <text:p><text:span text:style-name="T52"/></text:p>
            <text:p><text:span text:style-name="T52">struct x</text:span></text:p>
            <text:p><text:span text:style-name="T52">{</text:span></text:p>
            <text:p><text:span text:style-name="T52"><text:s text:c="2"/></text:span><text:span text:style-name="T52">int a;</text:span></text:p>
            <text:p><text:span text:style-name="T52"><text:s text:c="2"/></text:span><text:span text:style-name="T52">double b;</text:span></text:p>
            <text:p><text:span text:style-name="T52"><text:s text:c="2"/></text:span><text:span text:style-name="T52">int c;</text:span></text:p>
            <text:p><text:span text:style-name="T52"><text:s text:c="2"/></text:span><text:span text:style-name="T52">int d;</text:span></text:p>
            <text:p><text:span text:style-name="T52">};</text:span></text:p>
            <text:p><text:span text:style-name="T52"/></text:p>
            <text:p><text:span text:style-name="T52">x f();</text:span></text:p>
            <text:p><text:span text:style-name="T52"/></text:p>
            <text:p><text:span text:style-name="T52">int main()</text:span></text:p>
            <text:p><text:span text:style-name="T52">{</text:span></text:p>
            <text:p><text:span text:style-name="T52"><text:s text:c="2"/></text:span><text:span text:style-name="T52">x xx = f();</text:span></text:p>
            <text:p><text:span text:style-name="T52"><text:s text:c="2"/></text:span><text:span text:style-name="T52">std::cout &lt;&lt; xx.a &lt;&lt; " "</text:span></text:p>
            <text:p><text:span text:style-name="T52"><text:s text:c="12"/></text:span><text:span text:style-name="T52">&lt;&lt; xx.b &lt;&lt; " "</text:span></text:p>
            <text:p><text:span text:style-name="T52"><text:s text:c="12"/></text:span><text:span text:style-name="T52">&lt;&lt; xx.c &lt;&lt; " "</text:span></text:p>
            <text:p><text:span text:style-name="T52"><text:s text:c="12"/></text:span><text:span text:style-name="T52">&lt;&lt; xx.d &lt;&lt; "\n";</text:span></text:p>
            <text:p><text:span text:style-name="T52">}</text:span></text:p>
          </draw:text-box>
        </draw:frame>
        <draw:frame draw:style-name="gr66" draw:text-style-name="P38" draw:layer="layout" svg:width="10.8cm" svg:height="13cm" svg:x="14.8cm" svg:y="4.4cm">
          <draw:text-box>
            <text:p><text:span text:style-name="T52">// b.cpp</text:span></text:p>
            <text:p><text:span text:style-name="T52">struct x</text:span></text:p>
            <text:p><text:span text:style-name="T52">{</text:span></text:p>
            <text:p><text:span text:style-name="T52"><text:s text:c="2"/></text:span><text:span text:style-name="T52">int a;</text:span></text:p>
            <text:p><text:span text:style-name="T52"><text:s text:c="2"/></text:span><text:span text:style-name="T52">int b;</text:span></text:p>
            <text:p><text:span text:style-name="T52"><text:s text:c="2"/></text:span><text:span text:style-name="T52">int c;</text:span></text:p>
            <text:p><text:span text:style-name="T52"><text:s text:c="2"/></text:span><text:span text:style-name="T52">int d;</text:span></text:p>
            <text:p><text:span text:style-name="T52"><text:s text:c="2"/></text:span><text:span text:style-name="T52">int e;</text:span></text:p>
            <text:p><text:span text:style-name="T52">};</text:span></text:p>
            <text:p><text:span text:style-name="T52"/></text:p>
            <text:p><text:span text:style-name="T52">x f()</text:span></text:p>
            <text:p><text:span text:style-name="T52">{</text:span></text:p>
            <text:p><text:span text:style-name="T52"><text:s text:c="2"/></text:span><text:span text:style-name="T52">x result;</text:span></text:p>
            <text:p><text:span text:style-name="T52"><text:s text:c="2"/></text:span><text:span text:style-name="T52">result.a = 1;</text:span></text:p>
            <text:p><text:span text:style-name="T52"><text:s text:c="2"/></text:span><text:span text:style-name="T52">result.b = 2;</text:span></text:p>
            <text:p><text:span text:style-name="T52"><text:s text:c="2"/></text:span><text:span text:style-name="T52">result.c = 3;</text:span></text:p>
            <text:p><text:span text:style-name="T52"><text:s text:c="2"/></text:span><text:span text:style-name="T52">result.d = 4;</text:span></text:p>
            <text:p><text:span text:style-name="T52"><text:s text:c="2"/></text:span><text:span text:style-name="T52">result.e = 5;</text:span></text:p>
            <text:p><text:span text:style-name="T52"><text:s text:c="2"/></text:span><text:span text:style-name="T52">return result;</text:span></text:p>
            <text:p><text:span text:style-name="T52">}</text:span></text:p>
          </draw:text-box>
        </draw:frame>
        <draw:frame draw:style-name="gr67" draw:text-style-name="P40" draw:layer="layout" svg:width="12.57cm" svg:height="2.462cm" svg:x="14.6cm" svg:y="17.338cm">
          <draw:text-box>
            <text:p><text:span text:style-name="T56">$ ./a.out</text:span></text:p>
            <text:p><text:span text:style-name="T56">1 8.48798e-314 5 0</text:span></text:p>
          </draw:text-box>
        </draw:frame>
        <presentation:notes draw:style-name="dp2">
          <draw:page-thumbnail draw:style-name="gr1" draw:layer="layout" svg:width="14.848cm" svg:height="11.136cm" svg:x="3.075cm" svg:y="2.257cm" draw:page-number="104" presentation:class="page"/>
          <draw:frame presentation:style-name="pr6" draw:text-style-name="P2" draw:layer="layout" svg:width="16.799cm" svg:height="13.364cm" svg:x="2.1cm" svg:y="14.107cm" presentation:class="notes" presentation:placeholder="true">
            <draw:text-box/>
          </draw:frame>
        </presentation:notes>
      </draw:page>
      <draw:page draw:name="page105"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 text:style-name="P9">Struct mismatch (7)</text:p>
          </draw:text-box>
        </draw:frame>
        <draw:custom-shape draw:style-name="gr68" draw:text-style-name="P41" draw:layer="layout" svg:width="2.2cm" svg:height="2cm" svg:x="5cm" svg:y="6.8cm">
          <text:p text:style-name="P41">int a</text:p>
          <draw:enhanced-geometry svg:viewBox="0 0 21600 21600" draw:type="rectangle" draw:enhanced-path="M 0 0 L 21600 0 21600 21600 0 21600 0 0 Z N"/>
        </draw:custom-shape>
        <draw:custom-shape draw:style-name="gr68" draw:text-style-name="P41" draw:layer="layout" svg:width="2.2cm" svg:height="2cm" svg:x="7.2cm" svg:y="6.8cm">
          <text:p text:style-name="P41">int b</text:p>
          <draw:enhanced-geometry svg:viewBox="0 0 21600 21600" draw:type="rectangle" draw:enhanced-path="M 0 0 L 21600 0 21600 21600 0 21600 0 0 Z N"/>
        </draw:custom-shape>
        <draw:custom-shape draw:style-name="gr68" draw:text-style-name="P41" draw:layer="layout" svg:width="2.2cm" svg:height="2cm" svg:x="9.4cm" svg:y="6.8cm">
          <text:p text:style-name="P41">int c</text:p>
          <draw:enhanced-geometry svg:viewBox="0 0 21600 21600" draw:type="rectangle" draw:enhanced-path="M 0 0 L 21600 0 21600 21600 0 21600 0 0 Z N"/>
        </draw:custom-shape>
        <draw:custom-shape draw:style-name="gr68" draw:text-style-name="P41" draw:layer="layout" svg:width="2.2cm" svg:height="2cm" svg:x="11.6cm" svg:y="6.8cm">
          <text:p text:style-name="P41">int d</text:p>
          <draw:enhanced-geometry svg:viewBox="0 0 21600 21600" draw:type="rectangle" draw:enhanced-path="M 0 0 L 21600 0 21600 21600 0 21600 0 0 Z N"/>
        </draw:custom-shape>
        <draw:custom-shape draw:style-name="gr68" draw:text-style-name="P41" draw:layer="layout" svg:width="2.2cm" svg:height="2cm" svg:x="13.8cm" svg:y="6.8cm">
          <text:p text:style-name="P41">int e</text:p>
          <draw:enhanced-geometry svg:viewBox="0 0 21600 21600" draw:type="rectangle" draw:enhanced-path="M 0 0 L 21600 0 21600 21600 0 21600 0 0 Z N"/>
        </draw:custom-shape>
        <draw:custom-shape draw:style-name="gr69" draw:text-style-name="P42" draw:layer="layout" svg:width="2.2cm" svg:height="2cm" svg:x="5cm" svg:y="9cm">
          <text:p text:style-name="P41">int a</text:p>
          <draw:enhanced-geometry svg:viewBox="0 0 21600 21600" draw:type="rectangle" draw:enhanced-path="M 0 0 L 21600 0 21600 21600 0 21600 0 0 Z N"/>
        </draw:custom-shape>
        <draw:custom-shape draw:style-name="gr70" draw:text-style-name="P42" draw:layer="layout" svg:width="4.4cm" svg:height="2cm" svg:x="9.4cm" svg:y="9cm">
          <text:p text:style-name="P41">double b</text:p>
          <draw:enhanced-geometry svg:viewBox="0 0 21600 21600" draw:type="rectangle" draw:enhanced-path="M 0 0 L 21600 0 21600 21600 0 21600 0 0 Z N"/>
        </draw:custom-shape>
        <draw:custom-shape draw:style-name="gr69" draw:text-style-name="P42" draw:layer="layout" svg:width="2.2cm" svg:height="2cm" svg:x="13.8cm" svg:y="9cm">
          <text:p text:style-name="P41">int c</text:p>
          <draw:enhanced-geometry svg:viewBox="0 0 21600 21600" draw:type="rectangle" draw:enhanced-path="M 0 0 L 21600 0 21600 21600 0 21600 0 0 Z N"/>
        </draw:custom-shape>
        <draw:custom-shape draw:style-name="gr69" draw:text-style-name="P42" draw:layer="layout" svg:width="2.2cm" svg:height="2cm" svg:x="16cm" svg:y="9cm">
          <text:p text:style-name="P41">int d</text:p>
          <draw:enhanced-geometry svg:viewBox="0 0 21600 21600" draw:type="rectangle" draw:enhanced-path="M 0 0 L 21600 0 21600 21600 0 21600 0 0 Z N"/>
        </draw:custom-shape>
        <draw:custom-shape draw:style-name="gr71" draw:text-style-name="P43" draw:layer="layout" svg:width="2.2cm" svg:height="2cm" svg:x="7.2cm" svg:y="9cm">
          <text:p text:style-name="P41">padding</text:p>
          <draw:enhanced-geometry svg:viewBox="0 0 21600 21600" draw:type="rectangle" draw:enhanced-path="M 0 0 L 21600 0 21600 21600 0 21600 0 0 Z N"/>
        </draw:custom-shape>
        <draw:frame draw:style-name="gr67" draw:text-style-name="P40" draw:layer="layout" svg:width="12.57cm" svg:height="2.462cm" svg:x="14.8cm" svg:y="13.538cm">
          <draw:text-box>
            <text:p><text:span text:style-name="T56">$ ./a.out</text:span></text:p>
            <text:p><text:span text:style-name="T56">1 8.48798e-314 5 0</text:span></text:p>
          </draw:text-box>
        </draw:frame>
        <draw:custom-shape draw:style-name="gr72" draw:text-style-name="P44" draw:layer="layout" svg:width="2.2cm" svg:height="2cm" svg:x="5cm" svg:y="4.6cm">
          <text:p text:style-name="P41">1</text:p>
          <draw:enhanced-geometry svg:viewBox="0 0 21600 21600" draw:type="rectangle" draw:enhanced-path="M 0 0 L 21600 0 21600 21600 0 21600 0 0 Z N"/>
        </draw:custom-shape>
        <draw:custom-shape draw:style-name="gr72" draw:text-style-name="P44" draw:layer="layout" svg:width="2.2cm" svg:height="2cm" svg:x="7.2cm" svg:y="4.6cm">
          <text:p text:style-name="P41">2</text:p>
          <draw:enhanced-geometry svg:viewBox="0 0 21600 21600" draw:type="rectangle" draw:enhanced-path="M 0 0 L 21600 0 21600 21600 0 21600 0 0 Z N"/>
        </draw:custom-shape>
        <draw:custom-shape draw:style-name="gr72" draw:text-style-name="P44" draw:layer="layout" svg:width="2.2cm" svg:height="2cm" svg:x="9.4cm" svg:y="4.6cm">
          <text:p text:style-name="P41">3</text:p>
          <draw:enhanced-geometry svg:viewBox="0 0 21600 21600" draw:type="rectangle" draw:enhanced-path="M 0 0 L 21600 0 21600 21600 0 21600 0 0 Z N"/>
        </draw:custom-shape>
        <draw:custom-shape draw:style-name="gr72" draw:text-style-name="P44" draw:layer="layout" svg:width="2.2cm" svg:height="2cm" svg:x="11.6cm" svg:y="4.6cm">
          <text:p text:style-name="P41">4</text:p>
          <draw:enhanced-geometry svg:viewBox="0 0 21600 21600" draw:type="rectangle" draw:enhanced-path="M 0 0 L 21600 0 21600 21600 0 21600 0 0 Z N"/>
        </draw:custom-shape>
        <draw:custom-shape draw:style-name="gr72" draw:text-style-name="P44" draw:layer="layout" svg:width="2.2cm" svg:height="2cm" svg:x="13.8cm" svg:y="4.6cm">
          <text:p text:style-name="P41">5</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05" presentation:class="page"/>
          <draw:frame presentation:style-name="pr6" draw:text-style-name="P2" draw:layer="layout" svg:width="16.799cm" svg:height="13.364cm" svg:x="2.1cm" svg:y="14.107cm" presentation:class="notes" presentation:placeholder="true">
            <draw:text-box/>
          </draw:frame>
        </presentation:notes>
      </draw:page>
      <draw:page draw:name="page106"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Inlining (1)</text:p>
          </draw:text-box>
        </draw:frame>
        <draw:frame draw:style-name="gr25" draw:text-style-name="P6" draw:layer="layout" svg:width="14.116cm" svg:height="10.569cm" svg:x="0.684cm" svg:y="5.431cm">
          <draw:text-box>
            <text:p><text:span text:style-name="T5">#include &lt;cstdint&gt;</text:span></text:p>
            <text:p><text:span text:style-name="T5"/></text:p>
            <text:p><text:span text:style-name="T5">int32_t sum(int32_t a, int32_t b)</text:span></text:p>
            <text:p><text:span text:style-name="T5">{</text:span></text:p>
            <text:p><text:span text:style-name="T5"><text:s text:c="4"/></text:span><text:span text:style-name="T5">return a + b;</text:span></text:p>
            <text:p><text:span text:style-name="T5">}</text:span></text:p>
            <text:p><text:span text:style-name="T5"/></text:p>
            <text:p><text:span text:style-name="T5">int32_t test(int32_t a, int32_t b)</text:span></text:p>
            <text:p><text:span text:style-name="T5">{</text:span></text:p>
            <text:p><text:span text:style-name="T5"><text:s text:c="4"/></text:span><text:span text:style-name="T5">return sum(a - b, b);</text:span></text:p>
            <text:p><text:span text:style-name="T5">}</text:span></text:p>
          </draw:text-box>
        </draw:frame>
        <draw:frame draw:style-name="gr55" draw:text-style-name="P6" draw:layer="layout" svg:width="12cm" svg:height="7.621cm" svg:x="15.4cm" svg:y="6.8cm">
          <draw:text-box>
            <text:p><text:span text:style-name="T5">sum(int, int):</text:span></text:p>
            <text:p><text:span text:style-name="T5"><text:s text:c="8"/></text:span><text:span text:style-name="T5">lea <text:s text:c="4"/>eax, [rdi+rsi]</text:span></text:p>
            <text:p><text:span text:style-name="T5"><text:s text:c="8"/></text:span><text:span text:style-name="T5">ret</text:span></text:p>
            <text:p><text:span text:style-name="T5"/></text:p>
            <text:p><text:span text:style-name="T5"/></text:p>
            <text:p><text:span text:style-name="T5">test(int, int):</text:span></text:p>
            <text:p><text:span text:style-name="T5"><text:s text:c="8"/></text:span><text:span text:style-name="T5">mov <text:s text:c="4"/>eax, edi</text:span></text:p>
            <text:p><text:span text:style-name="T5"><text:s text:c="8"/></text:span><text:span text:style-name="T5">ret</text:span></text:p>
          </draw:text-box>
        </draw:frame>
        <presentation:notes draw:style-name="dp2">
          <draw:page-thumbnail draw:style-name="gr1" draw:layer="layout" svg:width="14.848cm" svg:height="11.136cm" svg:x="3.075cm" svg:y="2.257cm" draw:page-number="106" presentation:class="page"/>
          <draw:frame presentation:style-name="pr6" draw:text-style-name="P2" draw:layer="layout" svg:width="16.799cm" svg:height="13.364cm" svg:x="2.1cm" svg:y="14.107cm" presentation:class="notes" presentation:placeholder="true">
            <draw:text-box/>
          </draw:frame>
        </presentation:notes>
      </draw:page>
      <draw:page draw:name="page107"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Inlining (2)</text:p>
          </draw:text-box>
        </draw:frame>
        <draw:custom-shape draw:style-name="gr4" draw:text-style-name="P20" draw:layer="layout" svg:width="4.8cm" svg:height="1.6cm" svg:x="21.2cm" svg:y="4.2cm">
          <text:p text:style-name="P20"><text:span text:style-name="T18">z.cpp</text:span></text:p>
          <draw:enhanced-geometry svg:viewBox="0 0 21600 21600" draw:type="rectangle" draw:enhanced-path="M 0 0 L 21600 0 21600 21600 0 21600 0 0 Z N"/>
        </draw:custom-shape>
        <draw:line draw:style-name="gr6" draw:text-style-name="P14" draw:layer="layout" svg:x1="23.6cm" svg:y1="5.8cm" svg:x2="23.6cm" svg:y2="7.2cm">
          <text:p/>
        </draw:line>
        <draw:custom-shape draw:style-name="gr7" draw:text-style-name="P19" draw:layer="layout" svg:width="4.8cm" svg:height="1.8cm" svg:x="0.3cm" svg:y="5.6cm">
          <text:p text:style-name="P18"><text:span text:style-name="T18">$ g++ -E -P</text:span></text:p>
          <draw:enhanced-geometry svg:viewBox="0 0 21600 21600" draw:type="rectangle" draw:enhanced-path="M 0 0 L 21600 0 21600 21600 0 21600 0 0 Z N"/>
        </draw:custom-shape>
        <draw:custom-shape draw:style-name="gr7" draw:text-style-name="P19" draw:layer="layout" svg:width="4.8cm" svg:height="1.8cm" svg:x="0.3cm" svg:y="8.7cm">
          <text:p text:style-name="P18"><text:span text:style-name="T18">$ g++ -S</text:span></text:p>
          <draw:enhanced-geometry svg:viewBox="0 0 21600 21600" draw:type="rectangle" draw:enhanced-path="M 0 0 L 21600 0 21600 21600 0 21600 0 0 Z N"/>
        </draw:custom-shape>
        <draw:custom-shape draw:style-name="gr8" draw:text-style-name="P19" draw:layer="layout" svg:width="5.5cm" svg:height="1.8cm" svg:x="0.4cm" svg:y="11.7cm">
          <text:p text:style-name="P18"><text:span text:style-name="T18">$ g++ -c (as)</text:span></text:p>
          <draw:enhanced-geometry svg:viewBox="0 0 21600 21600" draw:type="rectangle" draw:enhanced-path="M 0 0 L 21600 0 21600 21600 0 21600 0 0 Z N"/>
        </draw:custom-shape>
        <draw:line draw:style-name="gr6" draw:text-style-name="P14" draw:layer="layout" svg:x1="23.6cm" svg:y1="11.8cm" svg:x2="23.6cm" svg:y2="13.2cm">
          <text:p/>
        </draw:line>
        <draw:line draw:style-name="gr6" draw:text-style-name="P14" draw:layer="layout" svg:x1="23.6cm" svg:y1="8.8cm" svg:x2="23.6cm" svg:y2="10.2cm">
          <text:p/>
        </draw:line>
        <draw:custom-shape draw:style-name="gr4" draw:text-style-name="P20" draw:layer="layout" svg:width="4.8cm" svg:height="1.6cm" svg:x="21.2cm" svg:y="7.2cm">
          <text:p text:style-name="P20"><text:span text:style-name="T18">z.i</text:span></text:p>
          <draw:enhanced-geometry svg:viewBox="0 0 21600 21600" draw:type="rectangle" draw:enhanced-path="M 0 0 L 21600 0 21600 21600 0 21600 0 0 Z N"/>
        </draw:custom-shape>
        <draw:custom-shape draw:style-name="gr4" draw:text-style-name="P20" draw:layer="layout" svg:width="4.8cm" svg:height="1.6cm" svg:x="21.2cm" svg:y="10.2cm">
          <text:p text:style-name="P20"><text:span text:style-name="T18">z.s</text:span></text:p>
          <draw:enhanced-geometry svg:viewBox="0 0 21600 21600" draw:type="rectangle" draw:enhanced-path="M 0 0 L 21600 0 21600 21600 0 21600 0 0 Z N"/>
        </draw:custom-shape>
        <draw:custom-shape draw:style-name="gr4" draw:text-style-name="P20" draw:layer="layout" svg:width="4.8cm" svg:height="1.6cm" svg:x="21.2cm" svg:y="13.2cm">
          <text:p text:style-name="P20"><text:span text:style-name="T18">z.o</text:span></text:p>
          <draw:enhanced-geometry svg:viewBox="0 0 21600 21600" draw:type="rectangle" draw:enhanced-path="M 0 0 L 21600 0 21600 21600 0 21600 0 0 Z N"/>
        </draw:custom-shape>
        <draw:custom-shape draw:style-name="gr5" draw:text-style-name="P39" draw:layer="layout" svg:width="4.8cm" svg:height="1.6cm" svg:x="15.8cm" svg:y="7.2cm">
          <text:p text:style-name="P20"><text:span text:style-name="T18">...</text:span></text:p>
          <draw:enhanced-geometry svg:viewBox="0 0 21600 21600" draw:type="rectangle" draw:enhanced-path="M 0 0 L 21600 0 21600 21600 0 21600 0 0 Z N"/>
        </draw:custom-shape>
        <draw:custom-shape draw:style-name="gr5" draw:text-style-name="P39" draw:layer="layout" svg:width="4.8cm" svg:height="1.6cm" svg:x="15.8cm" svg:y="4.2cm">
          <text:p text:style-name="P20"><text:span text:style-name="T18">...</text:span></text:p>
          <draw:enhanced-geometry svg:viewBox="0 0 21600 21600" draw:type="rectangle" draw:enhanced-path="M 0 0 L 21600 0 21600 21600 0 21600 0 0 Z N"/>
        </draw:custom-shape>
        <draw:custom-shape draw:style-name="gr5" draw:text-style-name="P39" draw:layer="layout" svg:width="4.8cm" svg:height="1.6cm" svg:x="15.8cm" svg:y="10.2cm">
          <text:p text:style-name="P20"><text:span text:style-name="T18">...</text:span></text:p>
          <draw:enhanced-geometry svg:viewBox="0 0 21600 21600" draw:type="rectangle" draw:enhanced-path="M 0 0 L 21600 0 21600 21600 0 21600 0 0 Z N"/>
        </draw:custom-shape>
        <draw:custom-shape draw:style-name="gr5" draw:text-style-name="P39" draw:layer="layout" svg:width="4.8cm" svg:height="1.6cm" svg:x="15.8cm" svg:y="13.2cm">
          <text:p text:style-name="P20"><text:span text:style-name="T18">...</text:span></text:p>
          <draw:enhanced-geometry svg:viewBox="0 0 21600 21600" draw:type="rectangle" draw:enhanced-path="M 0 0 L 21600 0 21600 21600 0 21600 0 0 Z N"/>
        </draw:custom-shape>
        <draw:custom-shape draw:style-name="gr4" draw:text-style-name="P20" draw:layer="layout" svg:width="4.8cm" svg:height="1.6cm" svg:x="10.9cm" svg:y="4.2cm">
          <text:p text:style-name="P20"><text:span text:style-name="T18">b.cpp</text:span></text:p>
          <draw:enhanced-geometry svg:viewBox="0 0 21600 21600" draw:type="rectangle" draw:enhanced-path="M 0 0 L 21600 0 21600 21600 0 21600 0 0 Z N"/>
        </draw:custom-shape>
        <draw:line draw:style-name="gr6" draw:text-style-name="P14" draw:layer="layout" svg:x1="13.3cm" svg:y1="5.8cm" svg:x2="13.3cm" svg:y2="7.2cm">
          <text:p/>
        </draw:line>
        <draw:line draw:style-name="gr6" draw:text-style-name="P14" draw:layer="layout" svg:x1="13.3cm" svg:y1="11.8cm" svg:x2="13.3cm" svg:y2="13.2cm">
          <text:p/>
        </draw:line>
        <draw:line draw:style-name="gr6" draw:text-style-name="P14" draw:layer="layout" svg:x1="13.3cm" svg:y1="8.8cm" svg:x2="13.3cm" svg:y2="10.2cm">
          <text:p/>
        </draw:line>
        <draw:custom-shape draw:style-name="gr4" draw:text-style-name="P20" draw:layer="layout" svg:width="4.8cm" svg:height="1.6cm" svg:x="10.9cm" svg:y="7.2cm">
          <text:p text:style-name="P20"><text:span text:style-name="T18">b.i</text:span></text:p>
          <draw:enhanced-geometry svg:viewBox="0 0 21600 21600" draw:type="rectangle" draw:enhanced-path="M 0 0 L 21600 0 21600 21600 0 21600 0 0 Z N"/>
        </draw:custom-shape>
        <draw:custom-shape draw:style-name="gr4" draw:text-style-name="P20" draw:layer="layout" svg:width="4.8cm" svg:height="1.6cm" svg:x="10.9cm" svg:y="10.2cm">
          <text:p text:style-name="P20"><text:span text:style-name="T18">b.s</text:span></text:p>
          <draw:enhanced-geometry svg:viewBox="0 0 21600 21600" draw:type="rectangle" draw:enhanced-path="M 0 0 L 21600 0 21600 21600 0 21600 0 0 Z N"/>
        </draw:custom-shape>
        <draw:custom-shape draw:style-name="gr4" draw:text-style-name="P20" draw:layer="layout" svg:width="4.8cm" svg:height="1.6cm" svg:x="10.9cm" svg:y="13.2cm">
          <text:p text:style-name="P20"><text:span text:style-name="T18">b.o</text:span></text:p>
          <draw:enhanced-geometry svg:viewBox="0 0 21600 21600" draw:type="rectangle" draw:enhanced-path="M 0 0 L 21600 0 21600 21600 0 21600 0 0 Z N"/>
        </draw:custom-shape>
        <draw:custom-shape draw:style-name="gr4" draw:text-style-name="P20" draw:layer="layout" svg:width="4.8cm" svg:height="1.6cm" svg:x="5.7cm" svg:y="4.2cm">
          <text:p text:style-name="P20"><text:span text:style-name="T18">a.cpp</text:span></text:p>
          <draw:enhanced-geometry svg:viewBox="0 0 21600 21600" draw:type="rectangle" draw:enhanced-path="M 0 0 L 21600 0 21600 21600 0 21600 0 0 Z N"/>
        </draw:custom-shape>
        <draw:line draw:style-name="gr6" draw:text-style-name="P14" draw:layer="layout" svg:x1="8.1cm" svg:y1="5.8cm" svg:x2="8.1cm" svg:y2="7.2cm">
          <text:p/>
        </draw:line>
        <draw:line draw:style-name="gr6" draw:text-style-name="P14" draw:layer="layout" svg:x1="8.1cm" svg:y1="11.8cm" svg:x2="8.1cm" svg:y2="13.2cm">
          <text:p/>
        </draw:line>
        <draw:line draw:style-name="gr6" draw:text-style-name="P14" draw:layer="layout" svg:x1="8.1cm" svg:y1="8.8cm" svg:x2="8.1cm" svg:y2="10.2cm">
          <text:p/>
        </draw:line>
        <draw:custom-shape draw:style-name="gr4" draw:text-style-name="P20" draw:layer="layout" svg:width="4.8cm" svg:height="1.6cm" svg:x="5.7cm" svg:y="7.2cm">
          <text:p text:style-name="P20"><text:span text:style-name="T18">a.i</text:span></text:p>
          <draw:enhanced-geometry svg:viewBox="0 0 21600 21600" draw:type="rectangle" draw:enhanced-path="M 0 0 L 21600 0 21600 21600 0 21600 0 0 Z N"/>
        </draw:custom-shape>
        <draw:custom-shape draw:style-name="gr4" draw:text-style-name="P20" draw:layer="layout" svg:width="4.8cm" svg:height="1.6cm" svg:x="5.7cm" svg:y="10.2cm">
          <text:p text:style-name="P20"><text:span text:style-name="T18">a.s</text:span></text:p>
          <draw:enhanced-geometry svg:viewBox="0 0 21600 21600" draw:type="rectangle" draw:enhanced-path="M 0 0 L 21600 0 21600 21600 0 21600 0 0 Z N"/>
        </draw:custom-shape>
        <draw:custom-shape draw:style-name="gr4" draw:text-style-name="P20" draw:layer="layout" svg:width="4.8cm" svg:height="1.6cm" svg:x="5.7cm" svg:y="13.2cm">
          <text:p text:style-name="P20"><text:span text:style-name="T18">a.o</text:span></text:p>
          <draw:enhanced-geometry svg:viewBox="0 0 21600 21600" draw:type="rectangle" draw:enhanced-path="M 0 0 L 21600 0 21600 21600 0 21600 0 0 Z N"/>
        </draw:custom-shape>
        <draw:custom-shape draw:style-name="gr4" draw:text-style-name="P20" draw:layer="layout" svg:width="4.8cm" svg:height="1.6cm" svg:x="13.6cm" svg:y="16.6cm">
          <text:p text:style-name="P20"><text:span text:style-name="T18">program</text:span></text:p>
          <draw:enhanced-geometry svg:viewBox="0 0 21600 21600" draw:type="rectangle" draw:enhanced-path="M 0 0 L 21600 0 21600 21600 0 21600 0 0 Z N"/>
        </draw:custom-shape>
        <draw:line draw:style-name="gr6" draw:text-style-name="P14" draw:layer="layout" svg:x1="13.4cm" svg:y1="14.8cm" svg:x2="16cm" svg:y2="16.6cm">
          <text:p/>
        </draw:line>
        <draw:line draw:style-name="gr6" draw:text-style-name="P14" draw:layer="layout" svg:x1="8cm" svg:y1="14.8cm" svg:x2="16cm" svg:y2="16.6cm">
          <text:p/>
        </draw:line>
        <draw:line draw:style-name="gr6" draw:text-style-name="P14" draw:layer="layout" svg:x1="23.6cm" svg:y1="14.8cm" svg:x2="16cm" svg:y2="16.6cm">
          <text:p/>
        </draw:line>
        <draw:custom-shape draw:style-name="gr7" draw:text-style-name="P19" draw:layer="layout" svg:width="4.8cm" svg:height="1.8cm" svg:x="0.4cm" svg:y="15.4cm">
          <text:p text:style-name="P18"><text:span text:style-name="T18">$ g++ (ld)</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07" presentation:class="page"/>
          <draw:frame presentation:style-name="pr7" draw:text-style-name="P4" draw:layer="layout" svg:width="16.799cm" svg:height="13.364cm" svg:x="2.1cm" svg:y="14.107cm" presentation:class="notes" presentation:placeholder="true">
            <draw:text-box/>
          </draw:frame>
        </presentation:notes>
      </draw:page>
      <draw:page draw:name="page108"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Inlining (3)</text:p>
          </draw:text-box>
        </draw:frame>
        <draw:frame presentation:style-name="pr5" draw:text-style-name="P34" draw:layer="layout" svg:width="25.5cm" svg:height="13cm" svg:x="1cm" svg:y="5.5cm" presentation:class="outline">
          <draw:text-box>
            <text:list text:style-name="L1">
              <text:list-item>
                <text:p><text:span text:style-name="T42">Traditionally inlining didn’t work across translation units:</text:span></text:p>
                <text:list>
                  <text:list-item>
                    <text:p><text:span text:style-name="T42">At the point of usage the body of the function is unknown.</text:span></text:p>
                  </text:list-item>
                  <text:list-item>
                    <text:p><text:span text:style-name="T42">At the point of definition the usages are unknown.</text:span></text:p>
                  </text:list-item>
                </text:list>
              </text:list-item>
              <text:list-item>
                <text:p><text:span text:style-name="T42">Nowadays we have LTO (link time optimization)</text:span></text:p>
                <text:list>
                  <text:list-item>
                    <text:p><text:span text:style-name="T42">The compiler defers code generation to the point of linking.</text:span></text:p>
                    <text:list>
                      <text:list-item>
                        <text:p><text:span text:style-name="T57">The compiler writes to the object files an </text:span><text:span text:style-name="T42">IR (intemediate representation) instead of machine code.</text:span></text:p>
                      </text:list-item>
                      <text:list-item>
                        <text:p><text:span text:style-name="T42">The linker reads the IR for all object files, does optimization across translation units and writes the final binary.</text:span></text:p>
                      </text:list-item>
                    </text:list>
                  </text:list-item>
                  <text:list-item>
                    <text:p><text:span text:style-name="T42">With LTO compiler can detect some types of ODR-violations.</text:span></text:p>
                  </text:list-item>
                  <text:list-item>
                    <text:p><text:span text:style-name="T42">LTO usually negatively affects recompilation time</text:span></text:p>
                  </text:list-item>
                </text:list>
              </text:list-item>
            </text:list>
          </draw:text-box>
        </draw:frame>
        <presentation:notes draw:style-name="dp2">
          <draw:page-thumbnail draw:style-name="gr1" draw:layer="layout" svg:width="14.848cm" svg:height="11.136cm" svg:x="3.075cm" svg:y="2.257cm" draw:page-number="108" presentation:class="page"/>
          <draw:frame presentation:style-name="pr6" draw:text-style-name="P2" draw:layer="layout" svg:width="16.799cm" svg:height="13.364cm" svg:x="2.1cm" svg:y="14.107cm" presentation:class="notes" presentation:placeholder="true">
            <draw:text-box/>
          </draw:frame>
        </presentation:notes>
      </draw:page>
      <draw:page draw:name="page109"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 text:style-name="P9">Inlining (4)</text:p>
          </draw:text-box>
        </draw:frame>
        <draw:frame draw:style-name="gr65" draw:text-style-name="P38" draw:layer="layout" svg:width="15.428cm" svg:height="19.413cm" svg:x="0.772cm" svg:y="4.387cm">
          <draw:text-box>
            <text:p><text:span text:style-name="T52">// a.cpp</text:span></text:p>
            <text:p><text:span text:style-name="T52">#include &lt;iostream&gt;</text:span></text:p>
            <text:p><text:span text:style-name="T52"/></text:p>
            <text:p><text:span text:style-name="T52">struct x</text:span></text:p>
            <text:p><text:span text:style-name="T52">{</text:span></text:p>
            <text:p><text:span text:style-name="T52"><text:s text:c="2"/></text:span><text:span text:style-name="T52">int a;</text:span></text:p>
            <text:p><text:span text:style-name="T52"><text:s text:c="2"/></text:span><text:span text:style-name="T52">double b;</text:span></text:p>
            <text:p><text:span text:style-name="T52"><text:s text:c="2"/></text:span><text:span text:style-name="T52">int c;</text:span></text:p>
            <text:p><text:span text:style-name="T52"><text:s text:c="2"/></text:span><text:span text:style-name="T52">int d;</text:span></text:p>
            <text:p><text:span text:style-name="T52">};</text:span></text:p>
            <text:p><text:span text:style-name="T52"/></text:p>
            <text:p><text:span text:style-name="T52">x f();</text:span></text:p>
            <text:p><text:span text:style-name="T52"/></text:p>
            <text:p><text:span text:style-name="T52">int main()</text:span></text:p>
            <text:p><text:span text:style-name="T52">{</text:span></text:p>
            <text:p><text:span text:style-name="T52"><text:s text:c="2"/></text:span><text:span text:style-name="T52">x xx = f();</text:span></text:p>
            <text:p><text:span text:style-name="T52"><text:s text:c="2"/></text:span><text:span text:style-name="T52">std::cout &lt;&lt; xx.a &lt;&lt; " "</text:span></text:p>
            <text:p><text:span text:style-name="T52"><text:s text:c="12"/></text:span><text:span text:style-name="T52">&lt;&lt; xx.b &lt;&lt; " "</text:span></text:p>
            <text:p><text:span text:style-name="T52"><text:s text:c="12"/></text:span><text:span text:style-name="T52">&lt;&lt; xx.c &lt;&lt; " "</text:span></text:p>
            <text:p><text:span text:style-name="T52"><text:s text:c="12"/></text:span><text:span text:style-name="T52">&lt;&lt; xx.d &lt;&lt; "\n";</text:span></text:p>
            <text:p><text:span text:style-name="T52">}</text:span></text:p>
          </draw:text-box>
        </draw:frame>
        <draw:frame draw:style-name="gr66" draw:text-style-name="P38" draw:layer="layout" svg:width="10.8cm" svg:height="13cm" svg:x="14.8cm" svg:y="4.4cm">
          <draw:text-box>
            <text:p><text:span text:style-name="T52">// b.cpp</text:span></text:p>
            <text:p><text:span text:style-name="T52">struct x</text:span></text:p>
            <text:p><text:span text:style-name="T52">{</text:span></text:p>
            <text:p><text:span text:style-name="T52"><text:s text:c="2"/></text:span><text:span text:style-name="T52">int a;</text:span></text:p>
            <text:p><text:span text:style-name="T52"><text:s text:c="2"/></text:span><text:span text:style-name="T52">int b;</text:span></text:p>
            <text:p><text:span text:style-name="T52"><text:s text:c="2"/></text:span><text:span text:style-name="T52">int c;</text:span></text:p>
            <text:p><text:span text:style-name="T52"><text:s text:c="2"/></text:span><text:span text:style-name="T52">int d;</text:span></text:p>
            <text:p><text:span text:style-name="T52"><text:s text:c="2"/></text:span><text:span text:style-name="T52">int e;</text:span></text:p>
            <text:p><text:span text:style-name="T52">};</text:span></text:p>
            <text:p><text:span text:style-name="T52"/></text:p>
            <text:p><text:span text:style-name="T52">x f()</text:span></text:p>
            <text:p><text:span text:style-name="T52">{</text:span></text:p>
            <text:p><text:span text:style-name="T52"><text:s text:c="2"/></text:span><text:span text:style-name="T52">x result;</text:span></text:p>
            <text:p><text:span text:style-name="T52"><text:s text:c="2"/></text:span><text:span text:style-name="T52">result.a = 1;</text:span></text:p>
            <text:p><text:span text:style-name="T52"><text:s text:c="2"/></text:span><text:span text:style-name="T52">result.b = 2;</text:span></text:p>
            <text:p><text:span text:style-name="T52"><text:s text:c="2"/></text:span><text:span text:style-name="T52">result.c = 3;</text:span></text:p>
            <text:p><text:span text:style-name="T52"><text:s text:c="2"/></text:span><text:span text:style-name="T52">result.d = 4;</text:span></text:p>
            <text:p><text:span text:style-name="T52"><text:s text:c="2"/></text:span><text:span text:style-name="T52">result.e = 5;</text:span></text:p>
            <text:p><text:span text:style-name="T52"><text:s text:c="2"/></text:span><text:span text:style-name="T52">return result;</text:span></text:p>
            <text:p><text:span text:style-name="T52">}</text:span></text:p>
          </draw:text-box>
        </draw:frame>
        <presentation:notes draw:style-name="dp2">
          <draw:page-thumbnail draw:style-name="gr1" draw:layer="layout" svg:width="14.848cm" svg:height="11.136cm" svg:x="3.075cm" svg:y="2.257cm" draw:page-number="109" presentation:class="page"/>
          <draw:frame presentation:style-name="pr6" draw:text-style-name="P4" draw:layer="layout" svg:width="16.799cm" svg:height="13.364cm" svg:x="2.1cm" svg:y="14.107cm" presentation:class="notes" presentation:placeholder="true">
            <draw:text-box/>
          </draw:frame>
        </presentation:notes>
      </draw:page>
      <draw:page draw:name="page110"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Inlining (5)</text:p>
          </draw:text-box>
        </draw:frame>
        <draw:frame draw:style-name="gr73" draw:text-style-name="P6" draw:layer="layout" svg:width="24.679cm" svg:height="25.884cm" svg:x="0.721cm" svg:y="4.2cm">
          <draw:text-box>
            <text:p><text:span text:style-name="T58">$ g++ -flto a.cpp b.cpp</text:span></text:p>
            <text:p><text:span text:style-name="T58">a.cpp:4:8: warning: type ‘struct x’ violates the C++ One Definition Rule [-Wodr]</text:span></text:p>
            <text:p><text:span text:style-name="T58"><text:s text:c="4"/></text:span><text:span text:style-name="T58">4 | struct x</text:span></text:p>
            <text:p><text:span text:style-name="T58"><text:s text:c="6"/></text:span><text:span text:style-name="T58">| <text:s text:c="7"/>^</text:span></text:p>
            <text:p><text:span text:style-name="T58">b.cpp:2:8: note: a different type is defined in another translation unit</text:span></text:p>
            <text:p><text:span text:style-name="T58"><text:s text:c="4"/></text:span><text:span text:style-name="T58">2 | struct x</text:span></text:p>
            <text:p><text:span text:style-name="T58"><text:s text:c="6"/></text:span><text:span text:style-name="T58">| <text:s text:c="7"/>^</text:span></text:p>
            <text:p><text:span text:style-name="T58">a.cpp:7:10: note: the first difference of corresponding definitions is field ‘b’</text:span></text:p>
            <text:p><text:span text:style-name="T58"><text:s text:c="4"/></text:span><text:span text:style-name="T58">7 | <text:s text:c="2"/>double b;</text:span></text:p>
            <text:p><text:span text:style-name="T58"><text:s text:c="6"/></text:span><text:span text:style-name="T58">| <text:s text:c="9"/>^</text:span></text:p>
            <text:p><text:span text:style-name="T58">b.cpp:5:7: note: a field of same name but different type is defined in another translation unit</text:span></text:p>
            <text:p><text:span text:style-name="T58"><text:s text:c="4"/></text:span><text:span text:style-name="T58">5 | <text:s text:c="2"/>int b;</text:span></text:p>
            <text:p><text:span text:style-name="T58"><text:s text:c="6"/></text:span><text:span text:style-name="T58">| <text:s text:c="6"/>^</text:span></text:p>
            <text:p><text:span text:style-name="T58">a.cpp:4:8: note: type ‘double’ should match type ‘int’</text:span></text:p>
            <text:p><text:span text:style-name="T58"><text:s text:c="4"/></text:span><text:span text:style-name="T58">4 | struct x</text:span></text:p>
            <text:p><text:span text:style-name="T58"><text:s text:c="6"/></text:span><text:span text:style-name="T58">| <text:s text:c="7"/>^</text:span></text:p>
            <text:p><text:span text:style-name="T58">a.cpp:12:3: warning: ‘f’ violates the C++ One Definition Rule [-Wodr]</text:span></text:p>
            <text:p><text:span text:style-name="T58"><text:s text:c="3"/></text:span><text:span text:style-name="T58">12 | x f();</text:span></text:p>
            <text:p><text:span text:style-name="T58"><text:s text:c="6"/></text:span><text:span text:style-name="T58">| <text:s text:c="2"/>^</text:span></text:p>
            <text:p><text:span text:style-name="T58">b.cpp:11:3: note: return value type mismatch</text:span></text:p>
            <text:p><text:span text:style-name="T58"><text:s text:c="3"/></text:span><text:span text:style-name="T58">11 | x f()</text:span></text:p>
            <text:p><text:span text:style-name="T58"><text:s text:c="6"/></text:span><text:span text:style-name="T58">| <text:s text:c="2"/>^</text:span></text:p>
            <text:p><text:span text:style-name="T58">b.cpp:2:8: note: type ‘struct x’ itself violates the C++ One Definition Rule</text:span></text:p>
            <text:p><text:span text:style-name="T58"><text:s text:c="4"/></text:span><text:span text:style-name="T58">2 | struct x</text:span></text:p>
            <text:p><text:span text:style-name="T58"><text:s text:c="6"/></text:span><text:span text:style-name="T58">| <text:s text:c="7"/>^</text:span></text:p>
            <text:p><text:span text:style-name="T58">a.cpp:4:8: note: the incompatible type is defined here</text:span></text:p>
            <text:p><text:span text:style-name="T58"><text:s text:c="4"/></text:span><text:span text:style-name="T58">4 | struct x</text:span></text:p>
            <text:p><text:span text:style-name="T58"><text:s text:c="6"/></text:span><text:span text:style-name="T58">| <text:s text:c="7"/>^</text:span></text:p>
            <text:p><text:span text:style-name="T58">b.cpp:11:3: note: ‘f’ was previously declared here</text:span></text:p>
            <text:p><text:span text:style-name="T58"><text:s text:c="3"/></text:span><text:span text:style-name="T58">11 | x f()</text:span></text:p>
            <text:p><text:span text:style-name="T58"><text:s text:c="6"/></text:span><text:span text:style-name="T58">| <text:s text:c="2"/>^</text:span></text:p>
            <text:p><text:span text:style-name="T58">b.cpp:11:3: note: code may be misoptimized unless ‘-fno-strict-aliasing’ is used</text:span></text:p>
          </draw:text-box>
        </draw:frame>
        <presentation:notes draw:style-name="dp2">
          <draw:page-thumbnail draw:style-name="gr1" draw:layer="layout" svg:width="14.848cm" svg:height="11.136cm" svg:x="3.075cm" svg:y="2.257cm" draw:page-number="110" presentation:class="page"/>
          <draw:frame presentation:style-name="pr6" draw:text-style-name="P2" draw:layer="layout" svg:width="16.799cm" svg:height="13.364cm" svg:x="2.1cm" svg:y="14.107cm" presentation:class="notes" presentation:placeholder="true">
            <draw:text-box/>
          </draw:frame>
        </presentation:notes>
      </draw:page>
      <draw:page draw:name="page111"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Inlining (6)</text:p>
          </draw:text-box>
        </draw:frame>
        <draw:frame presentation:style-name="pr5" draw:text-style-name="P34" draw:layer="layout" svg:width="25.5cm" svg:height="13cm" svg:x="1cm" svg:y="5.5cm" presentation:class="outline">
          <draw:text-box>
            <text:list text:style-name="L1">
              <text:list-item>
                <text:p><text:span text:style-name="T42">Traditionally inlining didn’t work across translation units:</text:span></text:p>
                <text:list>
                  <text:list-item>
                    <text:p><text:span text:style-name="T42">At the point of usage the body of the function is unknown.</text:span></text:p>
                  </text:list-item>
                  <text:list-item>
                    <text:p><text:span text:style-name="T42">At the point of definition the usages are unknown.</text:span></text:p>
                  </text:list-item>
                </text:list>
              </text:list-item>
              <text:list-item>
                <text:p text:style-name="P11"><text:span text:style-name="T59">Let us assume that the LTO haven’t been invented yet and w</text:span><text:span text:style-name="T42">e want to inline some functions.</text:span></text:p>
              </text:list-item>
              <text:list-item>
                <text:p><text:span text:style-name="T42">Can we have a definition in header file?</text:span></text:p>
                <text:list>
                  <text:list-item>
                    <text:p><text:span text:style-name="T42">Yes, but it will cause redefinition errors.</text:span></text:p>
                  </text:list-item>
                  <text:list-item>
                    <text:p><text:span text:style-name="T42">The declaration specifier </text:span><text:span text:style-name="T5">inline</text:span><text:span text:style-name="T42"> supresses these errors.</text:span></text:p>
                  </text:list-item>
                </text:list>
              </text:list-item>
            </text:list>
          </draw:text-box>
        </draw:frame>
        <presentation:notes draw:style-name="dp2">
          <draw:page-thumbnail draw:style-name="gr1" draw:layer="layout" svg:width="14.848cm" svg:height="11.136cm" svg:x="3.075cm" svg:y="2.257cm" draw:page-number="111" presentation:class="page"/>
          <draw:frame presentation:style-name="pr6" draw:text-style-name="P4" draw:layer="layout" svg:width="16.799cm" svg:height="13.364cm" svg:x="2.1cm" svg:y="14.107cm" presentation:class="notes" presentation:placeholder="true">
            <draw:text-box/>
          </draw:frame>
        </presentation:notes>
      </draw:page>
      <draw:page draw:name="page11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Inlining (7)</text:p>
          </draw:text-box>
        </draw:frame>
        <draw:frame draw:style-name="gr38" draw:text-style-name="P6" draw:layer="layout" svg:width="13.826cm" svg:height="6.884cm" svg:x="1.2cm" svg:y="4.116cm">
          <draw:text-box>
            <text:p><text:span text:style-name="T5">// f.h</text:span></text:p>
            <text:p><text:span text:style-name="T5">#pragma once</text:span></text:p>
            <text:p><text:span text:style-name="T5">#include &lt;cstdio&gt;</text:span></text:p>
            <text:p><text:span text:style-name="T5"/></text:p>
            <text:p><text:span text:style-name="T32">inline</text:span><text:span text:style-name="T5"> void f()</text:span></text:p>
            <text:p><text:span text:style-name="T5">{</text:span></text:p>
            <text:p><text:span text:style-name="T5"><text:s text:c="4"/></text:span><text:span text:style-name="T5">printf("Hello, world!\n");</text:span></text:p>
            <text:p><text:span text:style-name="T5">}</text:span></text:p>
          </draw:text-box>
        </draw:frame>
        <draw:frame draw:style-name="gr36" draw:text-style-name="P6" draw:layer="layout" svg:width="10.52cm" svg:height="9.095cm" svg:x="0.2cm" svg:y="10.905cm">
          <draw:text-box>
            <text:p><text:span text:style-name="T5">//a.cpp</text:span></text:p>
            <text:p><text:span text:style-name="T5">#include "f.h"</text:span></text:p>
            <text:p><text:span text:style-name="T5"/></text:p>
            <text:p><text:span text:style-name="T5">void g();</text:span></text:p>
            <text:p><text:span text:style-name="T5"/></text:p>
            <text:p><text:span text:style-name="T5">int main()</text:span></text:p>
            <text:p><text:span text:style-name="T5">{</text:span></text:p>
            <text:p><text:span text:style-name="T5"><text:s text:c="4"/></text:span><text:span text:style-name="T5">f();</text:span></text:p>
            <text:p><text:span text:style-name="T5"><text:s text:c="4"/></text:span><text:span text:style-name="T5">g();</text:span></text:p>
            <text:p><text:span text:style-name="T5">}</text:span></text:p>
          </draw:text-box>
        </draw:frame>
        <draw:frame draw:style-name="gr74" draw:text-style-name="P6" draw:layer="layout" svg:width="7.109cm" svg:height="8.147cm" svg:x="7.891cm" svg:y="10.953cm">
          <draw:text-box>
            <text:p><text:span text:style-name="T5">// b.cpp</text:span></text:p>
            <text:p><text:span text:style-name="T5">#include "f.h"</text:span></text:p>
            <text:p><text:span text:style-name="T5"/></text:p>
            <text:p><text:span text:style-name="T5">void g()</text:span></text:p>
            <text:p><text:span text:style-name="T5">{</text:span></text:p>
            <text:p><text:span text:style-name="T5"><text:s text:c="4"/></text:span><text:span text:style-name="T5">f();</text:span></text:p>
            <text:p><text:span text:style-name="T5">}</text:span></text:p>
          </draw:text-box>
        </draw:frame>
        <draw:frame draw:style-name="gr20" draw:text-style-name="P6" draw:layer="layout" svg:width="8.308cm" svg:height="5.41cm" svg:x="18.892cm" svg:y="7cm">
          <draw:text-box>
            <text:p><text:span text:style-name="T5">$ g++ a.cpp b.cpp</text:span></text:p>
            <text:p><text:span text:style-name="T5">$ ./a.out</text:span></text:p>
            <text:p><text:span text:style-name="T5">Hello, world!</text:span></text:p>
            <text:p><text:span text:style-name="T5">Hello, world!</text:span></text:p>
          </draw:text-box>
        </draw:frame>
        <presentation:notes draw:style-name="dp2">
          <draw:page-thumbnail draw:style-name="gr1" draw:layer="layout" svg:width="14.848cm" svg:height="11.136cm" svg:x="3.075cm" svg:y="2.257cm" draw:page-number="112" presentation:class="page"/>
          <draw:frame presentation:style-name="pr6" draw:text-style-name="P2" draw:layer="layout" svg:width="16.799cm" svg:height="13.364cm" svg:x="2.1cm" svg:y="14.107cm" presentation:class="notes" presentation:placeholder="true">
            <draw:text-box/>
          </draw:frame>
        </presentation:notes>
      </draw:page>
      <draw:page draw:name="page11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Inlining (8)</text:p>
          </draw:text-box>
        </draw:frame>
        <draw:frame presentation:style-name="pr5" draw:text-style-name="P5" draw:layer="layout" svg:width="25.5cm" svg:height="13cm" svg:x="1cm" svg:y="5.5cm" presentation:class="outline">
          <draw:text-box>
            <text:list text:style-name="L1">
              <text:list-item>
                <text:p><text:span text:style-name="T4">One definition rule:</text:span></text:p>
                <text:list>
                  <text:list-item>
                    <text:p><text:span text:style-name="T17">No translation unit shall contain more than one definition of any </text:span><text:span text:style-name="T4"><text:s/>variable, function, class type.</text:span></text:p>
                  </text:list-item>
                  <text:list-item>
                    <text:p><text:span text:style-name="T17">Every program shall contain exactly one definition of every </text:span><text:span text:style-name="T55">non-inline </text:span><text:span text:style-name="T4">function or variable.</text:span></text:p>
                  </text:list-item>
                  <text:list-item>
                    <text:p><text:span text:style-name="T4">There can be more than one definition of a class type or </text:span><text:span text:style-name="T55">inline function or variable</text:span><text:span text:style-name="T4">, but they </text:span><text:span text:style-name="T60">all must be equivalent.</text:span></text:p>
                  </text:list-item>
                </text:list>
              </text:list-item>
            </text:list>
          </draw:text-box>
        </draw:frame>
        <presentation:notes draw:style-name="dp2">
          <draw:page-thumbnail draw:style-name="gr1" draw:layer="layout" svg:width="14.848cm" svg:height="11.136cm" svg:x="3.075cm" svg:y="2.257cm" draw:page-number="113" presentation:class="page"/>
          <draw:frame presentation:style-name="pr6" draw:text-style-name="P4" draw:layer="layout" svg:width="16.799cm" svg:height="13.364cm" svg:x="2.1cm" svg:y="14.107cm" presentation:class="notes" presentation:placeholder="true">
            <draw:text-box/>
          </draw:frame>
        </presentation:notes>
      </draw:page>
      <draw:page draw:name="page11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Inlining (9)</text:p>
          </draw:text-box>
        </draw:frame>
        <draw:frame draw:style-name="gr75" draw:text-style-name="P40" draw:layer="layout" svg:width="12.594cm" svg:height="12.267cm" svg:x="0.806cm" svg:y="3.92cm">
          <draw:text-box>
            <text:p><text:span text:style-name="T56">// a.cpp</text:span></text:p>
            <text:p><text:span text:style-name="T56">#include &lt;cstdio&gt;</text:span></text:p>
            <text:p><text:span text:style-name="T56"/></text:p>
            <text:p><text:span text:style-name="T56">inline void f()</text:span></text:p>
            <text:p><text:span text:style-name="T56">{</text:span></text:p>
            <text:p><text:span text:style-name="T56"><text:s text:c="4"/></text:span><text:span text:style-name="T56">printf("Hello, a.cpp!\n");</text:span></text:p>
            <text:p><text:span text:style-name="T56">}</text:span></text:p>
            <text:p><text:span text:style-name="T56"/></text:p>
            <text:p><text:span text:style-name="T56">void g();</text:span></text:p>
            <text:p><text:span text:style-name="T56"/></text:p>
            <text:p><text:span text:style-name="T56">int main()</text:span></text:p>
            <text:p><text:span text:style-name="T56">{</text:span></text:p>
            <text:p><text:span text:style-name="T56"><text:s text:c="4"/></text:span><text:span text:style-name="T56">f();</text:span></text:p>
            <text:p><text:span text:style-name="T56"><text:s text:c="4"/></text:span><text:span text:style-name="T56">g();</text:span></text:p>
            <text:p><text:span text:style-name="T56">}</text:span></text:p>
          </draw:text-box>
        </draw:frame>
        <draw:frame draw:style-name="gr76" draw:text-style-name="P40" draw:layer="layout" svg:width="12.6cm" svg:height="9.864cm" svg:x="14.2cm" svg:y="4.036cm">
          <draw:text-box>
            <text:p><text:span text:style-name="T56">// b.cpp</text:span></text:p>
            <text:p><text:span text:style-name="T56">#include &lt;cstdio&gt;</text:span></text:p>
            <text:p><text:span text:style-name="T56"/></text:p>
            <text:p><text:span text:style-name="T56">inline void f()</text:span></text:p>
            <text:p><text:span text:style-name="T56">{</text:span></text:p>
            <text:p><text:span text:style-name="T56"><text:s text:c="4"/></text:span><text:span text:style-name="T56">printf("Hello, b.cpp!\n");</text:span></text:p>
            <text:p><text:span text:style-name="T56">}</text:span></text:p>
            <text:p><text:span text:style-name="T56"/></text:p>
            <text:p><text:span text:style-name="T56">void g()</text:span></text:p>
            <text:p><text:span text:style-name="T56">{</text:span></text:p>
            <text:p><text:span text:style-name="T56"><text:s text:c="4"/></text:span><text:span text:style-name="T56">f();</text:span></text:p>
            <text:p><text:span text:style-name="T56">}</text:span></text:p>
          </draw:text-box>
        </draw:frame>
        <draw:frame draw:style-name="gr77" draw:text-style-name="P40" draw:layer="layout" svg:width="8.4cm" svg:height="4.664cm" svg:x="0.4cm" svg:y="14.6cm">
          <draw:text-box>
            <text:p><text:span text:style-name="T56">$ g++ a.cpp b.cpp</text:span></text:p>
            <text:p><text:span text:style-name="T56">$ ./a.out</text:span></text:p>
            <text:p><text:span text:style-name="T56">Hello, a.cpp!</text:span></text:p>
            <text:p><text:span text:style-name="T56">Hello, a.cpp!</text:span></text:p>
            <text:p><text:span text:style-name="T56"/></text:p>
          </draw:text-box>
        </draw:frame>
        <draw:frame draw:style-name="gr78" draw:text-style-name="P45" draw:layer="layout" svg:width="8cm" svg:height="3.456cm" svg:x="8.4cm" svg:y="14.6cm">
          <draw:text-box>
            <text:p><text:span text:style-name="T61">$ g++ b.cpp a.cpp</text:span></text:p>
            <text:p><text:span text:style-name="T61">$ ./a.out</text:span></text:p>
            <text:p><text:span text:style-name="T61">Hello, b.cpp!</text:span></text:p>
            <text:p><text:span text:style-name="T61">Hello, b.cpp!</text:span></text:p>
          </draw:text-box>
        </draw:frame>
        <draw:frame draw:style-name="gr78" draw:text-style-name="P40" draw:layer="layout" svg:width="8.375cm" svg:height="3.456cm" svg:x="17.025cm" svg:y="14.744cm">
          <draw:text-box>
            <text:p><text:span text:style-name="T56">$ g++ -O2 a.cpp b.cpp</text:span></text:p>
            <text:p><text:span text:style-name="T56">$ ./a.out</text:span></text:p>
            <text:p><text:span text:style-name="T56">Hello, a.cpp!</text:span></text:p>
            <text:p><text:span text:style-name="T56">Hello, b.cpp!</text:span></text:p>
          </draw:text-box>
        </draw:frame>
        <presentation:notes draw:style-name="dp2">
          <draw:page-thumbnail draw:style-name="gr1" draw:layer="layout" svg:width="14.848cm" svg:height="11.136cm" svg:x="3.075cm" svg:y="2.257cm" draw:page-number="114" presentation:class="page"/>
          <draw:frame presentation:style-name="pr6" draw:text-style-name="P2" draw:layer="layout" svg:width="16.799cm" svg:height="13.364cm" svg:x="2.1cm" svg:y="14.107cm" presentation:class="notes" presentation:placeholder="true">
            <draw:text-box/>
          </draw:frame>
        </presentation:notes>
      </draw:page>
      <draw:page draw:name="page115"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Inlining (10)</text:p>
          </draw:text-box>
        </draw:frame>
        <draw:frame presentation:style-name="pr5" draw:text-style-name="P34" draw:layer="layout" svg:width="25.5cm" svg:height="13cm" svg:x="1cm" svg:y="5.5cm" presentation:class="outline" presentation:user-transformed="true">
          <draw:text-box>
            <text:list text:style-name="L1">
              <text:list-item>
                <text:p><text:span text:style-name="T42">Since C++17 inline variables exists too.</text:span></text:p>
              </text:list-item>
              <text:list-item>
                <text:p><text:span text:style-name="T42">Their semantics is exactly the same as for inline functions.</text:span></text:p>
                <text:list>
                  <text:list-item>
                    <text:p><text:span text:style-name="T42">Definitions in different translation units are allowed, but must be equivalent.</text:span></text:p>
                  </text:list-item>
                </text:list>
              </text:list-item>
            </text:list>
          </draw:text-box>
        </draw:frame>
        <presentation:notes draw:style-name="dp2">
          <draw:page-thumbnail draw:style-name="gr1" draw:layer="layout" svg:width="14.848cm" svg:height="11.136cm" svg:x="3.075cm" svg:y="2.257cm" draw:page-number="115" presentation:class="page"/>
          <draw:frame presentation:style-name="pr6" draw:text-style-name="P2" draw:layer="layout" svg:width="16.799cm" svg:height="13.364cm" svg:x="2.1cm" svg:y="14.107cm" presentation:class="notes" presentation:placeholder="true">
            <draw:text-box/>
          </draw:frame>
        </presentation:notes>
      </draw:page>
      <draw:page draw:name="page116"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Best practices (1)</text:p>
          </draw:text-box>
        </draw:frame>
        <draw:frame presentation:style-name="pr5" draw:text-style-name="P34" draw:layer="layout" svg:width="25.5cm" svg:height="14.3cm" svg:x="1cm" svg:y="4.2cm" presentation:class="outline" presentation:user-transformed="true">
          <draw:text-box>
            <text:list text:style-name="L1">
              <text:list-item>
                <text:p><text:span text:style-name="T42">Don’t forget include guards (or #pragma once) in headers.</text:span></text:p>
                <text:list>
                  <text:list-item>
                    <text:p><text:span text:style-name="T42">Don’t use include guards (or #pragma once) in .cpp files.</text:span></text:p>
                  </text:list-item>
                </text:list>
              </text:list-item>
              <text:list-item>
                <text:p><text:span text:style-name="T42">Prefer writing declarations in headers and definitions in .cpp files.</text:span></text:p>
                <text:list>
                  <text:list-item>
                    <text:p><text:span text:style-name="T42">If writing a definition in header file is needed use </text:span><text:span text:style-name="T5">inline</text:span><text:span text:style-name="T42">.</text:span></text:p>
                  </text:list-item>
                  <text:list-item>
                    <text:p><text:span text:style-name="T42">Exception: the definition of template functions is written in headers (and they are automatically </text:span><text:span text:style-name="T5">inline</text:span><text:span text:style-name="T42">).</text:span></text:p>
                    <text:list>
                      <text:list-item>
                        <text:p><text:span text:style-name="T42">Exception-exception: the definition of template functions can be written in .cpp file if used only in this file</text:span></text:p>
                      </text:list-item>
                    </text:list>
                  </text:list-item>
                </text:list>
              </text:list-item>
              <text:list-item>
                <text:p><text:span text:style-name="T42">Never write static variables or functions in headers.</text:span></text:p>
              </text:list-item>
              <text:list-item>
                <text:p><text:span text:style-name="T42">Never #include .cpp files.</text:span></text:p>
              </text:list-item>
              <text:list-item>
                <text:p><text:span text:style-name="T42">If the function or variable is local to the .cpp file make it static (or put it into an anonymous namespace)</text:span></text:p>
              </text:list-item>
            </text:list>
          </draw:text-box>
        </draw:frame>
        <presentation:notes draw:style-name="dp2">
          <draw:page-thumbnail draw:style-name="gr1" draw:layer="layout" svg:width="14.848cm" svg:height="11.136cm" svg:x="3.075cm" svg:y="2.257cm" draw:page-number="116" presentation:class="page"/>
          <draw:frame presentation:style-name="pr6" draw:text-style-name="P2" draw:layer="layout" svg:width="16.799cm" svg:height="13.364cm" svg:x="2.1cm" svg:y="14.107cm" presentation:class="notes" presentation:placeholder="true">
            <draw:text-box/>
          </draw:frame>
        </presentation:notes>
      </draw:page>
      <draw:page draw:name="page117"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 text:style-name="P9">Best practices (2)</text:p>
          </draw:text-box>
        </draw:frame>
        <draw:frame presentation:style-name="pr5" draw:text-style-name="P34" draw:layer="layout" svg:width="25.5cm" svg:height="13cm" svg:x="1cm" svg:y="5.5cm" presentation:class="outline">
          <draw:text-box>
            <text:list text:style-name="L1">
              <text:list-item>
                <text:p><text:span text:style-name="T42">#include &lt;&gt; and #include "" are two different forms of #include.</text:span></text:p>
              </text:list-item>
              <text:list-item>
                <text:p><text:span text:style-name="T42">They differs by the directories in which the header is searched.</text:span></text:p>
                <text:list>
                  <text:list-item>
                    <text:p><text:span text:style-name="T42">#include &lt;&gt; searches in some include paths.</text:span></text:p>
                  </text:list-item>
                  <text:list-item>
                    <text:p text:style-name="P46"><text:span text:style-name="T62">#include "" first searches in the currect directory, then in some other paths (usually empty set) and then in the same paths as for </text:span><text:span text:style-name="T42">#include &lt;&gt;.</text:span></text:p>
                  </text:list-item>
                </text:list>
              </text:list-item>
              <text:list-item>
                <text:p><text:span text:style-name="T42">Commonly</text:span></text:p>
                <text:list>
                  <text:list-item>
                    <text:p text:style-name="P46"><text:span text:style-name="T42">#include &lt;&gt; is used for headers from other libraries.</text:span></text:p>
                  </text:list-item>
                  <text:list-item>
                    <text:p text:style-name="P46"><text:span text:style-name="T62">#include "" is used for headers in this current library.</text:span></text:p>
                  </text:list-item>
                </text:list>
              </text:list-item>
            </text:list>
          </draw:text-box>
        </draw:frame>
        <presentation:notes draw:style-name="dp2">
          <draw:page-thumbnail draw:style-name="gr1" draw:layer="layout" svg:width="14.848cm" svg:height="11.136cm" svg:x="3.075cm" svg:y="2.257cm" draw:page-number="117" presentation:class="page"/>
          <draw:frame presentation:style-name="pr6" draw:text-style-name="P2" draw:layer="layout" svg:width="16.799cm" svg:height="13.364cm" svg:x="2.1cm" svg:y="14.107cm" presentation:class="notes" presentation:placeholder="true">
            <draw:text-box/>
          </draw:frame>
        </presentation:notes>
      </draw:page>
      <draw:page draw:name="page118"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C++20 modules</text:p>
          </draw:text-box>
        </draw:frame>
        <draw:frame draw:style-name="gr41" draw:text-style-name="P6" draw:layer="layout" svg:width="14.895cm" svg:height="8.358cm" svg:x="0.505cm" svg:y="5.4cm">
          <draw:text-box>
            <text:p><text:span text:style-name="T5">// hello.ixx</text:span></text:p>
            <text:p><text:span text:style-name="T5">export module hello;</text:span></text:p>
            <text:p><text:span text:style-name="T5">import std;</text:span><text:span text:style-name="T5"><text:line-break/></text:span><text:span text:style-name="T5"/></text:p>
            <text:p><text:span text:style-name="T5">export void say_hello()</text:span></text:p>
            <text:p><text:span text:style-name="T5">{</text:span></text:p>
            <text:p><text:span text:style-name="T5"><text:s text:c="4"/></text:span><text:span text:style-name="T5">std::cout &lt;&lt; "Hello, world!\n";</text:span></text:p>
            <text:p><text:span text:style-name="T5">}</text:span></text:p>
          </draw:text-box>
        </draw:frame>
        <draw:frame draw:style-name="gr36" draw:text-style-name="P6" draw:layer="layout" svg:width="11.753cm" svg:height="9.095cm" svg:x="16cm" svg:y="5.4cm">
          <draw:text-box>
            <text:p><text:span text:style-name="T5">// main.cpp</text:span></text:p>
            <text:p><text:span text:style-name="T5">import hello;</text:span></text:p>
            <text:p><text:span text:style-name="T5"/></text:p>
            <text:p><text:span text:style-name="T5">int main()</text:span></text:p>
            <text:p><text:span text:style-name="T5">{</text:span></text:p>
            <text:p><text:span text:style-name="T5"><text:s text:c="4"/></text:span><text:span text:style-name="T5">say_hello();</text:span></text:p>
            <text:p><text:span text:style-name="T5">}</text:span></text:p>
          </draw:text-box>
        </draw:frame>
        <draw:frame presentation:style-name="pr5" draw:text-style-name="P34" draw:layer="layout" svg:width="25.5cm" svg:height="5.5cm" svg:x="1cm" svg:y="13cm" presentation:class="outline" presentation:user-transformed="true">
          <draw:text-box>
            <text:list text:style-name="L1">
              <text:list-item>
                <text:p text:style-name="P47"><text:span text:style-name="T42">C++20 modules don’t requre all this discipline required for header files.</text:span></text:p>
                <text:list>
                  <text:list-item>
                    <text:p text:style-name="P48"><text:span text:style-name="T42">Supported by MSVC</text:span></text:p>
                  </text:list-item>
                  <text:list-item>
                    <text:p text:style-name="P48"><text:span text:style-name="T42">Partial support from GCC and clang.</text:span></text:p>
                  </text:list-item>
                </text:list>
              </text:list-item>
            </text:list>
          </draw:text-box>
        </draw:frame>
        <presentation:notes draw:style-name="dp2">
          <draw:page-thumbnail draw:style-name="gr1" draw:layer="layout" svg:width="14.848cm" svg:height="11.136cm" svg:x="3.075cm" svg:y="2.257cm" draw:page-number="118" presentation:class="page"/>
          <draw:frame presentation:style-name="pr6" draw:text-style-name="P2" draw:layer="layout" svg:width="16.799cm" svg:height="13.364cm" svg:x="2.1cm" svg:y="14.107cm" presentation:class="notes" presentation:placeholder="true">
            <draw:text-box/>
          </draw:frame>
        </presentation:notes>
      </draw:page>
      <draw:page draw:name="page119"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Global variables</text:p>
          </draw:text-box>
        </draw:frame>
        <draw:frame presentation:style-name="pr5" draw:text-style-name="P5" draw:layer="layout" svg:width="25.5cm" svg:height="14.4cm" svg:x="1cm" svg:y="4cm" presentation:class="outline" presentation:user-transformed="true">
          <draw:text-box>
            <text:list text:style-name="L1">
              <text:list-item>
                <text:p><text:span text:style-name="T4">Global variables might require dynamic initialization.</text:span></text:p>
                <text:list>
                  <text:list-item>
                    <text:p><text:span text:style-name="T4">Their constructors are called before entering main()</text:span></text:p>
                  </text:list-item>
                  <text:list-item>
                    <text:p><text:span text:style-name="T4">Their destructors are called after exiting main()</text:span></text:p>
                  </text:list-item>
                  <text:list-item>
                    <text:p><text:span text:style-name="T4">Exception in their constructor causes </text:span><text:span text:style-name="T55">program termination before entering main()</text:span></text:p>
                  </text:list-item>
                  <text:list-item>
                    <text:p><text:span text:style-name="T4">Excessive use of dynamically initialized global variables can cause </text:span><text:span text:style-name="T55">long program start-up time</text:span><text:span text:style-name="T4">.</text:span></text:p>
                  </text:list-item>
                </text:list>
              </text:list-item>
              <text:list-item>
                <text:p><text:span text:style-name="T4">In one translation units they are initialized from top to bottom and deinitialized in the opposite order.</text:span></text:p>
              </text:list-item>
              <text:list-item>
                <text:p><text:span text:style-name="T4">Their initialization order across different translation units is </text:span><text:span text:style-name="T55">unspecified</text:span><text:span text:style-name="T4">.</text:span></text:p>
                <text:list>
                  <text:list-item>
                    <text:p><text:span text:style-name="T4">Excessive use of global variables that access each one in their constructors/destructors can cause problems. This is called SIOF (static initialization order fiasco).</text:span></text:p>
                  </text:list-item>
                  <text:list-item>
                    <text:p><text:span text:style-name="T4">Prefer using automatic variables and just pass pointers to them.</text:span></text:p>
                  </text:list-item>
                </text:list>
              </text:list-item>
            </text:list>
          </draw:text-box>
        </draw:frame>
        <presentation:notes draw:style-name="dp2">
          <draw:page-thumbnail draw:style-name="gr1" draw:layer="layout" svg:width="14.848cm" svg:height="11.136cm" svg:x="3.075cm" svg:y="2.257cm" draw:page-number="119"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DejaVu Sans" svg:font-family="'DejaVu Sans'" style:font-family-generic="swiss" style:font-pitch="variable"/>
    <style:font-face style:name="DejaVu Sans Mono" svg:font-family="'DejaVu Sans Mono'" style:font-family-generic="modern" style:font-pitch="fixed"/>
    <style:font-face style:name="DejaVu Sans Mono1" svg:font-family="'DejaVu Sans Mono'" style:font-adornments="標準" style:font-family-generic="modern" style:font-pitch="fixed"/>
    <style:font-face style:name="DejaVu Sans Mono2" svg:font-family="'DejaVu Sans Mono'" style:font-adornments="標準" style:font-family-generic="modern" style:font-pitch="variable"/>
    <style:font-face style:name="DejaVu Sans Mono3" svg:font-family="'DejaVu Sans Mono'" style:font-adornments="Semibold" style:font-family-generic="modern" style:font-pitch="variable"/>
    <style:font-face style:name="DejaVu Sans Mono4" svg:font-family="'DejaVu Sans Mono'" style:font-adornments="Semibold" style:font-family-generic="modern" style:font-pitch="fixed"/>
    <style:font-face style:name="DejaVu Sans Mono5" svg:font-family="'DejaVu Sans Mono'" style:font-family-generic="modern" style:font-pitch="variable"/>
    <style:font-face style:name="DejaVu Sans Mono6" svg:font-family="'DejaVu Sans Mono'" style:font-adornments="細字" style:font-family-generic="modern" style:font-pitch="variable"/>
    <style:font-face style:name="DejaVu Sans Mono7" svg:font-family="'DejaVu Sans Mono'" style:font-adornments="細字" style:font-family-generic="modern" style:font-pitch="fixed"/>
    <style:font-face style:name="DejaVu Sans1" svg:font-family="'DejaVu Sans'" style:font-family-generic="system" style:font-pitch="variable"/>
    <style:font-face style:name="Liberation Sans" svg:font-family="'Liberation Sans'" style:font-adornments="Semibold" style:font-family-generic="swis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ans3" svg:font-family="'Liberation Sans'" style:font-family-generic="swiss"/>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1" svg:font-family="'Noto Sans'" style:font-family-generic="swiss" style:font-pitch="variable"/>
    <style:font-face style:name="Noto Sans2" svg:font-family="'Noto Sans'" style:font-family-generic="system"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Black1" svg:font-family="'Source Sans Pro Black'" style:font-family-generic="swiss" style:font-pitch="variable"/>
    <style:font-face style:name="Source Sans Pro Light" svg:font-family="'Source Sans Pro Light'" style:font-family-generic="swiss" style:font-pitch="variable"/>
    <style:font-face style:name="Source Sans Pro Light1" svg:font-family="'Source Sans Pro Light'" style:font-adornments="細字" style:font-family-generic="swiss" style:font-pitch="variable"/>
    <style:font-face style:name="Source Sans Pro Light2" svg:font-family="'Source Sans Pro Light'" style:font-adornments="Semibold" style:font-family-generic="swiss" style:font-pitch="variable"/>
    <style:font-face style:name="Source Sans Pro Light3" svg:font-family="'Source Sans Pro Light'" style:font-family-generic="modern" style:font-pitch="variable"/>
    <style:font-face style:name="Source Sans Pro Light4" svg:font-family="'Source Sans Pro Light'" style:font-adornments="Regular" style:font-family-generic="swiss" style:font-pitch="variable"/>
    <style:font-face style:name="Source Sans Pro Light5" svg:font-family="'Source Sans Pro Light'" style:font-adornments="細字" style:font-family-generic="modern" style:font-pitch="variable"/>
    <style:font-face style:name="Source Sans Pro Light6" svg:font-family="'Source Sans Pro Light'" style:font-family-generic="swiss"/>
    <style:font-face style:name="Source Sans Pro Semibold" svg:font-family="'Source Sans Pro Semibold'" style:font-adornments="Semibold" style:font-family-generic="swiss" style:font-pitch="variable"/>
    <style:font-face style:name="Source Sans Pro Semibold1" svg:font-family="'Source Sans Pro Semibold'" style:font-family-generic="swiss" style:font-pitch="variable"/>
    <style:font-face style:name="Source Sans Pro Semibold2" svg:font-family="'Source Sans Pro Semibold'" style:font-adornments="Semibold" style:font-family-generic="modern" style:font-pitch="variable"/>
    <style:font-face style:name="Source Sans Pro1" svg:font-family="'Source Sans Pro'" style:font-family-generic="swiss" style:font-pitch="variable"/>
    <style:font-face style:name="Source Sans Pro2" svg:font-family="'Source Sans Pro'" style:font-adornments="標準" style:font-family-generic="modern" style:font-pitch="variable"/>
    <style:font-face style:name="Source Sans Pro3" svg:font-family="'Source Sans Pro'" style:font-adornments="Semibold" style:font-family-generic="swiss"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Стили_20_стрелок_20_1" draw:display-name="Стили стрелок 1" svg:viewBox="0 0 20 20" svg:d="M0 20l10-20 10 20z"/>
    <draw:marker draw:name="Стили_20_стрелок_20_2" draw:display-name="Стили стрелок 2" svg:viewBox="0 0 20 13" svg:d="M0 13l10-13 10 13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erif" fo:font-size="24pt" fo:language="ru" fo:country="RU" style:font-name-asian="DejaVu Sans1" style:font-size-asian="24pt" style:language-asian="zh" style:country-asian="CN" style:font-name-complex="Noto Sans2"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image-width="0cm" draw:fill-image-height="0cm"/>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paragraph-properties fo:line-height="150%"/>
      <style:text-properties fo:font-size="16pt"/>
    </style:style>
    <style:style style:name="textbodyjustfied" style:family="graphic" style:parent-style-name="standard">
      <style:graphic-properties draw:stroke="none" draw:fill="none"/>
      <style:paragraph-properties fo:line-height="150%" fo:text-align="justify"/>
    </style:style>
    <style:style style:name="textbodyindent" style:family="graphic" style:parent-style-name="standard">
      <style:graphic-properties draw:stroke="none" draw:fill="none"/>
      <style:paragraph-properties fo:margin-left="0cm" fo:margin-right="0cm" fo:line-height="150%" fo:text-indent="0.6cm"/>
    </style:style>
    <style:style style:name="title" style:family="graphic" style:parent-style-name="standard">
      <style:graphic-properties draw:stroke="none" draw:fill="none"/>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false"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1"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Source Sans Pro Light1"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loext:opacity="100%"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false"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1"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Source Sans Pro Light1"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style:writing-mode="lr-tb"/>
      <style:text-properties fo:font-size="14pt"/>
    </style:style>
    <style:style style:name="MP15" style:family="paragraph">
      <loext:graphic-properties draw:fill="none" draw:fill-color="#ffffff"/>
      <style:paragraph-properties style:writing-mode="lr-tb"/>
      <style:text-properties fo:font-size="14pt"/>
    </style:style>
    <style:style style:name="MP16" style:family="paragraph">
      <style:paragraph-properties fo:text-align="end" style:writing-mode="lr-tb"/>
      <style:text-properties fo:font-size="14pt"/>
    </style:style>
    <style:style style:name="MP17" style:family="paragraph">
      <loext:graphic-properties draw:fill="none" draw:fill-color="#ffffff"/>
      <style:paragraph-properties fo:text-align="end" style:writing-mode="lr-tb"/>
      <style:text-properties fo:font-size="14pt"/>
    </style:style>
    <style:style style:name="MP18" style:family="paragraph">
      <style:paragraph-properties fo:text-align="start" style:writing-mode="lr-tb"/>
    </style:style>
    <style:style style:name="MP19" style:family="paragraph">
      <loext:graphic-properties draw:fill="none"/>
      <style:paragraph-properties fo:text-align="start" style:writing-mode="lr-tb"/>
    </style:style>
    <style:style style:name="MP20" style:family="paragraph">
      <loext:graphic-properties draw:fill="none"/>
      <style:paragraph-properties fo:text-align="end" style:writing-mode="lr-tb"/>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номер&gt;</text:page-number></text:p>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5" draw:layer="backgroundobjects" svg:width="9.113cm" svg:height="1.484cm" svg:x="0cm" svg:y="0cm" presentation:class="header">
          <draw:text-box>
            <text:p text:style-name="MP14"><text:span text:style-name="MT2"><presentation:header/></text:span></text:p>
          </draw:text-box>
        </draw:frame>
        <draw:frame presentation:style-name="Mpr8" draw:text-style-name="MP17" draw:layer="backgroundobjects" svg:width="9.113cm" svg:height="1.484cm" svg:x="11.886cm" svg:y="0cm" presentation:class="date-time">
          <draw:text-box>
            <text:p text:style-name="MP16"><text:span text:style-name="MT2"><presentation:date-time/></text:span></text:p>
          </draw:text-box>
        </draw:frame>
        <draw:frame presentation:style-name="Mpr9" draw:text-style-name="MP15" draw:layer="backgroundobjects" svg:width="9.113cm" svg:height="1.484cm" svg:x="0cm" svg:y="28.215cm" presentation:class="footer">
          <draw:text-box>
            <text:p text:style-name="MP14"><text:span text:style-name="MT2"><presentation:footer/></text:span></text:p>
          </draw:text-box>
        </draw:frame>
        <draw:frame presentation:style-name="Mpr9" draw:text-style-name="MP17" draw:layer="backgroundobjects" svg:width="9.113cm" svg:height="1.484cm" svg:x="11.886cm" svg:y="28.215cm" presentation:class="page-number">
          <draw:text-box>
            <text:p text:style-name="MP16"><text:span text:style-name="MT2"><text:page-number>&lt;номер&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9" draw:layer="backgroundobjects" svg:width="6.5cm" svg:height="1.5cm" svg:x="21cm" svg:y="19cm" presentation:class="date-time">
        <draw:text-box>
          <text:p text:style-name="MP18"><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20" draw:layer="backgroundobjects" svg:width="1.5cm" svg:height="1.5cm" svg:x="0.5cm" svg:y="19cm" presentation:class="page-number">
        <draw:text-box>
          <text:p text:style-name="MP9"><text:page-number>&lt;номер&gt;</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5" draw:layer="backgroundobjects" svg:width="9.113cm" svg:height="1.484cm" svg:x="0cm" svg:y="0cm" presentation:class="header">
          <draw:text-box>
            <text:p text:style-name="MP14"><text:span text:style-name="MT2"><presentation:header/></text:span></text:p>
          </draw:text-box>
        </draw:frame>
        <draw:frame presentation:style-name="Mpr13" draw:text-style-name="MP17" draw:layer="backgroundobjects" svg:width="9.113cm" svg:height="1.484cm" svg:x="11.886cm" svg:y="0cm" presentation:class="date-time">
          <draw:text-box>
            <text:p text:style-name="MP16"><text:span text:style-name="MT2"><presentation:date-time/></text:span></text:p>
          </draw:text-box>
        </draw:frame>
        <draw:frame presentation:style-name="Mpr14" draw:text-style-name="MP15" draw:layer="backgroundobjects" svg:width="9.113cm" svg:height="1.484cm" svg:x="0cm" svg:y="28.215cm" presentation:class="footer">
          <draw:text-box>
            <text:p text:style-name="MP14"><text:span text:style-name="MT2"><presentation:footer/></text:span></text:p>
          </draw:text-box>
        </draw:frame>
        <draw:frame presentation:style-name="Mpr14" draw:text-style-name="MP17" draw:layer="backgroundobjects" svg:width="9.113cm" svg:height="1.484cm" svg:x="11.886cm" svg:y="28.215cm" presentation:class="page-number">
          <draw:text-box>
            <text:p text:style-name="MP16"><text:span text:style-name="MT2"><text:page-number>&lt;номер&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0-03-27T21:00:01.918412150</meta:creation-date>
    <meta:editing-duration>P1DT5H46M55S</meta:editing-duration>
    <meta:editing-cycles>15</meta:editing-cycles>
    <meta:generator>LibreOffice/7.3.2.2$Windows_X86_64 LibreOffice_project/49f2b1bff42cfccbd8f788c8dc32c1c309559be0</meta:generator>
    <dc:title>Alizarin</dc:title>
    <dc:date>2024-03-08T14:53:31.570000000</dc:date>
    <meta:document-statistic meta:object-count="916"/>
  </office:meta>
</office:document-meta>
</file>